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1300000013818DE47865ADB55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solid" draw:fill-color="#ffffff" draw:opacity="75%" draw:textarea-horizontal-align="left" draw:auto-grow-height="true" draw:auto-grow-width="false" fo:min-height="0.551cm" fo:min-width="0cm" fo:padding-top="0.05cm" fo:padding-bottom="0.05cm" fo:padding-left="0.05cm" fo:padding-right="0.05cm"/>
      <style:paragraph-properties style:writing-mode="lr-tb"/>
    </style:style>
    <style:style style:name="gr2" style:family="graphic" style:parent-style-name="standard">
      <style:graphic-properties draw:stroke="none" svg:stroke-color="#000000" draw:fill="solid" draw:fill-color="#ffffff" draw:opacity="75%" draw:textarea-horizontal-align="left" draw:auto-grow-height="true" draw:auto-grow-width="false" fo:min-height="0.202cm" fo:min-width="0cm" fo:padding-top="0cm" fo:padding-bottom="0cm" fo:padding-left="0cm" fo:padding-right="0cm"/>
      <style:paragraph-properties style:writing-mode="lr-tb"/>
    </style:style>
    <style:style style:name="gr3" style:family="graphic" style:parent-style-name="standard">
      <style:graphic-properties svg:stroke-width="0.01cm" svg:stroke-color="#c0c0c0" draw:marker-start-width="0.22cm" draw:marker-end-width="0.22cm" draw:fill="none" draw:textarea-horizontal-align="justify" draw:textarea-vertical-align="middle" draw:auto-grow-height="false" fo:min-height="0.49cm" fo:min-width="0.24cm" fo:padding-top="0.13cm" fo:padding-bottom="0.13cm" fo:padding-left="0.255cm" fo:padding-right="0.255cm"/>
    </style:style>
    <style:style style:name="gr4" style:family="graphic" style:parent-style-name="objectwithoutfill">
      <style:graphic-properties svg:stroke-width="0.01cm" svg:stroke-color="#c0c0c0" draw:marker-start-width="0.22cm" draw:marker-end-width="0.22cm" draw:fill="solid" draw:textarea-vertical-align="middle" fo:padding-top="0.13cm" fo:padding-bottom="0.13cm" fo:padding-left="0.255cm" fo:padding-right="0.255cm"/>
    </style:style>
    <style:style style:name="gr5" style:family="graphic" style:parent-style-name="objectwithoutfill">
      <style:graphic-properties svg:stroke-width="0.01cm" svg:stroke-color="#c0c0c0" draw:marker-start="" draw:marker-start-width="0.02cm" draw:marker-end-width="0.02cm" draw:fill="solid" draw:textarea-vertical-align="middle" fo:padding-top="0.13cm" fo:padding-bottom="0.13cm" fo:padding-left="0.255cm" fo:padding-right="0.255cm"/>
    </style:style>
    <style:style style:name="gr6" style:family="graphic" style:parent-style-name="objectwithoutfill">
      <style:graphic-properties draw:stroke="solid" draw:stroke-dash="Ultrafine_20_Dotted_20__28_var_29_" svg:stroke-width="0.01cm" svg:stroke-color="#000000" draw:marker-start-width="0.02cm" draw:marker-end="Short_20_line_20_Arrow" draw:marker-end-width="0.1cm" draw:fill="solid" draw:textarea-vertical-align="middle" fo:padding-top="0.13cm" fo:padding-bottom="0.13cm" fo:padding-left="0.255cm" fo:padding-right="0.255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solid" draw:fill-color="#ffffff" draw:opacity="75%" draw:textarea-horizontal-align="left" draw:auto-grow-height="true" draw:auto-grow-width="false" fo:min-height="0.239cm" fo:min-width="0cm" fo:padding-top="0.05cm" fo:padding-bottom="0.05cm" fo:padding-left="0.05cm" fo:padding-right="0.05cm"/>
      <style:paragraph-properties style:writing-mode="lr-tb"/>
    </style:style>
    <style:style style:name="gr9" style:family="graphic" style:parent-style-name="standard">
      <style:graphic-properties draw:stroke="none" draw:fill="solid" draw:fill-color="#cccccc" draw:textarea-horizontal-align="justify" draw:textarea-vertical-align="middle" draw:auto-grow-height="false" fo:min-height="0.25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645cm" fo:min-width="0cm" fo:padding-top="0.05cm" fo:padding-bottom="0.05cm" fo:padding-left="0.05cm" fo:padding-right="0.05cm"/>
      <style:paragraph-properties style:writing-mode="lr-tb"/>
    </style:style>
    <style:style style:name="gr11" style:family="graphic" style:parent-style-name="objectwithoutfill">
      <style:graphic-properties svg:stroke-width="0.01cm" svg:stroke-color="#000000" draw:marker-start="CF_20_Many" draw:marker-start-width="0.1cm" draw:marker-end-width="0.22cm" draw:fill="solid" draw:textarea-vertical-align="middle" fo:padding-top="0.13cm" fo:padding-bottom="0.13cm" fo:padding-left="0.255cm" fo:padding-right="0.255cm"/>
    </style:style>
    <style:style style:name="gr12" style:family="graphic" style:parent-style-name="objectwithoutfill">
      <style:graphic-properties svg:stroke-width="0.01cm" svg:stroke-color="#000000" draw:marker-start="" draw:marker-start-width="0.1cm" draw:marker-end-width="0.22cm" draw:fill="solid" draw:textarea-vertical-align="middle" fo:padding-top="0.13cm" fo:padding-bottom="0.13cm" fo:padding-left="0.255cm" fo:padding-right="0.255cm"/>
    </style:style>
    <style:style style:name="gr13" style:family="graphic" style:parent-style-name="standard">
      <style:graphic-properties svg:stroke-width="0.01cm" svg:stroke-color="#000000" draw:marker-start-width="0.22cm" draw:marker-end-width="0.22cm" draw:textarea-vertical-align="middle" fo:padding-top="0.13cm" fo:padding-bottom="0.13cm" fo:padding-left="0.255cm" fo:padding-right="0.255cm"/>
    </style:style>
    <style:style style:name="gr14" style:family="graphic" style:parent-style-name="objectwithoutfill">
      <style:graphic-properties svg:stroke-width="0.01cm" svg:stroke-color="#000000" draw:marker-start="Arrowheads_20_7" draw:marker-start-width="0.1cm" draw:marker-end-width="0.02cm" draw:fill="solid" draw:textarea-vertical-align="middle" fo:padding-top="0.13cm" fo:padding-bottom="0.13cm" fo:padding-left="0.255cm" fo:padding-right="0.255cm"/>
    </style:style>
    <style:style style:name="gr15" style:family="graphic" style:parent-style-name="objectwithoutfill">
      <style:graphic-properties svg:stroke-width="0.01cm" svg:stroke-color="#000000" draw:marker-start="" draw:marker-start-width="0.02cm" draw:marker-end-width="0.02cm" draw:fill="solid" draw:textarea-vertical-align="middle" fo:padding-top="0.13cm" fo:padding-bottom="0.13cm" fo:padding-left="0.255cm" fo:padding-right="0.255cm"/>
    </style:style>
    <style:style style:name="gr16" style:family="graphic" style:parent-style-name="objectwithoutfill">
      <style:graphic-properties draw:stroke="solid" draw:stroke-dash="Long_20_Dot" svg:stroke-width="0.01cm" svg:stroke-color="#000000" draw:marker-start="" draw:marker-start-width="0.02cm" draw:marker-end-width="0.02cm" draw:fill="solid" draw:textarea-vertical-align="middle" fo:padding-top="0.13cm" fo:padding-bottom="0.13cm" fo:padding-left="0.255cm" fo:padding-right="0.255cm"/>
    </style:style>
    <style:style style:name="gr17" style:family="graphic" style:parent-style-name="standard">
      <style:graphic-properties svg:stroke-width="0.01cm" svg:stroke-color="#000000" draw:marker-start-width="0.22cm" draw:marker-end-width="0.22cm" draw:fill="none" draw:textarea-horizontal-align="justify" draw:textarea-vertical-align="middle" draw:auto-grow-height="false" fo:min-height="1.25cm" fo:min-width="1cm" fo:padding-top="0.13cm" fo:padding-bottom="0.13cm" fo:padding-left="0.255cm" fo:padding-right="0.255cm"/>
    </style:style>
    <style:style style:name="gr18" style:family="graphic" style:parent-style-name="objectwithoutfill">
      <style:graphic-properties svg:stroke-width="0.01cm" svg:stroke-color="#111111" draw:marker-start-width="0.22cm" draw:marker-end-width="0.22cm" draw:fill="solid" draw:textarea-vertical-align="middle" fo:padding-top="0.13cm" fo:padding-bottom="0.13cm" fo:padding-left="0.255cm" fo:padding-right="0.255cm"/>
    </style:style>
    <style:style style:name="gr19" style:family="graphic" style:parent-style-name="objectwithoutfill">
      <style:graphic-properties svg:stroke-width="0.106cm" svg:stroke-color="#808080" draw:marker-start-width="0.358cm" draw:marker-end-width="0.358cm" draw:fill="solid" draw:textarea-vertical-align="middle" fo:padding-top="0.177cm" fo:padding-bottom="0.177cm" fo:padding-left="0.302cm" fo:padding-right="0.302cm"/>
    </style:style>
    <style:style style:name="gr20" style:family="graphic" style:parent-style-name="standard">
      <style:graphic-properties draw:stroke="none" svg:stroke-width="0.01cm" draw:marker-start-width="0.02cm" draw:marker-end-width="0.02cm" draw:fill="solid" draw:fill-color="#cccccc" draw:textarea-horizontal-align="justify" draw:textarea-vertical-align="middle" draw:auto-grow-height="false" fo:min-height="0.25cm" fo:min-width="0cm"/>
    </style:style>
    <style:style style:name="gr21" style:family="graphic" style:parent-style-name="Object_20_with_20_no_20_fill_20_and_20_no_20_line">
      <style:graphic-properties draw:stroke="none" svg:stroke-width="0.01cm" draw:marker-start-width="0.02cm" draw:marker-end-width="0.02cm" draw:fill="none" draw:textarea-horizontal-align="center" draw:textarea-vertical-align="middle" draw:color-mode="standard" draw:luminance="0%" draw:contrast="0%" draw:gamma="100%" draw:red="0%" draw:green="0%" draw:blue="0%" fo:clip="rect(0cm, 0cm, 0cm, 0cm)" draw:image-opacity="100%" style:mirror="horizontal"/>
    </style:style>
    <style:style style:name="gr22" style:family="graphic" style:parent-style-name="standard">
      <style:graphic-properties svg:stroke-width="0.01cm" svg:stroke-color="#000000" draw:marker-start-width="0.02cm" draw:marker-end-width="0.02cm" draw:fill="none" draw:textarea-horizontal-align="justify" draw:textarea-vertical-align="middle" draw:auto-grow-height="false" fo:min-height="1.25cm" fo:min-width="1cm" fo:padding-top="0.13cm" fo:padding-bottom="0.13cm" fo:padding-left="0.255cm" fo:padding-right="0.255cm"/>
    </style:style>
    <style:style style:name="gr23" style:family="graphic" style:parent-style-name="objectwithoutfill">
      <style:graphic-properties svg:stroke-width="0.01cm" svg:stroke-color="#111111" draw:marker-start-width="0.02cm" draw:marker-end-width="0.02cm" draw:fill="solid" draw:textarea-vertical-align="middle" fo:padding-top="0.13cm" fo:padding-bottom="0.13cm" fo:padding-left="0.255cm" fo:padding-right="0.255cm"/>
    </style:style>
    <style:style style:name="gr24" style:family="graphic" style:parent-style-name="objectwithoutfill">
      <style:graphic-properties svg:stroke-width="0.01cm" svg:stroke-color="#808080" draw:marker-start-width="0.02cm" draw:marker-end-width="0.02cm" draw:fill="solid" draw:textarea-vertical-align="middle" fo:padding-top="0.129cm" fo:padding-bottom="0.129cm" fo:padding-left="0.254cm" fo:padding-right="0.254cm"/>
    </style:style>
    <style:style style:name="gr25" style:family="graphic" style:parent-style-name="objectwithoutfill">
      <style:graphic-properties svg:stroke-width="0.01cm" svg:stroke-color="#000000" draw:marker-start="Arrowheads_20_3" draw:marker-start-width="0.12cm" draw:marker-end="" draw:marker-end-width="0.1cm" draw:fill="solid" draw:textarea-vertical-align="middle" fo:padding-top="0.13cm" fo:padding-bottom="0.13cm" fo:padding-left="0.255cm" fo:padding-right="0.255cm"/>
    </style:style>
    <style:style style:name="gr26" style:family="graphic" style:parent-style-name="objectwithoutfill">
      <style:graphic-properties svg:stroke-width="0.05cm" svg:stroke-color="#000000" draw:marker-start="" draw:marker-start-width="0.08cm" draw:marker-end-width="0.08cm" draw:fill="solid" draw:textarea-vertical-align="middle" fo:padding-top="0.15cm" fo:padding-bottom="0.15cm" fo:padding-left="0.275cm" fo:padding-right="0.275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8" style:family="graphic" style:parent-style-name="standard">
      <style:graphic-properties draw:stroke="none" svg:stroke-color="#000000" draw:fill="none" draw:fill-color="#ffffff" draw:textarea-horizontal-align="left" draw:auto-grow-height="true" draw:auto-grow-width="false" fo:min-height="0.319cm" fo:min-width="0cm" fo:padding-top="0.05cm" fo:padding-bottom="0.05cm" fo:padding-left="0.05cm" fo:padding-right="0.05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0.955cm" fo:min-width="0cm" fo:padding-top="0.05cm" fo:padding-bottom="0.05cm" fo:padding-left="0.05cm" fo:padding-right="0.05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false" fo:min-height="0.4cm" fo:min-width="0cm" fo:padding-top="0.05cm" fo:padding-bottom="0.05cm" fo:padding-left="0.05cm" fo:padding-right="0.05cm"/>
      <style:paragraph-properties style:writing-mode="lr-tb"/>
    </style:style>
    <style:style style:name="gr31" style:family="graphic" style:parent-style-name="objectwithoutfill">
      <style:graphic-properties svg:stroke-width="0.01cm" svg:stroke-color="#000000" draw:marker-start="Arrowheads_20_1" draw:marker-start-width="0.1cm" draw:marker-end-width="0.02cm" draw:fill="solid" draw:textarea-vertical-align="middle" fo:padding-top="0.13cm" fo:padding-bottom="0.13cm" fo:padding-left="0.255cm" fo:padding-right="0.255cm"/>
    </style:style>
    <style:style style:name="gr32" style:family="graphic" style:parent-style-name="standard">
      <style:graphic-properties draw:stroke="none" svg:stroke-color="#000000" draw:fill="none" draw:fill-color="#ffffff" draw:textarea-horizontal-align="left" draw:auto-grow-height="true" draw:auto-grow-width="false" fo:min-height="0.239cm" fo:min-width="0cm" fo:padding-top="0.05cm" fo:padding-bottom="0.05cm" fo:padding-left="0.05cm" fo:padding-right="0.05cm"/>
      <style:paragraph-properties style:writing-mode="lr-tb"/>
    </style:style>
    <style:style style:name="gr33" style:family="graphic" style:parent-style-name="objectwithoutfill">
      <style:graphic-properties svg:stroke-width="0.01cm" svg:stroke-color="#000000" draw:marker-start="" draw:marker-start-width="0.1cm" draw:marker-end="Arrow" draw:marker-end-width="0.1cm" draw:fill="solid" draw:textarea-vertical-align="middle" fo:padding-top="0.13cm" fo:padding-bottom="0.13cm" fo:padding-left="0.255cm" fo:padding-right="0.255cm"/>
    </style:style>
    <style:style style:name="gr34" style:family="graphic" style:parent-style-name="objectwithoutfill">
      <style:graphic-properties svg:stroke-width="0.01cm" svg:stroke-color="#000000" draw:marker-start="Arrow" draw:marker-start-width="0.1cm" draw:marker-end="Arrow" draw:marker-end-width="0.1cm" draw:fill="solid" draw:textarea-vertical-align="middle" fo:padding-top="0.13cm" fo:padding-bottom="0.13cm" fo:padding-left="0.255cm" fo:padding-right="0.255cm"/>
    </style:style>
    <style:style style:name="gr35" style:family="graphic" style:parent-style-name="standard">
      <style:graphic-properties svg:stroke-width="0.01cm" svg:stroke-color="#000000" draw:marker-start-width="0.21cm" draw:marker-end-width="0.21cm" draw:fill="none" draw:textarea-horizontal-align="justify" draw:textarea-vertical-align="middle" draw:auto-grow-height="false" fo:min-height="1.25cm" fo:min-width="1cm" fo:padding-top="0.13cm" fo:padding-bottom="0.13cm" fo:padding-left="0.255cm" fo:padding-right="0.255cm"/>
    </style:style>
    <style:style style:name="gr36" style:family="graphic" style:parent-style-name="objectwithoutfill">
      <style:graphic-properties svg:stroke-width="0.01cm" svg:stroke-color="#111111" draw:marker-start-width="0.21cm" draw:marker-end-width="0.21cm" draw:fill="solid" draw:textarea-vertical-align="middle" fo:padding-top="0.13cm" fo:padding-bottom="0.13cm" fo:padding-left="0.255cm" fo:padding-right="0.255cm"/>
    </style:style>
    <style:style style:name="gr37" style:family="graphic" style:parent-style-name="standard" style:list-style-name="L1">
      <style:graphic-properties draw:stroke="solid" svg:stroke-width="0.01cm" svg:stroke-color="#000000" draw:marker-start="" draw:marker-start-width="0.1cm" draw:marker-start-center="false" draw:marker-end="Arrow"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38" style:family="graphic" style:parent-style-name="standard" style:list-style-name="L1">
      <style:graphic-properties draw:stroke="solid" svg:stroke-width="0.01cm" svg:stroke-color="#000000" draw:marker-start="" draw:marker-start-width="0.1cm" draw:marker-start-center="false" draw:marker-end="Arrow"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39" style:family="graphic" style:parent-style-name="standard" style:list-style-name="L1">
      <style:graphic-properties draw:stroke="solid" svg:stroke-width="0.01cm" svg:stroke-color="#000000" draw:marker-start="" draw:marker-start-width="0.1cm" draw:marker-start-center="false" draw:marker-end="Arrow"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40" style:family="graphic" style:parent-style-name="standard">
      <style:graphic-properties draw:stroke="none" svg:stroke-color="#000000" draw:fill="none" draw:fill-color="#ffffff" draw:textarea-horizontal-align="left" draw:auto-grow-height="true" draw:auto-grow-width="false" fo:min-height="0.327cm" fo:min-width="0cm" fo:padding-top="0.05cm" fo:padding-bottom="0.05cm" fo:padding-left="0.05cm" fo:padding-right="0.05cm"/>
      <style:paragraph-properties style:writing-mode="lr-tb"/>
    </style:style>
    <style:style style:name="gr41" style:family="graphic" style:parent-style-name="standard">
      <style:graphic-properties svg:stroke-width="0.01cm" svg:stroke-color="#000000" draw:marker-start-width="0.22cm" draw:marker-end-width="0.22cm" draw:fill="none" draw:fill-color="#000000" draw:textarea-horizontal-align="justify" draw:textarea-vertical-align="middle" draw:auto-grow-height="false" fo:min-height="16.115cm" fo:min-width="6.99cm" fo:padding-top="0.13cm" fo:padding-bottom="0.13cm" fo:padding-left="0.255cm" fo:padding-right="0.255cm"/>
    </style:style>
    <style:style style:name="gr42" style:family="graphic" style:parent-style-name="standard">
      <style:graphic-properties svg:stroke-width="0.01cm" svg:stroke-color="#000000" draw:marker-start-width="0.22cm" draw:marker-end-width="0.22cm" draw:fill="none" draw:fill-color="#000000" draw:textarea-horizontal-align="justify" draw:textarea-vertical-align="middle" draw:auto-grow-height="false" fo:min-height="8.49cm" fo:min-width="11.99cm" fo:padding-top="0.13cm" fo:padding-bottom="0.13cm" fo:padding-left="0.255cm" fo:padding-right="0.255cm"/>
    </style:style>
    <style:style style:name="gr43" style:family="graphic" style:parent-style-name="standard">
      <style:graphic-properties svg:stroke-width="0.01cm" svg:stroke-color="#000000" draw:marker-start-width="0.22cm" draw:marker-end-width="0.22cm" draw:fill="none" draw:fill-color="#000000" draw:textarea-horizontal-align="justify" draw:textarea-vertical-align="middle" draw:auto-grow-height="false" fo:min-height="7.365cm" fo:min-width="11.99cm" fo:padding-top="0.13cm" fo:padding-bottom="0.13cm" fo:padding-left="0.255cm" fo:padding-right="0.255cm"/>
    </style:style>
    <style:style style:name="gr44" style:family="graphic" style:parent-style-name="standard">
      <style:graphic-properties svg:stroke-width="0.01cm" svg:stroke-color="#000000" draw:marker-start-width="0.22cm" draw:marker-end-width="0.22cm" draw:fill="none" draw:fill-color="#000000" draw:textarea-horizontal-align="justify" draw:textarea-vertical-align="middle" draw:auto-grow-height="false" fo:min-height="8.99cm" fo:min-width="19.49cm" fo:padding-top="0.13cm" fo:padding-bottom="0.13cm" fo:padding-left="0.255cm" fo:padding-right="0.255cm"/>
    </style:style>
    <style:style style:name="gr45" style:family="graphic" style:parent-style-name="standard">
      <style:graphic-properties svg:stroke-width="0.01cm" svg:stroke-color="#000000" draw:marker-start-width="0.22cm" draw:marker-end-width="0.22cm" draw:fill="none" draw:textarea-horizontal-align="justify" draw:textarea-vertical-align="middle" draw:auto-grow-height="false" fo:min-height="1.24cm" fo:min-width="0.99cm" fo:padding-top="0.13cm" fo:padding-bottom="0.13cm" fo:padding-left="0.255cm" fo:padding-right="0.255cm"/>
    </style:style>
    <style:style style:name="gr46" style:family="graphic" style:parent-style-name="objectwithoutfill">
      <style:graphic-properties svg:stroke-width="0.01cm" svg:stroke-color="#000000" draw:marker-start="Arrowheads_20_2" draw:marker-start-width="0.1cm" draw:marker-end-width="0.02cm" draw:fill="solid" draw:textarea-vertical-align="middle" fo:padding-top="0.13cm" fo:padding-bottom="0.13cm" fo:padding-left="0.255cm" fo:padding-right="0.255cm"/>
    </style:style>
    <style:style style:name="gr47" style:family="graphic" style:parent-style-name="objectwithoutfill">
      <style:graphic-properties draw:stroke="solid" svg:stroke-width="0.01cm" svg:stroke-color="#000000" draw:marker-start="Arrowheads_20_2" draw:marker-start-width="0.1cm" draw:marker-end-width="0.02cm" draw:fill="solid" draw:textarea-vertical-align="middle" fo:padding-top="0.13cm" fo:padding-bottom="0.13cm" fo:padding-left="0.255cm" fo:padding-right="0.255cm"/>
    </style:style>
    <style:style style:name="gr48" style:family="graphic" style:parent-style-name="standard">
      <style:graphic-properties draw:stroke="none" svg:stroke-color="#000000" draw:fill="solid" draw:fill-color="#ffffff" draw:opacity="50%" draw:textarea-horizontal-align="left" draw:auto-grow-height="true" draw:auto-grow-width="false" fo:min-height="0.247cm" fo:min-width="0cm" fo:padding-top="0.05cm" fo:padding-bottom="0.05cm" fo:padding-left="0.05cm" fo:padding-right="0.05cm"/>
      <style:paragraph-properties style:writing-mode="lr-tb"/>
    </style:style>
    <style:style style:name="gr49" style:family="graphic" style:parent-style-name="standard">
      <style:graphic-properties draw:stroke="none" svg:stroke-color="#000000" draw:fill="solid" draw:fill-color="#ffffff" draw:opacity="50%" draw:textarea-horizontal-align="left" draw:auto-grow-height="true" draw:auto-grow-width="false" fo:min-height="0.239cm" fo:min-width="0cm" fo:padding-top="0.05cm" fo:padding-bottom="0.05cm" fo:padding-left="0.05cm" fo:padding-right="0.05cm"/>
      <style:paragraph-properties style:writing-mode="lr-tb"/>
    </style:style>
    <style:style style:name="gr50" style:family="graphic" style:parent-style-name="objectwithoutfill">
      <style:graphic-properties svg:stroke-width="0.01cm" svg:stroke-color="#000000" draw:marker-start="" draw:marker-start-width="0.02cm" draw:marker-end="Short_20_line_20_Arrow" draw:marker-end-width="0.1cm" draw:fill="solid" draw:textarea-vertical-align="middle" fo:padding-top="0.13cm" fo:padding-bottom="0.13cm" fo:padding-left="0.255cm" fo:padding-right="0.255cm"/>
    </style:style>
    <style:style style:name="gr51" style:family="graphic" style:parent-style-name="objectwithoutfill">
      <style:graphic-properties draw:stroke="solid" draw:stroke-dash="Long_20_Dash" svg:stroke-width="0.01cm" svg:stroke-color="#000000" draw:marker-start="" draw:marker-start-width="0.02cm" draw:marker-end-width="0.02cm" draw:fill="solid" draw:textarea-vertical-align="middle" fo:padding-top="0.13cm" fo:padding-bottom="0.13cm" fo:padding-left="0.255cm" fo:padding-right="0.255cm"/>
    </style:style>
    <style:style style:name="gr52" style:family="graphic" style:parent-style-name="standard">
      <style:graphic-properties draw:stroke="none" svg:stroke-color="#000000" draw:fill="solid" draw:fill-color="#ffffff" draw:opacity="50%" draw:textarea-horizontal-align="left" draw:auto-grow-height="true" draw:auto-grow-width="false" fo:min-height="0.239cm" fo:min-width="0cm" fo:padding-top="0cm" fo:padding-bottom="0cm" fo:padding-left="0cm" fo:padding-right="0cm"/>
      <style:paragraph-properties style:writing-mode="lr-tb"/>
    </style:style>
    <style:style style:name="gr53" style:family="graphic" style:parent-style-name="standard" style:list-style-name="L1">
      <style:graphic-properties draw:stroke="solid" svg:stroke-width="0.01cm" svg:stroke-color="#000000" draw:marker-start="" draw:marker-start-width="0.22cm" draw:marker-start-center="false" draw:marker-end=""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54" style:family="graphic" style:parent-style-name="standard" style:list-style-name="L1">
      <style:graphic-properties draw:stroke="solid" svg:stroke-width="0.01cm" svg:stroke-color="#000000" draw:marker-start="" draw:marker-start-width="0.22cm" draw:marker-start-center="false" draw:marker-end=""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55" style:family="graphic" style:parent-style-name="standard">
      <style:graphic-properties svg:stroke-width="0.01cm" svg:stroke-color="#000000" draw:marker-start="Short_20_line_20_Arrow" draw:marker-start-width="0.1cm" draw:marker-end="" draw:marker-end-width="0.1cm" draw:textarea-vertical-align="middle" fo:padding-top="0.13cm" fo:padding-bottom="0.13cm" fo:padding-left="0.255cm" fo:padding-right="0.255cm"/>
    </style:style>
    <style:style style:name="gr56" style:family="graphic" style:parent-style-name="standard" style:list-style-name="L1">
      <style:graphic-properties draw:stroke="solid" svg:stroke-width="0.01cm" svg:stroke-color="#000000" draw:marker-start="" draw:marker-start-width="0.22cm" draw:marker-start-center="false" draw:marker-end=""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57" style:family="graphic" style:parent-style-name="standard" style:list-style-name="L1">
      <style:graphic-properties draw:stroke="solid" svg:stroke-width="0.01cm" svg:stroke-color="#000000" draw:marker-start="" draw:marker-start-width="0.22cm" draw:marker-start-center="false" draw:marker-end=""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59" style:family="graphic" style:parent-style-name="objectwithoutfill">
      <style:graphic-properties svg:stroke-width="0.05cm" svg:stroke-color="#000000" draw:marker-start="Arrowheads_20_1" draw:marker-start-width="0.16cm" draw:marker-end-width="0.08cm" draw:fill="solid" draw:textarea-vertical-align="middle" fo:padding-top="0.15cm" fo:padding-bottom="0.15cm" fo:padding-left="0.275cm" fo:padding-right="0.275cm"/>
    </style:style>
    <style:style style:name="gr60" style:family="graphic" style:parent-style-name="standard" style:list-style-name="L1">
      <style:graphic-properties draw:stroke="solid" svg:stroke-width="0.01cm" svg:stroke-color="#000000" draw:marker-start="" draw:marker-start-width="0.22cm" draw:marker-start-center="false" draw:marker-end=""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61" style:family="graphic" style:parent-style-name="standard" style:list-style-name="L1">
      <style:graphic-properties draw:stroke="solid" svg:stroke-width="0.01cm" svg:stroke-color="#000000" draw:marker-start="" draw:marker-start-width="0.22cm" draw:marker-start-center="false" draw:marker-end=""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62" style:family="graphic" style:parent-style-name="standard" style:list-style-name="L1">
      <style:graphic-properties draw:stroke="solid" svg:stroke-width="0.01cm" svg:stroke-color="#000000" draw:marker-start="" draw:marker-start-width="0.22cm" draw:marker-start-center="false" draw:marker-end=""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63" style:family="graphic" style:parent-style-name="standard" style:list-style-name="L1">
      <style:graphic-properties draw:stroke="solid" svg:stroke-width="0.01cm" svg:stroke-color="#000000" draw:marker-start="" draw:marker-start-width="0.22cm" draw:marker-start-center="false" draw:marker-end=""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64" style:family="graphic" style:parent-style-name="objectwithoutfill">
      <style:graphic-properties draw:stroke="solid" draw:stroke-dash="Ultrafine_20_Dotted_20__28_var_29_" svg:stroke-width="0.05cm" svg:stroke-color="#000000" draw:marker-start-width="0.08cm" draw:marker-end="Short_20_line_20_Arrow" draw:marker-end-width="0.16cm" draw:fill="solid" draw:textarea-vertical-align="middle" fo:padding-top="0.15cm" fo:padding-bottom="0.15cm" fo:padding-left="0.275cm" fo:padding-right="0.275cm"/>
    </style:style>
    <style:style style:name="gr65" style:family="graphic" style:parent-style-name="objectwithoutfill">
      <style:graphic-properties draw:stroke="solid" svg:stroke-width="0.05cm" svg:stroke-color="#000000" draw:marker-start="CF_20_Many" draw:marker-start-width="0.1cm" draw:marker-end-width="0.08cm" draw:fill="solid" draw:textarea-vertical-align="middle" fo:padding-top="0.149cm" fo:padding-bottom="0.149cm" fo:padding-left="0.274cm" fo:padding-right="0.274cm"/>
    </style:style>
    <style:style style:name="gr66" style:family="graphic" style:parent-style-name="standard">
      <style:graphic-properties draw:stroke="none" svg:stroke-width="0.01cm" svg:stroke-color="#000000" draw:marker-start-width="0.02cm" draw:marker-end-width="0.02cm" draw:fill="none" draw:fill-color="#ffffff" draw:textarea-horizontal-align="left" draw:auto-grow-height="true" draw:auto-grow-width="false" fo:min-height="0.249cm" fo:min-width="0cm" fo:padding-top="0.05cm" fo:padding-bottom="0.05cm" fo:padding-left="0.05cm" fo:padding-right="0.05cm"/>
      <style:paragraph-properties style:writing-mode="lr-tb"/>
    </style:style>
    <style:style style:name="gr67" style:family="graphic" style:parent-style-name="standard">
      <style:graphic-properties draw:stroke="none" svg:stroke-width="0.01cm" svg:stroke-color="#000000" draw:marker-start-width="0.02cm" draw:marker-end-width="0.02cm" draw:fill="none" draw:fill-color="#ffffff" draw:textarea-horizontal-align="left" draw:auto-grow-height="true" draw:auto-grow-width="false" fo:min-height="0.239cm" fo:min-width="0cm" fo:padding-top="0.05cm" fo:padding-bottom="0.05cm" fo:padding-left="0.05cm" fo:padding-right="0.05cm"/>
      <style:paragraph-properties style:writing-mode="lr-tb"/>
    </style:style>
    <style:style style:name="gr68" style:family="graphic" style:parent-style-name="objectwithoutfill">
      <style:graphic-properties draw:stroke="solid" draw:stroke-dash="Dot" svg:stroke-width="0.05cm" svg:stroke-color="#000000" draw:marker-start-width="0.08cm" draw:marker-end="" draw:marker-end-width="0.1cm" draw:fill="solid" draw:textarea-vertical-align="middle" fo:padding-top="0.15cm" fo:padding-bottom="0.15cm" fo:padding-left="0.275cm" fo:padding-right="0.275cm"/>
    </style:style>
    <style:style style:name="gr69" style:family="graphic" style:parent-style-name="objectwithoutfill">
      <style:graphic-properties draw:stroke="solid" draw:stroke-dash="Dot" svg:stroke-width="0.05cm" svg:stroke-color="#000000" draw:marker-start-width="0.08cm" draw:marker-end="Short_20_line_20_Arrow" draw:marker-end-width="0.1cm" draw:fill="solid" draw:textarea-vertical-align="middle" fo:padding-top="0.15cm" fo:padding-bottom="0.15cm" fo:padding-left="0.275cm" fo:padding-right="0.275cm"/>
    </style:style>
    <style:style style:name="gr70" style:family="graphic" style:parent-style-name="objectwithoutfill">
      <style:graphic-properties draw:stroke="solid" svg:stroke-width="0.01cm" svg:stroke-color="#000000" draw:marker-start="Arrowheads_20_4" draw:marker-start-width="0.1cm" draw:marker-end-width="0.02cm" draw:fill="solid" draw:textarea-vertical-align="middle" fo:padding-top="0.129cm" fo:padding-bottom="0.129cm" fo:padding-left="0.254cm" fo:padding-right="0.254cm"/>
    </style:style>
    <style:style style:name="gr71" style:family="graphic" style:parent-style-name="standard">
      <style:graphic-properties draw:stroke="none" svg:stroke-width="0.01cm" svg:stroke-color="#000000" draw:marker-start-width="0.02cm" draw:marker-end-width="0.02cm" draw:fill="none" draw:fill-color="#ffffff" draw:textarea-horizontal-align="left" draw:auto-grow-height="true" draw:auto-grow-width="false" fo:min-height="0.278cm" fo:min-width="0cm" fo:padding-top="0.05cm" fo:padding-bottom="0.05cm" fo:padding-left="0.05cm" fo:padding-right="0.05cm"/>
      <style:paragraph-properties style:writing-mode="lr-tb"/>
    </style:style>
    <style:style style:name="gr72" style:family="graphic" style:parent-style-name="standard">
      <style:graphic-properties draw:stroke="dash" draw:stroke-dash="Dot" svg:stroke-width="0.025cm" svg:stroke-color="#000000" draw:marker-start-width="0.254cm" draw:marker-end-width="0.254cm" draw:fill="none" draw:textarea-horizontal-align="justify" draw:textarea-vertical-align="middle" draw:auto-grow-height="false" fo:min-height="0cm" fo:min-width="0cm" fo:padding-top="0.137cm" fo:padding-bottom="0.137cm" fo:padding-left="0.262cm" fo:padding-right="0.262cm"/>
    </style:style>
    <style:style style:name="gr73" style:family="graphic" style:parent-style-name="objectwithoutfill">
      <style:graphic-properties svg:stroke-width="0.01cm" svg:stroke-color="#000000" draw:marker-start="Arrowheads_20_8" draw:marker-start-width="0.1cm" draw:marker-end-width="0.02cm" draw:fill="solid" draw:textarea-vertical-align="middle" fo:padding-top="0.13cm" fo:padding-bottom="0.13cm" fo:padding-left="0.255cm" fo:padding-right="0.255cm"/>
    </style:style>
    <style:style style:name="gr74" style:family="graphic" style:parent-style-name="objectwithoutfill">
      <style:graphic-properties svg:stroke-width="0.01cm" svg:stroke-color="#000000" draw:marker-start-width="0.02cm" draw:marker-end="Short_20_line_20_Arrow" draw:marker-end-width="0.1cm" draw:fill="solid" draw:textarea-vertical-align="middle" fo:padding-top="0.13cm" fo:padding-bottom="0.13cm" fo:padding-left="0.255cm" fo:padding-right="0.255cm"/>
    </style:style>
    <style:style style:name="gr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76" style:family="graphic" style:parent-style-name="standard" style:list-style-name="L1">
      <style:graphic-properties draw:stroke="solid" svg:stroke-width="0.01cm" svg:stroke-color="#000000" draw:marker-start="Arrow" draw:marker-start-width="0.1cm" draw:marker-start-center="false" draw:marker-end="Arrow"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77" style:family="graphic" style:parent-style-name="standard" style:list-style-name="L1">
      <style:graphic-properties draw:stroke="solid" svg:stroke-width="0.01cm" svg:stroke-color="#c0c0c0" draw:marker-start="Arrow" draw:marker-start-width="0.1cm" draw:marker-start-center="false" draw:marker-end="Arrow"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79" style:family="graphic" style:parent-style-name="standard">
      <style:graphic-properties draw:stroke="none" svg:stroke-color="#000000" draw:fill="none" draw:fill-color="#ffffff" draw:opacity="50%" draw:textarea-horizontal-align="left" draw:auto-grow-height="true" draw:auto-grow-width="false" fo:min-height="0.2cm" fo:min-width="0cm" fo:padding-top="0.05cm" fo:padding-bottom="0.05cm" fo:padding-left="0.05cm" fo:padding-right="0.05cm"/>
      <style:paragraph-properties style:writing-mode="lr-tb"/>
    </style:style>
    <style:style style:name="gr80" style:family="graphic" style:parent-style-name="standard">
      <style:graphic-properties draw:stroke="none" svg:stroke-color="#000000" draw:fill="none" draw:fill-color="#ffffff" draw:opacity="50%" draw:textarea-horizontal-align="left" draw:auto-grow-height="true" draw:auto-grow-width="false" fo:min-height="0.239cm" fo:min-width="0cm" fo:padding-top="0.05cm" fo:padding-bottom="0.05cm" fo:padding-left="0.05cm" fo:padding-right="0.05cm"/>
      <style:paragraph-properties style:writing-mode="lr-tb"/>
    </style:style>
    <style:style style:name="gr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cm" fo:min-width="0cm" fo:padding-top="0.05cm" fo:padding-bottom="0.05cm" fo:padding-left="0.05cm" fo:padding-right="0.05cm" draw:shadow="hidden" draw:shadow-offset-x="0.2cm" draw:shadow-offset-y="0.2cm" draw:shadow-color="#808080"/>
      <style:paragraph-properties style:writing-mode="lr-tb"/>
    </style:style>
    <style:style style:name="gr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cm" fo:min-width="0cm" fo:padding-top="0.05cm" fo:padding-bottom="0.05cm" fo:padding-left="0.05cm" fo:padding-right="0.05cm" draw:shadow="hidden" draw:shadow-offset-x="0.2cm" draw:shadow-offset-y="0.2cm" draw:shadow-color="#808080"/>
      <style:paragraph-properties style:writing-mode="lr-tb"/>
    </style:style>
    <style:style style:name="gr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00" style:family="graphic" style:parent-style-name="standard">
      <style:graphic-properties svg:stroke-width="0.01cm" svg:stroke-color="#000000" draw:marker-start-width="0.21cm" draw:marker-end-width="0.21cm" draw:fill="none" draw:textarea-horizontal-align="justify" draw:textarea-vertical-align="middle" draw:auto-grow-height="false" fo:min-height="1.24cm" fo:min-width="0.99cm" fo:padding-top="0.13cm" fo:padding-bottom="0.13cm" fo:padding-left="0.255cm" fo:padding-right="0.255cm"/>
    </style:style>
    <style:style style:name="gr101" style:family="graphic" style:parent-style-name="standard" style:list-style-name="L1">
      <style:graphic-properties draw:stroke="solid" svg:stroke-width="0.01cm" svg:stroke-color="#c0c0c0" draw:marker-start="Arrow" draw:marker-start-width="0.1cm" draw:marker-start-center="false" draw:marker-end="Arrow"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1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03" style:family="graphic" style:parent-style-name="standard">
      <style:graphic-properties svg:stroke-width="0.053cm" svg:stroke-color="#000000" draw:marker-start-width="0.279cm" draw:marker-end-width="0.279cm" draw:textarea-vertical-align="middle" fo:padding-top="0.151cm" fo:padding-bottom="0.151cm" fo:padding-left="0.276cm" fo:padding-right="0.276cm"/>
    </style:style>
    <style:style style:name="gr104" style:family="graphic" style:parent-style-name="objectwithoutfill">
      <style:graphic-properties svg:stroke-width="0.05cm" svg:stroke-color="#000000" draw:marker-start="" draw:marker-start-width="0.09cm" draw:marker-end="Short_20_line_20_Arrow" draw:marker-end-width="0.17cm" draw:fill="solid" draw:textarea-vertical-align="middle" fo:padding-top="0.15cm" fo:padding-bottom="0.15cm" fo:padding-left="0.275cm" fo:padding-right="0.275cm"/>
    </style:style>
    <style:style style:name="gr105" style:family="graphic" style:parent-style-name="standard">
      <style:graphic-properties svg:stroke-width="0.01cm" svg:stroke-color="#000000" draw:marker-start-width="0.22cm" draw:marker-end-width="0.22cm" draw:fill="none" draw:textarea-horizontal-align="justify" draw:textarea-vertical-align="middle" draw:auto-grow-height="false" fo:min-height="0.24cm" fo:min-width="0cm" fo:padding-top="0.13cm" fo:padding-bottom="0.13cm" fo:padding-left="0.255cm" fo:padding-right="0.255cm"/>
    </style:style>
    <style:style style:name="gr106" style:family="graphic" style:parent-style-name="standard">
      <style:graphic-properties draw:stroke="none" svg:stroke-color="#000000" draw:fill="none" draw:fill-color="#ffffff" draw:textarea-horizontal-align="left" draw:auto-grow-height="true" draw:auto-grow-width="false" fo:min-height="1.591cm" fo:min-width="0cm" fo:padding-top="0.05cm" fo:padding-bottom="0.05cm" fo:padding-left="0.05cm" fo:padding-right="0.05cm"/>
      <style:paragraph-properties style:writing-mode="lr-tb"/>
    </style:style>
    <style:style style:name="gr107" style:family="graphic" style:parent-style-name="standard">
      <style:graphic-properties svg:stroke-width="0.01cm" svg:stroke-color="#000000" draw:marker-start-width="0.02cm" draw:marker-end-width="0.02cm" draw:textarea-vertical-align="middle" fo:padding-top="0.13cm" fo:padding-bottom="0.13cm" fo:padding-left="0.255cm" fo:padding-right="0.255cm"/>
    </style:style>
    <style:style style:name="gr108" style:family="graphic" style:parent-style-name="objectwithoutfill">
      <style:graphic-properties svg:stroke-width="0.01cm" svg:stroke-color="#000000" draw:marker-start-width="0.02cm" draw:marker-end="" draw:marker-end-width="0.02cm" draw:fill="solid" draw:textarea-vertical-align="middle" fo:padding-top="0.13cm" fo:padding-bottom="0.13cm" fo:padding-left="0.255cm" fo:padding-right="0.255cm"/>
    </style:style>
    <style:style style:name="gr109" style:family="graphic" style:parent-style-name="objectwithoutfill">
      <style:graphic-properties svg:stroke-width="0.01cm" svg:stroke-color="#000000" draw:marker-start="Arrowheads_20_5" draw:marker-start-width="0.1cm" draw:marker-end-width="0.02cm" draw:fill="solid" draw:textarea-vertical-align="middle" fo:padding-top="0.13cm" fo:padding-bottom="0.13cm" fo:padding-left="0.255cm" fo:padding-right="0.255cm"/>
    </style:style>
    <style:style style:name="gr110" style:family="graphic" style:parent-style-name="standard">
      <style:graphic-properties svg:stroke-width="0.01cm" svg:stroke-color="#000000" draw:marker-start="Short_20_line_20_Arrow" draw:marker-start-width="0.1cm" draw:marker-end="" draw:marker-end-width="0.02cm" draw:textarea-vertical-align="middle" fo:padding-top="0.13cm" fo:padding-bottom="0.13cm" fo:padding-left="0.255cm" fo:padding-right="0.255cm"/>
    </style:style>
    <style:style style:name="gr111" style:family="graphic" style:parent-style-name="standard">
      <style:graphic-properties svg:stroke-width="0.01cm" svg:stroke-color="#000000" draw:marker-start-width="0.22cm" draw:marker-end-width="0.22cm" draw:fill="none" draw:textarea-horizontal-align="justify" draw:textarea-vertical-align="middle" draw:auto-grow-height="false" fo:min-height="0.615cm" fo:min-width="0.365cm" fo:padding-top="0.13cm" fo:padding-bottom="0.13cm" fo:padding-left="0.255cm" fo:padding-right="0.255cm"/>
    </style:style>
    <style:style style:name="gr112" style:family="graphic" style:parent-style-name="standard">
      <style:graphic-properties draw:stroke="dash" draw:stroke-dash="Dot" svg:stroke-width="0.025cm" svg:stroke-color="#000000" draw:marker-start-width="0.254cm" draw:marker-end-width="0.254cm" draw:fill="none" draw:textarea-horizontal-align="justify" draw:textarea-vertical-align="middle" draw:auto-grow-height="false" fo:min-height="0.053cm" fo:min-width="0cm" fo:padding-top="0.137cm" fo:padding-bottom="0.137cm" fo:padding-left="0.262cm" fo:padding-right="0.262cm"/>
    </style:style>
    <style:style style:name="gr113" style:family="graphic" style:parent-style-name="standard">
      <style:graphic-properties draw:stroke="none" svg:stroke-color="#000000" draw:fill="none" draw:fill-color="#ffffff" draw:textarea-horizontal-align="left" draw:auto-grow-height="true" draw:auto-grow-width="false" fo:min-height="1.534cm" fo:min-width="0cm" fo:padding-top="0.05cm" fo:padding-bottom="0.05cm" fo:padding-left="0.05cm" fo:padding-right="0.05cm"/>
      <style:paragraph-properties style:writing-mode="lr-tb"/>
    </style:style>
    <style:style style:name="gr114" style:family="graphic" style:parent-style-name="standard" style:list-style-name="L1">
      <style:graphic-properties draw:stroke="solid" svg:stroke-width="0.01cm" svg:stroke-color="#000000" draw:marker-start="Arrow" draw:marker-start-width="0.1cm" draw:marker-start-center="false" draw:marker-end="Arrow"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115" style:family="graphic" style:parent-style-name="standard" style:list-style-name="L1">
      <style:graphic-properties draw:stroke="solid" svg:stroke-width="0.01cm" svg:stroke-color="#c0c0c0" draw:marker-start="Arrow" draw:marker-start-width="0.1cm" draw:marker-start-center="false" draw:marker-end="Arrow"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116" style:family="graphic" style:parent-style-name="standard">
      <style:graphic-properties draw:stroke="none" svg:stroke-color="#000000" draw:fill="none" draw:fill-color="#ffffff" draw:textarea-horizontal-align="left" draw:auto-grow-height="true" draw:auto-grow-width="false" fo:min-height="1.909cm" fo:min-width="0cm" fo:padding-top="0.05cm" fo:padding-bottom="0.05cm" fo:padding-left="0.05cm" fo:padding-right="0.05cm"/>
      <style:paragraph-properties style:writing-mode="lr-tb"/>
    </style:style>
    <style:style style:name="gr117" style:family="graphic" style:parent-style-name="standard" style:list-style-name="L1">
      <style:graphic-properties draw:stroke="solid" svg:stroke-width="0.01cm" svg:stroke-color="#000000" draw:marker-start="" draw:marker-start-width="0.1cm" draw:marker-start-center="false" draw:marker-end="Arrow"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118" style:family="graphic" style:parent-style-name="standard" style:list-style-name="L1">
      <style:graphic-properties draw:stroke="solid" svg:stroke-width="0.01cm" svg:stroke-color="#000000" draw:marker-start="" draw:marker-start-width="0.1cm" draw:marker-start-center="false" draw:marker-end="Arrow"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119" style:family="graphic" style:parent-style-name="standard" style:list-style-name="L1">
      <style:graphic-properties draw:stroke="solid" svg:stroke-width="0.01cm" svg:stroke-color="#000000" draw:marker-start="" draw:marker-start-width="0.1cm" draw:marker-start-center="false" draw:marker-end="Arrow" draw:marker-end-width="0.1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1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21" style:family="graphic" style:parent-style-name="objectwithoutfill">
      <style:graphic-properties draw:stroke="solid" draw:stroke-dash="Long_20_Dot" svg:stroke-width="0.01cm" svg:stroke-color="#000000" draw:marker-start-width="0.22cm" draw:marker-end="" draw:marker-end-width="0.1cm" draw:fill="solid" draw:textarea-vertical-align="middle" fo:padding-top="0.13cm" fo:padding-bottom="0.13cm" fo:padding-left="0.255cm" fo:padding-right="0.255cm"/>
    </style:style>
    <style:style style:name="gr1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24" style:family="graphic" style:parent-style-name="objectwithoutfill">
      <style:graphic-properties draw:stroke="solid" draw:stroke-dash="Long_20_Dot" svg:stroke-width="0.05cm" svg:stroke-color="#000000" draw:marker-start-width="0.28cm" draw:marker-end="" draw:marker-end-width="0.16cm" draw:fill="solid" draw:textarea-vertical-align="middle" fo:padding-top="0.15cm" fo:padding-bottom="0.15cm" fo:padding-left="0.275cm" fo:padding-right="0.275cm"/>
    </style:style>
    <style:style style:name="gr1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26" style:family="graphic" style:parent-style-name="objectwithoutfill">
      <style:graphic-properties draw:stroke="dash" draw:stroke-dash="Fine_20_Dashed" svg:stroke-width="0.01cm" svg:stroke-color="#000000" draw:marker-start-width="0.02cm" draw:marker-end="Short_20_line_20_Arrow" draw:marker-end-width="0.1cm" draw:fill="solid" draw:textarea-vertical-align="middle" fo:padding-top="0.13cm" fo:padding-bottom="0.13cm" fo:padding-left="0.255cm" fo:padding-right="0.255cm"/>
    </style:style>
    <style:style style:name="gr1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28" style:family="graphic" style:parent-style-name="standard">
      <style:graphic-properties draw:stroke="none" svg:stroke-color="#000000" draw:fill="none" draw:fill-color="#ffffff" draw:textarea-horizontal-align="left" draw:auto-grow-height="true" draw:auto-grow-width="false" fo:min-height="0.275cm" fo:min-width="0cm" fo:padding-top="0.05cm" fo:padding-bottom="0.05cm" fo:padding-left="0.05cm" fo:padding-right="0.05cm"/>
      <style:paragraph-properties style:writing-mode="lr-tb"/>
    </style:style>
    <style:style style:name="gr1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31" style:family="graphic" style:parent-style-name="standard">
      <style:graphic-properties svg:stroke-width="0.01cm" svg:stroke-color="#000000" draw:marker-start-width="0.22cm" draw:marker-end-width="0.22cm" draw:fill="none" draw:fill-color="#000000" draw:textarea-horizontal-align="justify" draw:textarea-vertical-align="middle" draw:auto-grow-height="false" fo:min-height="2.74cm" fo:min-width="10.365cm" fo:padding-top="0.13cm" fo:padding-bottom="0.13cm" fo:padding-left="0.255cm" fo:padding-right="0.255cm"/>
    </style:style>
    <style:style style:name="gr132" style:family="graphic" style:parent-style-name="standard">
      <style:graphic-properties draw:stroke="none" svg:stroke-color="#000000" draw:fill="none" draw:fill-color="#ffffff" draw:textarea-horizontal-align="left" draw:auto-grow-height="true" draw:auto-grow-width="false" fo:min-height="0.637cm" fo:min-width="0cm" fo:padding-top="0.05cm" fo:padding-bottom="0.05cm" fo:padding-left="0.05cm" fo:padding-right="0.05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false" fo:min-height="0.475cm" fo:min-width="0cm" fo:padding-top="0.05cm" fo:padding-bottom="0.05cm" fo:padding-left="0.05cm" fo:padding-right="0.05cm"/>
      <style:paragraph-properties style:writing-mode="lr-tb"/>
    </style:style>
    <style:style style:name="gr134" style:family="graphic" style:parent-style-name="standard">
      <style:graphic-properties draw:stroke="none" svg:stroke-color="#000000" draw:fill="solid" draw:fill-color="#ffffff" draw:opacity="75%" draw:textarea-horizontal-align="left" draw:auto-grow-height="true" draw:auto-grow-width="false" fo:min-height="0.2cm" fo:min-width="0cm" fo:padding-top="0cm" fo:padding-bottom="0cm" fo:padding-left="0cm" fo:padding-right="0cm"/>
      <style:paragraph-properties style:writing-mode="lr-tb"/>
    </style:style>
    <style:style style:name="gr1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ffffff" draw:opacity="75%" draw:textarea-horizontal-align="left" draw:auto-grow-height="true" draw:auto-grow-width="false" fo:min-height="0.2cm" fo:min-width="0cm" fo:padding-top="0cm" fo:padding-bottom="0cm" fo:padding-left="0cm" fo:padding-right="0cm" draw:shadow="hidden" draw:shadow-offset-x="0.2cm" draw:shadow-offset-y="0.2cm" draw:shadow-color="#808080"/>
      <style:paragraph-properties style:writing-mode="lr-tb"/>
    </style:style>
    <style:style style:name="gr136" style:family="graphic" style:parent-style-name="standard">
      <style:graphic-properties draw:stroke="none" svg:stroke-color="#000000" draw:fill="none" draw:fill-color="#ffffff" draw:opacity="75%" draw:textarea-horizontal-align="left" draw:auto-grow-height="true" draw:auto-grow-width="false" fo:min-height="1.191cm" fo:min-width="0cm" fo:padding-top="0.05cm" fo:padding-bottom="0.05cm" fo:padding-left="0.05cm" fo:padding-right="0.05cm"/>
      <style:paragraph-properties style:writing-mode="lr-tb"/>
    </style:style>
    <style:style style:name="gr1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75%" draw:textarea-horizontal-align="left" draw:auto-grow-height="true" draw:auto-grow-width="false" fo:min-height="0.264cm" fo:min-width="0cm" fo:padding-top="0.05cm" fo:padding-bottom="0.05cm" fo:padding-left="0.05cm" fo:padding-right="0.05cm" draw:shadow="hidden" draw:shadow-offset-x="0.2cm" draw:shadow-offset-y="0.2cm" draw:shadow-color="#808080"/>
      <style:paragraph-properties style:writing-mode="lr-tb"/>
    </style:style>
    <style:style style:name="gr138" style:family="graphic" style:parent-style-name="objectwithoutfill">
      <style:graphic-properties draw:stroke="solid" draw:stroke-dash="Ultrafine_20_Dotted_20__28_var_29_" svg:stroke-width="0.01cm" svg:stroke-color="#000000" draw:marker-start-width="0.02cm" draw:marker-end="" draw:marker-end-width="0.1cm" draw:fill="solid" draw:textarea-vertical-align="middle" fo:padding-top="0.13cm" fo:padding-bottom="0.13cm" fo:padding-left="0.255cm" fo:padding-right="0.255cm"/>
    </style:style>
    <style:style style:name="gr139" style:family="graphic" style:parent-style-name="standard" style:list-style-name="L1">
      <style:graphic-properties draw:stroke="solid" svg:stroke-width="0.01cm" svg:stroke-color="#000000" draw:marker-start="" draw:marker-start-width="0.02cm" draw:marker-start-center="false" draw:marker-end="" draw:marker-end-width="0.02cm" draw:marker-end-center="false" draw:fill="solid" draw:fill-color="#729fcf" draw:textarea-horizontal-align="justify" draw:textarea-vertical-align="middle" fo:padding-top="0.13cm" fo:padding-bottom="0.13cm" fo:padding-left="0.255cm" fo:padding-right="0.255cm" draw:shadow="hidden" draw:shadow-offset-x="0.2cm" draw:shadow-offset-y="0.2cm" draw:shadow-color="#808080"/>
    </style:style>
    <style:style style:name="gr1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42" style:family="graphic" style:parent-style-name="standard">
      <style:graphic-properties draw:stroke="none" svg:stroke-color="#000000" draw:fill="none" draw:fill-color="#ffffff" draw:opacity="75%" draw:textarea-horizontal-align="left" draw:auto-grow-height="true" draw:auto-grow-width="false" fo:min-height="0.551cm" fo:min-width="0cm" fo:padding-top="0.05cm" fo:padding-bottom="0.05cm" fo:padding-left="0.05cm" fo:padding-right="0.05cm"/>
      <style:paragraph-properties style:writing-mode="lr-tb"/>
    </style:style>
    <style:style style:name="gr143" style:family="graphic" style:parent-style-name="standard">
      <style:graphic-properties draw:stroke="none" svg:stroke-color="#000000" draw:fill="none" draw:fill-color="#ffffff" draw:opacity="75%" draw:textarea-horizontal-align="left" draw:auto-grow-height="true" draw:auto-grow-width="false" fo:min-height="0.276cm" fo:min-width="0cm" fo:padding-top="0.05cm" fo:padding-bottom="0.05cm" fo:padding-left="0.05cm" fo:padding-right="0.05cm"/>
      <style:paragraph-properties style:writing-mode="lr-tb"/>
    </style:style>
    <style:style style:name="gr1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46" style:family="graphic" style:parent-style-name="standard">
      <style:graphic-properties draw:stroke="none" svg:stroke-color="#000000" draw:fill="none" draw:fill-color="#ffffff" draw:opacity="75%" draw:textarea-horizontal-align="left" draw:auto-grow-height="true" draw:auto-grow-width="false" fo:min-height="0.401cm" fo:min-width="0cm" fo:padding-top="0.05cm" fo:padding-bottom="0.05cm" fo:padding-left="0.05cm" fo:padding-right="0.05cm"/>
      <style:paragraph-properties style:writing-mode="lr-tb"/>
    </style:style>
    <style:style style:name="gr1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49" style:family="graphic" style:parent-style-name="objectwithoutfill">
      <style:graphic-properties svg:stroke-width="0.01cm" svg:stroke-color="#000000" draw:marker-start-width="0.22cm" draw:marker-end="Short_20_line_20_Arrow" draw:marker-end-width="0.12cm" draw:fill="solid" draw:textarea-vertical-align="middle" fo:padding-top="0.13cm" fo:padding-bottom="0.13cm" fo:padding-left="0.255cm" fo:padding-right="0.255cm"/>
    </style:style>
    <style:style style:name="gr150" style:family="graphic" style:parent-style-name="standard">
      <style:graphic-properties draw:stroke="none" svg:stroke-color="#000000" draw:fill="none" draw:fill-color="#ffffff" draw:opacity="75%" draw:textarea-horizontal-align="left" draw:auto-grow-height="true" draw:auto-grow-width="false" fo:min-height="0.326cm" fo:min-width="0cm" fo:padding-top="0.05cm" fo:padding-bottom="0.05cm" fo:padding-left="0.05cm" fo:padding-right="0.05cm"/>
      <style:paragraph-properties style:writing-mode="lr-tb"/>
    </style:style>
    <style:style style:name="gr151" style:family="graphic" style:parent-style-name="standard">
      <style:graphic-properties svg:stroke-width="0.01cm" svg:stroke-color="#000000" draw:marker-start-width="0.22cm" draw:marker-end-width="0.22cm" draw:fill="none" draw:textarea-horizontal-align="justify" draw:textarea-vertical-align="middle" draw:auto-grow-height="false" fo:min-height="0.365cm" fo:min-width="0.115cm" fo:padding-top="0.13cm" fo:padding-bottom="0.13cm" fo:padding-left="0.255cm" fo:padding-right="0.255cm"/>
    </style:style>
    <style:style style:name="gr1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54" style:family="graphic" style:parent-style-name="standard">
      <style:graphic-properties draw:stroke="none" svg:stroke-color="#000000" draw:fill="none" draw:fill-color="#ffffff" draw:opacity="50%" draw:textarea-horizontal-align="left" draw:auto-grow-height="true" draw:auto-grow-width="false" fo:min-height="0.222cm" fo:min-width="0cm" fo:padding-top="0.05cm" fo:padding-bottom="0.05cm" fo:padding-left="0.05cm" fo:padding-right="0.05cm"/>
      <style:paragraph-properties style:writing-mode="lr-tb"/>
    </style:style>
    <style:style style:name="gr1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79" style:family="graphic" style:parent-style-name="objectwithoutfill">
      <style:graphic-properties draw:stroke="solid" draw:stroke-dash="Fine_20_Dashed" svg:stroke-width="0.01cm" svg:stroke-color="#000000" draw:marker-start-width="0.22cm" draw:marker-end-width="0.22cm" draw:fill="solid" draw:textarea-vertical-align="middle" fo:padding-top="0.13cm" fo:padding-bottom="0.13cm" fo:padding-left="0.255cm" fo:padding-right="0.255cm"/>
    </style:style>
    <style:style style:name="gr1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86" style:family="graphic" style:parent-style-name="standard">
      <style:graphic-properties draw:stroke="none" svg:stroke-color="#000000" draw:fill="none" draw:fill-color="#ffffff" draw:opacity="75%" draw:textarea-horizontal-align="left" draw:auto-grow-height="true" draw:auto-grow-width="false" fo:min-height="0.826cm" fo:min-width="0cm" fo:padding-top="0.05cm" fo:padding-bottom="0.05cm" fo:padding-left="0.05cm" fo:padding-right="0.05cm"/>
      <style:paragraph-properties style:writing-mode="lr-tb"/>
    </style:style>
    <style:style style:name="gr1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75%" draw:textarea-horizontal-align="left" draw:auto-grow-height="true" draw:auto-grow-width="false" fo:min-height="0.276cm" fo:min-width="0cm" fo:padding-top="0.05cm" fo:padding-bottom="0.05cm" fo:padding-left="0.05cm" fo:padding-right="0.05cm" draw:shadow="hidden" draw:shadow-offset-x="0.2cm" draw:shadow-offset-y="0.2cm" draw:shadow-color="#808080"/>
      <style:paragraph-properties style:writing-mode="lr-tb"/>
    </style:style>
    <style:style style:name="gr1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1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2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2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2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2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2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205" style:family="graphic" style:parent-style-name="standard">
      <style:graphic-properties svg:stroke-width="0.01cm" svg:stroke-color="#000000" draw:marker-start-width="0.22cm" draw:marker-end-width="0.22cm" draw:fill="none" draw:fill-color="#000000" draw:textarea-horizontal-align="justify" draw:textarea-vertical-align="middle" draw:auto-grow-height="false" fo:min-height="2.74cm" fo:min-width="8.615cm" fo:padding-top="0.13cm" fo:padding-bottom="0.13cm" fo:padding-left="0.255cm" fo:padding-right="0.255cm"/>
    </style:style>
    <style:style style:name="gr206" style:family="graphic" style:parent-style-name="standard">
      <style:graphic-properties draw:stroke="none" draw:fill-color="#ffffff" draw:textarea-horizontal-align="justify" draw:textarea-vertical-align="middle" draw:auto-grow-height="false" fo:min-height="0cm" fo:min-width="8.559cm"/>
    </style:style>
    <style:style style:name="gr2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2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2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21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2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opacity="50%" draw:textarea-horizontal-align="left" draw:auto-grow-height="true" draw:auto-grow-width="false" fo:min-height="0.239cm" fo:min-width="0cm" fo:padding-top="0.05cm" fo:padding-bottom="0.05cm" fo:padding-left="0.05cm" fo:padding-right="0.05cm" draw:shadow="hidden" draw:shadow-offset-x="0.2cm" draw:shadow-offset-y="0.2cm" draw:shadow-color="#808080"/>
      <style:paragraph-properties style:writing-mode="lr-tb"/>
    </style:style>
    <style:style style:name="P1" style:family="paragraph">
      <loext:graphic-properties draw:fill="solid" draw:fill-color="#ffffff" draw:opacity="75%"/>
      <style:paragraph-properties style:writing-mode="lr-tb"/>
      <style:text-properties fo:font-size="7pt" style:font-size-asian="6pt" style:font-size-complex="6pt"/>
    </style:style>
    <style:style style:name="P2" style:family="paragraph">
      <loext:graphic-properties draw:fill="solid" draw:fill-color="#ffffff" draw:opacity="75%"/>
      <style:paragraph-properties style:writing-mode="lr-tb"/>
      <style:text-properties fo:font-size="5pt" style:font-size-asian="6pt" style:font-size-complex="6pt"/>
    </style:style>
    <style:style style:name="P3" style:family="paragraph">
      <loext:graphic-properties draw:fill="none"/>
      <style:paragraph-properties fo:text-align="center"/>
    </style:style>
    <style:style style:name="P4" style:family="paragraph">
      <loext:graphic-properties draw:fill="solid"/>
      <style:paragraph-properties fo:text-align="center"/>
    </style:style>
    <style:style style:name="P5" style:family="paragraph">
      <loext:graphic-properties draw:fill="solid" draw:fill-color="#ffffff" draw:opacity="75%"/>
      <style:paragraph-properties style:writing-mode="lr-tb"/>
      <style:text-properties fo:font-size="6pt" style:font-size-asian="6pt" style:font-size-complex="6pt"/>
    </style:style>
    <style:style style:name="P6" style:family="paragraph">
      <loext:graphic-properties draw:fill="solid" draw:fill-color="#cccccc"/>
      <style:paragraph-properties fo:text-align="center"/>
    </style:style>
    <style:style style:name="P7" style:family="paragraph">
      <loext:graphic-properties draw:fill="none" draw:fill-color="#ffffff"/>
      <style:paragraph-properties style:writing-mode="lr-tb"/>
      <style:text-properties fo:font-size="8pt" style:font-size-asian="8pt" style:font-size-complex="8pt"/>
    </style:style>
    <style:style style:name="P8" style:family="paragraph">
      <style:paragraph-properties fo:text-align="center"/>
    </style:style>
    <style:style style:name="P9" style:family="paragraph">
      <loext:graphic-properties draw:fill="none" draw:fill-color="#ffffff"/>
      <style:paragraph-properties style:writing-mode="lr-tb"/>
      <style:text-properties fo:font-size="6pt" style:font-size-asian="6pt" style:font-size-complex="6pt"/>
    </style:style>
    <style:style style:name="P10" style:family="paragraph">
      <loext:graphic-properties draw:fill="solid"/>
      <style:paragraph-properties fo:text-align="center" style:writing-mode="lr-tb"/>
    </style:style>
    <style:style style:name="P1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000000"/>
      <style:paragraph-properties fo:text-align="center"/>
    </style:style>
    <style:style style:name="P13" style:family="paragraph">
      <loext:graphic-properties draw:fill="solid" draw:fill-color="#ffffff" draw:opacity="50%"/>
      <style:paragraph-properties style:writing-mode="lr-tb"/>
      <style:text-properties fo:font-size="6pt" style:font-size-asian="6pt" style:font-size-complex="6pt"/>
    </style:style>
    <style:style style:name="P14" style:family="paragraph">
      <style:paragraph-properties fo:margin-left="0cm" fo:margin-right="0cm" fo:margin-top="0cm" fo:margin-bottom="0cm" fo:line-height="100%" fo:text-indent="0cm" style:writing-mode="lr-tb"/>
    </style:style>
    <style:style style:name="P1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16" style:family="paragraph">
      <loext:graphic-properties draw:fill="solid" draw:fill-color="#ffffff" draw:opacity="50%"/>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17" style:family="paragraph">
      <loext:graphic-properties draw:fill="none" draw:fill-color="#ffffff" draw:opacity="50%"/>
      <style:paragraph-properties style:writing-mode="lr-tb"/>
      <style:text-properties fo:font-size="5pt" style:font-size-asian="6pt" style:font-size-complex="6pt"/>
    </style:style>
    <style:style style:name="P18" style:family="paragraph">
      <loext:graphic-properties draw:fill="none" draw:fill-color="#ffffff" draw:opacity="50%"/>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5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19" style:family="paragraph">
      <loext:graphic-properties draw:fill="none"/>
      <style:paragraph-properties fo:text-align="center" style:writing-mode="lr-tb"/>
    </style:style>
    <style:style style:name="P20" style:family="paragraph">
      <loext:graphic-properties draw:fill="none" draw:fill-color="#ffffff"/>
      <style:paragraph-properties style:writing-mode="lr-tb"/>
      <style:text-properties fo:font-size="12pt" style:font-size-asian="8pt" style:font-size-complex="8pt"/>
    </style:style>
    <style:style style:name="P21" style:family="paragraph">
      <loext:graphic-properties draw:fill="solid" draw:fill-color="#ffffff" draw:opacity="75%"/>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5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22" style:family="paragraph">
      <loext:graphic-properties draw:fill="none" draw:fill-color="#ffffff" draw:opacity="75%"/>
      <style:paragraph-properties style:writing-mode="lr-tb"/>
      <style:text-properties fo:font-size="6pt" style:font-size-asian="6pt" style:font-size-complex="6pt"/>
    </style:style>
    <style:style style:name="P23" style:family="paragraph">
      <loext:graphic-properties draw:fill="none" draw:fill-color="#ffffff" draw:opacity="75%"/>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24" style:family="paragraph">
      <loext:graphic-properties draw:fill="none" draw:fill-color="#ffffff" draw:opacity="75%"/>
      <style:paragraph-properties style:writing-mode="lr-tb"/>
      <style:text-properties fo:font-size="7pt" style:font-size-asian="6pt" style:font-size-complex="6pt"/>
    </style:style>
    <style:style style:name="P25" style:family="paragraph">
      <loext:graphic-properties draw:fill="none" draw:fill-color="#ffffff" draw:opacity="75%"/>
      <style:paragraph-properties style:writing-mode="lr-tb"/>
      <style:text-properties fo:font-size="15pt" fo:font-weight="bold" style:font-size-asian="15pt" style:font-weight-asian="bold" style:font-size-complex="15pt" style:font-weight-complex="bold"/>
    </style:style>
    <style:style style:name="P26" style:family="paragraph">
      <style:paragraph-properties fo:text-align="end"/>
    </style:style>
    <style:style style:name="P27" style:family="paragraph">
      <loext:graphic-properties draw:fill="none" draw:fill-color="#ffffff" draw:opacity="75%"/>
      <style:paragraph-properties fo:text-align="end" style:writing-mode="lr-tb"/>
      <style:text-properties fo:font-size="7pt" style:font-size-asian="6pt" style:font-size-complex="6pt"/>
    </style:style>
    <style:style style:name="P28" style:family="paragraph">
      <loext:graphic-properties draw:fill="none" draw:fill-color="#ffffff" draw:opacity="75%"/>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bold" style:letter-kerning="true" style:font-name-asian="Noto Sans CJK SC" style:font-size-asian="15pt" style:font-style-asian="normal" style:font-weight-asian="bold" style:font-name-complex="Lohit Devanagari" style:font-size-complex="15pt" style:font-style-complex="normal" style:font-weight-complex="bold" style:text-emphasize="none" style:font-relief="none" style:text-overline-style="none" style:text-overline-color="font-color"/>
    </style:style>
    <style:style style:name="P29" style:family="paragraph">
      <loext:graphic-properties draw:fill-color="#ffffff"/>
      <style:paragraph-properties fo:text-align="center"/>
    </style:style>
    <style:style style:name="T1" style:family="text">
      <style:text-properties fo:color="#a9a9a9" fo:font-size="7pt" style:font-size-asian="6pt" style:font-size-complex="6pt"/>
    </style:style>
    <style:style style:name="T2" style:family="text">
      <style:text-properties fo:color="#c0c0c0" fo:font-size="7pt" style:font-size-asian="6pt" style:font-size-complex="6pt"/>
    </style:style>
    <style:style style:name="T3" style:family="text">
      <style:text-properties fo:color="#000000" fo:font-size="7pt" style:font-size-asian="6pt" style:font-size-complex="6pt"/>
    </style:style>
    <style:style style:name="T4" style:family="text">
      <style:text-properties fo:font-size="7pt" style:font-size-asian="6pt" style:font-size-complex="6pt"/>
    </style:style>
    <style:style style:name="T5" style:family="text">
      <style:text-properties fo:font-variant="normal" fo:text-transform="none" fo:color="#000000"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a9a9a9"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8" style:family="text">
      <style:text-properties fo:font-size="5pt" style:font-size-asian="6pt" style:font-size-complex="6pt"/>
    </style:style>
    <style:style style:name="T9" style:family="text">
      <style:text-properties fo:font-size="6pt" style:font-size-asian="6pt" style:font-size-complex="6pt"/>
    </style:style>
    <style:style style:name="T10" style:family="text">
      <style:text-properties fo:font-size="8pt" style:font-size-asian="8pt" style:font-size-complex="8pt"/>
    </style:style>
    <style:style style:name="T11" style:family="text">
      <style:text-properties style:text-position="super 58%" fo:font-size="8pt" style:font-size-asian="8pt" style:font-size-complex="8pt"/>
    </style:style>
    <style:style style:name="T12" style:family="text">
      <style:text-properties fo:font-size="8pt" style:text-underline-style="solid" style:text-underline-width="auto" style:text-underline-color="font-color" style:font-size-asian="8pt" style:font-size-complex="8pt"/>
    </style:style>
    <style:style style:name="T13" style:family="text">
      <style:text-properties fo:font-variant="normal" fo:text-transform="none" style:use-window-font-color="tru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ans" fo:font-size="5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5" style:family="text">
      <style:text-properties fo:font-size="12pt" style:text-underline-style="solid" style:text-underline-width="auto" style:text-underline-color="font-color" style:font-size-asian="8pt" style:font-size-complex="8pt"/>
    </style:style>
    <style:style style:name="T16" style:family="text">
      <style:text-properties fo:font-variant="normal" fo:text-transform="none" style:text-outline="false" style:text-line-through-style="none" style:text-line-through-type="none" style:font-name="Liberation Sans" fo:font-size="6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7" style:family="text">
      <style:text-properties fo:font-variant="normal" fo:text-transform="none"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c0c0c0" style:text-outline="false" style:text-line-through-style="none" style:text-line-through-type="none" style:font-name="Liberation Sans" fo:font-size="7pt" fo:font-style="normal" fo:text-shadow="none" style:text-underline-style="none" fo:font-weight="normal" style:letter-kerning="true" style:font-name-asian="Noto Sans CJK SC"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cm" svg:height="0.651cm" svg:x="2.195cm" svg:y="5.126cm">
          <draw:text-box>
            <text:p><text:span text:style-name="T1">U'</text:span><text:span text:style-name="T2"> </text:span><text:span text:style-name="T3">(</text:span><text:span text:style-name="T4">R U' R') </text:span><text:span text:style-name="T1">U2①</text:span></text:p>
            <text:p><text:span text:style-name="T5">y </text:span><text:span text:style-name="T6">U </text:span><text:span text:style-name="T5">(L' U2 L)</text:span><text:span text:style-name="T6"> U</text:span><text:span text:style-name="T1">'⑥</text:span></text:p>
          </draw:text-box>
        </draw:frame>
        <draw:frame draw:style-name="gr1" draw:text-style-name="P1" draw:layer="layout" svg:width="2cm" svg:height="0.651cm" svg:x="2.695cm" svg:y="4.226cm">
          <draw:text-box>
            <text:p><text:span text:style-name="T5">y </text:span><text:span text:style-name="T6">U</text:span><text:span text:style-name="T5"> (L′ U L) </text:span><text:span text:style-name="T6">U2②</text:span></text:p>
            <text:p><text:span text:style-name="T6">U′</text:span><text:span text:style-name="T7"> (R U2 R</text:span><text:span text:style-name="T4">′) </text:span><text:span text:style-name="T1">U⑤</text:span></text:p>
          </draw:text-box>
        </draw:frame>
        <draw:frame draw:style-name="gr2" draw:text-style-name="P2" draw:layer="layout" svg:width="0.18cm" svg:height="0.202cm" svg:x="7.75cm" svg:y="2.673cm">
          <draw:text-box>
            <text:p><text:span text:style-name="T8">L′</text:span></text:p>
          </draw:text-box>
        </draw:frame>
        <draw:g>
          <draw:g>
            <draw:custom-shape draw:style-name="gr3" draw:text-style-name="P3" draw:layer="layout" svg:width="0.75cm" svg:height="0.75cm" svg:x="0.75cm" svg:y="2.125cm">
              <text:p/>
              <draw:enhanced-geometry svg:viewBox="0 0 21600 21600" draw:type="rectangle" draw:enhanced-path="M 0 0 L 21600 0 21600 21600 0 21600 0 0 Z N"/>
            </draw:custom-shape>
            <draw:line draw:style-name="gr4" draw:text-style-name="P4" draw:layer="layout" svg:x1="1cm" svg:y1="2.125cm" svg:x2="1cm" svg:y2="2.875cm">
              <text:p/>
            </draw:line>
            <draw:line draw:style-name="gr4" draw:text-style-name="P4" draw:layer="layout" svg:x1="0.75cm" svg:y1="2.375cm" svg:x2="1.5cm" svg:y2="2.375cm">
              <text:p/>
            </draw:line>
            <draw:line draw:style-name="gr4" draw:text-style-name="P4" draw:layer="layout" svg:x1="0.75cm" svg:y1="2.625cm" svg:x2="1.5cm" svg:y2="2.625cm">
              <text:p/>
            </draw:line>
            <draw:line draw:style-name="gr4" draw:text-style-name="P4" draw:layer="layout" svg:x1="1.25cm" svg:y1="2.875cm" svg:x2="1.25cm" svg:y2="2.125cm">
              <text:p/>
            </draw:line>
          </draw:g>
          <draw:line draw:style-name="gr5" draw:text-style-name="P4" draw:layer="layout" svg:x1="1.125cm" svg:y1="1.75cm" svg:x2="0.75cm" svg:y2="2.125cm">
            <text:p/>
          </draw:line>
          <draw:line draw:style-name="gr5" draw:text-style-name="P4" draw:layer="layout" svg:x1="1.375cm" svg:y1="1.75cm" svg:x2="1cm" svg:y2="2.125cm">
            <text:p/>
          </draw:line>
          <draw:line draw:style-name="gr5" draw:text-style-name="P4" draw:layer="layout" svg:x1="1.625cm" svg:y1="1.75cm" svg:x2="1.25cm" svg:y2="2.125cm">
            <text:p/>
          </draw:line>
          <draw:line draw:style-name="gr5" draw:text-style-name="P4" draw:layer="layout" svg:x1="1.875cm" svg:y1="1.75cm" svg:x2="1.5cm" svg:y2="2.125cm">
            <text:p/>
          </draw:line>
          <draw:line draw:style-name="gr5" draw:text-style-name="P4" draw:layer="layout" svg:x1="1.875cm" svg:y1="2cm" svg:x2="1.5cm" svg:y2="2.375cm">
            <text:p/>
          </draw:line>
          <draw:line draw:style-name="gr5" draw:text-style-name="P4" draw:layer="layout" svg:x1="1.875cm" svg:y1="2.25cm" svg:x2="1.5cm" svg:y2="2.625cm">
            <text:p/>
          </draw:line>
          <draw:line draw:style-name="gr5" draw:text-style-name="P4" draw:layer="layout" svg:x1="1.875cm" svg:y1="2.5cm" svg:x2="1.5cm" svg:y2="2.875cm">
            <text:p/>
          </draw:line>
          <draw:line draw:style-name="gr5" draw:text-style-name="P4" draw:layer="layout" svg:x1="1.875cm" svg:y1="2.5cm" svg:x2="1.875cm" svg:y2="1.75cm">
            <text:p/>
          </draw:line>
          <draw:line draw:style-name="gr5" draw:text-style-name="P4" draw:layer="layout" svg:x1="1.75cm" svg:y1="2.625cm" svg:x2="1.75cm" svg:y2="1.875cm">
            <text:p/>
          </draw:line>
          <draw:line draw:style-name="gr5" draw:text-style-name="P4" draw:layer="layout" svg:x1="1.625cm" svg:y1="2.75cm" svg:x2="1.625cm" svg:y2="2cm">
            <text:p/>
          </draw:line>
          <draw:line draw:style-name="gr5" draw:text-style-name="P4" draw:layer="layout" svg:x1="1.75cm" svg:y1="1.875cm" svg:x2="0.999cm" svg:y2="1.874cm">
            <text:p/>
          </draw:line>
          <draw:line draw:style-name="gr5" draw:text-style-name="P4" draw:layer="layout" svg:x1="1.877cm" svg:y1="1.752cm" svg:x2="1.126cm" svg:y2="1.751cm">
            <text:p/>
          </draw:line>
          <draw:line draw:style-name="gr5" draw:text-style-name="P4" draw:layer="layout" svg:x1="1.625cm" svg:y1="2cm" svg:x2="0.874cm" svg:y2="1.999cm">
            <text:p/>
          </draw:line>
        </draw:g>
        <draw:line draw:style-name="gr6" draw:text-style-name="P4" draw:layer="layout" svg:x1="1.5cm" svg:y1="1.75cm" svg:x2="1.125cm" svg:y2="2.125cm">
          <text:p/>
        </draw:line>
        <draw:frame draw:style-name="gr7" draw:text-style-name="P3" draw:layer="layout" svg:width="0.166cm" svg:height="0.166cm" svg:x="5.543cm" svg:y="20.779cm">
          <draw:image xlink:href="Pictures/100000000000001300000013818DE47865ADB55F.png" xlink:type="simple" xlink:show="embed" xlink:actuate="onLoad" loext:mime-type="image/png">
            <text:p/>
          </draw:image>
        </draw:frame>
        <draw:frame draw:style-name="gr7" draw:text-style-name="P3" draw:layer="layout" svg:width="0.166cm" svg:height="0.166cm" svg:x="5.543cm" svg:y="20.446cm">
          <draw:image xlink:href="Pictures/100000000000001300000013818DE47865ADB55F.png" xlink:type="simple" xlink:show="embed" xlink:actuate="onLoad" loext:mime-type="image/png">
            <text:p/>
          </draw:image>
        </draw:frame>
        <draw:frame draw:style-name="gr7" draw:text-style-name="P3" draw:layer="layout" svg:width="0.29cm" svg:height="0.291cm" svg:x="7.21cm" svg:y="21.586cm">
          <draw:image xlink:href="Pictures/100000000000001300000013818DE47865ADB55F.png" xlink:type="simple" xlink:show="embed" xlink:actuate="onLoad" loext:mime-type="image/png">
            <text:p/>
          </draw:image>
        </draw:frame>
        <draw:frame draw:style-name="gr7" draw:text-style-name="P3" draw:layer="layout" svg:width="0.166cm" svg:height="0.166cm" svg:x="4.126cm" svg:y="20.612cm">
          <draw:image xlink:href="Pictures/100000000000001300000013818DE47865ADB55F.png" xlink:type="simple" xlink:show="embed" xlink:actuate="onLoad" loext:mime-type="image/png">
            <text:p/>
          </draw:image>
        </draw:frame>
        <draw:frame draw:style-name="gr7" draw:text-style-name="P3" draw:layer="layout" svg:width="0.166cm" svg:height="0.166cm" svg:x="4.292cm" svg:y="20.446cm">
          <draw:image xlink:href="Pictures/100000000000001300000013818DE47865ADB55F.png" xlink:type="simple" xlink:show="embed" xlink:actuate="onLoad" loext:mime-type="image/png">
            <text:p/>
          </draw:image>
        </draw:frame>
        <draw:frame draw:style-name="gr8" draw:text-style-name="P5" draw:layer="layout" svg:width="1.394cm" svg:height="0.339cm" svg:x="15.125cm" svg:y="27.5cm">
          <draw:text-box>
            <text:p><text:span text:style-name="T9">A10 U’ A10 U</text:span></text:p>
          </draw:text-box>
        </draw:frame>
        <draw:frame draw:style-name="gr8" draw:text-style-name="P5" draw:layer="layout" svg:width="1.394cm" svg:height="0.339cm" svg:x="10cm" svg:y="27.5cm">
          <draw:text-box>
            <text:p><text:span text:style-name="T9">A10 U A10 U’</text:span></text:p>
          </draw:text-box>
        </draw:frame>
        <draw:custom-shape draw:style-name="gr9" draw:text-style-name="P6" draw:layer="layout" svg:width="0.5cm" svg:height="0.5cm" draw:transform="rotate (-1.5707963267949) translate (10.001cm 18.249cm)">
          <text:p/>
          <draw:enhanced-geometry svg:viewBox="0 0 21600 21600" draw:type="rectangle" draw:enhanced-path="M 0 0 L 21600 0 21600 21600 0 21600 0 0 Z N"/>
        </draw:custom-shape>
        <draw:frame draw:style-name="gr10" draw:text-style-name="P7" draw:layer="layout" svg:width="7.375cm" svg:height="0.745cm" svg:x="0.5cm" svg:y="15.081cm">
          <draw:text-box>
            <text:p><text:span text:style-name="T10">F2L 1) Insert corner of 1</text:span><text:span text:style-name="T11">st</text:span><text:span text:style-name="T10"> layer into correct slot, oriented correctly.</text:span></text:p>
          </draw:text-box>
        </draw:frame>
        <draw:line draw:style-name="gr11" draw:text-style-name="P4" draw:layer="layout" svg:x1="1.714cm" svg:y1="16.706cm" svg:x2="1.714cm" svg:y2="16.206cm">
          <text:p/>
        </draw:line>
        <draw:line draw:style-name="gr12" draw:text-style-name="P4" draw:layer="layout" svg:x1="1.714cm" svg:y1="16.206cm" svg:x2="2.214cm" svg:y2="15.706cm">
          <text:p/>
        </draw:line>
        <draw:ellipse draw:style-name="gr13" draw:text-style-name="P8" draw:layer="layout" svg:width="0.504cm" svg:height="0.332cm" draw:transform="rotate (-3.14159265358979) translate (15cm 18.417cm)" draw:kind="arc" draw:start-angle="359.82" draw:end-angle="180.36">
          <text:p/>
        </draw:ellipse>
        <draw:line draw:style-name="gr14" draw:text-style-name="P4" draw:layer="layout" svg:x1="6cm" svg:y1="20.945cm" svg:x2="6.5cm" svg:y2="20.945cm">
          <text:p/>
        </draw:line>
        <draw:line draw:style-name="gr15" draw:text-style-name="P4" draw:layer="layout" svg:x1="7cm" svg:y1="20.445cm" svg:x2="6.5cm" svg:y2="20.945cm">
          <text:p/>
        </draw:line>
        <draw:line draw:style-name="gr15" draw:text-style-name="P4" draw:layer="layout" svg:x1="7cm" svg:y1="19.945cm" svg:x2="7cm" svg:y2="20.445cm">
          <text:p/>
        </draw:line>
        <draw:line draw:style-name="gr16" draw:text-style-name="P4" draw:layer="layout" svg:x1="7.5cm" svg:y1="20.445cm" svg:x2="7cm" svg:y2="19.945cm">
          <text:p/>
        </draw:line>
        <draw:line draw:style-name="gr16" draw:text-style-name="P4" draw:layer="layout" svg:x1="7.5cm" svg:y1="20.445cm" svg:x2="7.5cm" svg:y2="20.945cm">
          <text:p/>
        </draw:line>
        <draw:line draw:style-name="gr6" draw:text-style-name="P4" draw:layer="layout" svg:x1="7.5cm" svg:y1="20.945cm" svg:x2="7cm" svg:y2="20.945cm">
          <text:p/>
        </draw:line>
        <draw:custom-shape draw:style-name="gr9" draw:text-style-name="P6" draw:layer="layout" svg:width="0.5cm" svg:height="0.5cm" draw:transform="rotate (-1.5707963267949) translate (10.001cm 18.749cm)">
          <text:p/>
          <draw:enhanced-geometry svg:viewBox="0 0 21600 21600" draw:type="rectangle" draw:enhanced-path="M 0 0 L 21600 0 21600 21600 0 21600 0 0 Z N"/>
        </draw:custom-shape>
        <draw:custom-shape draw:style-name="gr9" draw:text-style-name="P6" draw:layer="layout" svg:width="0.5cm" svg:height="0.5cm" draw:transform="rotate (-1.5707963267949) translate (9.501cm 18.749cm)">
          <text:p/>
          <draw:enhanced-geometry svg:viewBox="0 0 21600 21600" draw:type="rectangle" draw:enhanced-path="M 0 0 L 21600 0 21600 21600 0 21600 0 0 Z N"/>
        </draw:custom-shape>
        <draw:frame draw:style-name="gr7" draw:text-style-name="P3" draw:layer="layout" svg:width="0.499cm" svg:height="0.499cm" draw:transform="rotate (-1.5707963267949) translate (9.5cm 18.25cm)">
          <draw:image xlink:href="Pictures/100000000000001300000013818DE47865ADB55F.png" xlink:type="simple" xlink:show="embed" xlink:actuate="onLoad" loext:mime-type="image/png">
            <text:p/>
          </draw:image>
        </draw:frame>
        <draw:frame draw:style-name="gr7" draw:text-style-name="P3" draw:layer="layout" svg:width="0.499cm" svg:height="0.499cm" draw:transform="rotate (-1.5707963267949) translate (9.001cm 18.251cm)">
          <draw:image xlink:href="Pictures/100000000000001300000013818DE47865ADB55F.png" xlink:type="simple" xlink:show="embed" xlink:actuate="onLoad" loext:mime-type="image/png">
            <text:p/>
          </draw:image>
        </draw:frame>
        <draw:frame draw:style-name="gr7" draw:text-style-name="P3" draw:layer="layout" svg:width="0.499cm" svg:height="0.499cm" draw:transform="rotate (-1.5707963267949) translate (9.5cm 17.75cm)">
          <draw:image xlink:href="Pictures/100000000000001300000013818DE47865ADB55F.png" xlink:type="simple" xlink:show="embed" xlink:actuate="onLoad" loext:mime-type="image/png">
            <text:p/>
          </draw:image>
        </draw:frame>
        <draw:g>
          <draw:custom-shape draw:style-name="gr17" draw:text-style-name="P3" draw:layer="layout" svg:width="1.5cm" svg:height="1.5cm" draw:transform="rotate (-1.5707963267949) translate (10.001cm 17.749cm)">
            <text:p/>
            <draw:enhanced-geometry svg:viewBox="0 0 21600 21600" draw:type="rectangle" draw:enhanced-path="M 0 0 L 21600 0 21600 21600 0 21600 0 0 Z N"/>
          </draw:custom-shape>
          <draw:line draw:style-name="gr18" draw:text-style-name="P4" draw:layer="layout" svg:x1="10.001cm" svg:y1="18.249cm" svg:x2="8.501cm" svg:y2="18.249cm">
            <text:p/>
          </draw:line>
          <draw:line draw:style-name="gr18" draw:text-style-name="P4" draw:layer="layout" svg:x1="9.501cm" svg:y1="17.749cm" svg:x2="9.501cm" svg:y2="19.249cm">
            <text:p/>
          </draw:line>
          <draw:line draw:style-name="gr18" draw:text-style-name="P4" draw:layer="layout" svg:x1="9.001cm" svg:y1="17.749cm" svg:x2="9.001cm" svg:y2="19.249cm">
            <text:p/>
          </draw:line>
          <draw:line draw:style-name="gr18" draw:text-style-name="P4" draw:layer="layout" svg:x1="8.501cm" svg:y1="18.749cm" svg:x2="10.001cm" svg:y2="18.749cm">
            <text:p/>
          </draw:line>
        </draw:g>
        <draw:line draw:style-name="gr19" draw:text-style-name="P4" draw:layer="layout" svg:x1="8.501cm" svg:y1="17.749cm" svg:x2="8.501cm" svg:y2="18.251cm">
          <text:p/>
        </draw:line>
        <draw:line draw:style-name="gr19" draw:text-style-name="P4" draw:layer="layout" svg:x1="9.501cm" svg:y1="17.749cm" svg:x2="10.001cm" svg:y2="17.751cm">
          <text:p/>
        </draw:line>
        <draw:line draw:style-name="gr19" draw:text-style-name="P4" draw:layer="layout" svg:x1="8.501cm" svg:y1="19.249cm" svg:x2="9.001cm" svg:y2="19.251cm">
          <text:p/>
        </draw:line>
        <draw:g>
          <draw:custom-shape draw:style-name="gr20" draw:text-style-name="P6" draw:layer="layout" svg:width="0.5cm" svg:height="0.5cm" draw:transform="rotate (1.5707963267949) translate (8.5cm 16.75cm)">
            <text:p/>
            <draw:enhanced-geometry svg:viewBox="0 0 21600 21600" draw:mirror-horizontal="false" draw:mirror-vertical="true" draw:type="rectangle" draw:enhanced-path="M 0 0 L 21600 0 21600 21600 0 21600 0 0 Z N"/>
          </draw:custom-shape>
          <draw:custom-shape draw:style-name="gr20" draw:text-style-name="P6" draw:layer="layout" svg:width="0.5cm" svg:height="0.5cm" draw:transform="rotate (1.5707963267949) translate (8.5cm 17.25cm)">
            <text:p/>
            <draw:enhanced-geometry svg:viewBox="0 0 21600 21600" draw:mirror-horizontal="false" draw:mirror-vertical="true" draw:type="rectangle" draw:enhanced-path="M 0 0 L 21600 0 21600 21600 0 21600 0 0 Z N"/>
          </draw:custom-shape>
          <draw:custom-shape draw:style-name="gr20" draw:text-style-name="P6" draw:layer="layout" svg:width="0.5cm" svg:height="0.5cm" draw:transform="rotate (1.5707963267949) translate (9cm 17.25cm)">
            <text:p/>
            <draw:enhanced-geometry svg:viewBox="0 0 21600 21600" draw:mirror-horizontal="false" draw:mirror-vertical="true" draw:type="rectangle" draw:enhanced-path="M 0 0 L 21600 0 21600 21600 0 21600 0 0 Z N"/>
          </draw:custom-shape>
          <draw:frame draw:style-name="gr21" draw:text-style-name="P3" draw:layer="layout" svg:width="0.499cm" svg:height="0.499cm" draw:transform="rotate (1.5707963267949) translate (9.001cm 16.75cm)">
            <draw:image xlink:href="Pictures/100000000000001300000013818DE47865ADB55F.png" xlink:type="simple" xlink:show="embed" xlink:actuate="onLoad" loext:mime-type="image/png">
              <text:p/>
            </draw:image>
          </draw:frame>
          <draw:frame draw:style-name="gr21" draw:text-style-name="P3" draw:layer="layout" svg:width="0.499cm" svg:height="0.499cm" draw:transform="rotate (1.5707963267949) translate (9.5cm 16.751cm)">
            <draw:image xlink:href="Pictures/100000000000001300000013818DE47865ADB55F.png" xlink:type="simple" xlink:show="embed" xlink:actuate="onLoad" loext:mime-type="image/png">
              <text:p/>
            </draw:image>
          </draw:frame>
          <draw:frame draw:style-name="gr21" draw:text-style-name="P3" draw:layer="layout" svg:width="0.499cm" svg:height="0.499cm" draw:transform="rotate (1.5707963267949) translate (9.001cm 16.25cm)">
            <draw:image xlink:href="Pictures/100000000000001300000013818DE47865ADB55F.png" xlink:type="simple" xlink:show="embed" xlink:actuate="onLoad" loext:mime-type="image/png">
              <text:p/>
            </draw:image>
          </draw:frame>
          <draw:g>
            <draw:custom-shape draw:style-name="gr22" draw:text-style-name="P3" draw:layer="layout" svg:width="1.5cm" svg:height="1.5cm" draw:transform="rotate (1.5707963267949) translate (8.5cm 17.25cm)">
              <text:p/>
              <draw:enhanced-geometry svg:viewBox="0 0 21600 21600" draw:mirror-horizontal="false" draw:mirror-vertical="true" draw:type="rectangle" draw:enhanced-path="M 0 0 L 21600 0 21600 21600 0 21600 0 0 Z N"/>
            </draw:custom-shape>
            <draw:line draw:style-name="gr23" draw:text-style-name="P4" draw:layer="layout" svg:x1="8.5cm" svg:y1="16.25cm" svg:x2="10cm" svg:y2="16.25cm">
              <text:p/>
            </draw:line>
            <draw:line draw:style-name="gr23" draw:text-style-name="P4" draw:layer="layout" svg:x1="9cm" svg:y1="15.75cm" svg:x2="9cm" svg:y2="17.25cm">
              <text:p/>
            </draw:line>
            <draw:line draw:style-name="gr23" draw:text-style-name="P4" draw:layer="layout" svg:x1="9.5cm" svg:y1="15.75cm" svg:x2="9.5cm" svg:y2="17.25cm">
              <text:p/>
            </draw:line>
            <draw:line draw:style-name="gr23" draw:text-style-name="P4" draw:layer="layout" svg:x1="10cm" svg:y1="16.75cm" svg:x2="8.5cm" svg:y2="16.75cm">
              <text:p/>
            </draw:line>
          </draw:g>
          <draw:line draw:style-name="gr24" draw:text-style-name="P4" draw:layer="layout" svg:x1="10cm" svg:y1="15.75cm" svg:x2="10cm" svg:y2="16.252cm">
            <text:p/>
          </draw:line>
          <draw:line draw:style-name="gr24" draw:text-style-name="P4" draw:layer="layout" svg:x1="9cm" svg:y1="15.75cm" svg:x2="8.5cm" svg:y2="15.752cm">
            <text:p/>
          </draw:line>
          <draw:line draw:style-name="gr24" draw:text-style-name="P4" draw:layer="layout" svg:x1="10cm" svg:y1="17.248cm" svg:x2="9.5cm" svg:y2="17.25cm">
            <text:p/>
          </draw:line>
        </draw:g>
        <draw:line draw:style-name="gr25" draw:text-style-name="P4" draw:layer="layout" svg:x1="10cm" svg:y1="17.25cm" svg:x2="10.5cm" svg:y2="16.75cm">
          <text:p/>
        </draw:line>
        <draw:line draw:style-name="gr15" draw:text-style-name="P4" draw:layer="layout" svg:x1="10.5cm" svg:y1="16.25cm" svg:x2="10.5cm" svg:y2="16.75cm">
          <text:p/>
        </draw:line>
        <draw:line draw:style-name="gr15" draw:text-style-name="P4" draw:layer="layout" svg:x1="11cm" svg:y1="16.25cm" svg:x2="11.5cm" svg:y2="15.75cm">
          <text:p/>
        </draw:line>
        <draw:line draw:style-name="gr26" draw:text-style-name="P4" draw:layer="layout" svg:x1="11.5cm" svg:y1="15.75cm" svg:x2="11.5cm" svg:y2="16.25cm">
          <text:p/>
        </draw:line>
        <draw:custom-shape draw:style-name="gr9" draw:text-style-name="P6" draw:layer="layout" svg:width="0.5cm" svg:height="0.5cm" draw:transform="rotate (1.5707963267949) translate (12.5cm 16.75cm)">
          <text:p/>
          <draw:enhanced-geometry svg:viewBox="0 0 21600 21600" draw:mirror-horizontal="false" draw:mirror-vertical="true" draw:type="rectangle" draw:enhanced-path="M 0 0 L 21600 0 21600 21600 0 21600 0 0 Z N"/>
        </draw:custom-shape>
        <draw:custom-shape draw:style-name="gr9" draw:text-style-name="P6" draw:layer="layout" svg:width="0.5cm" svg:height="0.5cm" draw:transform="rotate (1.5707963267949) translate (13cm 17.25cm)">
          <text:p/>
          <draw:enhanced-geometry svg:viewBox="0 0 21600 21600" draw:mirror-horizontal="false" draw:mirror-vertical="true" draw:type="rectangle" draw:enhanced-path="M 0 0 L 21600 0 21600 21600 0 21600 0 0 Z N"/>
        </draw:custom-shape>
        <draw:frame draw:style-name="gr27" draw:text-style-name="P3" draw:layer="layout" svg:width="0.499cm" svg:height="0.499cm" draw:transform="rotate (1.5707963267949) translate (13.001cm 16.75cm)">
          <draw:image xlink:href="Pictures/100000000000001300000013818DE47865ADB55F.png" xlink:type="simple" xlink:show="embed" xlink:actuate="onLoad" loext:mime-type="image/png">
            <text:p/>
          </draw:image>
        </draw:frame>
        <draw:frame draw:style-name="gr27" draw:text-style-name="P3" draw:layer="layout" svg:width="0.499cm" svg:height="0.499cm" draw:transform="rotate (1.5707963267949) translate (13.5cm 16.751cm)">
          <draw:image xlink:href="Pictures/100000000000001300000013818DE47865ADB55F.png" xlink:type="simple" xlink:show="embed" xlink:actuate="onLoad" loext:mime-type="image/png">
            <text:p/>
          </draw:image>
        </draw:frame>
        <draw:frame draw:style-name="gr27" draw:text-style-name="P3" draw:layer="layout" svg:width="0.499cm" svg:height="0.499cm" draw:transform="rotate (1.5707963267949) translate (13.001cm 16.25cm)">
          <draw:image xlink:href="Pictures/100000000000001300000013818DE47865ADB55F.png" xlink:type="simple" xlink:show="embed" xlink:actuate="onLoad" loext:mime-type="image/png">
            <text:p/>
          </draw:image>
        </draw:frame>
        <draw:g>
          <draw:custom-shape draw:style-name="gr17" draw:text-style-name="P3" draw:layer="layout" svg:width="1.5cm" svg:height="1.5cm" draw:transform="rotate (1.5707963267949) translate (12.5cm 17.25cm)">
            <text:p/>
            <draw:enhanced-geometry svg:viewBox="0 0 21600 21600" draw:mirror-horizontal="false" draw:mirror-vertical="true" draw:type="rectangle" draw:enhanced-path="M 0 0 L 21600 0 21600 21600 0 21600 0 0 Z N"/>
          </draw:custom-shape>
          <draw:line draw:style-name="gr18" draw:text-style-name="P4" draw:layer="layout" svg:x1="12.5cm" svg:y1="16.25cm" svg:x2="14cm" svg:y2="16.25cm">
            <text:p/>
          </draw:line>
          <draw:line draw:style-name="gr18" draw:text-style-name="P4" draw:layer="layout" svg:x1="13cm" svg:y1="15.75cm" svg:x2="13cm" svg:y2="17.25cm">
            <text:p/>
          </draw:line>
          <draw:line draw:style-name="gr18" draw:text-style-name="P4" draw:layer="layout" svg:x1="13.5cm" svg:y1="15.75cm" svg:x2="13.5cm" svg:y2="17.25cm">
            <text:p/>
          </draw:line>
          <draw:line draw:style-name="gr18" draw:text-style-name="P4" draw:layer="layout" svg:x1="14cm" svg:y1="16.75cm" svg:x2="12.5cm" svg:y2="16.75cm">
            <text:p/>
          </draw:line>
        </draw:g>
        <draw:line draw:style-name="gr19" draw:text-style-name="P4" draw:layer="layout" svg:x1="14cm" svg:y1="15.75cm" svg:x2="13.5cm" svg:y2="15.75cm">
          <text:p/>
        </draw:line>
        <draw:line draw:style-name="gr19" draw:text-style-name="P4" draw:layer="layout" svg:x1="13cm" svg:y1="15.75cm" svg:x2="12.5cm" svg:y2="15.752cm">
          <text:p/>
        </draw:line>
        <draw:line draw:style-name="gr19" draw:text-style-name="P4" draw:layer="layout" svg:x1="13cm" svg:y1="17.248cm" svg:x2="12.5cm" svg:y2="17.25cm">
          <text:p/>
        </draw:line>
        <draw:line draw:style-name="gr19" draw:text-style-name="P4" draw:layer="layout" svg:x1="14cm" svg:y1="17.25cm" svg:x2="13.5cm" svg:y2="17.25cm">
          <text:p/>
        </draw:line>
        <draw:custom-shape draw:style-name="gr9" draw:text-style-name="P6" draw:layer="layout" svg:width="0.5cm" svg:height="0.5cm" draw:transform="rotate (1.5707963267949) translate (16.5cm 16.75cm)">
          <text:p/>
          <draw:enhanced-geometry svg:viewBox="0 0 21600 21600" draw:mirror-horizontal="false" draw:mirror-vertical="true" draw:type="rectangle" draw:enhanced-path="M 0 0 L 21600 0 21600 21600 0 21600 0 0 Z N"/>
        </draw:custom-shape>
        <draw:custom-shape draw:style-name="gr9" draw:text-style-name="P6" draw:layer="layout" svg:width="0.5cm" svg:height="0.5cm" draw:transform="rotate (1.5707963267949) translate (17cm 17.25cm)">
          <text:p/>
          <draw:enhanced-geometry svg:viewBox="0 0 21600 21600" draw:mirror-horizontal="false" draw:mirror-vertical="true" draw:type="rectangle" draw:enhanced-path="M 0 0 L 21600 0 21600 21600 0 21600 0 0 Z N"/>
        </draw:custom-shape>
        <draw:frame draw:style-name="gr27" draw:text-style-name="P3" draw:layer="layout" svg:width="0.499cm" svg:height="0.499cm" draw:transform="rotate (1.5707963267949) translate (17.001cm 16.75cm)">
          <draw:image xlink:href="Pictures/100000000000001300000013818DE47865ADB55F.png" xlink:type="simple" xlink:show="embed" xlink:actuate="onLoad" loext:mime-type="image/png">
            <text:p/>
          </draw:image>
        </draw:frame>
        <draw:frame draw:style-name="gr27" draw:text-style-name="P3" draw:layer="layout" svg:width="0.499cm" svg:height="0.499cm" draw:transform="rotate (1.5707963267949) translate (17.5cm 16.751cm)">
          <draw:image xlink:href="Pictures/100000000000001300000013818DE47865ADB55F.png" xlink:type="simple" xlink:show="embed" xlink:actuate="onLoad" loext:mime-type="image/png">
            <text:p/>
          </draw:image>
        </draw:frame>
        <draw:frame draw:style-name="gr27" draw:text-style-name="P3" draw:layer="layout" svg:width="0.499cm" svg:height="0.499cm" draw:transform="rotate (1.5707963267949) translate (17.001cm 16.25cm)">
          <draw:image xlink:href="Pictures/100000000000001300000013818DE47865ADB55F.png" xlink:type="simple" xlink:show="embed" xlink:actuate="onLoad" loext:mime-type="image/png">
            <text:p/>
          </draw:image>
        </draw:frame>
        <draw:g>
          <draw:custom-shape draw:style-name="gr17" draw:text-style-name="P3" draw:layer="layout" svg:width="1.5cm" svg:height="1.5cm" draw:transform="rotate (1.5707963267949) translate (16.5cm 17.25cm)">
            <text:p/>
            <draw:enhanced-geometry svg:viewBox="0 0 21600 21600" draw:mirror-horizontal="false" draw:mirror-vertical="true" draw:type="rectangle" draw:enhanced-path="M 0 0 L 21600 0 21600 21600 0 21600 0 0 Z N"/>
          </draw:custom-shape>
          <draw:line draw:style-name="gr18" draw:text-style-name="P4" draw:layer="layout" svg:x1="16.5cm" svg:y1="16.25cm" svg:x2="18cm" svg:y2="16.25cm">
            <text:p/>
          </draw:line>
          <draw:line draw:style-name="gr18" draw:text-style-name="P4" draw:layer="layout" svg:x1="17cm" svg:y1="15.75cm" svg:x2="17cm" svg:y2="17.25cm">
            <text:p/>
          </draw:line>
          <draw:line draw:style-name="gr18" draw:text-style-name="P4" draw:layer="layout" svg:x1="17.5cm" svg:y1="15.75cm" svg:x2="17.5cm" svg:y2="17.25cm">
            <text:p/>
          </draw:line>
          <draw:line draw:style-name="gr18" draw:text-style-name="P4" draw:layer="layout" svg:x1="18cm" svg:y1="16.75cm" svg:x2="16.5cm" svg:y2="16.75cm">
            <text:p/>
          </draw:line>
        </draw:g>
        <draw:line draw:style-name="gr19" draw:text-style-name="P4" draw:layer="layout" svg:x1="18cm" svg:y1="15.75cm" svg:x2="17.5cm" svg:y2="15.75cm">
          <text:p/>
        </draw:line>
        <draw:line draw:style-name="gr19" draw:text-style-name="P4" draw:layer="layout" svg:x1="16.5cm" svg:y1="16.25cm" svg:x2="16.5cm" svg:y2="15.752cm">
          <text:p/>
        </draw:line>
        <draw:line draw:style-name="gr19" draw:text-style-name="P4" draw:layer="layout" svg:x1="16.5cm" svg:y1="16.75cm" svg:x2="16.5cm" svg:y2="17.25cm">
          <text:p/>
        </draw:line>
        <draw:line draw:style-name="gr19" draw:text-style-name="P4" draw:layer="layout" svg:x1="18cm" svg:y1="17.25cm" svg:x2="17.5cm" svg:y2="17.25cm">
          <text:p/>
        </draw:line>
        <draw:frame draw:style-name="gr28" draw:text-style-name="P7" draw:layer="layout" svg:width="7.5cm" svg:height="0.419cm" svg:x="0.5cm" svg:y="18.081cm">
          <draw:text-box>
            <text:p><text:span text:style-name="T10">F2L 2) Build pair in top layer.</text:span></text:p>
          </draw:text-box>
        </draw:frame>
        <draw:frame draw:style-name="gr29" draw:text-style-name="P7" draw:layer="layout" svg:width="3.125cm" svg:height="1.055cm" svg:x="0.5cm" svg:y="20.125cm">
          <draw:text-box>
            <text:p><text:span text:style-name="T10">OLL 1) Build yellow cross ignoring side color.</text:span></text:p>
          </draw:text-box>
        </draw:frame>
        <draw:frame draw:style-name="gr28" draw:text-style-name="P7" draw:layer="layout" svg:width="8.625cm" svg:height="0.419cm" svg:x="8cm" svg:y="15.331cm">
          <draw:text-box>
            <text:p><text:span text:style-name="T10">2) Let all yellow stickers face upwards.</text:span></text:p>
          </draw:text-box>
        </draw:frame>
        <draw:frame draw:style-name="gr29" draw:text-style-name="P7" draw:layer="layout" svg:width="7.25cm" svg:height="1.055cm" svg:x="0.5cm" svg:y="13.945cm">
          <draw:text-box>
            <text:p><text:span text:style-name="T10">Build white cross.</text:span></text:p>
            <text:p><text:span text:style-name="T10"><text:s text:c="2"/></text:span><text:span text:style-name="T10">a) Build daisy, ignoring side colors.</text:span></text:p>
            <text:p><text:span text:style-name="T10"><text:s text:c="2"/></text:span><text:span text:style-name="T10">b) Actually build white cross, respecting side colors.</text:span></text:p>
          </draw:text-box>
        </draw:frame>
        <draw:custom-shape draw:style-name="gr9" draw:text-style-name="P6" draw:layer="layout" svg:width="0.5cm" svg:height="0.5cm" draw:transform="rotate (-3.14159265358979) translate (13.5cm 20.25cm)">
          <text:p/>
          <draw:enhanced-geometry svg:viewBox="0 0 21600 21600" draw:mirror-horizontal="false" draw:mirror-vertical="true" draw:type="rectangle" draw:enhanced-path="M 0 0 L 21600 0 21600 21600 0 21600 0 0 Z N"/>
        </draw:custom-shape>
        <draw:custom-shape draw:style-name="gr9" draw:text-style-name="P6" draw:layer="layout" svg:width="0.5cm" svg:height="0.5cm" draw:transform="rotate (-3.14159265358979) translate (13cm 20.75cm)">
          <text:p/>
          <draw:enhanced-geometry svg:viewBox="0 0 21600 21600" draw:mirror-horizontal="false" draw:mirror-vertical="true" draw:type="rectangle" draw:enhanced-path="M 0 0 L 21600 0 21600 21600 0 21600 0 0 Z N"/>
        </draw:custom-shape>
        <draw:frame draw:style-name="gr27" draw:text-style-name="P3" draw:layer="layout" svg:width="0.499cm" svg:height="0.499cm" svg:x="13cm" svg:y="20.251cm">
          <draw:image xlink:href="Pictures/100000000000001300000013818DE47865ADB55F.png" xlink:type="simple" xlink:show="embed" xlink:actuate="onLoad" loext:mime-type="image/png">
            <text:p/>
          </draw:image>
        </draw:frame>
        <draw:frame draw:style-name="gr27" draw:text-style-name="P3" draw:layer="layout" svg:width="0.499cm" svg:height="0.499cm" svg:x="12.999cm" svg:y="20.75cm">
          <draw:image xlink:href="Pictures/100000000000001300000013818DE47865ADB55F.png" xlink:type="simple" xlink:show="embed" xlink:actuate="onLoad" loext:mime-type="image/png">
            <text:p/>
          </draw:image>
        </draw:frame>
        <draw:frame draw:style-name="gr27" draw:text-style-name="P3" draw:layer="layout" svg:width="0.499cm" svg:height="0.499cm" svg:x="13.5cm" svg:y="20.251cm">
          <draw:image xlink:href="Pictures/100000000000001300000013818DE47865ADB55F.png" xlink:type="simple" xlink:show="embed" xlink:actuate="onLoad" loext:mime-type="image/png">
            <text:p/>
          </draw:image>
        </draw:frame>
        <draw:line draw:style-name="gr19" draw:text-style-name="P4" draw:layer="layout" svg:x1="13.502cm" svg:y1="21.25cm" svg:x2="14cm" svg:y2="21.25cm">
          <text:p/>
        </draw:line>
        <draw:line draw:style-name="gr19" draw:text-style-name="P4" draw:layer="layout" svg:x1="13cm" svg:y1="21.25cm" svg:x2="12.5cm" svg:y2="21.25cm">
          <text:p/>
        </draw:line>
        <draw:frame draw:style-name="gr27" draw:text-style-name="P3" draw:layer="layout" svg:width="0.499cm" svg:height="0.499cm" svg:x="13.499cm" svg:y="19.751cm">
          <draw:image xlink:href="Pictures/100000000000001300000013818DE47865ADB55F.png" xlink:type="simple" xlink:show="embed" xlink:actuate="onLoad" loext:mime-type="image/png">
            <text:p/>
          </draw:image>
        </draw:frame>
        <draw:custom-shape draw:style-name="gr9" draw:text-style-name="P6" draw:layer="layout" svg:width="0.5cm" svg:height="0.5cm" draw:transform="rotate (-3.14159265358979) translate (13cm 20.25cm)">
          <text:p/>
          <draw:enhanced-geometry svg:viewBox="0 0 21600 21600" draw:mirror-horizontal="false" draw:mirror-vertical="true" draw:type="rectangle" draw:enhanced-path="M 0 0 L 21600 0 21600 21600 0 21600 0 0 Z N"/>
        </draw:custom-shape>
        <draw:custom-shape draw:style-name="gr9" draw:text-style-name="P6" draw:layer="layout" svg:width="0.5cm" svg:height="0.5cm" draw:transform="rotate (-1.5707963267949) translate (18cm 18.25cm)">
          <text:p/>
          <draw:enhanced-geometry svg:viewBox="0 0 21600 21600" draw:mirror-horizontal="false" draw:mirror-vertical="true" draw:type="rectangle" draw:enhanced-path="M 0 0 L 21600 0 21600 21600 0 21600 0 0 Z N"/>
        </draw:custom-shape>
        <draw:custom-shape draw:style-name="gr9" draw:text-style-name="P6" draw:layer="layout" svg:width="0.5cm" svg:height="0.5cm" draw:transform="rotate (-1.5707963267949) translate (17.5cm 17.75cm)">
          <text:p/>
          <draw:enhanced-geometry svg:viewBox="0 0 21600 21600" draw:mirror-horizontal="false" draw:mirror-vertical="true" draw:type="rectangle" draw:enhanced-path="M 0 0 L 21600 0 21600 21600 0 21600 0 0 Z N"/>
        </draw:custom-shape>
        <draw:frame draw:style-name="gr27" draw:text-style-name="P3" draw:layer="layout" svg:width="0.499cm" svg:height="0.499cm" draw:transform="rotate (-1.5707963267949) translate (17.499cm 18.25cm)">
          <draw:image xlink:href="Pictures/100000000000001300000013818DE47865ADB55F.png" xlink:type="simple" xlink:show="embed" xlink:actuate="onLoad" loext:mime-type="image/png">
            <text:p/>
          </draw:image>
        </draw:frame>
        <draw:frame draw:style-name="gr27" draw:text-style-name="P3" draw:layer="layout" svg:width="0.499cm" svg:height="0.499cm" draw:transform="rotate (-1.5707963267949) translate (17cm 18.249cm)">
          <draw:image xlink:href="Pictures/100000000000001300000013818DE47865ADB55F.png" xlink:type="simple" xlink:show="embed" xlink:actuate="onLoad" loext:mime-type="image/png">
            <text:p/>
          </draw:image>
        </draw:frame>
        <draw:frame draw:style-name="gr27" draw:text-style-name="P3" draw:layer="layout" svg:width="0.499cm" svg:height="0.499cm" draw:transform="rotate (-1.5707963267949) translate (17.499cm 18.75cm)">
          <draw:image xlink:href="Pictures/100000000000001300000013818DE47865ADB55F.png" xlink:type="simple" xlink:show="embed" xlink:actuate="onLoad" loext:mime-type="image/png">
            <text:p/>
          </draw:image>
        </draw:frame>
        <draw:line draw:style-name="gr19" draw:text-style-name="P4" draw:layer="layout" svg:x1="17cm" svg:y1="19.25cm" svg:x2="16.5cm" svg:y2="19.25cm">
          <text:p/>
        </draw:line>
        <draw:line draw:style-name="gr19" draw:text-style-name="P4" draw:layer="layout" svg:x1="17cm" svg:y1="17.75cm" svg:x2="16.5cm" svg:y2="17.75cm">
          <text:p/>
        </draw:line>
        <draw:frame draw:style-name="gr27" draw:text-style-name="P3" draw:layer="layout" svg:width="0.499cm" svg:height="0.499cm" draw:transform="rotate (-1.5707963267949) translate (17.999cm 18.749cm)">
          <draw:image xlink:href="Pictures/100000000000001300000013818DE47865ADB55F.png" xlink:type="simple" xlink:show="embed" xlink:actuate="onLoad" loext:mime-type="image/png">
            <text:p/>
          </draw:image>
        </draw:frame>
        <draw:custom-shape draw:style-name="gr9" draw:text-style-name="P6" draw:layer="layout" svg:width="0.5cm" svg:height="0.5cm" draw:transform="rotate (-1.5707963267949) translate (18cm 17.75cm)">
          <text:p/>
          <draw:enhanced-geometry svg:viewBox="0 0 21600 21600" draw:mirror-horizontal="false" draw:mirror-vertical="true" draw:type="rectangle" draw:enhanced-path="M 0 0 L 21600 0 21600 21600 0 21600 0 0 Z N"/>
        </draw:custom-shape>
        <draw:custom-shape draw:style-name="gr9" draw:text-style-name="P6" draw:layer="layout" svg:width="0.5cm" svg:height="0.5cm" svg:x="13cm" svg:y="18.75cm">
          <text:p/>
          <draw:enhanced-geometry svg:viewBox="0 0 21600 21600" draw:mirror-horizontal="false" draw:mirror-vertical="true" draw:type="rectangle" draw:enhanced-path="M 0 0 L 21600 0 21600 21600 0 21600 0 0 Z N"/>
        </draw:custom-shape>
        <draw:custom-shape draw:style-name="gr9" draw:text-style-name="P6" draw:layer="layout" svg:width="0.5cm" svg:height="0.5cm" svg:x="13.5cm" svg:y="18.25cm">
          <text:p/>
          <draw:enhanced-geometry svg:viewBox="0 0 21600 21600" draw:mirror-horizontal="false" draw:mirror-vertical="true" draw:type="rectangle" draw:enhanced-path="M 0 0 L 21600 0 21600 21600 0 21600 0 0 Z N"/>
        </draw:custom-shape>
        <draw:frame draw:style-name="gr27" draw:text-style-name="P3" draw:layer="layout" svg:width="0.499cm" svg:height="0.499cm" draw:transform="rotate (-3.14159265358979) translate (13.5cm 18.749cm)">
          <draw:image xlink:href="Pictures/100000000000001300000013818DE47865ADB55F.png" xlink:type="simple" xlink:show="embed" xlink:actuate="onLoad" loext:mime-type="image/png">
            <text:p/>
          </draw:image>
        </draw:frame>
        <draw:frame draw:style-name="gr27" draw:text-style-name="P3" draw:layer="layout" svg:width="0.499cm" svg:height="0.499cm" draw:transform="rotate (-3.14159265358979) translate (13.501cm 18.25cm)">
          <draw:image xlink:href="Pictures/100000000000001300000013818DE47865ADB55F.png" xlink:type="simple" xlink:show="embed" xlink:actuate="onLoad" loext:mime-type="image/png">
            <text:p/>
          </draw:image>
        </draw:frame>
        <draw:frame draw:style-name="gr27" draw:text-style-name="P3" draw:layer="layout" svg:width="0.499cm" svg:height="0.499cm" draw:transform="rotate (-3.14159265358979) translate (13cm 18.749cm)">
          <draw:image xlink:href="Pictures/100000000000001300000013818DE47865ADB55F.png" xlink:type="simple" xlink:show="embed" xlink:actuate="onLoad" loext:mime-type="image/png">
            <text:p/>
          </draw:image>
        </draw:frame>
        <draw:line draw:style-name="gr19" draw:text-style-name="P4" draw:layer="layout" svg:x1="13cm" svg:y1="19.25cm" svg:x2="12.5cm" svg:y2="19.25cm">
          <text:p/>
        </draw:line>
        <draw:line draw:style-name="gr19" draw:text-style-name="P4" draw:layer="layout" svg:x1="14cm" svg:y1="18.25cm" svg:x2="14cm" svg:y2="17.75cm">
          <text:p/>
        </draw:line>
        <draw:frame draw:style-name="gr27" draw:text-style-name="P3" draw:layer="layout" svg:width="0.499cm" svg:height="0.499cm" draw:transform="rotate (-3.14159265358979) translate (13cm 18.25cm)">
          <draw:image xlink:href="Pictures/100000000000001300000013818DE47865ADB55F.png" xlink:type="simple" xlink:show="embed" xlink:actuate="onLoad" loext:mime-type="image/png">
            <text:p/>
          </draw:image>
        </draw:frame>
        <draw:custom-shape draw:style-name="gr9" draw:text-style-name="P6" draw:layer="layout" svg:width="0.5cm" svg:height="0.5cm" svg:x="13.5cm" svg:y="18.75cm">
          <text:p/>
          <draw:enhanced-geometry svg:viewBox="0 0 21600 21600" draw:mirror-horizontal="false" draw:mirror-vertical="true" draw:type="rectangle" draw:enhanced-path="M 0 0 L 21600 0 21600 21600 0 21600 0 0 Z N"/>
        </draw:custom-shape>
        <draw:g>
          <draw:custom-shape draw:style-name="gr17" draw:text-style-name="P3" draw:layer="layout" svg:width="1.5cm" svg:height="1.5cm" svg:x="12.5cm" svg:y="17.75cm">
            <text:p/>
            <draw:enhanced-geometry svg:viewBox="0 0 21600 21600" draw:mirror-horizontal="false" draw:mirror-vertical="true" draw:type="rectangle" draw:enhanced-path="M 0 0 L 21600 0 21600 21600 0 21600 0 0 Z N"/>
          </draw:custom-shape>
          <draw:line draw:style-name="gr18" draw:text-style-name="P4" draw:layer="layout" svg:x1="13cm" svg:y1="19.25cm" svg:x2="13cm" svg:y2="17.75cm">
            <text:p/>
          </draw:line>
          <draw:line draw:style-name="gr18" draw:text-style-name="P4" draw:layer="layout" svg:x1="12.5cm" svg:y1="18.75cm" svg:x2="14cm" svg:y2="18.75cm">
            <text:p/>
          </draw:line>
          <draw:line draw:style-name="gr18" draw:text-style-name="P4" draw:layer="layout" svg:x1="12.5cm" svg:y1="18.25cm" svg:x2="14cm" svg:y2="18.25cm">
            <text:p/>
          </draw:line>
          <draw:line draw:style-name="gr18" draw:text-style-name="P4" draw:layer="layout" svg:x1="13.5cm" svg:y1="17.75cm" svg:x2="13.5cm" svg:y2="19.25cm">
            <text:p/>
          </draw:line>
        </draw:g>
        <draw:frame draw:style-name="gr30" draw:text-style-name="P7" draw:layer="layout" svg:width="10.25cm" svg:height="0.5cm" svg:x="8cm" svg:y="22cm">
          <draw:text-box>
            <text:p><text:span text:style-name="T10">1) Permute corners. For certain cases, two iterations are required.</text:span></text:p>
          </draw:text-box>
        </draw:frame>
        <draw:line draw:style-name="gr15" draw:text-style-name="P4" draw:layer="layout" svg:x1="10.625cm" svg:y1="22.956cm" svg:x2="10.625cm" svg:y2="22.5cm">
          <text:p/>
        </draw:line>
        <draw:line draw:style-name="gr15" draw:text-style-name="P4" draw:layer="layout" svg:x1="10.125cm" svg:y1="23cm" svg:x2="10.625cm" svg:y2="22.5cm">
          <text:p/>
        </draw:line>
        <draw:line draw:style-name="gr26" draw:text-style-name="P4" draw:layer="layout" svg:x1="10.125cm" svg:y1="23cm" svg:x2="10.125cm" svg:y2="23.5cm">
          <text:p/>
        </draw:line>
        <draw:line draw:style-name="gr15" draw:text-style-name="P4" draw:layer="layout" svg:x1="10.125cm" svg:y1="23.5cm" svg:x2="10.625cm" svg:y2="23.033cm">
          <text:p/>
        </draw:line>
        <draw:line draw:style-name="gr15" draw:text-style-name="P4" draw:layer="layout" svg:x1="10.625cm" svg:y1="23.5cm" svg:x2="10.626cm" svg:y2="23.033cm">
          <text:p/>
        </draw:line>
        <draw:line draw:style-name="gr15" draw:text-style-name="P4" draw:layer="layout" svg:x1="10.625cm" svg:y1="23.5cm" svg:x2="11.125cm" svg:y2="24cm">
          <text:p/>
        </draw:line>
        <draw:line draw:style-name="gr26" draw:text-style-name="P4" draw:layer="layout" svg:x1="11.125cm" svg:y1="23.5cm" svg:x2="11.125cm" svg:y2="24cm">
          <text:p/>
        </draw:line>
        <draw:line draw:style-name="gr15" draw:text-style-name="P4" draw:layer="layout" svg:x1="10.625cm" svg:y1="23cm" svg:x2="11.125cm" svg:y2="23.5cm">
          <text:p/>
        </draw:line>
        <draw:line draw:style-name="gr6" draw:text-style-name="P4" draw:layer="layout" svg:x1="11.125cm" svg:y1="22.5cm" svg:x2="11.125cm" svg:y2="23cm">
          <text:p/>
        </draw:line>
        <draw:frame draw:style-name="gr28" draw:text-style-name="P7" draw:layer="layout" svg:width="3.25cm" svg:height="0.419cm" svg:x="8cm" svg:y="24.456cm">
          <draw:text-box>
            <text:p><text:span text:style-name="T10">2) Permute edges.</text:span></text:p>
          </draw:text-box>
        </draw:frame>
        <draw:g>
          <draw:custom-shape draw:style-name="gr17" draw:text-style-name="P3" draw:layer="layout" svg:width="1.5cm" svg:height="1.5cm" svg:x="8.5cm" svg:y="25.5cm">
            <text:p/>
            <draw:enhanced-geometry svg:viewBox="0 0 21600 21600" draw:mirror-horizontal="false" draw:mirror-vertical="true" draw:type="rectangle" draw:enhanced-path="M 0 0 L 21600 0 21600 21600 0 21600 0 0 Z N"/>
          </draw:custom-shape>
          <draw:line draw:style-name="gr18" draw:text-style-name="P4" draw:layer="layout" svg:x1="9cm" svg:y1="27cm" svg:x2="9cm" svg:y2="25.5cm">
            <text:p/>
          </draw:line>
          <draw:line draw:style-name="gr18" draw:text-style-name="P4" draw:layer="layout" svg:x1="8.5cm" svg:y1="26.5cm" svg:x2="10cm" svg:y2="26.5cm">
            <text:p/>
          </draw:line>
          <draw:line draw:style-name="gr18" draw:text-style-name="P4" draw:layer="layout" svg:x1="8.5cm" svg:y1="26cm" svg:x2="10cm" svg:y2="26cm">
            <text:p/>
          </draw:line>
          <draw:line draw:style-name="gr18" draw:text-style-name="P4" draw:layer="layout" svg:x1="9.5cm" svg:y1="25.5cm" svg:x2="9.5cm" svg:y2="27cm">
            <text:p/>
          </draw:line>
        </draw:g>
        <draw:line draw:style-name="gr31" draw:text-style-name="P4" draw:layer="layout" svg:x1="10.112cm" svg:y1="22.486cm" svg:x2="10.624cm" svg:y2="22.956cm">
          <text:p/>
        </draw:line>
        <draw:frame draw:style-name="gr32" draw:text-style-name="P9" draw:layer="layout" svg:width="0.5cm" svg:height="0.339cm" svg:x="11.085cm" svg:y="26.129cm">
          <draw:text-box>
            <text:p><text:span text:style-name="T9">A10</text:span></text:p>
          </draw:text-box>
        </draw:frame>
        <draw:g>
          <draw:custom-shape draw:style-name="gr17" draw:text-style-name="P3" draw:layer="layout" svg:width="1.5cm" svg:height="1.5cm" svg:x="14cm" svg:y="25.5cm">
            <text:p/>
            <draw:enhanced-geometry svg:viewBox="0 0 21600 21600" draw:mirror-horizontal="false" draw:mirror-vertical="true" draw:type="rectangle" draw:enhanced-path="M 0 0 L 21600 0 21600 21600 0 21600 0 0 Z N"/>
          </draw:custom-shape>
          <draw:line draw:style-name="gr18" draw:text-style-name="P4" draw:layer="layout" svg:x1="14.5cm" svg:y1="27cm" svg:x2="14.5cm" svg:y2="25.5cm">
            <text:p/>
          </draw:line>
          <draw:line draw:style-name="gr18" draw:text-style-name="P4" draw:layer="layout" svg:x1="14cm" svg:y1="26.5cm" svg:x2="15.5cm" svg:y2="26.5cm">
            <text:p/>
          </draw:line>
          <draw:line draw:style-name="gr18" draw:text-style-name="P4" draw:layer="layout" svg:x1="14cm" svg:y1="26cm" svg:x2="15.5cm" svg:y2="26cm">
            <text:p/>
          </draw:line>
          <draw:line draw:style-name="gr18" draw:text-style-name="P4" draw:layer="layout" svg:x1="15cm" svg:y1="25.5cm" svg:x2="15cm" svg:y2="27cm">
            <text:p/>
          </draw:line>
        </draw:g>
        <draw:line draw:style-name="gr33" draw:text-style-name="P10" draw:layer="layout" svg:x1="14.248cm" svg:y1="26.254cm" svg:x2="15.248cm" svg:y2="26.254cm">
          <text:p/>
        </draw:line>
        <draw:line draw:style-name="gr33" draw:text-style-name="P4" draw:layer="layout" svg:x1="14.748cm" svg:y1="26.754cm" svg:x2="14.248cm" svg:y2="26.254cm">
          <text:p/>
        </draw:line>
        <draw:line draw:style-name="gr33" draw:text-style-name="P4" draw:layer="layout" svg:x1="15.248cm" svg:y1="26.254cm" svg:x2="14.748cm" svg:y2="26.754cm">
          <text:p/>
        </draw:line>
        <draw:g>
          <draw:custom-shape draw:style-name="gr17" draw:text-style-name="P3" draw:layer="layout" svg:width="1.5cm" svg:height="1.5cm" svg:x="8.5cm" svg:y="27.5cm">
            <text:p/>
            <draw:enhanced-geometry svg:viewBox="0 0 21600 21600" draw:mirror-horizontal="false" draw:mirror-vertical="true" draw:type="rectangle" draw:enhanced-path="M 0 0 L 21600 0 21600 21600 0 21600 0 0 Z N"/>
          </draw:custom-shape>
          <draw:line draw:style-name="gr18" draw:text-style-name="P4" draw:layer="layout" svg:x1="9cm" svg:y1="29cm" svg:x2="9cm" svg:y2="27.5cm">
            <text:p/>
          </draw:line>
          <draw:line draw:style-name="gr18" draw:text-style-name="P4" draw:layer="layout" svg:x1="8.5cm" svg:y1="28.5cm" svg:x2="10cm" svg:y2="28.5cm">
            <text:p/>
          </draw:line>
          <draw:line draw:style-name="gr18" draw:text-style-name="P4" draw:layer="layout" svg:x1="8.5cm" svg:y1="28cm" svg:x2="10cm" svg:y2="28cm">
            <text:p/>
          </draw:line>
          <draw:line draw:style-name="gr18" draw:text-style-name="P4" draw:layer="layout" svg:x1="9.5cm" svg:y1="27.5cm" svg:x2="9.5cm" svg:y2="29cm">
            <text:p/>
          </draw:line>
        </draw:g>
        <draw:line draw:style-name="gr34" draw:text-style-name="P4" draw:layer="layout" svg:x1="9.254cm" svg:y1="28.742cm" svg:x2="9.254cm" svg:y2="27.742cm">
          <text:p/>
        </draw:line>
        <draw:line draw:style-name="gr34" draw:text-style-name="P4" draw:layer="layout" svg:x1="9.754cm" svg:y1="28.242cm" svg:x2="8.754cm" svg:y2="28.242cm">
          <text:p/>
        </draw:line>
        <draw:g>
          <draw:custom-shape draw:style-name="gr35" draw:text-style-name="P3" draw:layer="layout" svg:width="1.5cm" svg:height="1.5cm" svg:x="14cm" svg:y="27.5cm">
            <text:p/>
            <draw:enhanced-geometry svg:viewBox="0 0 21600 21600" draw:mirror-horizontal="false" draw:mirror-vertical="true" draw:type="rectangle" draw:enhanced-path="M 0 0 L 21600 0 21600 21600 0 21600 0 0 Z N"/>
          </draw:custom-shape>
          <draw:line draw:style-name="gr36" draw:text-style-name="P4" draw:layer="layout" svg:x1="14.5cm" svg:y1="29cm" svg:x2="14.5cm" svg:y2="27.5cm">
            <text:p/>
          </draw:line>
          <draw:line draw:style-name="gr36" draw:text-style-name="P4" draw:layer="layout" svg:x1="14cm" svg:y1="28.5cm" svg:x2="15.5cm" svg:y2="28.5cm">
            <text:p/>
          </draw:line>
          <draw:line draw:style-name="gr36" draw:text-style-name="P4" draw:layer="layout" svg:x1="14cm" svg:y1="28cm" svg:x2="15.5cm" svg:y2="28cm">
            <text:p/>
          </draw:line>
          <draw:line draw:style-name="gr36" draw:text-style-name="P4" draw:layer="layout" svg:x1="15cm" svg:y1="27.5cm" svg:x2="15cm" svg:y2="29cm">
            <text:p/>
          </draw:line>
        </draw:g>
        <draw:line draw:style-name="gr34" draw:text-style-name="P4" draw:layer="layout" svg:x1="14.724cm" svg:y1="28.774cm" svg:x2="15.224cm" svg:y2="28.274cm">
          <text:p/>
        </draw:line>
        <draw:line draw:style-name="gr34" draw:text-style-name="P4" draw:layer="layout" svg:x1="14.726cm" svg:y1="27.786cm" svg:x2="14.226cm" svg:y2="28.286cm">
          <text:p/>
        </draw:line>
        <draw:g>
          <draw:custom-shape draw:style-name="gr17" draw:text-style-name="P3" draw:layer="layout" svg:width="1.5cm" svg:height="1.5cm" draw:transform="rotate (-3.14159265358979) translate (14cm 21.25cm)">
            <text:p/>
            <draw:enhanced-geometry svg:viewBox="0 0 21600 21600" draw:mirror-horizontal="false" draw:mirror-vertical="true" draw:type="rectangle" draw:enhanced-path="M 0 0 L 21600 0 21600 21600 0 21600 0 0 Z N"/>
          </draw:custom-shape>
          <draw:line draw:style-name="gr18" draw:text-style-name="P4" draw:layer="layout" svg:x1="13.5cm" svg:y1="19.75cm" svg:x2="13.5cm" svg:y2="21.25cm">
            <text:p/>
          </draw:line>
          <draw:line draw:style-name="gr18" draw:text-style-name="P4" draw:layer="layout" svg:x1="14cm" svg:y1="20.25cm" svg:x2="12.5cm" svg:y2="20.25cm">
            <text:p/>
          </draw:line>
          <draw:line draw:style-name="gr18" draw:text-style-name="P4" draw:layer="layout" svg:x1="14cm" svg:y1="20.75cm" svg:x2="12.5cm" svg:y2="20.75cm">
            <text:p/>
          </draw:line>
          <draw:line draw:style-name="gr18" draw:text-style-name="P4" draw:layer="layout" svg:x1="13cm" svg:y1="21.25cm" svg:x2="13cm" svg:y2="19.75cm">
            <text:p/>
          </draw:line>
        </draw:g>
        <draw:g>
          <draw:custom-shape draw:style-name="gr17" draw:text-style-name="P3" draw:layer="layout" svg:width="1.5cm" svg:height="1.5cm" draw:transform="rotate (-1.5707963267949) translate (18cm 17.75cm)">
            <text:p/>
            <draw:enhanced-geometry svg:viewBox="0 0 21600 21600" draw:mirror-horizontal="false" draw:mirror-vertical="true" draw:type="rectangle" draw:enhanced-path="M 0 0 L 21600 0 21600 21600 0 21600 0 0 Z N"/>
          </draw:custom-shape>
          <draw:line draw:style-name="gr18" draw:text-style-name="P4" draw:layer="layout" svg:x1="18cm" svg:y1="18.75cm" svg:x2="16.5cm" svg:y2="18.75cm">
            <text:p/>
          </draw:line>
          <draw:line draw:style-name="gr18" draw:text-style-name="P4" draw:layer="layout" svg:x1="17.5cm" svg:y1="19.25cm" svg:x2="17.5cm" svg:y2="17.75cm">
            <text:p/>
          </draw:line>
          <draw:line draw:style-name="gr18" draw:text-style-name="P4" draw:layer="layout" svg:x1="17cm" svg:y1="19.25cm" svg:x2="17cm" svg:y2="17.75cm">
            <text:p/>
          </draw:line>
          <draw:line draw:style-name="gr18" draw:text-style-name="P4" draw:layer="layout" svg:x1="16.5cm" svg:y1="18.25cm" svg:x2="18cm" svg:y2="18.25cm">
            <text:p/>
          </draw:line>
        </draw:g>
        <draw:line draw:style-name="gr16" draw:text-style-name="P4" draw:layer="layout" svg:x1="11cm" svg:y1="16.25cm" svg:x2="11cm" svg:y2="16.75cm">
          <text:p/>
        </draw:line>
        <draw:line draw:style-name="gr37" draw:text-style-name="P11" draw:layer="layout" svg:x1="9.753cm" svg:y1="26.251cm" svg:x2="8.753cm" svg:y2="26.251cm">
          <text:p/>
        </draw:line>
        <draw:line draw:style-name="gr38" draw:text-style-name="P11" draw:layer="layout" svg:x1="8.753cm" svg:y1="26.251cm" svg:x2="9.253cm" svg:y2="26.751cm">
          <text:p/>
        </draw:line>
        <draw:line draw:style-name="gr39" draw:text-style-name="P11" draw:layer="layout" svg:x1="9.253cm" svg:y1="26.751cm" svg:x2="9.753cm" svg:y2="26.251cm">
          <text:p/>
        </draw:line>
        <draw:line draw:style-name="gr19" draw:text-style-name="P4" draw:layer="layout" svg:x1="9cm" svg:y1="15.75cm" svg:x2="8.5cm" svg:y2="15.75cm">
          <text:p/>
        </draw:line>
        <draw:line draw:style-name="gr19" draw:text-style-name="P4" draw:layer="layout" svg:x1="9.998cm" svg:y1="15.75cm" svg:x2="10cm" svg:y2="16.25cm">
          <text:p/>
        </draw:line>
        <draw:line draw:style-name="gr19" draw:text-style-name="P4" draw:layer="layout" svg:x1="10cm" svg:y1="17.25cm" svg:x2="9.5cm" svg:y2="17.25cm">
          <text:p/>
        </draw:line>
        <draw:frame draw:style-name="gr40" draw:text-style-name="P7" draw:layer="layout" svg:width="7.534cm" svg:height="0.427cm" svg:x="0.466cm" svg:y="12.875cm">
          <draw:text-box>
            <text:p><text:span text:style-name="T12">CFOP beginner’s method</text:span></text:p>
          </draw:text-box>
        </draw:frame>
        <draw:custom-shape draw:style-name="gr41" draw:text-style-name="P12" draw:layer="layout" svg:width="7.5cm" svg:height="16.375cm" svg:x="0.5cm" svg:y="12.75cm">
          <text:p/>
          <draw:enhanced-geometry svg:viewBox="0 0 21600 21600" draw:type="rectangle" draw:enhanced-path="M 0 0 L 21600 0 21600 21600 0 21600 0 0 Z N"/>
        </draw:custom-shape>
        <draw:frame draw:style-name="gr40" draw:text-style-name="P7" draw:layer="layout" svg:width="6cm" svg:height="0.427cm" svg:x="8cm" svg:y="12.75cm">
          <draw:text-box>
            <text:p><text:span text:style-name="T12">2-look OLL</text:span></text:p>
          </draw:text-box>
        </draw:frame>
        <draw:frame draw:style-name="gr28" draw:text-style-name="P7" draw:layer="layout" svg:width="6.5cm" svg:height="0.419cm" svg:x="8cm" svg:y="13.258cm">
          <draw:text-box>
            <text:p><text:span text:style-name="T10">1) Build yellow cross.</text:span></text:p>
          </draw:text-box>
        </draw:frame>
        <draw:custom-shape draw:style-name="gr42" draw:text-style-name="P12" draw:layer="layout" svg:width="12.5cm" svg:height="8.75cm" svg:x="8cm" svg:y="12.75cm">
          <text:p/>
          <draw:enhanced-geometry svg:viewBox="0 0 21600 21600" draw:type="rectangle" draw:enhanced-path="M 0 0 L 21600 0 21600 21600 0 21600 0 0 Z N"/>
        </draw:custom-shape>
        <draw:frame draw:style-name="gr40" draw:text-style-name="P7" draw:layer="layout" svg:width="6.625cm" svg:height="0.427cm" svg:x="8cm" svg:y="21.5cm">
          <draw:text-box>
            <text:p><text:span text:style-name="T12">2-look PLL</text:span></text:p>
          </draw:text-box>
        </draw:frame>
        <draw:custom-shape draw:style-name="gr43" draw:text-style-name="P12" draw:layer="layout" svg:width="12.5cm" svg:height="7.625cm" svg:x="8cm" svg:y="21.5cm">
          <text:p/>
          <draw:enhanced-geometry svg:viewBox="0 0 21600 21600" draw:type="rectangle" draw:enhanced-path="M 0 0 L 21600 0 21600 21600 0 21600 0 0 Z N"/>
        </draw:custom-shape>
        <draw:custom-shape draw:style-name="gr44" draw:text-style-name="P12" draw:layer="layout" svg:width="20cm" svg:height="9.25cm" svg:x="0.5cm" svg:y="3.5cm">
          <text:p/>
          <draw:enhanced-geometry svg:viewBox="0 0 21600 21600" draw:type="rectangle" draw:enhanced-path="M 0 0 L 21600 0 21600 21600 0 21600 0 0 Z N"/>
        </draw:custom-shape>
        <draw:frame draw:style-name="gr40" draw:text-style-name="P7" draw:layer="layout" svg:width="5.375cm" svg:height="0.427cm" svg:x="0.625cm" svg:y="3.573cm">
          <draw:text-box>
            <text:p><text:span text:style-name="T12">F2L advanced</text:span></text:p>
          </draw:text-box>
        </draw:frame>
        <draw:custom-shape draw:style-name="gr9" draw:text-style-name="P6" draw:layer="layout" svg:width="0.5cm" svg:height="0.5cm" svg:x="9.5cm" svg:y="14.177cm">
          <text:p/>
          <draw:enhanced-geometry svg:viewBox="0 0 21600 21600" draw:type="rectangle" draw:enhanced-path="M 0 0 L 21600 0 21600 21600 0 21600 0 0 Z N"/>
        </draw:custom-shape>
        <draw:frame draw:style-name="gr7" draw:text-style-name="P3" draw:layer="layout" svg:width="0.499cm" svg:height="0.499cm" svg:x="9.001cm" svg:y="14.178cm">
          <draw:image xlink:href="Pictures/100000000000001300000013818DE47865ADB55F.png" xlink:type="simple" xlink:show="embed" xlink:actuate="onLoad" loext:mime-type="image/png">
            <text:p/>
          </draw:image>
        </draw:frame>
        <draw:frame draw:style-name="gr7" draw:text-style-name="P3" draw:layer="layout" svg:width="0.499cm" svg:height="0.499cm" svg:x="8.501cm" svg:y="14.178cm">
          <draw:image xlink:href="Pictures/100000000000001300000013818DE47865ADB55F.png" xlink:type="simple" xlink:show="embed" xlink:actuate="onLoad" loext:mime-type="image/png">
            <text:p/>
          </draw:image>
        </draw:frame>
        <draw:g>
          <draw:custom-shape draw:style-name="gr45" draw:text-style-name="P3" draw:layer="layout" svg:width="1.5cm" svg:height="1.5cm" svg:x="8.5cm" svg:y="13.677cm">
            <text:p/>
            <draw:enhanced-geometry svg:viewBox="0 0 21600 21600" draw:type="rectangle" draw:enhanced-path="M 0 0 L 21600 0 21600 21600 0 21600 0 0 Z N"/>
          </draw:custom-shape>
          <draw:line draw:style-name="gr18" draw:text-style-name="P4" draw:layer="layout" svg:x1="9cm" svg:y1="13.677cm" svg:x2="9cm" svg:y2="15.177cm">
            <text:p/>
          </draw:line>
          <draw:line draw:style-name="gr18" draw:text-style-name="P4" draw:layer="layout" svg:x1="8.5cm" svg:y1="14.177cm" svg:x2="10cm" svg:y2="14.177cm">
            <text:p/>
          </draw:line>
          <draw:line draw:style-name="gr18" draw:text-style-name="P4" draw:layer="layout" svg:x1="8.5cm" svg:y1="14.677cm" svg:x2="10cm" svg:y2="14.677cm">
            <text:p/>
          </draw:line>
          <draw:line draw:style-name="gr18" draw:text-style-name="P4" draw:layer="layout" svg:x1="9.5cm" svg:y1="15.177cm" svg:x2="9.5cm" svg:y2="13.677cm">
            <text:p/>
          </draw:line>
        </draw:g>
        <draw:line draw:style-name="gr46" draw:text-style-name="P4" draw:layer="layout" svg:x1="10cm" svg:y1="15.177cm" svg:x2="10.5cm" svg:y2="15.177cm">
          <text:p/>
        </draw:line>
        <draw:line draw:style-name="gr15" draw:text-style-name="P4" draw:layer="layout" svg:x1="11cm" svg:y1="14.677cm" svg:x2="10.5cm" svg:y2="15.177cm">
          <text:p/>
        </draw:line>
        <draw:line draw:style-name="gr15" draw:text-style-name="P4" draw:layer="layout" svg:x1="11cm" svg:y1="14.177cm" svg:x2="11cm" svg:y2="14.677cm">
          <text:p/>
        </draw:line>
        <draw:line draw:style-name="gr16" draw:text-style-name="P4" draw:layer="layout" svg:x1="11.5cm" svg:y1="14.677cm" svg:x2="11cm" svg:y2="14.177cm">
          <text:p/>
        </draw:line>
        <draw:line draw:style-name="gr16" draw:text-style-name="P4" draw:layer="layout" svg:x1="11.5cm" svg:y1="14.677cm" svg:x2="11.5cm" svg:y2="15.177cm">
          <text:p/>
        </draw:line>
        <draw:line draw:style-name="gr6" draw:text-style-name="P4" draw:layer="layout" svg:x1="11.5cm" svg:y1="15.177cm" svg:x2="11cm" svg:y2="15.177cm">
          <text:p/>
        </draw:line>
        <draw:custom-shape draw:style-name="gr9" draw:text-style-name="P6" draw:layer="layout" svg:width="0.5cm" svg:height="0.5cm" svg:x="13.5cm" svg:y="14.25cm">
          <text:p/>
          <draw:enhanced-geometry svg:viewBox="0 0 21600 21600" draw:type="rectangle" draw:enhanced-path="M 0 0 L 21600 0 21600 21600 0 21600 0 0 Z N"/>
        </draw:custom-shape>
        <draw:frame draw:style-name="gr7" draw:text-style-name="P3" draw:layer="layout" svg:width="0.499cm" svg:height="0.499cm" svg:x="13.001cm" svg:y="14.251cm">
          <draw:image xlink:href="Pictures/100000000000001300000013818DE47865ADB55F.png" xlink:type="simple" xlink:show="embed" xlink:actuate="onLoad" loext:mime-type="image/png">
            <text:p/>
          </draw:image>
        </draw:frame>
        <draw:frame draw:style-name="gr7" draw:text-style-name="P3" draw:layer="layout" svg:width="0.499cm" svg:height="0.499cm" svg:x="13.001cm" svg:y="14.751cm">
          <draw:image xlink:href="Pictures/100000000000001300000013818DE47865ADB55F.png" xlink:type="simple" xlink:show="embed" xlink:actuate="onLoad" loext:mime-type="image/png">
            <text:p/>
          </draw:image>
        </draw:frame>
        <draw:g>
          <draw:custom-shape draw:style-name="gr45" draw:text-style-name="P3" draw:layer="layout" svg:width="1.5cm" svg:height="1.5cm" svg:x="12.5cm" svg:y="13.75cm">
            <text:p/>
            <draw:enhanced-geometry svg:viewBox="0 0 21600 21600" draw:type="rectangle" draw:enhanced-path="M 0 0 L 21600 0 21600 21600 0 21600 0 0 Z N"/>
          </draw:custom-shape>
          <draw:line draw:style-name="gr18" draw:text-style-name="P4" draw:layer="layout" svg:x1="13cm" svg:y1="13.75cm" svg:x2="13cm" svg:y2="15.25cm">
            <text:p/>
          </draw:line>
          <draw:line draw:style-name="gr18" draw:text-style-name="P4" draw:layer="layout" svg:x1="12.5cm" svg:y1="14.25cm" svg:x2="14cm" svg:y2="14.25cm">
            <text:p/>
          </draw:line>
          <draw:line draw:style-name="gr18" draw:text-style-name="P4" draw:layer="layout" svg:x1="12.5cm" svg:y1="14.75cm" svg:x2="14cm" svg:y2="14.75cm">
            <text:p/>
          </draw:line>
          <draw:line draw:style-name="gr18" draw:text-style-name="P4" draw:layer="layout" svg:x1="13.5cm" svg:y1="15.25cm" svg:x2="13.5cm" svg:y2="13.75cm">
            <text:p/>
          </draw:line>
        </draw:g>
        <draw:line draw:style-name="gr47" draw:text-style-name="P4" draw:layer="layout" svg:x1="14cm" svg:y1="15.25cm" svg:x2="14.5cm" svg:y2="15.25cm">
          <text:p/>
        </draw:line>
        <draw:line draw:style-name="gr15" draw:text-style-name="P4" draw:layer="layout" svg:x1="15cm" svg:y1="14.75cm" svg:x2="14.5cm" svg:y2="15.25cm">
          <text:p/>
        </draw:line>
        <draw:line draw:style-name="gr15" draw:text-style-name="P4" draw:layer="layout" svg:x1="15cm" svg:y1="14.25cm" svg:x2="15cm" svg:y2="14.75cm">
          <text:p/>
        </draw:line>
        <draw:line draw:style-name="gr16" draw:text-style-name="P4" draw:layer="layout" svg:x1="15.5cm" svg:y1="14.75cm" svg:x2="15cm" svg:y2="14.25cm">
          <text:p/>
        </draw:line>
        <draw:line draw:style-name="gr16" draw:text-style-name="P4" draw:layer="layout" svg:x1="15.5cm" svg:y1="14.75cm" svg:x2="15.5cm" svg:y2="15.25cm">
          <text:p/>
        </draw:line>
        <draw:line draw:style-name="gr6" draw:text-style-name="P4" draw:layer="layout" svg:x1="15.5cm" svg:y1="15.25cm" svg:x2="15cm" svg:y2="15.25cm">
          <text:p/>
        </draw:line>
        <draw:frame draw:style-name="gr32" draw:text-style-name="P9" draw:layer="layout" svg:width="0.5cm" svg:height="0.339cm" svg:x="10.277cm" svg:y="14.55cm">
          <draw:text-box>
            <text:p><text:span text:style-name="T9">A6</text:span></text:p>
          </draw:text-box>
        </draw:frame>
        <draw:frame draw:style-name="gr32" draw:text-style-name="P9" draw:layer="layout" svg:width="0.5cm" svg:height="0.339cm" svg:x="14.349cm" svg:y="14.48cm">
          <draw:text-box>
            <text:p><text:span text:style-name="T9">A7</text:span></text:p>
          </draw:text-box>
        </draw:frame>
        <draw:frame draw:style-name="gr7" draw:text-style-name="P3" draw:layer="layout" svg:width="0.499cm" svg:height="0.499cm" svg:x="17.001cm" svg:y="14.251cm">
          <draw:image xlink:href="Pictures/100000000000001300000013818DE47865ADB55F.png" xlink:type="simple" xlink:show="embed" xlink:actuate="onLoad" loext:mime-type="image/png">
            <text:p/>
          </draw:image>
        </draw:frame>
        <draw:frame draw:style-name="gr48" draw:text-style-name="P13" draw:layer="layout" svg:width="0.736cm" svg:height="0.347cm" svg:x="18.264cm" svg:y="14.323cm">
          <draw:text-box>
            <text:p><text:span text:style-name="T9">A6 A7</text:span></text:p>
          </draw:text-box>
        </draw:frame>
        <draw:frame draw:style-name="gr49" draw:text-style-name="P13" draw:layer="layout" svg:width="0.685cm" svg:height="0.339cm" svg:x="8.565cm" svg:y="15.829cm">
          <draw:text-box>
            <text:p><text:span text:style-name="T9">Sune</text:span></text:p>
          </draw:text-box>
        </draw:frame>
        <draw:frame draw:style-name="gr49" draw:text-style-name="P13" draw:layer="layout" svg:width="0.996cm" svg:height="0.339cm" svg:x="8.558cm" svg:y="17.814cm">
          <draw:text-box>
            <text:p><text:span text:style-name="T9">Antisune</text:span></text:p>
          </draw:text-box>
        </draw:frame>
        <draw:line draw:style-name="gr15" draw:text-style-name="P4" draw:layer="layout" svg:x1="11.5cm" svg:y1="18.75cm" svg:x2="11.5cm" svg:y2="18.25cm">
          <text:p/>
        </draw:line>
        <draw:line draw:style-name="gr15" draw:text-style-name="P4" draw:layer="layout" svg:x1="11cm" svg:y1="18.25cm" svg:x2="11.5cm" svg:y2="18.75cm">
          <text:p/>
        </draw:line>
        <draw:line draw:style-name="gr26" draw:text-style-name="P4" draw:layer="layout" svg:x1="10.5cm" svg:y1="18.75cm" svg:x2="10.5cm" svg:y2="19.25cm">
          <text:p/>
        </draw:line>
        <draw:line draw:style-name="gr6" draw:text-style-name="P4" draw:layer="layout" svg:x1="10.5cm" svg:y1="18.75cm" svg:x2="10cm" svg:y2="18.25cm">
          <text:p/>
        </draw:line>
        <draw:line draw:style-name="gr31" draw:text-style-name="P4" draw:layer="layout" svg:x1="12cm" svg:y1="17.75cm" svg:x2="11.5cm" svg:y2="18.25cm">
          <text:p/>
        </draw:line>
        <draw:line draw:style-name="gr15" draw:text-style-name="P4" draw:layer="layout" svg:x1="11cm" svg:y1="18.25cm" svg:x2="11cm" svg:y2="18.75cm">
          <text:p/>
        </draw:line>
        <draw:line draw:style-name="gr15" draw:text-style-name="P4" draw:layer="layout" svg:x1="10.5cm" svg:y1="19.25cm" svg:x2="11cm" svg:y2="18.75cm">
          <text:p/>
        </draw:line>
        <draw:line draw:style-name="gr15" draw:text-style-name="P4" draw:layer="layout" svg:x1="10.5cm" svg:y1="16.25cm" svg:x2="11cm" svg:y2="16.75cm">
          <text:p/>
        </draw:line>
        <draw:line draw:style-name="gr50" draw:text-style-name="P4" draw:layer="layout" svg:x1="11.5cm" svg:y1="16.25cm" svg:x2="12cm" svg:y2="16.75cm">
          <text:p/>
        </draw:line>
        <draw:line draw:style-name="gr15" draw:text-style-name="P4" draw:layer="layout" svg:x1="15cm" svg:y1="16.25cm" svg:x2="15cm" svg:y2="16.75cm">
          <text:p/>
        </draw:line>
        <draw:line draw:style-name="gr15" draw:text-style-name="P4" draw:layer="layout" svg:x1="15cm" svg:y1="16.75cm" svg:x2="14.5cm" svg:y2="17.25cm">
          <text:p/>
        </draw:line>
        <draw:line draw:style-name="gr51" draw:text-style-name="P4" draw:layer="layout" svg:x1="15cm" svg:y1="16.25cm" svg:x2="15.5cm" svg:y2="16.75cm">
          <text:p/>
        </draw:line>
        <draw:line draw:style-name="gr51" draw:text-style-name="P4" draw:layer="layout" svg:x1="15.5cm" svg:y1="17.25cm" svg:x2="15.5cm" svg:y2="16.75cm">
          <text:p/>
        </draw:line>
        <draw:line draw:style-name="gr31" draw:text-style-name="P4" draw:layer="layout" svg:x1="14cm" svg:y1="17.25cm" svg:x2="14.5cm" svg:y2="17.25cm">
          <text:p/>
        </draw:line>
        <draw:line draw:style-name="gr50" draw:text-style-name="P4" draw:layer="layout" svg:x1="15.5cm" svg:y1="17.25cm" svg:x2="15cm" svg:y2="17.25cm">
          <text:p/>
        </draw:line>
        <draw:frame draw:style-name="gr49" draw:text-style-name="P13" draw:layer="layout" svg:width="0.287cm" svg:height="0.339cm" svg:x="15.565cm" svg:y="17.101cm">
          <draw:text-box>
            <text:p><text:span text:style-name="T9">3</text:span></text:p>
          </draw:text-box>
        </draw:frame>
        <draw:frame draw:style-name="gr52" draw:text-style-name="P13" draw:layer="layout" svg:width="0.121cm" svg:height="0.239cm" svg:x="14.464cm" svg:y="17.101cm">
          <draw:text-box>
            <text:p><text:span text:style-name="T9">(</text:span></text:p>
          </draw:text-box>
        </draw:frame>
        <draw:frame draw:style-name="gr52" draw:text-style-name="P13" draw:layer="layout" svg:width="0.117cm" svg:height="0.239cm" svg:x="15.463cm" svg:y="17.123cm">
          <draw:text-box>
            <text:p><text:span text:style-name="T9">)</text:span></text:p>
          </draw:text-box>
        </draw:frame>
        <draw:frame draw:style-name="gr49" draw:text-style-name="P13" draw:layer="layout" svg:width="0.603cm" svg:height="0.339cm" svg:x="12.56cm" svg:y="15.845cm">
          <draw:text-box>
            <text:p><text:span text:style-name="T9">Car</text:span></text:p>
          </draw:text-box>
        </draw:frame>
        <draw:frame draw:style-name="gr49" draw:text-style-name="P13" draw:layer="layout" svg:width="0.832cm" svg:height="0.339cm" svg:x="16.574cm" svg:y="15.808cm">
          <draw:text-box>
            <text:p><text:span text:style-name="T9">Blinker </text:span></text:p>
          </draw:text-box>
        </draw:frame>
        <draw:line draw:style-name="gr26" draw:text-style-name="P4" draw:layer="layout" svg:x1="18.5cm" svg:y1="17.25cm" svg:x2="18.5cm" svg:y2="16.75cm">
          <text:p/>
        </draw:line>
        <draw:line draw:style-name="gr6" draw:text-style-name="P4" draw:layer="layout" svg:x1="20cm" svg:y1="17.25cm" svg:x2="20.5cm" svg:y2="16.75cm">
          <text:p/>
        </draw:line>
        <draw:line draw:style-name="gr31" draw:text-style-name="P4" draw:layer="layout" svg:x1="18cm" svg:y1="17.25cm" svg:x2="18.5cm" svg:y2="16.75cm">
          <text:p/>
        </draw:line>
        <draw:line draw:style-name="gr15" draw:text-style-name="P4" draw:layer="layout" svg:x1="19cm" svg:y1="16.75cm" svg:x2="19cm" svg:y2="17.25cm">
          <text:p/>
        </draw:line>
        <draw:line draw:style-name="gr26" draw:text-style-name="P4" draw:layer="layout" svg:x1="18.5cm" svg:y1="17.25cm" svg:x2="19cm" svg:y2="16.75cm">
          <text:p/>
        </draw:line>
        <draw:line draw:style-name="gr26" draw:text-style-name="P4" draw:layer="layout" svg:x1="19.5cm" svg:y1="16.75cm" svg:x2="19cm" svg:y2="17.25cm">
          <text:p/>
        </draw:line>
        <draw:line draw:style-name="gr15" draw:text-style-name="P4" draw:layer="layout" svg:x1="19.5cm" svg:y1="16.75cm" svg:x2="19.5cm" svg:y2="17.25cm">
          <text:p/>
        </draw:line>
        <draw:line draw:style-name="gr26" draw:text-style-name="P4" draw:layer="layout" svg:x1="20cm" svg:y1="16.75cm" svg:x2="19.5cm" svg:y2="17.25cm">
          <text:p/>
        </draw:line>
        <draw:line draw:style-name="gr26" draw:text-style-name="P4" draw:layer="layout" svg:x1="20cm" svg:y1="16.75cm" svg:x2="20cm" svg:y2="17.25cm">
          <text:p/>
        </draw:line>
        <draw:frame draw:style-name="gr49" draw:text-style-name="P13" draw:layer="layout" svg:width="1.164cm" svg:height="0.339cm" svg:x="12.575cm" svg:y="17.831cm">
          <draw:text-box>
            <text:p><text:span text:style-name="T9">Bowtie</text:span></text:p>
          </draw:text-box>
        </draw:frame>
        <draw:line draw:style-name="gr25" draw:text-style-name="P4" draw:layer="layout" svg:x1="14.002cm" svg:y1="18.75cm" svg:x2="14.5cm" svg:y2="19.25cm">
          <text:p/>
        </draw:line>
        <draw:line draw:style-name="gr15" draw:text-style-name="P4" draw:layer="layout" svg:x1="14.5cm" svg:y1="18.75cm" svg:x2="14.5cm" svg:y2="19.25cm">
          <text:p/>
        </draw:line>
        <draw:line draw:style-name="gr15" draw:text-style-name="P4" draw:layer="layout" svg:x1="14.5cm" svg:y1="18.25cm" svg:x2="15cm" svg:y2="18.75cm">
          <text:p/>
        </draw:line>
        <draw:line draw:style-name="gr15" draw:text-style-name="P4" draw:layer="layout" svg:x1="14.5cm" svg:y1="18.75cm" svg:x2="15cm" svg:y2="18.25cm">
          <text:p/>
        </draw:line>
        <draw:g>
          <draw:line draw:style-name="gr53" draw:text-style-name="P11" draw:layer="layout" svg:x1="14.73cm" svg:y1="18.42cm" svg:x2="14.794cm" svg:y2="18.353cm">
            <text:p/>
          </draw:line>
          <draw:line draw:style-name="gr54" draw:text-style-name="P11" draw:layer="layout" svg:x1="14.73cm" svg:y1="18.42cm" svg:x2="14.794cm" svg:y2="18.487cm">
            <text:p/>
          </draw:line>
        </draw:g>
        <draw:line draw:style-name="gr15" draw:text-style-name="P4" draw:layer="layout" svg:x1="15cm" svg:y1="18.75cm" svg:x2="15cm" svg:y2="19.25cm">
          <text:p/>
        </draw:line>
        <draw:line draw:style-name="gr15" draw:text-style-name="P4" draw:layer="layout" svg:x1="15.5cm" svg:y1="18.75cm" svg:x2="15cm" svg:y2="19.25cm">
          <text:p/>
        </draw:line>
        <draw:ellipse draw:style-name="gr55" draw:text-style-name="P8" draw:layer="layout" svg:width="0.504cm" svg:height="0.332cm" draw:transform="rotate (-3.14159265358979) translate (16cm 18.917cm)" draw:kind="arc" draw:start-angle="359.82" draw:end-angle="180.36">
          <text:p/>
        </draw:ellipse>
        <draw:g>
          <draw:line draw:style-name="gr56" draw:text-style-name="P11" draw:layer="layout" svg:x1="15.798cm" svg:y1="18.921cm" svg:x2="15.734cm" svg:y2="18.854cm">
            <text:p/>
          </draw:line>
          <draw:line draw:style-name="gr57" draw:text-style-name="P11" draw:layer="layout" svg:x1="15.798cm" svg:y1="18.921cm" svg:x2="15.734cm" svg:y2="18.988cm">
            <text:p/>
          </draw:line>
        </draw:g>
        <draw:g>
          <draw:custom-shape draw:style-name="gr45" draw:text-style-name="P3" draw:layer="layout" svg:width="1.5cm" svg:height="1.5cm" svg:x="16.5cm" svg:y="13.75cm">
            <text:p/>
            <draw:enhanced-geometry svg:viewBox="0 0 21600 21600" draw:type="rectangle" draw:enhanced-path="M 0 0 L 21600 0 21600 21600 0 21600 0 0 Z N"/>
          </draw:custom-shape>
          <draw:line draw:style-name="gr18" draw:text-style-name="P4" draw:layer="layout" svg:x1="17cm" svg:y1="13.75cm" svg:x2="17cm" svg:y2="15.25cm">
            <text:p/>
          </draw:line>
          <draw:line draw:style-name="gr18" draw:text-style-name="P4" draw:layer="layout" svg:x1="16.5cm" svg:y1="14.25cm" svg:x2="18cm" svg:y2="14.25cm">
            <text:p/>
          </draw:line>
          <draw:line draw:style-name="gr18" draw:text-style-name="P4" draw:layer="layout" svg:x1="16.5cm" svg:y1="14.75cm" svg:x2="18cm" svg:y2="14.75cm">
            <text:p/>
          </draw:line>
          <draw:line draw:style-name="gr18" draw:text-style-name="P4" draw:layer="layout" svg:x1="17.5cm" svg:y1="15.25cm" svg:x2="17.5cm" svg:y2="13.75cm">
            <text:p/>
          </draw:line>
        </draw:g>
        <draw:frame draw:style-name="gr49" draw:text-style-name="P13" draw:layer="layout" svg:width="1.371cm" svg:height="0.339cm" svg:x="16.589cm" svg:y="17.853cm">
          <draw:text-box>
            <text:p><text:span text:style-name="T9">Chameloeon</text:span></text:p>
          </draw:text-box>
        </draw:frame>
        <draw:frame draw:style-name="gr58" draw:text-style-name="P15" draw:layer="layout" svg:width="0.284cm" svg:height="0.339cm" svg:x="14.002cm" svg:y="18.411cm">
          <draw:text-box>
            <text:p text:style-name="P14"><text:span text:style-name="T13">x</text:span></text:p>
          </draw:text-box>
        </draw:frame>
        <draw:line draw:style-name="gr25" draw:text-style-name="P4" draw:layer="layout" svg:x1="18.943cm" svg:y1="18.696cm" svg:x2="18.5cm" svg:y2="18.25cm">
          <text:p/>
        </draw:line>
        <draw:line draw:style-name="gr15" draw:text-style-name="P4" draw:layer="layout" svg:x1="18.5cm" svg:y1="17.75cm" svg:x2="18.5cm" svg:y2="18.25cm">
          <text:p/>
        </draw:line>
        <draw:line draw:style-name="gr15" draw:text-style-name="P4" draw:layer="layout" svg:x1="18.5cm" svg:y1="17.75cm" svg:x2="19cm" svg:y2="18.25cm">
          <text:p/>
        </draw:line>
        <draw:line draw:style-name="gr15" draw:text-style-name="P4" draw:layer="layout" svg:x1="18.5cm" svg:y1="19.25cm" svg:x2="18.5cm" svg:y2="18.75cm">
          <text:p/>
        </draw:line>
        <draw:line draw:style-name="gr15" draw:text-style-name="P4" draw:layer="layout" svg:x1="19cm" svg:y1="18.25cm" svg:x2="19cm" svg:y2="18.75cm">
          <text:p/>
        </draw:line>
        <draw:line draw:style-name="gr15" draw:text-style-name="P4" draw:layer="layout" svg:x1="19cm" svg:y1="18.75cm" svg:x2="18.5cm" svg:y2="19.25cm">
          <text:p/>
        </draw:line>
        <draw:line draw:style-name="gr15" draw:text-style-name="P4" draw:layer="layout" svg:x1="18.5cm" svg:y1="18.75cm" svg:x2="18.967cm" svg:y2="18.281cm">
          <text:p/>
        </draw:line>
        <draw:line draw:style-name="gr6" draw:text-style-name="P4" draw:layer="layout" svg:x1="18.967cm" svg:y1="18.281cm" svg:x2="18.972cm" svg:y2="18.635cm">
          <text:p/>
        </draw:line>
        <draw:frame draw:style-name="gr49" draw:text-style-name="P13" draw:layer="layout" svg:width="1.239cm" svg:height="0.339cm" svg:x="12.592cm" svg:y="19.843cm">
          <draw:text-box>
            <text:p><text:span text:style-name="T9">Headlights</text:span></text:p>
          </draw:text-box>
        </draw:frame>
        <draw:line draw:style-name="gr15" draw:text-style-name="P4" draw:layer="layout" svg:x1="16cm" svg:y1="20.25cm" svg:x2="15.5cm" svg:y2="19.75cm">
          <text:p/>
        </draw:line>
        <draw:line draw:style-name="gr15" draw:text-style-name="P4" draw:layer="layout" svg:x1="15.5cm" svg:y1="20.25cm" svg:x2="16cm" svg:y2="19.75cm">
          <text:p/>
        </draw:line>
        <draw:line draw:style-name="gr26" draw:text-style-name="P4" draw:layer="layout" svg:x1="15.5cm" svg:y1="20.25cm" svg:x2="15.5cm" svg:y2="20.75cm">
          <text:p/>
        </draw:line>
        <draw:line draw:style-name="gr6" draw:text-style-name="P4" draw:layer="layout" svg:x1="16cm" svg:y1="20.75cm" svg:x2="16.5cm" svg:y2="21.25cm">
          <text:p/>
        </draw:line>
        <draw:line draw:style-name="gr59" draw:text-style-name="P4" draw:layer="layout" svg:x1="14cm" svg:y1="20.75cm" svg:x2="14.5cm" svg:y2="20.25cm">
          <text:p/>
        </draw:line>
        <draw:line draw:style-name="gr15" draw:text-style-name="P4" draw:layer="layout" svg:x1="15.5cm" svg:y1="20.75cm" svg:x2="15cm" svg:y2="20.25cm">
          <text:p/>
        </draw:line>
        <draw:ellipse draw:style-name="gr13" draw:text-style-name="P8" draw:layer="layout" svg:width="0.504cm" svg:height="0.332cm" draw:transform="rotate (-3.14159265358979) translate (15cm 20.417cm)" draw:kind="arc" draw:start-angle="359.82" draw:end-angle="180.36">
          <text:p/>
        </draw:ellipse>
        <draw:g>
          <draw:line draw:style-name="gr60" draw:text-style-name="P11" draw:layer="layout" svg:x1="14.798cm" svg:y1="20.421cm" svg:x2="14.734cm" svg:y2="20.354cm">
            <text:p/>
          </draw:line>
          <draw:line draw:style-name="gr61" draw:text-style-name="P11" draw:layer="layout" svg:x1="14.798cm" svg:y1="20.421cm" svg:x2="14.734cm" svg:y2="20.488cm">
            <text:p/>
          </draw:line>
        </draw:g>
        <draw:ellipse draw:style-name="gr13" draw:text-style-name="P8" draw:layer="layout" svg:width="0.504cm" svg:height="0.332cm" draw:transform="rotate (-3.14159265358979) translate (16cm 19.917cm)" draw:kind="arc" draw:start-angle="359.82" draw:end-angle="180.36">
          <text:p/>
        </draw:ellipse>
        <draw:g>
          <draw:line draw:style-name="gr62" draw:text-style-name="P11" draw:layer="layout" svg:x1="15.73cm" svg:y1="19.92cm" svg:x2="15.794cm" svg:y2="19.853cm">
            <text:p/>
          </draw:line>
          <draw:line draw:style-name="gr63" draw:text-style-name="P11" draw:layer="layout" svg:x1="15.73cm" svg:y1="19.92cm" svg:x2="15.794cm" svg:y2="19.987cm">
            <text:p/>
          </draw:line>
        </draw:g>
        <draw:line draw:style-name="gr26" draw:text-style-name="P4" draw:layer="layout" svg:x1="16cm" svg:y1="20.25cm" svg:x2="16cm" svg:y2="20.75cm">
          <text:p/>
        </draw:line>
        <draw:line draw:style-name="gr15" draw:text-style-name="P4" draw:layer="layout" svg:x1="10.5cm" svg:y1="27cm" svg:x2="10.5cm" svg:y2="26.5cm">
          <text:p/>
        </draw:line>
        <draw:line draw:style-name="gr15" draw:text-style-name="P4" draw:layer="layout" svg:x1="11cm" svg:y1="26.5cm" svg:x2="10.5cm" svg:y2="27cm">
          <text:p/>
        </draw:line>
        <draw:line draw:style-name="gr64" draw:text-style-name="P4" draw:layer="layout" svg:x1="12.5cm" svg:y1="26cm" svg:x2="13cm" svg:y2="26.5cm">
          <text:p/>
        </draw:line>
        <draw:line draw:style-name="gr31" draw:text-style-name="P4" draw:layer="layout" svg:x1="10cm" svg:y1="27cm" svg:x2="10.5cm" svg:y2="26.5cm">
          <text:p/>
        </draw:line>
        <draw:line draw:style-name="gr15" draw:text-style-name="P4" draw:layer="layout" svg:x1="11cm" svg:y1="26cm" svg:x2="11cm" svg:y2="26.5cm">
          <text:p/>
        </draw:line>
        <draw:line draw:style-name="gr15" draw:text-style-name="P4" draw:layer="layout" svg:x1="11cm" svg:y1="26cm" svg:x2="11.5cm" svg:y2="25.5cm">
          <text:p/>
        </draw:line>
        <draw:line draw:style-name="gr15" draw:text-style-name="P4" draw:layer="layout" svg:x1="11.5cm" svg:y1="25cm" svg:x2="11.5cm" svg:y2="25.5cm">
          <text:p/>
        </draw:line>
        <draw:line draw:style-name="gr15" draw:text-style-name="P4" draw:layer="layout" svg:x1="12cm" svg:y1="24.5cm" svg:x2="11.5cm" svg:y2="25cm">
          <text:p/>
        </draw:line>
        <draw:line draw:style-name="gr15" draw:text-style-name="P4" draw:layer="layout" svg:x1="12cm" svg:y1="25cm" svg:x2="12cm" svg:y2="24.5cm">
          <text:p/>
        </draw:line>
        <draw:line draw:style-name="gr15" draw:text-style-name="P4" draw:layer="layout" svg:x1="12.5cm" svg:y1="25.5cm" svg:x2="12cm" svg:y2="25cm">
          <text:p/>
        </draw:line>
        <draw:line draw:style-name="gr15" draw:text-style-name="P4" draw:layer="layout" svg:x1="12.5cm" svg:y1="25.5cm" svg:x2="12.5cm" svg:y2="26cm">
          <text:p/>
        </draw:line>
        <draw:line draw:style-name="gr65" draw:text-style-name="P4" draw:layer="layout" svg:x1="11.987cm" svg:y1="28.747cm" svg:x2="11.492cm" svg:y2="28.247cm">
          <text:p/>
        </draw:line>
        <draw:frame draw:style-name="gr66" draw:text-style-name="P9" draw:layer="layout" svg:width="0.375cm" svg:height="0.349cm" svg:x="11.737cm" svg:y="28.122cm">
          <draw:text-box>
            <text:p><text:span text:style-name="T9">M</text:span></text:p>
          </draw:text-box>
        </draw:frame>
        <draw:line draw:style-name="gr15" draw:text-style-name="P4" draw:layer="layout" svg:x1="11.492cm" svg:y1="28.747cm" svg:x2="11.492cm" svg:y2="28.247cm">
          <text:p/>
        </draw:line>
        <draw:frame draw:style-name="gr67" draw:text-style-name="P9" draw:layer="layout" svg:width="0.361cm" svg:height="0.339cm" svg:x="11.126cm" svg:y="28.158cm">
          <draw:text-box>
            <text:p><text:span text:style-name="T9">M</text:span></text:p>
          </draw:text-box>
        </draw:frame>
        <draw:frame draw:style-name="gr67" draw:text-style-name="P9" draw:layer="layout" svg:width="0.356cm" svg:height="0.339cm" svg:x="10.131cm" svg:y="28.158cm">
          <draw:text-box>
            <text:p><text:span text:style-name="T9">M</text:span></text:p>
          </draw:text-box>
        </draw:frame>
        <draw:line draw:style-name="gr68" draw:text-style-name="P4" draw:layer="layout" svg:x1="11.492cm" svg:y1="28.747cm" svg:x2="10.987cm" svg:y2="28.247cm">
          <text:p/>
        </draw:line>
        <draw:line draw:style-name="gr26" draw:text-style-name="P4" draw:layer="layout" svg:x1="10.987cm" svg:y1="28.747cm" svg:x2="10.987cm" svg:y2="28.247cm">
          <text:p/>
        </draw:line>
        <draw:line draw:style-name="gr68" draw:text-style-name="P4" draw:layer="layout" svg:x1="10.987cm" svg:y1="28.747cm" svg:x2="10.5cm" svg:y2="28.25cm">
          <text:p/>
        </draw:line>
        <draw:line draw:style-name="gr15" draw:text-style-name="P4" draw:layer="layout" svg:x1="10.5cm" svg:y1="28.75cm" svg:x2="10.5cm" svg:y2="28.25cm">
          <text:p/>
        </draw:line>
        <draw:line draw:style-name="gr69" draw:text-style-name="P4" draw:layer="layout" svg:x1="10.5cm" svg:y1="28.75cm" svg:x2="10cm" svg:y2="28.25cm">
          <text:p/>
        </draw:line>
        <draw:frame draw:style-name="gr66" draw:text-style-name="P9" draw:layer="layout" svg:width="0.375cm" svg:height="0.349cm" svg:x="10.612cm" svg:y="28.122cm">
          <draw:text-box>
            <text:p><text:span text:style-name="T9">M</text:span></text:p>
          </draw:text-box>
        </draw:frame>
        <draw:g>
          <draw:line draw:style-name="gr70" draw:text-style-name="P4" draw:layer="layout" svg:x1="20.375cm" svg:y1="24.625cm" svg:x2="19.875cm" svg:y2="25.125cm">
            <text:p/>
          </draw:line>
          <draw:frame draw:style-name="gr71" draw:text-style-name="P9" draw:layer="layout" svg:width="0.375cm" svg:height="0.378cm" svg:x="19.84cm" svg:y="24.625cm">
            <draw:text-box>
              <text:p><text:span text:style-name="T9">M’</text:span></text:p>
            </draw:text-box>
          </draw:frame>
          <draw:line draw:style-name="gr15" draw:text-style-name="P4" draw:layer="layout" svg:x1="19.875cm" svg:y1="25.625cm" svg:x2="19.875cm" svg:y2="25.125cm">
            <text:p/>
          </draw:line>
          <draw:frame draw:style-name="gr67" draw:text-style-name="P9" draw:layer="layout" svg:width="0.361cm" svg:height="0.339cm" svg:x="19.375cm" svg:y="25.536cm">
            <draw:text-box>
              <text:p><text:span text:style-name="T9">M’</text:span></text:p>
            </draw:text-box>
          </draw:frame>
          <draw:frame draw:style-name="gr67" draw:text-style-name="P9" draw:layer="layout" svg:width="0.356cm" svg:height="0.339cm" svg:x="17.875cm" svg:y="28.5cm">
            <draw:text-box>
              <text:p><text:span text:style-name="T9">M’</text:span></text:p>
            </draw:text-box>
          </draw:frame>
          <draw:line draw:style-name="gr68" draw:text-style-name="P4" draw:layer="layout" svg:x1="19.875cm" svg:y1="25.625cm" svg:x2="19.375cm" svg:y2="26.125cm">
            <text:p/>
          </draw:line>
          <draw:line draw:style-name="gr68" draw:text-style-name="P4" draw:layer="layout" svg:x1="19.375cm" svg:y1="26.625cm" svg:x2="18.875cm" svg:y2="27.125cm">
            <text:p/>
          </draw:line>
          <draw:line draw:style-name="gr15" draw:text-style-name="P4" draw:layer="layout" svg:x1="18.875cm" svg:y1="27.625cm" svg:x2="18.875cm" svg:y2="27.125cm">
            <text:p/>
          </draw:line>
          <draw:line draw:style-name="gr69" draw:text-style-name="P4" draw:layer="layout" svg:x1="18.375cm" svg:y1="28.625cm" svg:x2="17.875cm" svg:y2="29cm">
            <text:p/>
          </draw:line>
          <draw:frame draw:style-name="gr67" draw:text-style-name="P9" draw:layer="layout" svg:width="0.375cm" svg:height="0.339cm" svg:x="18.425cm" svg:y="27.57cm">
            <draw:text-box>
              <text:p><text:span text:style-name="T9">M’</text:span></text:p>
            </draw:text-box>
          </draw:frame>
          <draw:line draw:style-name="gr15" draw:text-style-name="P4" draw:layer="layout" svg:x1="19.375cm" svg:y1="26.625cm" svg:x2="19.375cm" svg:y2="26.125cm">
            <text:p/>
          </draw:line>
          <draw:line draw:style-name="gr15" draw:text-style-name="P4" draw:layer="layout" svg:x1="18.875cm" svg:y1="27.625cm" svg:x2="18.375cm" svg:y2="28.125cm">
            <text:p/>
          </draw:line>
          <draw:line draw:style-name="gr68" draw:text-style-name="P4" draw:layer="layout" svg:x1="18.375cm" svg:y1="28.625cm" svg:x2="18.375cm" svg:y2="28.125cm">
            <text:p/>
          </draw:line>
          <draw:frame draw:style-name="gr67" draw:text-style-name="P9" draw:layer="layout" svg:width="0.361cm" svg:height="0.339cm" svg:x="18.875cm" svg:y="26.536cm">
            <draw:text-box>
              <text:p><text:span text:style-name="T9">M’</text:span></text:p>
            </draw:text-box>
          </draw:frame>
        </draw:g>
        <draw:line draw:style-name="gr15" draw:text-style-name="P4" draw:layer="layout" svg:x1="15.102cm" svg:y1="15.301cm" svg:x2="15.499cm" svg:y2="15.301cm">
          <text:p/>
        </draw:line>
        <draw:custom-shape draw:style-name="gr72" draw:text-style-name="P3" draw:layer="layout" svg:width="0.329cm" svg:height="0.295cm" svg:x="13.937cm" svg:y="18.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2" draw:text-style-name="P3" draw:layer="layout" svg:width="0.329cm" svg:height="0.295cm" svg:x="18.614cm" svg:y="18.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9" draw:text-style-name="P13" draw:layer="layout" svg:width="0.685cm" svg:height="0.339cm" svg:x="16.577cm" svg:y="13.803cm">
          <draw:text-box>
            <text:p><text:span text:style-name="T9">Dot</text:span></text:p>
          </draw:text-box>
        </draw:frame>
        <draw:frame draw:style-name="gr49" draw:text-style-name="P13" draw:layer="layout" svg:width="0.995cm" svg:height="0.339cm" svg:x="12.569cm" svg:y="13.822cm">
          <draw:text-box>
            <text:p><text:span text:style-name="T9">L Shape</text:span></text:p>
          </draw:text-box>
        </draw:frame>
        <draw:line draw:style-name="gr73" draw:text-style-name="P4" draw:layer="layout" svg:x1="3.875cm" svg:y1="16.831cm" svg:x2="3.875cm" svg:y2="16.331cm">
          <text:p/>
        </draw:line>
        <draw:line draw:style-name="gr74" draw:text-style-name="P4" draw:layer="layout" svg:x1="4.375cm" svg:y1="16.331cm" svg:x2="4.875cm" svg:y2="16.831cm">
          <text:p/>
        </draw:line>
        <draw:frame draw:style-name="gr75" draw:text-style-name="P15" draw:layer="layout" svg:width="0.223cm" svg:height="0.339cm" svg:x="18.668cm" svg:y="18.534cm">
          <draw:text-box>
            <text:p text:style-name="P14"><text:span text:style-name="T13">x</text:span></text:p>
          </draw:text-box>
        </draw:frame>
        <draw:g>
          <draw:custom-shape draw:style-name="gr45" draw:text-style-name="P3" draw:layer="layout" svg:width="1.5cm" svg:height="1.5cm" svg:x="8.5cm" svg:y="22.5cm">
            <text:p/>
            <draw:enhanced-geometry svg:viewBox="0 0 21600 21600" draw:mirror-horizontal="false" draw:mirror-vertical="true" draw:type="rectangle" draw:enhanced-path="M 0 0 L 21600 0 21600 21600 0 21600 0 0 Z N"/>
          </draw:custom-shape>
          <draw:line draw:style-name="gr18" draw:text-style-name="P4" draw:layer="layout" svg:x1="9cm" svg:y1="24cm" svg:x2="9cm" svg:y2="22.5cm">
            <text:p/>
          </draw:line>
          <draw:line draw:style-name="gr18" draw:text-style-name="P4" draw:layer="layout" svg:x1="8.5cm" svg:y1="23.5cm" svg:x2="10cm" svg:y2="23.5cm">
            <text:p/>
          </draw:line>
          <draw:line draw:style-name="gr18" draw:text-style-name="P4" draw:layer="layout" svg:x1="8.5cm" svg:y1="23cm" svg:x2="10cm" svg:y2="23cm">
            <text:p/>
          </draw:line>
          <draw:line draw:style-name="gr18" draw:text-style-name="P4" draw:layer="layout" svg:x1="9.5cm" svg:y1="22.5cm" svg:x2="9.5cm" svg:y2="24cm">
            <text:p/>
          </draw:line>
        </draw:g>
        <draw:line draw:style-name="gr76" draw:text-style-name="P11" draw:layer="layout" svg:x1="9.738cm" svg:y1="22.751cm" svg:x2="8.738cm" svg:y2="22.751cm">
          <text:p/>
        </draw:line>
        <draw:line draw:style-name="gr77" draw:text-style-name="P11" draw:layer="layout" svg:x1="8.753cm" svg:y1="23.251cm" svg:x2="9.262cm" svg:y2="22.751cm">
          <text:p/>
        </draw:line>
        <draw:frame draw:style-name="gr78" draw:text-style-name="P16" draw:layer="layout" svg:width="0.685cm" svg:height="0.339cm" svg:x="8.566cm" svg:y="13.75cm">
          <draw:text-box>
            <text:p text:style-name="P14"><text:span text:style-name="T13">Line</text:span></text:p>
          </draw:text-box>
        </draw:frame>
        <draw:frame draw:style-name="gr79" draw:text-style-name="P17" draw:layer="layout" svg:width="0.222cm" svg:height="0.3cm" svg:x="12.083cm" svg:y="4.225cm">
          <draw:text-box>
            <text:p><text:span text:style-name="T8">w</text:span></text:p>
          </draw:text-box>
        </draw:frame>
        <draw:frame draw:style-name="gr80" draw:text-style-name="P17" draw:layer="layout" svg:width="0.2cm" svg:height="0.339cm" svg:x="12.033cm" svg:y="4.567cm">
          <draw:text-box>
            <text:p><text:span text:style-name="T8">R</text:span></text:p>
          </draw:text-box>
        </draw:frame>
        <draw:frame draw:style-name="gr80" draw:text-style-name="P17" draw:layer="layout" svg:width="0.2cm" svg:height="0.339cm" svg:x="12.33cm" svg:y="4.954cm">
          <draw:text-box>
            <text:p><text:span text:style-name="T8">R</text:span></text:p>
          </draw:text-box>
        </draw:frame>
        <draw:frame draw:style-name="gr81" draw:text-style-name="P18" draw:layer="layout" svg:width="0.2cm" svg:height="0.339cm" svg:x="12.332cm" svg:y="4.461cm">
          <draw:text-box>
            <text:p text:style-name="P14"><text:span text:style-name="T14">F</text:span></text:p>
          </draw:text-box>
        </draw:frame>
        <draw:frame draw:style-name="gr82" draw:text-style-name="P18" draw:layer="layout" svg:width="0.2cm" svg:height="0.339cm" svg:x="12.037cm" svg:y="5.038cm">
          <draw:text-box>
            <text:p text:style-name="P14"><text:span text:style-name="T14">F</text:span></text:p>
          </draw:text-box>
        </draw:frame>
        <draw:frame draw:style-name="gr79" draw:text-style-name="P17" draw:layer="layout" svg:width="0.222cm" svg:height="0.3cm" svg:x="1.725cm" svg:y="4.583cm">
          <draw:text-box>
            <text:p><text:span text:style-name="T8">w</text:span></text:p>
          </draw:text-box>
        </draw:frame>
        <draw:frame draw:style-name="gr80" draw:text-style-name="P17" draw:layer="layout" svg:width="0.2cm" svg:height="0.339cm" svg:x="2.028cm" svg:y="4.5cm">
          <draw:text-box>
            <text:p><text:span text:style-name="T8">R</text:span></text:p>
          </draw:text-box>
        </draw:frame>
        <draw:frame draw:style-name="gr80" draw:text-style-name="P17" draw:layer="layout" svg:width="0.2cm" svg:height="0.339cm" svg:x="2.018cm" svg:y="4.98cm">
          <draw:text-box>
            <text:p><text:span text:style-name="T8">R</text:span></text:p>
          </draw:text-box>
        </draw:frame>
        <draw:frame draw:style-name="gr83" draw:text-style-name="P18" draw:layer="layout" svg:width="0.2cm" svg:height="0.339cm" svg:x="1.79cm" svg:y="4.22cm">
          <draw:text-box>
            <text:p text:style-name="P14"><text:span text:style-name="T14">F</text:span></text:p>
          </draw:text-box>
        </draw:frame>
        <draw:frame draw:style-name="gr84" draw:text-style-name="P18" draw:layer="layout" svg:width="0.2cm" svg:height="0.339cm" svg:x="1.725cm" svg:y="5.064cm">
          <draw:text-box>
            <text:p text:style-name="P14"><text:span text:style-name="T14">F</text:span></text:p>
          </draw:text-box>
        </draw:frame>
        <draw:frame draw:style-name="gr79" draw:text-style-name="P17" draw:layer="layout" svg:width="0.222cm" svg:height="0.3cm" svg:x="5.02cm" svg:y="4.5cm">
          <draw:text-box>
            <text:p><text:span text:style-name="T8">w</text:span></text:p>
          </draw:text-box>
        </draw:frame>
        <draw:frame draw:style-name="gr80" draw:text-style-name="P17" draw:layer="layout" svg:width="0.2cm" svg:height="0.339cm" svg:x="4.748cm" svg:y="4.245cm">
          <draw:text-box>
            <text:p><text:span text:style-name="T8">R</text:span></text:p>
          </draw:text-box>
        </draw:frame>
        <draw:frame draw:style-name="gr80" draw:text-style-name="P17" draw:layer="layout" svg:width="0.2cm" svg:height="0.339cm" svg:x="5.009cm" svg:y="4.99cm">
          <draw:text-box>
            <text:p><text:span text:style-name="T8">R</text:span></text:p>
          </draw:text-box>
        </draw:frame>
        <draw:frame draw:style-name="gr85" draw:text-style-name="P18" draw:layer="layout" svg:width="0.2cm" svg:height="0.339cm" svg:x="4.719cm" svg:y="4.596cm">
          <draw:text-box>
            <text:p text:style-name="P14"><text:span text:style-name="T14">F</text:span></text:p>
          </draw:text-box>
        </draw:frame>
        <draw:frame draw:style-name="gr86" draw:text-style-name="P18" draw:layer="layout" svg:width="0.2cm" svg:height="0.339cm" svg:x="4.716cm" svg:y="5.074cm">
          <draw:text-box>
            <text:p text:style-name="P14"><text:span text:style-name="T14">F</text:span></text:p>
          </draw:text-box>
        </draw:frame>
        <draw:frame draw:style-name="gr28" draw:text-style-name="P7" draw:layer="layout" svg:width="5.25cm" svg:height="0.419cm" svg:x="2.75cm" svg:y="3.573cm">
          <draw:text-box>
            <text:p><text:span text:style-name="T10">1) Pair (and optionally directly insert)</text:span></text:p>
          </draw:text-box>
        </draw:frame>
        <draw:g>
          <draw:line draw:style-name="gr18" draw:text-style-name="P4" draw:layer="layout" svg:x1="11.75cm" svg:y1="1.456cm" svg:x2="12.382cm" svg:y2="1.457cm">
            <text:p/>
          </draw:line>
          <draw:line draw:style-name="gr18" draw:text-style-name="P4" draw:layer="layout" svg:x1="11.757cm" svg:y1="1.957cm" svg:x2="12.382cm" svg:y2="1.957cm">
            <text:p/>
          </draw:line>
          <draw:line draw:style-name="gr18" draw:text-style-name="P4" draw:layer="layout" svg:x1="11.882cm" svg:y1="2.457cm" svg:x2="11.882cm" svg:y2="1.355cm">
            <text:p/>
          </draw:line>
          <draw:line draw:style-name="gr18" draw:text-style-name="P4" draw:layer="layout" svg:x1="11.757cm" svg:y1="2.457cm" svg:x2="12.382cm" svg:y2="2.457cm">
            <text:p/>
          </draw:line>
          <draw:line draw:style-name="gr18" draw:text-style-name="P4" draw:layer="layout" svg:x1="12.382cm" svg:y1="1.349cm" svg:x2="12.382cm" svg:y2="2.457cm">
            <text:p/>
          </draw:line>
          <draw:line draw:style-name="gr18" draw:text-style-name="P4" draw:layer="layout" svg:x1="12.55cm" svg:y1="1.124cm" svg:x2="12.382cm" svg:y2="1.457cm">
            <text:p/>
          </draw:line>
          <draw:line draw:style-name="gr18" draw:text-style-name="P4" draw:layer="layout" svg:x1="12.507cm" svg:y1="1.126cm" svg:x2="12.507cm" svg:y2="2.207cm">
            <text:p/>
          </draw:line>
          <draw:line draw:style-name="gr18" draw:text-style-name="P4" draw:layer="layout" svg:x1="12.541cm" svg:y1="2.136cm" svg:x2="12.382cm" svg:y2="2.457cm">
            <text:p/>
          </draw:line>
          <draw:line draw:style-name="gr18" draw:text-style-name="P4" draw:layer="layout" svg:x1="12.54cm" svg:y1="1.642cm" svg:x2="12.382cm" svg:y2="1.957cm">
            <text:p/>
          </draw:line>
        </draw:g>
        <draw:frame draw:style-name="gr87" draw:text-style-name="P18" draw:layer="layout" svg:width="0.2cm" svg:height="0.339cm" svg:x="12.057cm" svg:y="1.536cm">
          <draw:text-box>
            <text:p text:style-name="P14"><text:span text:style-name="T14">F</text:span></text:p>
          </draw:text-box>
        </draw:frame>
        <draw:frame draw:style-name="gr80" draw:text-style-name="P17" draw:layer="layout" svg:width="0.2cm" svg:height="0.339cm" svg:x="12.34cm" svg:y="1.406cm">
          <draw:text-box>
            <text:p><text:span text:style-name="T8">R</text:span></text:p>
          </draw:text-box>
        </draw:frame>
        <draw:frame draw:style-name="gr79" draw:text-style-name="P17" draw:layer="layout" svg:width="0.222cm" svg:height="0.3cm" svg:x="12.034cm" svg:y="2.037cm">
          <draw:text-box>
            <text:p><text:span text:style-name="T8">R</text:span></text:p>
          </draw:text-box>
        </draw:frame>
        <draw:frame draw:style-name="gr88" draw:text-style-name="P18" draw:layer="layout" svg:width="0.2cm" svg:height="0.339cm" svg:x="12.341cm" svg:y="1.928cm">
          <draw:text-box>
            <text:p text:style-name="P14"><text:span text:style-name="T14">w</text:span></text:p>
          </draw:text-box>
        </draw:frame>
        <draw:frame draw:style-name="gr79" draw:text-style-name="P17" draw:layer="layout" svg:width="0.222cm" svg:height="0.3cm" svg:x="8.411cm" svg:y="6.825cm">
          <draw:text-box>
            <text:p><text:span text:style-name="T8">F</text:span></text:p>
          </draw:text-box>
        </draw:frame>
        <draw:frame draw:style-name="gr89" draw:text-style-name="P18" draw:layer="layout" svg:width="0.2cm" svg:height="0.339cm" svg:x="8.666cm" svg:y="7.101cm">
          <draw:text-box>
            <text:p text:style-name="P14"><text:span text:style-name="T14">R</text:span></text:p>
          </draw:text-box>
        </draw:frame>
        <draw:frame draw:style-name="gr90" draw:text-style-name="P18" draw:layer="layout" svg:width="0.2cm" svg:height="0.339cm" svg:x="8.515cm" svg:y="6.589cm">
          <draw:text-box>
            <text:p text:style-name="P14"><text:span text:style-name="T14">R</text:span></text:p>
          </draw:text-box>
        </draw:frame>
        <draw:frame draw:style-name="gr80" draw:text-style-name="P17" draw:layer="layout" svg:width="0.2cm" svg:height="0.339cm" svg:x="8.8cm" svg:y="6.852cm">
          <draw:text-box>
            <text:p><text:span text:style-name="T8">F</text:span></text:p>
          </draw:text-box>
        </draw:frame>
        <draw:frame draw:style-name="gr80" draw:text-style-name="P17" draw:layer="layout" svg:width="0.2cm" svg:height="0.339cm" svg:x="8.364cm" svg:y="7.194cm">
          <draw:text-box>
            <text:p><text:span text:style-name="T8">w</text:span></text:p>
          </draw:text-box>
        </draw:frame>
        <draw:frame draw:style-name="gr80" draw:text-style-name="P17" draw:layer="layout" svg:width="0.2cm" svg:height="0.339cm" svg:x="7.023cm" svg:y="5.11cm">
          <draw:text-box>
            <text:p><text:span text:style-name="T8">R</text:span></text:p>
          </draw:text-box>
        </draw:frame>
        <draw:frame draw:style-name="gr80" draw:text-style-name="P17" draw:layer="layout" svg:width="0.261cm" svg:height="0.339cm" svg:x="7.338cm" svg:y="4.972cm">
          <draw:text-box>
            <text:p><text:span text:style-name="T8">F</text:span></text:p>
          </draw:text-box>
        </draw:frame>
        <draw:frame draw:style-name="gr79" draw:text-style-name="P17" draw:layer="layout" svg:width="0.204cm" svg:height="0.3cm" svg:x="7.092cm" svg:y="4.226cm">
          <draw:text-box>
            <text:p><text:span text:style-name="T8">R</text:span></text:p>
          </draw:text-box>
        </draw:frame>
        <draw:frame draw:style-name="gr80" draw:text-style-name="P17" draw:layer="layout" svg:width="0.2cm" svg:height="0.339cm" svg:x="7.333cm" svg:y="4.466cm">
          <draw:text-box>
            <text:p><text:span text:style-name="T8">w</text:span></text:p>
          </draw:text-box>
        </draw:frame>
        <draw:frame draw:style-name="gr79" draw:text-style-name="P17" draw:layer="layout" svg:width="0.228cm" svg:height="0.3cm" svg:x="7.022cm" svg:y="4.589cm">
          <draw:text-box>
            <text:p><text:span text:style-name="T8">F</text:span></text:p>
          </draw:text-box>
        </draw:frame>
        <draw:g xml:id="id2" draw:id="id2">
          <draw:line draw:style-name="gr18" draw:text-style-name="P4" draw:layer="layout" svg:x1="4.445cm" svg:y1="5.013cm" svg:x2="5.07cm" svg:y2="5.013cm">
            <text:p/>
          </draw:line>
          <draw:line draw:style-name="gr18" draw:text-style-name="P4" draw:layer="layout" svg:x1="4.445cm" svg:y1="5.513cm" svg:x2="5.07cm" svg:y2="5.513cm">
            <text:p/>
          </draw:line>
          <draw:line draw:style-name="gr18" draw:text-style-name="P4" draw:layer="layout" svg:x1="4.57cm" svg:y1="5.638cm" svg:x2="4.57cm" svg:y2="4.513cm">
            <text:p/>
          </draw:line>
          <draw:line draw:style-name="gr18" draw:text-style-name="P4" draw:layer="layout" svg:x1="4.445cm" svg:y1="4.513cm" svg:x2="5.07cm" svg:y2="4.513cm">
            <text:p/>
          </draw:line>
          <draw:line draw:style-name="gr18" draw:text-style-name="P4" draw:layer="layout" svg:x1="5.07cm" svg:y1="4.513cm" svg:x2="5.07cm" svg:y2="5.638cm">
            <text:p/>
          </draw:line>
          <draw:line draw:style-name="gr18" draw:text-style-name="P4" draw:layer="layout" svg:x1="5.242cm" svg:y1="4.173cm" svg:x2="5.07cm" svg:y2="4.513cm">
            <text:p/>
          </draw:line>
          <draw:line draw:style-name="gr18" draw:text-style-name="P4" draw:layer="layout" svg:x1="4.57cm" svg:y1="4.263cm" svg:x2="5.195cm" svg:y2="4.263cm">
            <text:p/>
          </draw:line>
          <draw:line draw:style-name="gr18" draw:text-style-name="P4" draw:layer="layout" svg:x1="5.25cm" svg:y1="4.655cm" svg:x2="5.07cm" svg:y2="5.013cm">
            <text:p/>
          </draw:line>
          <draw:line draw:style-name="gr18" draw:text-style-name="P4" draw:layer="layout" svg:x1="4.763cm" svg:y1="4.136cm" svg:x2="4.57cm" svg:y2="4.513cm">
            <text:p/>
          </draw:line>
          <draw:line draw:style-name="gr18" draw:text-style-name="P4" draw:layer="layout" svg:x1="5.195cm" svg:y1="4.263cm" svg:x2="5.195cm" svg:y2="5.388cm">
            <text:p/>
          </draw:line>
          <draw:line draw:style-name="gr18" draw:text-style-name="P4" draw:layer="layout" svg:x1="5.228cm" svg:y1="5.198cm" svg:x2="5.07cm" svg:y2="5.513cm">
            <text:p/>
          </draw:line>
        </draw:g>
        <draw:g>
          <draw:line draw:style-name="gr18" draw:text-style-name="P4" draw:layer="layout" svg:x1="11.75cm" svg:y1="5.002cm" svg:x2="12.375cm" svg:y2="5.002cm">
            <text:p/>
          </draw:line>
          <draw:line draw:style-name="gr18" draw:text-style-name="P4" draw:layer="layout" svg:x1="11.75cm" svg:y1="5.502cm" svg:x2="12.375cm" svg:y2="5.502cm">
            <text:p/>
          </draw:line>
          <draw:line draw:style-name="gr18" draw:text-style-name="P4" draw:layer="layout" svg:x1="11.875cm" svg:y1="5.627cm" svg:x2="11.875cm" svg:y2="4.502cm">
            <text:p/>
          </draw:line>
          <draw:line draw:style-name="gr18" draw:text-style-name="P4" draw:layer="layout" svg:x1="11.75cm" svg:y1="4.502cm" svg:x2="12.375cm" svg:y2="4.502cm">
            <text:p/>
          </draw:line>
          <draw:line draw:style-name="gr18" draw:text-style-name="P4" draw:layer="layout" svg:x1="12.375cm" svg:y1="4.502cm" svg:x2="12.375cm" svg:y2="5.627cm">
            <text:p/>
          </draw:line>
          <draw:line draw:style-name="gr18" draw:text-style-name="P4" draw:layer="layout" svg:x1="12.547cm" svg:y1="4.162cm" svg:x2="12.375cm" svg:y2="4.502cm">
            <text:p/>
          </draw:line>
          <draw:line draw:style-name="gr18" draw:text-style-name="P4" draw:layer="layout" svg:x1="11.875cm" svg:y1="4.252cm" svg:x2="12.5cm" svg:y2="4.252cm">
            <text:p/>
          </draw:line>
          <draw:line draw:style-name="gr18" draw:text-style-name="P4" draw:layer="layout" svg:x1="12.555cm" svg:y1="4.644cm" svg:x2="12.375cm" svg:y2="5.002cm">
            <text:p/>
          </draw:line>
          <draw:line draw:style-name="gr18" draw:text-style-name="P4" draw:layer="layout" svg:x1="12.068cm" svg:y1="4.125cm" svg:x2="11.875cm" svg:y2="4.502cm">
            <text:p/>
          </draw:line>
          <draw:line draw:style-name="gr18" draw:text-style-name="P4" draw:layer="layout" svg:x1="12.5cm" svg:y1="4.252cm" svg:x2="12.5cm" svg:y2="5.377cm">
            <text:p/>
          </draw:line>
          <draw:line draw:style-name="gr18" draw:text-style-name="P4" draw:layer="layout" svg:x1="12.533cm" svg:y1="5.187cm" svg:x2="12.375cm" svg:y2="5.502cm">
            <text:p/>
          </draw:line>
        </draw:g>
        <draw:g xml:id="id4" draw:id="id4">
          <draw:line draw:style-name="gr18" draw:text-style-name="P4" draw:layer="layout" svg:x1="1.445cm" svg:y1="5.004cm" svg:x2="2.07cm" svg:y2="5.004cm">
            <text:p/>
          </draw:line>
          <draw:line draw:style-name="gr18" draw:text-style-name="P4" draw:layer="layout" svg:x1="1.445cm" svg:y1="5.504cm" svg:x2="2.07cm" svg:y2="5.504cm">
            <text:p/>
          </draw:line>
          <draw:line draw:style-name="gr18" draw:text-style-name="P4" draw:layer="layout" svg:x1="1.57cm" svg:y1="5.629cm" svg:x2="1.57cm" svg:y2="4.504cm">
            <text:p/>
          </draw:line>
          <draw:line draw:style-name="gr18" draw:text-style-name="P4" draw:layer="layout" svg:x1="1.445cm" svg:y1="4.504cm" svg:x2="2.07cm" svg:y2="4.504cm">
            <text:p/>
          </draw:line>
          <draw:line draw:style-name="gr18" draw:text-style-name="P4" draw:layer="layout" svg:x1="2.07cm" svg:y1="4.504cm" svg:x2="2.07cm" svg:y2="5.629cm">
            <text:p/>
          </draw:line>
          <draw:line draw:style-name="gr18" draw:text-style-name="P4" draw:layer="layout" svg:x1="2.242cm" svg:y1="4.164cm" svg:x2="2.07cm" svg:y2="4.504cm">
            <text:p/>
          </draw:line>
          <draw:line draw:style-name="gr18" draw:text-style-name="P4" draw:layer="layout" svg:x1="1.57cm" svg:y1="4.254cm" svg:x2="2.195cm" svg:y2="4.254cm">
            <text:p/>
          </draw:line>
          <draw:line draw:style-name="gr18" draw:text-style-name="P4" draw:layer="layout" svg:x1="2.25cm" svg:y1="4.646cm" svg:x2="2.07cm" svg:y2="5.004cm">
            <text:p/>
          </draw:line>
          <draw:line draw:style-name="gr18" draw:text-style-name="P4" draw:layer="layout" svg:x1="1.763cm" svg:y1="4.127cm" svg:x2="1.57cm" svg:y2="4.504cm">
            <text:p/>
          </draw:line>
          <draw:line draw:style-name="gr18" draw:text-style-name="P4" draw:layer="layout" svg:x1="2.195cm" svg:y1="4.254cm" svg:x2="2.195cm" svg:y2="5.379cm">
            <text:p/>
          </draw:line>
          <draw:line draw:style-name="gr18" draw:text-style-name="P4" draw:layer="layout" svg:x1="2.228cm" svg:y1="5.189cm" svg:x2="2.07cm" svg:y2="5.504cm">
            <text:p/>
          </draw:line>
        </draw:g>
        <draw:g>
          <draw:line draw:style-name="gr18" draw:text-style-name="P4" draw:layer="layout" svg:x1="6.75cm" svg:y1="5.002cm" svg:x2="7.375cm" svg:y2="5.002cm">
            <text:p/>
          </draw:line>
          <draw:line draw:style-name="gr18" draw:text-style-name="P4" draw:layer="layout" svg:x1="6.75cm" svg:y1="5.502cm" svg:x2="7.375cm" svg:y2="5.502cm">
            <text:p/>
          </draw:line>
          <draw:line draw:style-name="gr18" draw:text-style-name="P4" draw:layer="layout" svg:x1="6.875cm" svg:y1="5.627cm" svg:x2="6.875cm" svg:y2="4.502cm">
            <text:p/>
          </draw:line>
          <draw:line draw:style-name="gr18" draw:text-style-name="P4" draw:layer="layout" svg:x1="6.75cm" svg:y1="4.502cm" svg:x2="7.375cm" svg:y2="4.502cm">
            <text:p/>
          </draw:line>
          <draw:line draw:style-name="gr18" draw:text-style-name="P4" draw:layer="layout" svg:x1="7.375cm" svg:y1="4.502cm" svg:x2="7.375cm" svg:y2="5.627cm">
            <text:p/>
          </draw:line>
          <draw:line draw:style-name="gr18" draw:text-style-name="P4" draw:layer="layout" svg:x1="7.547cm" svg:y1="4.162cm" svg:x2="7.375cm" svg:y2="4.502cm">
            <text:p/>
          </draw:line>
          <draw:line draw:style-name="gr18" draw:text-style-name="P4" draw:layer="layout" svg:x1="6.875cm" svg:y1="4.252cm" svg:x2="7.5cm" svg:y2="4.252cm">
            <text:p/>
          </draw:line>
          <draw:line draw:style-name="gr18" draw:text-style-name="P4" draw:layer="layout" svg:x1="7.555cm" svg:y1="4.644cm" svg:x2="7.375cm" svg:y2="5.002cm">
            <text:p/>
          </draw:line>
          <draw:line draw:style-name="gr18" draw:text-style-name="P4" draw:layer="layout" svg:x1="7.068cm" svg:y1="4.125cm" svg:x2="6.875cm" svg:y2="4.502cm">
            <text:p/>
          </draw:line>
          <draw:line draw:style-name="gr18" draw:text-style-name="P4" draw:layer="layout" svg:x1="7.5cm" svg:y1="4.252cm" svg:x2="7.5cm" svg:y2="5.377cm">
            <text:p/>
          </draw:line>
          <draw:line draw:style-name="gr18" draw:text-style-name="P4" draw:layer="layout" svg:x1="7.533cm" svg:y1="5.187cm" svg:x2="7.375cm" svg:y2="5.502cm">
            <text:p/>
          </draw:line>
        </draw:g>
        <draw:g>
          <draw:line draw:style-name="gr18" draw:text-style-name="P4" draw:layer="layout" svg:x1="15.5cm" svg:y1="5.002cm" svg:x2="16.125cm" svg:y2="5.002cm">
            <text:p/>
          </draw:line>
          <draw:line draw:style-name="gr18" draw:text-style-name="P4" draw:layer="layout" svg:x1="15.5cm" svg:y1="5.502cm" svg:x2="16.125cm" svg:y2="5.502cm">
            <text:p/>
          </draw:line>
          <draw:line draw:style-name="gr18" draw:text-style-name="P4" draw:layer="layout" svg:x1="15.625cm" svg:y1="5.627cm" svg:x2="15.625cm" svg:y2="4.502cm">
            <text:p/>
          </draw:line>
          <draw:line draw:style-name="gr18" draw:text-style-name="P4" draw:layer="layout" svg:x1="15.5cm" svg:y1="4.502cm" svg:x2="16.125cm" svg:y2="4.502cm">
            <text:p/>
          </draw:line>
          <draw:line draw:style-name="gr18" draw:text-style-name="P4" draw:layer="layout" svg:x1="16.125cm" svg:y1="4.502cm" svg:x2="16.125cm" svg:y2="5.627cm">
            <text:p/>
          </draw:line>
          <draw:line draw:style-name="gr18" draw:text-style-name="P4" draw:layer="layout" svg:x1="16.297cm" svg:y1="4.162cm" svg:x2="16.125cm" svg:y2="4.502cm">
            <text:p/>
          </draw:line>
          <draw:line draw:style-name="gr18" draw:text-style-name="P4" draw:layer="layout" svg:x1="15.625cm" svg:y1="4.252cm" svg:x2="16.25cm" svg:y2="4.252cm">
            <text:p/>
          </draw:line>
          <draw:line draw:style-name="gr18" draw:text-style-name="P4" draw:layer="layout" svg:x1="16.305cm" svg:y1="4.644cm" svg:x2="16.125cm" svg:y2="5.002cm">
            <text:p/>
          </draw:line>
          <draw:line draw:style-name="gr18" draw:text-style-name="P4" draw:layer="layout" svg:x1="15.818cm" svg:y1="4.125cm" svg:x2="15.625cm" svg:y2="4.502cm">
            <text:p/>
          </draw:line>
          <draw:line draw:style-name="gr18" draw:text-style-name="P4" draw:layer="layout" svg:x1="16.25cm" svg:y1="4.252cm" svg:x2="16.25cm" svg:y2="5.377cm">
            <text:p/>
          </draw:line>
          <draw:line draw:style-name="gr18" draw:text-style-name="P4" draw:layer="layout" svg:x1="16.283cm" svg:y1="5.187cm" svg:x2="16.125cm" svg:y2="5.502cm">
            <text:p/>
          </draw:line>
        </draw:g>
        <draw:frame draw:style-name="gr91" draw:text-style-name="P18" draw:layer="layout" svg:width="0.2cm" svg:height="0.339cm" svg:x="15.766cm" svg:y="5.095cm">
          <draw:text-box>
            <text:p text:style-name="P14"><text:span text:style-name="T14">R</text:span></text:p>
          </draw:text-box>
        </draw:frame>
        <draw:frame draw:style-name="gr92" draw:text-style-name="P18" draw:layer="layout" svg:width="0.261cm" svg:height="0.339cm" svg:x="16.081cm" svg:y="4.957cm">
          <draw:text-box>
            <text:p text:style-name="P14"><text:span text:style-name="T14">F</text:span></text:p>
          </draw:text-box>
        </draw:frame>
        <draw:frame draw:style-name="gr93" draw:text-style-name="P18" draw:layer="layout" svg:width="0.204cm" svg:height="0.3cm" svg:x="15.835cm" svg:y="4.211cm">
          <draw:text-box>
            <text:p text:style-name="P14"><text:span text:style-name="T14">w</text:span></text:p>
          </draw:text-box>
        </draw:frame>
        <draw:frame draw:style-name="gr94" draw:text-style-name="P18" draw:layer="layout" svg:width="0.2cm" svg:height="0.339cm" svg:x="16.076cm" svg:y="4.451cm">
          <draw:text-box>
            <text:p text:style-name="P14"><text:span text:style-name="T14">F</text:span></text:p>
          </draw:text-box>
        </draw:frame>
        <draw:frame draw:style-name="gr95" draw:text-style-name="P18" draw:layer="layout" svg:width="0.228cm" svg:height="0.3cm" svg:x="15.765cm" svg:y="4.574cm">
          <draw:text-box>
            <text:p text:style-name="P14"><text:span text:style-name="T14">R</text:span></text:p>
          </draw:text-box>
        </draw:frame>
        <draw:frame draw:style-name="gr80" draw:text-style-name="P17" draw:layer="layout" svg:width="0.2cm" svg:height="0.339cm" svg:x="9.689cm" svg:y="5.146cm">
          <draw:text-box>
            <text:p><text:span text:style-name="T8">R</text:span></text:p>
          </draw:text-box>
        </draw:frame>
        <draw:frame draw:style-name="gr80" draw:text-style-name="P17" draw:layer="layout" svg:width="0.261cm" svg:height="0.339cm" svg:x="10.004cm" svg:y="5.008cm">
          <draw:text-box>
            <text:p><text:span text:style-name="T8">F</text:span></text:p>
          </draw:text-box>
        </draw:frame>
        <draw:frame draw:style-name="gr79" draw:text-style-name="P17" draw:layer="layout" svg:width="0.204cm" svg:height="0.3cm" svg:x="9.758cm" svg:y="4.262cm">
          <draw:text-box>
            <text:p><text:span text:style-name="T8">F</text:span></text:p>
          </draw:text-box>
        </draw:frame>
        <draw:frame draw:style-name="gr80" draw:text-style-name="P17" draw:layer="layout" svg:width="0.2cm" svg:height="0.339cm" svg:x="9.999cm" svg:y="4.502cm">
          <draw:text-box>
            <text:p><text:span text:style-name="T8">R</text:span></text:p>
          </draw:text-box>
        </draw:frame>
        <draw:frame draw:style-name="gr79" draw:text-style-name="P17" draw:layer="layout" svg:width="0.228cm" svg:height="0.3cm" svg:x="9.688cm" svg:y="4.625cm">
          <draw:text-box>
            <text:p><text:span text:style-name="T8">w</text:span></text:p>
          </draw:text-box>
        </draw:frame>
        <draw:g>
          <draw:line draw:style-name="gr18" draw:text-style-name="P4" draw:layer="layout" svg:x1="9.416cm" svg:y1="5.038cm" svg:x2="10.041cm" svg:y2="5.038cm">
            <text:p/>
          </draw:line>
          <draw:line draw:style-name="gr18" draw:text-style-name="P4" draw:layer="layout" svg:x1="9.416cm" svg:y1="5.538cm" svg:x2="10.041cm" svg:y2="5.538cm">
            <text:p/>
          </draw:line>
          <draw:line draw:style-name="gr18" draw:text-style-name="P4" draw:layer="layout" svg:x1="9.541cm" svg:y1="5.663cm" svg:x2="9.541cm" svg:y2="4.538cm">
            <text:p/>
          </draw:line>
          <draw:line draw:style-name="gr18" draw:text-style-name="P4" draw:layer="layout" svg:x1="9.416cm" svg:y1="4.538cm" svg:x2="10.041cm" svg:y2="4.538cm">
            <text:p/>
          </draw:line>
          <draw:line draw:style-name="gr18" draw:text-style-name="P4" draw:layer="layout" svg:x1="10.041cm" svg:y1="4.538cm" svg:x2="10.041cm" svg:y2="5.663cm">
            <text:p/>
          </draw:line>
          <draw:line draw:style-name="gr18" draw:text-style-name="P4" draw:layer="layout" svg:x1="10.213cm" svg:y1="4.198cm" svg:x2="10.041cm" svg:y2="4.538cm">
            <text:p/>
          </draw:line>
          <draw:line draw:style-name="gr18" draw:text-style-name="P4" draw:layer="layout" svg:x1="9.541cm" svg:y1="4.288cm" svg:x2="10.166cm" svg:y2="4.288cm">
            <text:p/>
          </draw:line>
          <draw:line draw:style-name="gr18" draw:text-style-name="P4" draw:layer="layout" svg:x1="10.221cm" svg:y1="4.68cm" svg:x2="10.041cm" svg:y2="5.038cm">
            <text:p/>
          </draw:line>
          <draw:line draw:style-name="gr18" draw:text-style-name="P4" draw:layer="layout" svg:x1="9.734cm" svg:y1="4.161cm" svg:x2="9.541cm" svg:y2="4.538cm">
            <text:p/>
          </draw:line>
          <draw:line draw:style-name="gr18" draw:text-style-name="P4" draw:layer="layout" svg:x1="10.166cm" svg:y1="4.288cm" svg:x2="10.166cm" svg:y2="5.413cm">
            <text:p/>
          </draw:line>
          <draw:line draw:style-name="gr18" draw:text-style-name="P4" draw:layer="layout" svg:x1="10.199cm" svg:y1="5.223cm" svg:x2="10.041cm" svg:y2="5.538cm">
            <text:p/>
          </draw:line>
        </draw:g>
        <draw:frame draw:style-name="gr80" draw:text-style-name="P17" draw:layer="layout" svg:width="0.2cm" svg:height="0.339cm" svg:x="1.66cm" svg:y="11.737cm">
          <draw:text-box>
            <text:p><text:span text:style-name="T8">w</text:span></text:p>
          </draw:text-box>
        </draw:frame>
        <draw:frame draw:style-name="gr80" draw:text-style-name="P17" draw:layer="layout" svg:width="0.2cm" svg:height="0.339cm" svg:x="1.953cm" svg:y="11.587cm">
          <draw:text-box>
            <text:p><text:span text:style-name="T8">F</text:span></text:p>
          </draw:text-box>
        </draw:frame>
        <draw:g xml:id="id6" draw:id="id6">
          <draw:line draw:style-name="gr18" draw:text-style-name="P4" draw:layer="layout" svg:x1="1.375cm" svg:y1="11.072cm" svg:x2="2cm" svg:y2="11.072cm">
            <text:p/>
          </draw:line>
          <draw:line draw:style-name="gr18" draw:text-style-name="P4" draw:layer="layout" svg:x1="1.375cm" svg:y1="11.572cm" svg:x2="2cm" svg:y2="11.572cm">
            <text:p/>
          </draw:line>
          <draw:line draw:style-name="gr18" draw:text-style-name="P4" draw:layer="layout" svg:x1="1.5cm" svg:y1="12.072cm" svg:x2="1.5cm" svg:y2="10.572cm">
            <text:p/>
          </draw:line>
          <draw:line draw:style-name="gr18" draw:text-style-name="P4" draw:layer="layout" svg:x1="1.375cm" svg:y1="10.572cm" svg:x2="2cm" svg:y2="10.572cm">
            <text:p/>
          </draw:line>
          <draw:line draw:style-name="gr18" draw:text-style-name="P4" draw:layer="layout" svg:x1="1.375cm" svg:y1="12.072cm" svg:x2="2cm" svg:y2="12.072cm">
            <text:p/>
          </draw:line>
          <draw:line draw:style-name="gr18" draw:text-style-name="P4" draw:layer="layout" svg:x1="2cm" svg:y1="10.572cm" svg:x2="2cm" svg:y2="12.072cm">
            <text:p/>
          </draw:line>
          <draw:line draw:style-name="gr18" draw:text-style-name="P4" draw:layer="layout" svg:x1="2.285cm" svg:y1="10.007cm" svg:x2="2cm" svg:y2="10.572cm">
            <text:p/>
          </draw:line>
          <draw:line draw:style-name="gr18" draw:text-style-name="P4" draw:layer="layout" svg:x1="1.5cm" svg:y1="10.322cm" svg:x2="2.125cm" svg:y2="10.322cm">
            <text:p/>
          </draw:line>
          <draw:line draw:style-name="gr18" draw:text-style-name="P4" draw:layer="layout" svg:x1="1.625cm" svg:y1="10.072cm" svg:x2="2.25cm" svg:y2="10.072cm">
            <text:p/>
          </draw:line>
          <draw:line draw:style-name="gr18" draw:text-style-name="P4" draw:layer="layout" svg:x1="2.25cm" svg:y1="10.572cm" svg:x2="2cm" svg:y2="11.072cm">
            <text:p/>
          </draw:line>
          <draw:line draw:style-name="gr18" draw:text-style-name="P4" draw:layer="layout" svg:x1="1.788cm" svg:y1="9.999cm" svg:x2="1.5cm" svg:y2="10.572cm">
            <text:p/>
          </draw:line>
          <draw:line draw:style-name="gr18" draw:text-style-name="P4" draw:layer="layout" svg:x1="2.125cm" svg:y1="10.322cm" svg:x2="2.125cm" svg:y2="11.822cm">
            <text:p/>
          </draw:line>
          <draw:line draw:style-name="gr18" draw:text-style-name="P4" draw:layer="layout" svg:x1="2.25cm" svg:y1="10.072cm" svg:x2="2.25cm" svg:y2="10.697cm">
            <text:p/>
          </draw:line>
          <draw:line draw:style-name="gr18" draw:text-style-name="P4" draw:layer="layout" svg:x1="2.159cm" svg:y1="11.751cm" svg:x2="2cm" svg:y2="12.072cm">
            <text:p/>
          </draw:line>
          <draw:line draw:style-name="gr18" draw:text-style-name="P4" draw:layer="layout" svg:x1="2.158cm" svg:y1="11.257cm" svg:x2="2cm" svg:y2="11.572cm">
            <text:p/>
          </draw:line>
        </draw:g>
        <draw:line draw:style-name="gr15" draw:text-style-name="P4" draw:layer="layout" svg:x1="10.625cm" svg:y1="23cm" svg:x2="11.125cm" svg:y2="22.5cm">
          <text:p/>
        </draw:line>
        <draw:g>
          <draw:line draw:style-name="gr18" draw:text-style-name="P4" draw:layer="layout" svg:x1="10.7cm" svg:y1="7.573cm" svg:x2="11.325cm" svg:y2="7.573cm">
            <text:p/>
          </draw:line>
          <draw:line draw:style-name="gr18" draw:text-style-name="P4" draw:layer="layout" svg:x1="10.825cm" svg:y1="7.698cm" svg:x2="10.825cm" svg:y2="7.073cm">
            <text:p/>
          </draw:line>
          <draw:line draw:style-name="gr18" draw:text-style-name="P4" draw:layer="layout" svg:x1="10.7cm" svg:y1="7.073cm" svg:x2="11.325cm" svg:y2="7.073cm">
            <text:p/>
          </draw:line>
          <draw:line draw:style-name="gr18" draw:text-style-name="P4" draw:layer="layout" svg:x1="11.325cm" svg:y1="7.073cm" svg:x2="11.325cm" svg:y2="7.698cm">
            <text:p/>
          </draw:line>
          <draw:line draw:style-name="gr18" draw:text-style-name="P4" draw:layer="layout" svg:x1="11.61cm" svg:y1="6.508cm" svg:x2="11.325cm" svg:y2="7.073cm">
            <text:p/>
          </draw:line>
          <draw:line draw:style-name="gr18" draw:text-style-name="P4" draw:layer="layout" svg:x1="10.825cm" svg:y1="6.823cm" svg:x2="11.45cm" svg:y2="6.823cm">
            <text:p/>
          </draw:line>
          <draw:line draw:style-name="gr18" draw:text-style-name="P4" draw:layer="layout" svg:x1="10.95cm" svg:y1="6.573cm" svg:x2="11.575cm" svg:y2="6.573cm">
            <text:p/>
          </draw:line>
          <draw:line draw:style-name="gr18" draw:text-style-name="P4" draw:layer="layout" svg:x1="11.575cm" svg:y1="7.073cm" svg:x2="11.325cm" svg:y2="7.573cm">
            <text:p/>
          </draw:line>
          <draw:line draw:style-name="gr18" draw:text-style-name="P4" draw:layer="layout" svg:x1="11.113cm" svg:y1="6.5cm" svg:x2="10.825cm" svg:y2="7.073cm">
            <text:p/>
          </draw:line>
          <draw:line draw:style-name="gr18" draw:text-style-name="P4" draw:layer="layout" svg:x1="11.45cm" svg:y1="6.823cm" svg:x2="11.45cm" svg:y2="7.448cm">
            <text:p/>
          </draw:line>
          <draw:line draw:style-name="gr18" draw:text-style-name="P4" draw:layer="layout" svg:x1="11.575cm" svg:y1="6.573cm" svg:x2="11.575cm" svg:y2="7.198cm">
            <text:p/>
          </draw:line>
        </draw:g>
        <draw:frame draw:style-name="gr96" draw:text-style-name="P18" draw:layer="layout" svg:width="0.2cm" svg:height="0.339cm" svg:x="10.973cm" svg:y="7.188cm">
          <draw:text-box>
            <text:p text:style-name="P14"><text:span text:style-name="T14">F</text:span></text:p>
          </draw:text-box>
        </draw:frame>
        <draw:frame draw:style-name="gr97" draw:text-style-name="P18" draw:layer="layout" svg:width="0.2cm" svg:height="0.339cm" svg:x="11.41cm" svg:y="6.823cm">
          <draw:text-box>
            <text:p text:style-name="P14"><text:span text:style-name="T14">R</text:span></text:p>
          </draw:text-box>
        </draw:frame>
        <draw:frame draw:style-name="gr80" draw:text-style-name="P17" draw:layer="layout" svg:width="0.2cm" svg:height="0.339cm" svg:x="11.017cm" svg:y="6.796cm">
          <draw:text-box>
            <text:p><text:span text:style-name="T8">R</text:span></text:p>
          </draw:text-box>
        </draw:frame>
        <draw:frame draw:style-name="gr80" draw:text-style-name="P17" draw:layer="layout" svg:width="0.2cm" svg:height="0.339cm" svg:x="11.143cm" svg:y="6.539cm">
          <draw:text-box>
            <text:p><text:span text:style-name="T8">F</text:span></text:p>
          </draw:text-box>
        </draw:frame>
        <draw:frame draw:style-name="gr80" draw:text-style-name="P17" draw:layer="layout" svg:width="0.2cm" svg:height="0.339cm" svg:x="11.275cm" svg:y="7.036cm">
          <draw:text-box>
            <text:p><text:span text:style-name="T8">w</text:span></text:p>
          </draw:text-box>
        </draw:frame>
        <draw:g>
          <draw:line draw:style-name="gr18" draw:text-style-name="P4" draw:layer="layout" svg:x1="13.53cm" svg:y1="7.074cm" svg:x2="13.53cm" svg:y2="7.699cm">
            <text:p/>
          </draw:line>
          <draw:line draw:style-name="gr18" draw:text-style-name="P4" draw:layer="layout" svg:x1="13.405cm" svg:y1="7.574cm" svg:x2="14.53cm" svg:y2="7.574cm">
            <text:p/>
          </draw:line>
          <draw:line draw:style-name="gr18" draw:text-style-name="P4" draw:layer="layout" svg:x1="14.03cm" svg:y1="7.699cm" svg:x2="14.03cm" svg:y2="7.074cm">
            <text:p/>
          </draw:line>
          <draw:line draw:style-name="gr18" draw:text-style-name="P4" draw:layer="layout" svg:x1="13.405cm" svg:y1="7.074cm" svg:x2="14.53cm" svg:y2="7.074cm">
            <text:p/>
          </draw:line>
          <draw:line draw:style-name="gr18" draw:text-style-name="P4" draw:layer="layout" svg:x1="14.53cm" svg:y1="7.074cm" svg:x2="14.53cm" svg:y2="7.699cm">
            <text:p/>
          </draw:line>
          <draw:line draw:style-name="gr18" draw:text-style-name="P4" draw:layer="layout" svg:x1="14.692cm" svg:y1="6.75cm" svg:x2="14.53cm" svg:y2="7.074cm">
            <text:p/>
          </draw:line>
          <draw:line draw:style-name="gr18" draw:text-style-name="P4" draw:layer="layout" svg:x1="13.53cm" svg:y1="6.824cm" svg:x2="14.655cm" svg:y2="6.824cm">
            <text:p/>
          </draw:line>
          <draw:line draw:style-name="gr18" draw:text-style-name="P4" draw:layer="layout" svg:x1="14.7cm" svg:y1="7.241cm" svg:x2="14.53cm" svg:y2="7.574cm">
            <text:p/>
          </draw:line>
          <draw:line draw:style-name="gr18" draw:text-style-name="P4" draw:layer="layout" svg:x1="14.194cm" svg:y1="6.752cm" svg:x2="14.03cm" svg:y2="7.074cm">
            <text:p/>
          </draw:line>
          <draw:line draw:style-name="gr18" draw:text-style-name="P4" draw:layer="layout" svg:x1="14.655cm" svg:y1="6.824cm" svg:x2="14.655cm" svg:y2="7.574cm">
            <text:p/>
          </draw:line>
          <draw:line draw:style-name="gr18" draw:text-style-name="P4" draw:layer="layout" svg:x1="13.689cm" svg:y1="6.757cm" svg:x2="13.53cm" svg:y2="7.074cm">
            <text:p/>
          </draw:line>
        </draw:g>
        <draw:frame draw:style-name="gr80" draw:text-style-name="P17" draw:layer="layout" svg:width="0.2cm" svg:height="0.339cm" svg:x="14.242cm" svg:y="6.791cm">
          <draw:text-box>
            <text:p><text:span text:style-name="T8">F</text:span></text:p>
          </draw:text-box>
        </draw:frame>
        <draw:frame draw:style-name="gr98" draw:text-style-name="P18" draw:layer="layout" svg:width="0.2cm" svg:height="0.339cm" svg:x="14.488cm" svg:y="7.086cm">
          <draw:text-box>
            <text:p text:style-name="P14"><text:span text:style-name="T14">R</text:span></text:p>
          </draw:text-box>
        </draw:frame>
        <draw:frame draw:style-name="gr99" draw:text-style-name="P18" draw:layer="layout" svg:width="0.2cm" svg:height="0.339cm" svg:x="13.694cm" svg:y="7.164cm">
          <draw:text-box>
            <text:p text:style-name="P14"><text:span text:style-name="T14">F</text:span></text:p>
          </draw:text-box>
        </draw:frame>
        <draw:frame draw:style-name="gr80" draw:text-style-name="P17" draw:layer="layout" svg:width="0.2cm" svg:height="0.339cm" svg:x="14.16cm" svg:y="7.154cm">
          <draw:text-box>
            <text:p><text:span text:style-name="T8">w</text:span></text:p>
          </draw:text-box>
        </draw:frame>
        <draw:frame draw:style-name="gr80" draw:text-style-name="P17" draw:layer="layout" svg:width="0.2cm" svg:height="0.339cm" svg:x="13.722cm" svg:y="6.79cm">
          <draw:text-box>
            <text:p><text:span text:style-name="T8">R</text:span></text:p>
          </draw:text-box>
        </draw:frame>
        <draw:g>
          <draw:line draw:style-name="gr18" draw:text-style-name="P4" draw:layer="layout" svg:x1="8.09cm" svg:y1="7.625cm" svg:x2="8.715cm" svg:y2="7.625cm">
            <text:p/>
          </draw:line>
          <draw:line draw:style-name="gr18" draw:text-style-name="P4" draw:layer="layout" svg:x1="8.215cm" svg:y1="7.75cm" svg:x2="8.215cm" svg:y2="7.125cm">
            <text:p/>
          </draw:line>
          <draw:line draw:style-name="gr18" draw:text-style-name="P4" draw:layer="layout" svg:x1="8.09cm" svg:y1="7.125cm" svg:x2="8.715cm" svg:y2="7.125cm">
            <text:p/>
          </draw:line>
          <draw:line draw:style-name="gr18" draw:text-style-name="P4" draw:layer="layout" svg:x1="8.715cm" svg:y1="7.125cm" svg:x2="8.715cm" svg:y2="7.75cm">
            <text:p/>
          </draw:line>
          <draw:line draw:style-name="gr18" draw:text-style-name="P4" draw:layer="layout" svg:x1="9cm" svg:y1="6.56cm" svg:x2="8.715cm" svg:y2="7.125cm">
            <text:p/>
          </draw:line>
          <draw:line draw:style-name="gr18" draw:text-style-name="P4" draw:layer="layout" svg:x1="8.215cm" svg:y1="6.875cm" svg:x2="8.84cm" svg:y2="6.875cm">
            <text:p/>
          </draw:line>
          <draw:line draw:style-name="gr18" draw:text-style-name="P4" draw:layer="layout" svg:x1="8.34cm" svg:y1="6.625cm" svg:x2="8.965cm" svg:y2="6.625cm">
            <text:p/>
          </draw:line>
          <draw:line draw:style-name="gr18" draw:text-style-name="P4" draw:layer="layout" svg:x1="8.965cm" svg:y1="7.125cm" svg:x2="8.715cm" svg:y2="7.625cm">
            <text:p/>
          </draw:line>
          <draw:line draw:style-name="gr18" draw:text-style-name="P4" draw:layer="layout" svg:x1="8.503cm" svg:y1="6.552cm" svg:x2="8.215cm" svg:y2="7.125cm">
            <text:p/>
          </draw:line>
          <draw:line draw:style-name="gr18" draw:text-style-name="P4" draw:layer="layout" svg:x1="8.84cm" svg:y1="6.875cm" svg:x2="8.84cm" svg:y2="7.5cm">
            <text:p/>
          </draw:line>
          <draw:line draw:style-name="gr18" draw:text-style-name="P4" draw:layer="layout" svg:x1="8.965cm" svg:y1="6.625cm" svg:x2="8.965cm" svg:y2="7.25cm">
            <text:p/>
          </draw:line>
        </draw:g>
        <draw:g>
          <draw:custom-shape draw:style-name="gr100" draw:text-style-name="P3" draw:layer="layout" svg:width="1.5cm" svg:height="1.5cm" svg:x="12cm" svg:y="22.5cm">
            <text:p/>
            <draw:enhanced-geometry svg:viewBox="0 0 21600 21600" draw:mirror-horizontal="false" draw:mirror-vertical="true" draw:type="rectangle" draw:enhanced-path="M 0 0 L 21600 0 21600 21600 0 21600 0 0 Z N"/>
          </draw:custom-shape>
          <draw:line draw:style-name="gr36" draw:text-style-name="P4" draw:layer="layout" svg:x1="12.5cm" svg:y1="24cm" svg:x2="12.5cm" svg:y2="22.5cm">
            <text:p/>
          </draw:line>
          <draw:line draw:style-name="gr36" draw:text-style-name="P4" draw:layer="layout" svg:x1="12cm" svg:y1="23.5cm" svg:x2="13.5cm" svg:y2="23.5cm">
            <text:p/>
          </draw:line>
          <draw:line draw:style-name="gr36" draw:text-style-name="P4" draw:layer="layout" svg:x1="12cm" svg:y1="23cm" svg:x2="13.5cm" svg:y2="23cm">
            <text:p/>
          </draw:line>
          <draw:line draw:style-name="gr36" draw:text-style-name="P4" draw:layer="layout" svg:x1="13cm" svg:y1="22.5cm" svg:x2="13cm" svg:y2="24cm">
            <text:p/>
          </draw:line>
        </draw:g>
        <draw:line draw:style-name="gr34" draw:text-style-name="P4" draw:layer="layout" svg:x1="12.25cm" svg:y1="22.75cm" svg:x2="13.25cm" svg:y2="23.75cm">
          <text:p/>
        </draw:line>
        <draw:line draw:style-name="gr101" draw:text-style-name="P11" draw:layer="layout" svg:x1="12.25cm" svg:y1="23.25cm" svg:x2="12.759cm" svg:y2="22.75cm">
          <text:p/>
        </draw:line>
        <draw:line draw:style-name="gr31" draw:text-style-name="P4" draw:layer="layout" svg:x1="14cm" svg:y1="23cm" svg:x2="14.5cm" svg:y2="23cm">
          <text:p/>
        </draw:line>
        <draw:line draw:style-name="gr15" draw:text-style-name="P4" draw:layer="layout" svg:x1="14.5cm" svg:y1="23cm" svg:x2="15cm" svg:y2="22.5cm">
          <text:p/>
        </draw:line>
        <draw:line draw:style-name="gr15" draw:text-style-name="P4" draw:layer="layout" svg:x1="15cm" svg:y1="23cm" svg:x2="15cm" svg:y2="22.5cm">
          <text:p/>
        </draw:line>
        <draw:line draw:style-name="gr15" draw:text-style-name="P4" draw:layer="layout" svg:x1="15cm" svg:y1="23cm" svg:x2="15.5cm" svg:y2="23.5cm">
          <text:p/>
        </draw:line>
        <draw:line draw:style-name="gr15" draw:text-style-name="P4" draw:layer="layout" svg:x1="15.5cm" svg:y1="24cm" svg:x2="15.5cm" svg:y2="23.5cm">
          <text:p/>
        </draw:line>
        <draw:line draw:style-name="gr15" draw:text-style-name="P4" draw:layer="layout" svg:x1="15.5cm" svg:y1="24cm" svg:x2="16cm" svg:y2="23.5cm">
          <text:p/>
        </draw:line>
        <draw:line draw:style-name="gr15" draw:text-style-name="P4" draw:layer="layout" svg:x1="16cm" svg:y1="23cm" svg:x2="16cm" svg:y2="23.5cm">
          <text:p/>
        </draw:line>
        <draw:line draw:style-name="gr15" draw:text-style-name="P4" draw:layer="layout" svg:x1="16cm" svg:y1="23cm" svg:x2="16.5cm" svg:y2="23.5cm">
          <text:p/>
        </draw:line>
        <draw:line draw:style-name="gr15" draw:text-style-name="P4" draw:layer="layout" svg:x1="16.037cm" svg:y1="23.5cm" svg:x2="16.5cm" svg:y2="23.5cm">
          <text:p/>
        </draw:line>
        <draw:line draw:style-name="gr15" draw:text-style-name="P4" draw:layer="layout" svg:x1="16.037cm" svg:y1="23.5cm" svg:x2="16.5cm" svg:y2="23cm">
          <text:p/>
        </draw:line>
        <draw:line draw:style-name="gr15" draw:text-style-name="P4" draw:layer="layout" svg:x1="16.5cm" svg:y1="22.5cm" svg:x2="16.501cm" svg:y2="23cm">
          <text:p/>
        </draw:line>
        <draw:line draw:style-name="gr15" draw:text-style-name="P4" draw:layer="layout" svg:x1="16.501cm" svg:y1="22.5cm" svg:x2="17cm" svg:y2="23cm">
          <text:p/>
        </draw:line>
        <draw:line draw:style-name="gr15" draw:text-style-name="P4" draw:layer="layout" svg:x1="17cm" svg:y1="23.5cm" svg:x2="17.001cm" svg:y2="23cm">
          <text:p/>
        </draw:line>
        <draw:line draw:style-name="gr15" draw:text-style-name="P4" draw:layer="layout" svg:x1="17.501cm" svg:y1="24cm" svg:x2="18cm" svg:y2="24cm">
          <text:p/>
        </draw:line>
        <draw:line draw:style-name="gr15" draw:text-style-name="P4" draw:layer="layout" svg:x1="18.5cm" svg:y1="23.5cm" svg:x2="18.001cm" svg:y2="24cm">
          <text:p/>
        </draw:line>
        <draw:line draw:style-name="gr6" draw:text-style-name="P4" draw:layer="layout" svg:x1="18.5cm" svg:y1="23.5cm" svg:x2="18cm" svg:y2="23.5cm">
          <text:p/>
        </draw:line>
        <draw:g>
          <draw:custom-shape draw:style-name="gr100" draw:text-style-name="P3" draw:layer="layout" svg:width="1.5cm" svg:height="1.5cm" svg:x="21.5cm" svg:y="22.25cm">
            <text:p/>
            <draw:enhanced-geometry svg:viewBox="0 0 21600 21600" draw:mirror-horizontal="false" draw:mirror-vertical="true" draw:type="rectangle" draw:enhanced-path="M 0 0 L 21600 0 21600 21600 0 21600 0 0 Z N"/>
          </draw:custom-shape>
          <draw:line draw:style-name="gr36" draw:text-style-name="P4" draw:layer="layout" svg:x1="22cm" svg:y1="23.75cm" svg:x2="22cm" svg:y2="22.25cm">
            <text:p/>
          </draw:line>
          <draw:line draw:style-name="gr36" draw:text-style-name="P4" draw:layer="layout" svg:x1="21.5cm" svg:y1="23.25cm" svg:x2="23cm" svg:y2="23.25cm">
            <text:p/>
          </draw:line>
          <draw:line draw:style-name="gr36" draw:text-style-name="P4" draw:layer="layout" svg:x1="21.5cm" svg:y1="22.75cm" svg:x2="23cm" svg:y2="22.75cm">
            <text:p/>
          </draw:line>
          <draw:line draw:style-name="gr36" draw:text-style-name="P4" draw:layer="layout" svg:x1="22.5cm" svg:y1="22.25cm" svg:x2="22.5cm" svg:y2="23.75cm">
            <text:p/>
          </draw:line>
        </draw:g>
        <draw:line draw:style-name="gr34" draw:text-style-name="P4" draw:layer="layout" svg:x1="21.75cm" svg:y1="22.5cm" svg:x2="21.75cm" svg:y2="23.5cm">
          <text:p/>
        </draw:line>
        <draw:line draw:style-name="gr34" draw:text-style-name="P4" draw:layer="layout" svg:x1="22.75cm" svg:y1="22.5cm" svg:x2="22.75cm" svg:y2="23.5cm">
          <text:p/>
        </draw:line>
        <draw:line draw:style-name="gr31" draw:text-style-name="P4" draw:layer="layout" svg:x1="23cm" svg:y1="23.75cm" svg:x2="23.5cm" svg:y2="23.25cm">
          <text:p/>
        </draw:line>
        <draw:line draw:style-name="gr15" draw:text-style-name="P4" draw:layer="layout" svg:x1="23.5cm" svg:y1="23.25cm" svg:x2="23.5cm" svg:y2="23.75cm">
          <text:p/>
        </draw:line>
        <draw:line draw:style-name="gr15" draw:text-style-name="P4" draw:layer="layout" svg:x1="23.5cm" svg:y1="23.75cm" svg:x2="24cm" svg:y2="23.25cm">
          <text:p/>
        </draw:line>
        <draw:line draw:style-name="gr15" draw:text-style-name="P4" draw:layer="layout" svg:x1="23.549cm" svg:y1="23.237cm" svg:x2="24cm" svg:y2="23.75cm">
          <text:p/>
        </draw:line>
        <draw:line draw:style-name="gr15" draw:text-style-name="P4" draw:layer="layout" svg:x1="24cm" svg:y1="23.75cm" svg:x2="24.004cm" svg:y2="23.337cm">
          <text:p/>
        </draw:line>
        <draw:line draw:style-name="gr15" draw:text-style-name="P4" draw:layer="layout" svg:x1="24.004cm" svg:y1="23.337cm" svg:x2="24.5cm" svg:y2="22.75cm">
          <text:p/>
        </draw:line>
        <draw:frame draw:style-name="gr102" draw:text-style-name="P15" draw:layer="layout" svg:width="0.284cm" svg:height="0.339cm" svg:x="23.029cm" svg:y="23.304cm">
          <draw:text-box>
            <text:p text:style-name="P14"><text:span text:style-name="T13">x′</text:span></text:p>
          </draw:text-box>
        </draw:frame>
        <draw:custom-shape draw:style-name="gr72" draw:text-style-name="P3" draw:layer="layout" svg:width="0.329cm" svg:height="0.295cm" svg:x="22.964cm" svg:y="23.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ellipse draw:style-name="gr103" draw:text-style-name="P8" draw:layer="layout" svg:width="0.445cm" svg:height="0.332cm" draw:transform="rotate (-3.14159265358979) translate (24.004cm 23.375cm)" draw:kind="arc" draw:start-angle="359.82" draw:end-angle="180.36">
          <text:p/>
        </draw:ellipse>
        <draw:ellipse draw:style-name="gr103" draw:text-style-name="P8" draw:layer="layout" svg:width="0.504cm" svg:height="0.332cm" draw:transform="rotate (-3.14159265358979) translate (24.5cm 22.917cm)" draw:kind="arc" draw:start-angle="359.82" draw:end-angle="180.36">
          <text:p/>
        </draw:ellipse>
        <draw:line draw:style-name="gr104" draw:text-style-name="P4" draw:layer="layout" svg:x1="24cm" svg:y1="22.75cm" svg:x2="24.5cm" svg:y2="23.25cm">
          <text:p/>
        </draw:line>
        <draw:frame draw:style-name="gr7" draw:text-style-name="P3" draw:layer="layout" svg:width="0.166cm" svg:height="0.166cm" svg:x="3.667cm" svg:y="20.612cm">
          <draw:image xlink:href="Pictures/100000000000001300000013818DE47865ADB55F.png" xlink:type="simple" xlink:show="embed" xlink:actuate="onLoad" loext:mime-type="image/png">
            <text:p/>
          </draw:image>
        </draw:frame>
        <draw:g>
          <draw:custom-shape draw:style-name="gr105" draw:text-style-name="P3" draw:layer="layout" svg:width="0.5cm" svg:height="0.5cm" svg:x="3.5cm" svg:y="20.445cm">
            <text:p/>
            <draw:enhanced-geometry svg:viewBox="0 0 21600 21600" draw:type="rectangle" draw:enhanced-path="M 0 0 L 21600 0 21600 21600 0 21600 0 0 Z N"/>
          </draw:custom-shape>
          <draw:line draw:style-name="gr18" draw:text-style-name="P4" draw:layer="layout" svg:x1="3.667cm" svg:y1="20.445cm" svg:x2="3.667cm" svg:y2="20.945cm">
            <text:p/>
          </draw:line>
          <draw:line draw:style-name="gr18" draw:text-style-name="P4" draw:layer="layout" svg:x1="3.5cm" svg:y1="20.612cm" svg:x2="4cm" svg:y2="20.612cm">
            <text:p/>
          </draw:line>
          <draw:line draw:style-name="gr18" draw:text-style-name="P4" draw:layer="layout" svg:x1="3.5cm" svg:y1="20.778cm" svg:x2="4cm" svg:y2="20.778cm">
            <text:p/>
          </draw:line>
          <draw:line draw:style-name="gr18" draw:text-style-name="P4" draw:layer="layout" svg:x1="3.833cm" svg:y1="20.945cm" svg:x2="3.833cm" svg:y2="20.445cm">
            <text:p/>
          </draw:line>
        </draw:g>
        <draw:frame draw:style-name="gr7" draw:text-style-name="P3" draw:layer="layout" svg:width="0.166cm" svg:height="0.166cm" svg:x="4.292cm" svg:y="20.612cm">
          <draw:image xlink:href="Pictures/100000000000001300000013818DE47865ADB55F.png" xlink:type="simple" xlink:show="embed" xlink:actuate="onLoad" loext:mime-type="image/png">
            <text:p/>
          </draw:image>
        </draw:frame>
        <draw:g>
          <draw:custom-shape draw:style-name="gr105" draw:text-style-name="P3" draw:layer="layout" svg:width="0.5cm" svg:height="0.5cm" svg:x="4.125cm" svg:y="20.445cm">
            <text:p/>
            <draw:enhanced-geometry svg:viewBox="0 0 21600 21600" draw:type="rectangle" draw:enhanced-path="M 0 0 L 21600 0 21600 21600 0 21600 0 0 Z N"/>
          </draw:custom-shape>
          <draw:line draw:style-name="gr18" draw:text-style-name="P4" draw:layer="layout" svg:x1="4.292cm" svg:y1="20.445cm" svg:x2="4.292cm" svg:y2="20.945cm">
            <text:p/>
          </draw:line>
          <draw:line draw:style-name="gr18" draw:text-style-name="P4" draw:layer="layout" svg:x1="4.125cm" svg:y1="20.612cm" svg:x2="4.625cm" svg:y2="20.612cm">
            <text:p/>
          </draw:line>
          <draw:line draw:style-name="gr18" draw:text-style-name="P4" draw:layer="layout" svg:x1="4.125cm" svg:y1="20.778cm" svg:x2="4.625cm" svg:y2="20.778cm">
            <text:p/>
          </draw:line>
          <draw:line draw:style-name="gr18" draw:text-style-name="P4" draw:layer="layout" svg:x1="4.458cm" svg:y1="20.945cm" svg:x2="4.458cm" svg:y2="20.445cm">
            <text:p/>
          </draw:line>
        </draw:g>
        <draw:frame draw:style-name="gr7" draw:text-style-name="P3" draw:layer="layout" svg:width="0.166cm" svg:height="0.166cm" svg:x="4.751cm" svg:y="20.612cm">
          <draw:image xlink:href="Pictures/100000000000001300000013818DE47865ADB55F.png" xlink:type="simple" xlink:show="embed" xlink:actuate="onLoad" loext:mime-type="image/png">
            <text:p/>
          </draw:image>
        </draw:frame>
        <draw:frame draw:style-name="gr7" draw:text-style-name="P3" draw:layer="layout" svg:width="0.166cm" svg:height="0.166cm" svg:x="5.084cm" svg:y="20.612cm">
          <draw:image xlink:href="Pictures/100000000000001300000013818DE47865ADB55F.png" xlink:type="simple" xlink:show="embed" xlink:actuate="onLoad" loext:mime-type="image/png">
            <text:p/>
          </draw:image>
        </draw:frame>
        <draw:frame draw:style-name="gr7" draw:text-style-name="P3" draw:layer="layout" svg:width="0.166cm" svg:height="0.166cm" svg:x="4.917cm" svg:y="20.612cm">
          <draw:image xlink:href="Pictures/100000000000001300000013818DE47865ADB55F.png" xlink:type="simple" xlink:show="embed" xlink:actuate="onLoad" loext:mime-type="image/png">
            <text:p/>
          </draw:image>
        </draw:frame>
        <draw:g>
          <draw:custom-shape draw:style-name="gr105" draw:text-style-name="P3" draw:layer="layout" svg:width="0.5cm" svg:height="0.5cm" svg:x="4.75cm" svg:y="20.445cm">
            <text:p/>
            <draw:enhanced-geometry svg:viewBox="0 0 21600 21600" draw:type="rectangle" draw:enhanced-path="M 0 0 L 21600 0 21600 21600 0 21600 0 0 Z N"/>
          </draw:custom-shape>
          <draw:line draw:style-name="gr18" draw:text-style-name="P4" draw:layer="layout" svg:x1="4.917cm" svg:y1="20.445cm" svg:x2="4.917cm" svg:y2="20.945cm">
            <text:p/>
          </draw:line>
          <draw:line draw:style-name="gr18" draw:text-style-name="P4" draw:layer="layout" svg:x1="4.75cm" svg:y1="20.612cm" svg:x2="5.25cm" svg:y2="20.612cm">
            <text:p/>
          </draw:line>
          <draw:line draw:style-name="gr18" draw:text-style-name="P4" draw:layer="layout" svg:x1="4.75cm" svg:y1="20.778cm" svg:x2="5.25cm" svg:y2="20.778cm">
            <text:p/>
          </draw:line>
          <draw:line draw:style-name="gr18" draw:text-style-name="P4" draw:layer="layout" svg:x1="5.083cm" svg:y1="20.945cm" svg:x2="5.083cm" svg:y2="20.445cm">
            <text:p/>
          </draw:line>
        </draw:g>
        <draw:line draw:style-name="gr6" draw:text-style-name="P4" draw:layer="layout" svg:x1="3.875cm" svg:y1="20.32cm" svg:x2="4.25cm" svg:y2="20.32cm">
          <text:p/>
        </draw:line>
        <draw:line draw:style-name="gr6" draw:text-style-name="P4" draw:layer="layout" svg:x1="4.5cm" svg:y1="20.32cm" svg:x2="4.875cm" svg:y2="20.32cm">
          <text:p/>
        </draw:line>
        <draw:line draw:style-name="gr6" draw:text-style-name="P4" draw:layer="layout" svg:x1="5.125cm" svg:y1="20.32cm" svg:x2="5.5cm" svg:y2="20.32cm">
          <text:p/>
        </draw:line>
        <draw:frame draw:style-name="gr106" draw:text-style-name="P7" draw:layer="layout" svg:width="6.125cm" svg:height="1.691cm" svg:x="0.5cm" svg:y="21.25cm">
          <draw:text-box>
            <text:p><text:span text:style-name="T10">OLL 2) Let all yellow stickers face upwards, ignoring side color. Repeat A5 until yellow sticker faces up. Then only turn top layer (either direction) to bring next unsolved edge to ftr. Repeat.</text:span></text:p>
          </draw:text-box>
        </draw:frame>
        <draw:ellipse draw:style-name="gr107" draw:text-style-name="P8" draw:layer="layout" svg:width="0.504cm" svg:height="0.332cm" draw:transform="rotate (-3.14159265358979) translate (7.129cm 23.051cm)" draw:kind="arc" draw:start-angle="359.82" draw:end-angle="180.36">
          <text:p/>
        </draw:ellipse>
        <draw:line draw:style-name="gr108" draw:text-style-name="P4" draw:layer="layout" svg:x1="6.625cm" svg:y1="22.882cm" svg:x2="7.125cm" svg:y2="22.382cm">
          <text:p/>
        </draw:line>
        <draw:g>
          <draw:line draw:style-name="gr108" draw:text-style-name="P4" draw:layer="layout" svg:x1="6.886cm" svg:y1="23.058cm" svg:x2="6.95cm" svg:y2="22.991cm">
            <text:p/>
          </draw:line>
          <draw:line draw:style-name="gr108" draw:text-style-name="P4" draw:layer="layout" svg:x1="6.886cm" svg:y1="23.058cm" svg:x2="6.95cm" svg:y2="23.125cm">
            <text:p/>
          </draw:line>
        </draw:g>
        <draw:line draw:style-name="gr109" draw:text-style-name="P4" draw:layer="layout" svg:x1="6.629cm" svg:y1="22.382cm" svg:x2="7.129cm" svg:y2="22.882cm">
          <text:p/>
        </draw:line>
        <draw:ellipse draw:style-name="gr110" draw:text-style-name="P8" draw:layer="layout" svg:width="0.504cm" svg:height="0.332cm" draw:transform="rotate (-3.14159265358979) translate (7.633cm 22.551cm)" draw:kind="arc" draw:start-angle="359.55" draw:end-angle="180.23">
          <text:p/>
        </draw:ellipse>
        <draw:g>
          <draw:line draw:style-name="gr108" draw:text-style-name="P4" draw:layer="layout" svg:x1="7.372cm" svg:y1="22.558cm" svg:x2="7.308cm" svg:y2="22.491cm">
            <text:p/>
          </draw:line>
          <draw:line draw:style-name="gr108" draw:text-style-name="P4" draw:layer="layout" svg:x1="7.372cm" svg:y1="22.558cm" svg:x2="7.308cm" svg:y2="22.625cm">
            <text:p/>
          </draw:line>
        </draw:g>
        <draw:frame draw:style-name="gr67" draw:text-style-name="P9" draw:layer="layout" svg:width="0.5cm" svg:height="0.339cm" svg:x="7.25cm" svg:y="22.757cm">
          <draw:text-box>
            <text:p><text:span text:style-name="T9">A5</text:span></text:p>
          </draw:text-box>
        </draw:frame>
        <draw:frame draw:style-name="gr7" draw:text-style-name="P3" draw:layer="layout" svg:width="0.29cm" svg:height="0.291cm" svg:x="6.627cm" svg:y="21.585cm">
          <draw:image xlink:href="Pictures/100000000000001300000013818DE47865ADB55F.png" xlink:type="simple" xlink:show="embed" xlink:actuate="onLoad" loext:mime-type="image/png">
            <text:p/>
          </draw:image>
        </draw:frame>
        <draw:frame draw:style-name="gr7" draw:text-style-name="P3" draw:layer="layout" svg:width="0.29cm" svg:height="0.291cm" svg:x="6.917cm" svg:y="21.876cm">
          <draw:image xlink:href="Pictures/100000000000001300000013818DE47865ADB55F.png" xlink:type="simple" xlink:show="embed" xlink:actuate="onLoad" loext:mime-type="image/png">
            <text:p/>
          </draw:image>
        </draw:frame>
        <draw:frame draw:style-name="gr7" draw:text-style-name="P3" draw:layer="layout" svg:width="0.291cm" svg:height="0.291cm" svg:x="6.917cm" svg:y="21.585cm">
          <draw:image xlink:href="Pictures/100000000000001300000013818DE47865ADB55F.png" xlink:type="simple" xlink:show="embed" xlink:actuate="onLoad" loext:mime-type="image/png">
            <text:p/>
          </draw:image>
        </draw:frame>
        <draw:frame draw:style-name="gr7" draw:text-style-name="P19" draw:layer="layout" svg:width="0.29cm" svg:height="0.291cm" svg:x="6.92cm" svg:y="21.295cm">
          <draw:image xlink:href="Pictures/100000000000001300000013818DE47865ADB55F.png" xlink:type="simple" xlink:show="embed" xlink:actuate="onLoad" loext:mime-type="image/png">
            <text:p/>
          </draw:image>
        </draw:frame>
        <draw:g>
          <draw:custom-shape draw:style-name="gr111" draw:text-style-name="P3" draw:layer="layout" svg:width="0.875cm" svg:height="0.875cm" svg:x="6.625cm" svg:y="21.293cm">
            <text:p/>
            <draw:enhanced-geometry svg:viewBox="0 0 21600 21600" draw:type="rectangle" draw:enhanced-path="M 0 0 L 21600 0 21600 21600 0 21600 0 0 Z N"/>
          </draw:custom-shape>
          <draw:line draw:style-name="gr18" draw:text-style-name="P4" draw:layer="layout" svg:x1="6.917cm" svg:y1="21.293cm" svg:x2="6.917cm" svg:y2="22.168cm">
            <text:p/>
          </draw:line>
          <draw:line draw:style-name="gr18" draw:text-style-name="P4" draw:layer="layout" svg:x1="6.625cm" svg:y1="21.585cm" svg:x2="7.5cm" svg:y2="21.585cm">
            <text:p/>
          </draw:line>
          <draw:line draw:style-name="gr18" draw:text-style-name="P4" draw:layer="layout" svg:x1="6.625cm" svg:y1="21.876cm" svg:x2="7.5cm" svg:y2="21.876cm">
            <text:p/>
          </draw:line>
          <draw:line draw:style-name="gr18" draw:text-style-name="P4" draw:layer="layout" svg:x1="7.208cm" svg:y1="22.168cm" svg:x2="7.208cm" svg:y2="21.293cm">
            <text:p/>
          </draw:line>
        </draw:g>
        <draw:custom-shape draw:style-name="gr112" draw:text-style-name="P3" draw:layer="layout" svg:width="0.494cm" svg:height="0.461cm" svg:x="7.115cm" svg:y="21.7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7" draw:text-style-name="P9" draw:layer="layout" svg:width="0.25cm" svg:height="0.339cm" svg:x="6.651cm" svg:y="21.273cm">
          <draw:text-box>
            <text:p><text:span text:style-name="T9">?</text:span></text:p>
          </draw:text-box>
        </draw:frame>
        <draw:frame draw:style-name="gr67" draw:text-style-name="P9" draw:layer="layout" svg:width="0.25cm" svg:height="0.339cm" svg:x="7.23cm" svg:y="21.272cm">
          <draw:text-box>
            <text:p><text:span text:style-name="T9">?</text:span></text:p>
          </draw:text-box>
        </draw:frame>
        <draw:frame draw:style-name="gr67" draw:text-style-name="P9" draw:layer="layout" svg:width="0.25cm" svg:height="0.339cm" svg:x="6.646cm" svg:y="21.847cm">
          <draw:text-box>
            <text:p><text:span text:style-name="T9">?</text:span></text:p>
          </draw:text-box>
        </draw:frame>
        <draw:frame draw:style-name="gr113" draw:text-style-name="P7" draw:layer="layout" svg:width="4.375cm" svg:height="1.634cm" svg:x="0.5cm" svg:y="23.241cm">
          <draw:text-box>
            <text:p><text:span text:style-name="T10">PLL 1) Let all four corners have correct side color. Repeatedly swap corners until done.</text:span></text:p>
          </draw:text-box>
        </draw:frame>
        <draw:ellipse draw:style-name="gr107" draw:text-style-name="P8" draw:layer="layout" svg:width="0.504cm" svg:height="0.332cm" draw:transform="rotate (-3.14159265358979) translate (7.129cm 23.051cm)" draw:kind="arc" draw:start-angle="359.82" draw:end-angle="180.36">
          <text:p/>
        </draw:ellipse>
        <draw:g>
          <draw:line draw:style-name="gr108" draw:text-style-name="P4" draw:layer="layout" svg:x1="6.886cm" svg:y1="23.058cm" svg:x2="6.95cm" svg:y2="22.991cm">
            <text:p/>
          </draw:line>
          <draw:line draw:style-name="gr108" draw:text-style-name="P4" draw:layer="layout" svg:x1="6.886cm" svg:y1="23.058cm" svg:x2="6.95cm" svg:y2="23.125cm">
            <text:p/>
          </draw:line>
        </draw:g>
        <draw:line draw:style-name="gr15" draw:text-style-name="P4" draw:layer="layout" svg:x1="7cm" svg:y1="23.845cm" svg:x2="7cm" svg:y2="23.389cm">
          <text:p/>
        </draw:line>
        <draw:line draw:style-name="gr15" draw:text-style-name="P4" draw:layer="layout" svg:x1="6.5cm" svg:y1="23.889cm" svg:x2="7cm" svg:y2="23.389cm">
          <text:p/>
        </draw:line>
        <draw:line draw:style-name="gr26" draw:text-style-name="P4" draw:layer="layout" svg:x1="6.5cm" svg:y1="23.889cm" svg:x2="6.5cm" svg:y2="24.389cm">
          <text:p/>
        </draw:line>
        <draw:line draw:style-name="gr15" draw:text-style-name="P4" draw:layer="layout" svg:x1="6.5cm" svg:y1="24.389cm" svg:x2="7cm" svg:y2="23.922cm">
          <text:p/>
        </draw:line>
        <draw:line draw:style-name="gr15" draw:text-style-name="P4" draw:layer="layout" svg:x1="7cm" svg:y1="24.389cm" svg:x2="7.001cm" svg:y2="23.922cm">
          <text:p/>
        </draw:line>
        <draw:line draw:style-name="gr15" draw:text-style-name="P4" draw:layer="layout" svg:x1="7cm" svg:y1="24.389cm" svg:x2="7.5cm" svg:y2="24.889cm">
          <text:p/>
        </draw:line>
        <draw:line draw:style-name="gr26" draw:text-style-name="P4" draw:layer="layout" svg:x1="7.5cm" svg:y1="24.389cm" svg:x2="7.5cm" svg:y2="24.889cm">
          <text:p/>
        </draw:line>
        <draw:line draw:style-name="gr15" draw:text-style-name="P4" draw:layer="layout" svg:x1="7cm" svg:y1="23.889cm" svg:x2="7.5cm" svg:y2="24.389cm">
          <text:p/>
        </draw:line>
        <draw:line draw:style-name="gr6" draw:text-style-name="P4" draw:layer="layout" svg:x1="7.5cm" svg:y1="23.389cm" svg:x2="7.5cm" svg:y2="23.889cm">
          <text:p/>
        </draw:line>
        <draw:line draw:style-name="gr31" draw:text-style-name="P4" draw:layer="layout" svg:x1="6.487cm" svg:y1="23.375cm" svg:x2="6.999cm" svg:y2="23.845cm">
          <text:p/>
        </draw:line>
        <draw:g>
          <draw:custom-shape draw:style-name="gr45" draw:text-style-name="P3" draw:layer="layout" svg:width="1.5cm" svg:height="1.5cm" svg:x="4.875cm" svg:y="23.389cm">
            <text:p/>
            <draw:enhanced-geometry svg:viewBox="0 0 21600 21600" draw:mirror-horizontal="false" draw:mirror-vertical="true" draw:type="rectangle" draw:enhanced-path="M 0 0 L 21600 0 21600 21600 0 21600 0 0 Z N"/>
          </draw:custom-shape>
          <draw:line draw:style-name="gr18" draw:text-style-name="P4" draw:layer="layout" svg:x1="5.375cm" svg:y1="24.889cm" svg:x2="5.375cm" svg:y2="23.389cm">
            <text:p/>
          </draw:line>
          <draw:line draw:style-name="gr18" draw:text-style-name="P4" draw:layer="layout" svg:x1="4.875cm" svg:y1="24.389cm" svg:x2="6.375cm" svg:y2="24.389cm">
            <text:p/>
          </draw:line>
          <draw:line draw:style-name="gr18" draw:text-style-name="P4" draw:layer="layout" svg:x1="4.875cm" svg:y1="23.889cm" svg:x2="6.375cm" svg:y2="23.889cm">
            <text:p/>
          </draw:line>
          <draw:line draw:style-name="gr18" draw:text-style-name="P4" draw:layer="layout" svg:x1="5.875cm" svg:y1="23.389cm" svg:x2="5.875cm" svg:y2="24.889cm">
            <text:p/>
          </draw:line>
        </draw:g>
        <draw:line draw:style-name="gr114" draw:text-style-name="P11" draw:layer="layout" svg:x1="6.113cm" svg:y1="23.64cm" svg:x2="5.113cm" svg:y2="23.64cm">
          <text:p/>
        </draw:line>
        <draw:line draw:style-name="gr115" draw:text-style-name="P11" draw:layer="layout" svg:x1="5.128cm" svg:y1="24.14cm" svg:x2="5.637cm" svg:y2="23.64cm">
          <text:p/>
        </draw:line>
        <draw:line draw:style-name="gr15" draw:text-style-name="P4" draw:layer="layout" svg:x1="7cm" svg:y1="23.889cm" svg:x2="7.5cm" svg:y2="23.389cm">
          <text:p/>
        </draw:line>
        <draw:frame draw:style-name="gr116" draw:text-style-name="P7" draw:layer="layout" svg:width="3.5cm" svg:height="2.009cm" svg:x="0.5cm" svg:y="25.116cm">
          <draw:text-box>
            <text:p><text:span text:style-name="T10">PLL 2) Let all four edges have correct side color. Repeatedly cicle edges until done.</text:span></text:p>
          </draw:text-box>
        </draw:frame>
        <draw:g>
          <draw:line draw:style-name="gr15" draw:text-style-name="P4" draw:layer="layout" svg:x1="16cm" svg:y1="26cm" svg:x2="16cm" svg:y2="26.5cm">
            <text:p/>
          </draw:line>
          <draw:line draw:style-name="gr59" draw:text-style-name="P4" draw:layer="layout" svg:x1="15.5cm" svg:y1="27cm" svg:x2="16cm" svg:y2="26.5cm">
            <text:p/>
          </draw:line>
          <draw:line draw:style-name="gr15" draw:text-style-name="P4" draw:layer="layout" svg:x1="16cm" svg:y1="26cm" svg:x2="16.5cm" svg:y2="25.5cm">
            <text:p/>
          </draw:line>
          <draw:line draw:style-name="gr15" draw:text-style-name="P4" draw:layer="layout" svg:x1="16.5cm" svg:y1="25cm" svg:x2="16.5cm" svg:y2="25.5cm">
            <text:p/>
          </draw:line>
          <draw:line draw:style-name="gr15" draw:text-style-name="P4" draw:layer="layout" svg:x1="17cm" svg:y1="25.5cm" svg:x2="16.5cm" svg:y2="25cm">
            <text:p/>
          </draw:line>
          <draw:line draw:style-name="gr15" draw:text-style-name="P4" draw:layer="layout" svg:x1="17cm" svg:y1="26cm" svg:x2="17cm" svg:y2="25.5cm">
            <text:p/>
          </draw:line>
          <draw:line draw:style-name="gr15" draw:text-style-name="P4" draw:layer="layout" svg:x1="17.5cm" svg:y1="26.5cm" svg:x2="17cm" svg:y2="26cm">
            <text:p/>
          </draw:line>
          <draw:line draw:style-name="gr15" draw:text-style-name="P4" draw:layer="layout" svg:x1="17.5cm" svg:y1="26.5cm" svg:x2="17.5cm" svg:y2="27cm">
            <text:p/>
          </draw:line>
          <draw:line draw:style-name="gr15" draw:text-style-name="P4" draw:layer="layout" svg:x1="18cm" svg:y1="27.5cm" svg:x2="17.5cm" svg:y2="27cm">
            <text:p/>
          </draw:line>
          <draw:line draw:style-name="gr15" draw:text-style-name="P4" draw:layer="layout" svg:x1="18cm" svg:y1="27.5cm" svg:x2="18cm" svg:y2="27cm">
            <text:p/>
          </draw:line>
          <draw:line draw:style-name="gr6" draw:text-style-name="P4" draw:layer="layout" svg:x1="18cm" svg:y1="27cm" svg:x2="18.5cm" svg:y2="27.5cm">
            <text:p/>
          </draw:line>
          <draw:frame draw:style-name="gr32" draw:text-style-name="P9" draw:layer="layout" svg:width="0.5cm" svg:height="0.339cm" svg:x="16.125cm" svg:y="26.661cm">
            <draw:text-box>
              <text:p><text:span text:style-name="T9">A11</text:span></text:p>
            </draw:text-box>
          </draw:frame>
        </draw:g>
        <draw:g>
          <draw:custom-shape draw:style-name="gr45" draw:text-style-name="P3" draw:layer="layout" svg:width="1.5cm" svg:height="1.5cm" svg:x="4.125cm" svg:y="25.25cm">
            <text:p/>
            <draw:enhanced-geometry svg:viewBox="0 0 21600 21600" draw:mirror-horizontal="false" draw:mirror-vertical="true" draw:type="rectangle" draw:enhanced-path="M 0 0 L 21600 0 21600 21600 0 21600 0 0 Z N"/>
          </draw:custom-shape>
          <draw:line draw:style-name="gr18" draw:text-style-name="P4" draw:layer="layout" svg:x1="4.625cm" svg:y1="26.75cm" svg:x2="4.625cm" svg:y2="25.25cm">
            <text:p/>
          </draw:line>
          <draw:line draw:style-name="gr18" draw:text-style-name="P4" draw:layer="layout" svg:x1="4.125cm" svg:y1="26.25cm" svg:x2="5.625cm" svg:y2="26.25cm">
            <text:p/>
          </draw:line>
          <draw:line draw:style-name="gr18" draw:text-style-name="P4" draw:layer="layout" svg:x1="4.125cm" svg:y1="25.75cm" svg:x2="5.625cm" svg:y2="25.75cm">
            <text:p/>
          </draw:line>
          <draw:line draw:style-name="gr18" draw:text-style-name="P4" draw:layer="layout" svg:x1="5.125cm" svg:y1="25.25cm" svg:x2="5.125cm" svg:y2="26.75cm">
            <text:p/>
          </draw:line>
        </draw:g>
        <draw:line draw:style-name="gr117" draw:text-style-name="P11" draw:layer="layout" svg:x1="5.378cm" svg:y1="26.001cm" svg:x2="4.378cm" svg:y2="26.001cm">
          <text:p/>
        </draw:line>
        <draw:line draw:style-name="gr118" draw:text-style-name="P11" draw:layer="layout" svg:x1="4.378cm" svg:y1="26.001cm" svg:x2="4.878cm" svg:y2="26.501cm">
          <text:p/>
        </draw:line>
        <draw:line draw:style-name="gr119" draw:text-style-name="P11" draw:layer="layout" svg:x1="4.878cm" svg:y1="26.501cm" svg:x2="5.378cm" svg:y2="26.001cm">
          <text:p/>
        </draw:line>
        <draw:line draw:style-name="gr15" draw:text-style-name="P4" draw:layer="layout" svg:x1="5.375cm" svg:y1="27.375cm" svg:x2="5.375cm" svg:y2="26.875cm">
          <text:p/>
        </draw:line>
        <draw:line draw:style-name="gr15" draw:text-style-name="P4" draw:layer="layout" svg:x1="5.875cm" svg:y1="26.875cm" svg:x2="5.375cm" svg:y2="27.375cm">
          <text:p/>
        </draw:line>
        <draw:line draw:style-name="gr64" draw:text-style-name="P4" draw:layer="layout" svg:x1="7.375cm" svg:y1="26.375cm" svg:x2="7.875cm" svg:y2="26.875cm">
          <text:p/>
        </draw:line>
        <draw:line draw:style-name="gr31" draw:text-style-name="P4" draw:layer="layout" svg:x1="4.875cm" svg:y1="27.375cm" svg:x2="5.375cm" svg:y2="26.875cm">
          <text:p/>
        </draw:line>
        <draw:line draw:style-name="gr15" draw:text-style-name="P4" draw:layer="layout" svg:x1="5.875cm" svg:y1="26.375cm" svg:x2="5.875cm" svg:y2="26.875cm">
          <text:p/>
        </draw:line>
        <draw:line draw:style-name="gr15" draw:text-style-name="P4" draw:layer="layout" svg:x1="5.875cm" svg:y1="26.375cm" svg:x2="6.375cm" svg:y2="25.875cm">
          <text:p/>
        </draw:line>
        <draw:line draw:style-name="gr15" draw:text-style-name="P4" draw:layer="layout" svg:x1="6.375cm" svg:y1="25.375cm" svg:x2="6.375cm" svg:y2="25.875cm">
          <text:p/>
        </draw:line>
        <draw:line draw:style-name="gr15" draw:text-style-name="P4" draw:layer="layout" svg:x1="6.875cm" svg:y1="24.875cm" svg:x2="6.375cm" svg:y2="25.375cm">
          <text:p/>
        </draw:line>
        <draw:line draw:style-name="gr15" draw:text-style-name="P4" draw:layer="layout" svg:x1="6.875cm" svg:y1="25.375cm" svg:x2="6.875cm" svg:y2="24.875cm">
          <text:p/>
        </draw:line>
        <draw:line draw:style-name="gr15" draw:text-style-name="P4" draw:layer="layout" svg:x1="7.375cm" svg:y1="25.875cm" svg:x2="6.875cm" svg:y2="25.375cm">
          <text:p/>
        </draw:line>
        <draw:line draw:style-name="gr15" draw:text-style-name="P4" draw:layer="layout" svg:x1="7.375cm" svg:y1="25.875cm" svg:x2="7.375cm" svg:y2="26.375cm">
          <text:p/>
        </draw:line>
        <draw:g>
          <draw:line draw:style-name="gr18" draw:text-style-name="P4" draw:layer="layout" svg:x1="3cm" svg:y1="16.831cm" svg:x2="3.625cm" svg:y2="16.831cm">
            <text:p/>
          </draw:line>
          <draw:line draw:style-name="gr18" draw:text-style-name="P4" draw:layer="layout" svg:x1="3.125cm" svg:y1="16.956cm" svg:x2="3.125cm" svg:y2="16.331cm">
            <text:p/>
          </draw:line>
          <draw:line draw:style-name="gr18" draw:text-style-name="P4" draw:layer="layout" svg:x1="3cm" svg:y1="16.331cm" svg:x2="3.625cm" svg:y2="16.331cm">
            <text:p/>
          </draw:line>
          <draw:line draw:style-name="gr18" draw:text-style-name="P4" draw:layer="layout" svg:x1="3.625cm" svg:y1="16.331cm" svg:x2="3.625cm" svg:y2="16.956cm">
            <text:p/>
          </draw:line>
          <draw:line draw:style-name="gr18" draw:text-style-name="P4" draw:layer="layout" svg:x1="3.787cm" svg:y1="16.007cm" svg:x2="3.625cm" svg:y2="16.331cm">
            <text:p/>
          </draw:line>
          <draw:line draw:style-name="gr18" draw:text-style-name="P4" draw:layer="layout" svg:x1="3.125cm" svg:y1="16.081cm" svg:x2="3.75cm" svg:y2="16.081cm">
            <text:p/>
          </draw:line>
          <draw:line draw:style-name="gr18" draw:text-style-name="P4" draw:layer="layout" svg:x1="3.795cm" svg:y1="16.498cm" svg:x2="3.625cm" svg:y2="16.831cm">
            <text:p/>
          </draw:line>
          <draw:line draw:style-name="gr18" draw:text-style-name="P4" draw:layer="layout" svg:x1="3.289cm" svg:y1="16.009cm" svg:x2="3.125cm" svg:y2="16.331cm">
            <text:p/>
          </draw:line>
          <draw:line draw:style-name="gr18" draw:text-style-name="P4" draw:layer="layout" svg:x1="3.75cm" svg:y1="16.081cm" svg:x2="3.75cm" svg:y2="16.831cm">
            <text:p/>
          </draw:line>
        </draw:g>
        <draw:frame draw:style-name="gr80" draw:text-style-name="P17" draw:layer="layout" svg:width="0.2cm" svg:height="0.339cm" svg:x="3.322cm" svg:y="16.039cm">
          <draw:text-box>
            <text:p><text:span text:style-name="T8">F</text:span></text:p>
          </draw:text-box>
        </draw:frame>
        <draw:frame draw:style-name="gr120" draw:text-style-name="P18" draw:layer="layout" svg:width="0.2cm" svg:height="0.339cm" svg:x="3.572cm" svg:y="16.313cm">
          <draw:text-box>
            <text:p text:style-name="P14"><text:span text:style-name="T14">R</text:span></text:p>
          </draw:text-box>
        </draw:frame>
        <draw:frame draw:style-name="gr80" draw:text-style-name="P17" draw:layer="layout" svg:width="0.2cm" svg:height="0.339cm" svg:x="3.24cm" svg:y="16.402cm">
          <draw:text-box>
            <text:p><text:span text:style-name="T8">w</text:span></text:p>
          </draw:text-box>
        </draw:frame>
        <draw:line draw:style-name="gr121" draw:text-style-name="P4" draw:layer="layout" svg:x1="3.875cm" svg:y1="16.331cm" svg:x2="4.375cm" svg:y2="15.831cm">
          <text:p/>
        </draw:line>
        <draw:line draw:style-name="gr121" draw:text-style-name="P4" draw:layer="layout" svg:x1="4.375cm" svg:y1="16.331cm" svg:x2="4.375cm" svg:y2="15.831cm">
          <text:p/>
        </draw:line>
        <draw:g>
          <draw:line draw:style-name="gr18" draw:text-style-name="P4" draw:layer="layout" svg:x1="0.714cm" svg:y1="16.831cm" svg:x2="1.339cm" svg:y2="16.831cm">
            <text:p/>
          </draw:line>
          <draw:line draw:style-name="gr18" draw:text-style-name="P4" draw:layer="layout" svg:x1="0.839cm" svg:y1="16.956cm" svg:x2="0.839cm" svg:y2="16.331cm">
            <text:p/>
          </draw:line>
          <draw:line draw:style-name="gr18" draw:text-style-name="P4" draw:layer="layout" svg:x1="0.714cm" svg:y1="16.331cm" svg:x2="1.339cm" svg:y2="16.331cm">
            <text:p/>
          </draw:line>
          <draw:line draw:style-name="gr18" draw:text-style-name="P4" draw:layer="layout" svg:x1="1.339cm" svg:y1="16.331cm" svg:x2="1.339cm" svg:y2="16.956cm">
            <text:p/>
          </draw:line>
          <draw:line draw:style-name="gr18" draw:text-style-name="P4" draw:layer="layout" svg:x1="1.501cm" svg:y1="16.007cm" svg:x2="1.339cm" svg:y2="16.331cm">
            <text:p/>
          </draw:line>
          <draw:line draw:style-name="gr18" draw:text-style-name="P4" draw:layer="layout" svg:x1="0.839cm" svg:y1="16.081cm" svg:x2="1.464cm" svg:y2="16.081cm">
            <text:p/>
          </draw:line>
          <draw:line draw:style-name="gr18" draw:text-style-name="P4" draw:layer="layout" svg:x1="1.509cm" svg:y1="16.498cm" svg:x2="1.339cm" svg:y2="16.831cm">
            <text:p/>
          </draw:line>
          <draw:line draw:style-name="gr18" draw:text-style-name="P4" draw:layer="layout" svg:x1="1.003cm" svg:y1="16.009cm" svg:x2="0.839cm" svg:y2="16.331cm">
            <text:p/>
          </draw:line>
          <draw:line draw:style-name="gr18" draw:text-style-name="P4" draw:layer="layout" svg:x1="1.464cm" svg:y1="16.081cm" svg:x2="1.464cm" svg:y2="16.831cm">
            <text:p/>
          </draw:line>
        </draw:g>
        <draw:frame draw:style-name="gr80" draw:text-style-name="P17" draw:layer="layout" svg:width="0.2cm" svg:height="0.339cm" svg:x="1.036cm" svg:y="16.039cm">
          <draw:text-box>
            <text:p><text:span text:style-name="T8">w</text:span></text:p>
          </draw:text-box>
        </draw:frame>
        <draw:frame draw:style-name="gr122" draw:text-style-name="P18" draw:layer="layout" svg:width="0.2cm" svg:height="0.339cm" svg:x="1.286cm" svg:y="16.313cm">
          <draw:text-box>
            <text:p text:style-name="P14"><text:span text:style-name="T14">F</text:span></text:p>
          </draw:text-box>
        </draw:frame>
        <draw:frame draw:style-name="gr80" draw:text-style-name="P17" draw:layer="layout" svg:width="0.2cm" svg:height="0.339cm" svg:x="0.954cm" svg:y="16.402cm">
          <draw:text-box>
            <text:p><text:span text:style-name="T8">R</text:span></text:p>
          </draw:text-box>
        </draw:frame>
        <draw:g>
          <draw:line draw:style-name="gr18" draw:text-style-name="P4" draw:layer="layout" svg:x1="5.92cm" svg:y1="16.831cm" svg:x2="5.295cm" svg:y2="16.831cm">
            <text:p/>
          </draw:line>
          <draw:line draw:style-name="gr18" draw:text-style-name="P4" draw:layer="layout" svg:x1="5.795cm" svg:y1="16.956cm" svg:x2="5.795cm" svg:y2="16.331cm">
            <text:p/>
          </draw:line>
          <draw:line draw:style-name="gr18" draw:text-style-name="P4" draw:layer="layout" svg:x1="5.92cm" svg:y1="16.331cm" svg:x2="5.295cm" svg:y2="16.331cm">
            <text:p/>
          </draw:line>
          <draw:line draw:style-name="gr18" draw:text-style-name="P4" draw:layer="layout" svg:x1="5.295cm" svg:y1="16.331cm" svg:x2="5.295cm" svg:y2="16.956cm">
            <text:p/>
          </draw:line>
          <draw:line draw:style-name="gr18" draw:text-style-name="P4" draw:layer="layout" svg:x1="5.133cm" svg:y1="16.007cm" svg:x2="5.295cm" svg:y2="16.331cm">
            <text:p/>
          </draw:line>
          <draw:line draw:style-name="gr18" draw:text-style-name="P4" draw:layer="layout" svg:x1="5.795cm" svg:y1="16.081cm" svg:x2="5.17cm" svg:y2="16.081cm">
            <text:p/>
          </draw:line>
          <draw:line draw:style-name="gr18" draw:text-style-name="P4" draw:layer="layout" svg:x1="5.125cm" svg:y1="16.498cm" svg:x2="5.295cm" svg:y2="16.831cm">
            <text:p/>
          </draw:line>
          <draw:line draw:style-name="gr18" draw:text-style-name="P4" draw:layer="layout" svg:x1="5.631cm" svg:y1="16.009cm" svg:x2="5.795cm" svg:y2="16.331cm">
            <text:p/>
          </draw:line>
          <draw:line draw:style-name="gr18" draw:text-style-name="P4" draw:layer="layout" svg:x1="5.17cm" svg:y1="16.081cm" svg:x2="5.17cm" svg:y2="16.831cm">
            <text:p/>
          </draw:line>
        </draw:g>
        <draw:frame draw:style-name="gr80" draw:text-style-name="P17" draw:layer="layout" svg:width="0.2cm" svg:height="0.339cm" svg:x="5.356cm" svg:y="16.06cm">
          <draw:text-box>
            <text:p><text:span text:style-name="T8">F</text:span></text:p>
          </draw:text-box>
        </draw:frame>
        <draw:frame draw:style-name="gr123" draw:text-style-name="P18" draw:layer="layout" svg:width="0.2cm" svg:height="0.339cm" svg:x="5.411cm" svg:y="16.399cm">
          <draw:text-box>
            <text:p text:style-name="P14"><text:span text:style-name="T14">w</text:span></text:p>
          </draw:text-box>
        </draw:frame>
        <draw:frame draw:style-name="gr80" draw:text-style-name="P17" draw:layer="layout" svg:width="0.2cm" svg:height="0.339cm" svg:x="5.125cm" svg:y="16.282cm">
          <draw:text-box>
            <text:p><text:span text:style-name="T8">L</text:span></text:p>
          </draw:text-box>
        </draw:frame>
        <draw:line draw:style-name="gr73" draw:text-style-name="P4" draw:layer="layout" svg:x1="6.75cm" svg:y1="15.831cm" svg:x2="6.75cm" svg:y2="16.331cm">
          <text:p/>
        </draw:line>
        <draw:line draw:style-name="gr121" draw:text-style-name="P4" draw:layer="layout" svg:x1="6.25cm" svg:y1="16.831cm" svg:x2="6.75cm" svg:y2="16.331cm">
          <text:p/>
        </draw:line>
        <draw:line draw:style-name="gr121" draw:text-style-name="P4" draw:layer="layout" svg:x1="6.25cm" svg:y1="16.831cm" svg:x2="6.25cm" svg:y2="16.331cm">
          <text:p/>
        </draw:line>
        <draw:line draw:style-name="gr74" draw:text-style-name="P4" draw:layer="layout" svg:x1="6.25cm" svg:y1="16.331cm" svg:x2="5.75cm" svg:y2="15.831cm">
          <text:p/>
        </draw:line>
        <draw:line draw:style-name="gr124" draw:text-style-name="P4" draw:layer="layout" svg:x1="2.214cm" svg:y1="16.206cm" svg:x2="2.214cm" svg:y2="15.706cm">
          <text:p/>
        </draw:line>
        <draw:line draw:style-name="gr74" draw:text-style-name="P4" draw:layer="layout" svg:x1="2.214cm" svg:y1="16.206cm" svg:x2="2.714cm" svg:y2="16.706cm">
          <text:p/>
        </draw:line>
        <draw:frame draw:style-name="gr28" draw:text-style-name="P7" draw:layer="layout" svg:width="7.25cm" svg:height="0.419cm" svg:x="0.5cm" svg:y="13.445cm">
          <draw:text-box>
            <text:p><text:span text:style-name="T10">Hold cube such that yellow middle faces upwards.</text:span></text:p>
          </draw:text-box>
        </draw:frame>
        <draw:g>
          <draw:line draw:style-name="gr18" draw:text-style-name="P4" draw:layer="layout" svg:x1="2.75cm" svg:y1="18.875cm" svg:x2="2.75cm" svg:y2="19.5cm">
            <text:p/>
          </draw:line>
          <draw:line draw:style-name="gr18" draw:text-style-name="P4" draw:layer="layout" svg:x1="2.625cm" svg:y1="19.375cm" svg:x2="3.375cm" svg:y2="19.375cm">
            <text:p/>
          </draw:line>
          <draw:line draw:style-name="gr18" draw:text-style-name="P4" draw:layer="layout" svg:x1="3.25cm" svg:y1="19.5cm" svg:x2="3.25cm" svg:y2="18.875cm">
            <text:p/>
          </draw:line>
          <draw:line draw:style-name="gr18" draw:text-style-name="P4" draw:layer="layout" svg:x1="2.625cm" svg:y1="18.875cm" svg:x2="3.375cm" svg:y2="18.875cm">
            <text:p/>
          </draw:line>
          <draw:line draw:style-name="gr18" draw:text-style-name="P4" draw:layer="layout" svg:x1="2.75cm" svg:y1="18.625cm" svg:x2="3.5cm" svg:y2="18.625cm">
            <text:p/>
          </draw:line>
          <draw:line draw:style-name="gr18" draw:text-style-name="P4" draw:layer="layout" svg:x1="3.414cm" svg:y1="18.553cm" svg:x2="3.25cm" svg:y2="18.875cm">
            <text:p/>
          </draw:line>
          <draw:line draw:style-name="gr18" draw:text-style-name="P4" draw:layer="layout" svg:x1="2.909cm" svg:y1="18.558cm" svg:x2="2.75cm" svg:y2="18.875cm">
            <text:p/>
          </draw:line>
        </draw:g>
        <draw:frame draw:style-name="gr125" draw:text-style-name="P18" draw:layer="layout" svg:width="0.2cm" svg:height="0.339cm" svg:x="2.897cm" svg:y="18.999cm">
          <draw:text-box>
            <text:p text:style-name="P14"><text:span text:style-name="T14">F</text:span></text:p>
          </draw:text-box>
        </draw:frame>
        <draw:frame draw:style-name="gr80" draw:text-style-name="P17" draw:layer="layout" svg:width="0.2cm" svg:height="0.339cm" svg:x="2.925cm" svg:y="18.625cm">
          <draw:text-box>
            <text:p><text:span text:style-name="T8">R</text:span></text:p>
          </draw:text-box>
        </draw:frame>
        <draw:line draw:style-name="gr126" draw:text-style-name="P4" draw:layer="layout" svg:x1="2.75cm" svg:y1="16.706cm" svg:x2="3.125cm" svg:y2="16.706cm">
          <text:p/>
        </draw:line>
        <draw:g>
          <draw:line draw:style-name="gr18" draw:text-style-name="P4" draw:layer="layout" svg:x1="4.125cm" svg:y1="18.875cm" svg:x2="4.125cm" svg:y2="19.5cm">
            <text:p/>
          </draw:line>
          <draw:line draw:style-name="gr18" draw:text-style-name="P4" draw:layer="layout" svg:x1="4cm" svg:y1="19.375cm" svg:x2="4.75cm" svg:y2="19.375cm">
            <text:p/>
          </draw:line>
          <draw:line draw:style-name="gr18" draw:text-style-name="P4" draw:layer="layout" svg:x1="4.625cm" svg:y1="19.5cm" svg:x2="4.625cm" svg:y2="18.875cm">
            <text:p/>
          </draw:line>
          <draw:line draw:style-name="gr18" draw:text-style-name="P4" draw:layer="layout" svg:x1="4cm" svg:y1="18.875cm" svg:x2="4.75cm" svg:y2="18.875cm">
            <text:p/>
          </draw:line>
          <draw:line draw:style-name="gr18" draw:text-style-name="P4" draw:layer="layout" svg:x1="4.125cm" svg:y1="18.625cm" svg:x2="4.875cm" svg:y2="18.625cm">
            <text:p/>
          </draw:line>
          <draw:line draw:style-name="gr18" draw:text-style-name="P4" draw:layer="layout" svg:x1="4.789cm" svg:y1="18.553cm" svg:x2="4.625cm" svg:y2="18.875cm">
            <text:p/>
          </draw:line>
          <draw:line draw:style-name="gr18" draw:text-style-name="P4" draw:layer="layout" svg:x1="4.284cm" svg:y1="18.558cm" svg:x2="4.125cm" svg:y2="18.875cm">
            <text:p/>
          </draw:line>
        </draw:g>
        <draw:frame draw:style-name="gr127" draw:text-style-name="P18" draw:layer="layout" svg:width="0.2cm" svg:height="0.339cm" svg:x="4.272cm" svg:y="18.999cm">
          <draw:text-box>
            <text:p text:style-name="P14"><text:span text:style-name="T14">F</text:span></text:p>
          </draw:text-box>
        </draw:frame>
        <draw:frame draw:style-name="gr80" draw:text-style-name="P17" draw:layer="layout" svg:width="0.2cm" svg:height="0.339cm" svg:x="4.3cm" svg:y="18.625cm">
          <draw:text-box>
            <text:p><text:span text:style-name="T8">L</text:span></text:p>
          </draw:text-box>
        </draw:frame>
        <draw:frame draw:style-name="gr32" draw:text-style-name="P9" draw:layer="layout" svg:width="0.5cm" svg:height="0.339cm" svg:x="4.125cm" svg:y="16.581cm">
          <draw:text-box>
            <text:p><text:span text:style-name="T9">A2</text:span></text:p>
          </draw:text-box>
        </draw:frame>
        <draw:frame draw:style-name="gr32" draw:text-style-name="P9" draw:layer="layout" svg:width="0.5cm" svg:height="0.339cm" svg:x="6.205cm" svg:y="15.896cm">
          <draw:text-box>
            <text:p><text:span text:style-name="T9">A3</text:span></text:p>
          </draw:text-box>
        </draw:frame>
        <draw:frame draw:style-name="gr128" draw:text-style-name="P9" draw:layer="layout" svg:width="0.5cm" svg:height="0.375cm" svg:x="3.375cm" svg:y="18.875cm">
          <draw:text-box>
            <text:p><text:span text:style-name="T9">A2</text:span></text:p>
          </draw:text-box>
        </draw:frame>
        <draw:frame draw:style-name="gr28" draw:text-style-name="P7" draw:layer="layout" svg:width="5.875cm" svg:height="0.419cm" svg:x="0.5cm" svg:y="19.581cm">
          <draw:text-box>
            <text:p><text:span text:style-name="T10">F2L 3) Insert the pair into slot. As in F2L.1.</text:span></text:p>
          </draw:text-box>
        </draw:frame>
        <draw:frame draw:style-name="gr32" draw:text-style-name="P9" draw:layer="layout" svg:width="0.5cm" svg:height="0.339cm" svg:x="4.75cm" svg:y="18.875cm">
          <draw:text-box>
            <text:p><text:span text:style-name="T9">A3</text:span></text:p>
          </draw:text-box>
        </draw:frame>
        <draw:g>
          <draw:line draw:style-name="gr18" draw:text-style-name="P4" draw:layer="layout" svg:x1="0.75cm" svg:y1="18.859cm" svg:x2="1.382cm" svg:y2="18.86cm">
            <text:p/>
          </draw:line>
          <draw:line draw:style-name="gr18" draw:text-style-name="P4" draw:layer="layout" svg:x1="0.757cm" svg:y1="19.36cm" svg:x2="1.382cm" svg:y2="19.36cm">
            <text:p/>
          </draw:line>
          <draw:line draw:style-name="gr18" draw:text-style-name="P4" draw:layer="layout" svg:x1="0.882cm" svg:y1="19.5cm" svg:x2="0.882cm" svg:y2="18.758cm">
            <text:p/>
          </draw:line>
          <draw:line draw:style-name="gr18" draw:text-style-name="P4" draw:layer="layout" svg:x1="1.382cm" svg:y1="18.752cm" svg:x2="1.382cm" svg:y2="19.458cm">
            <text:p/>
          </draw:line>
          <draw:line draw:style-name="gr18" draw:text-style-name="P4" draw:layer="layout" svg:x1="1.55cm" svg:y1="18.527cm" svg:x2="1.382cm" svg:y2="18.86cm">
            <text:p/>
          </draw:line>
          <draw:line draw:style-name="gr18" draw:text-style-name="P4" draw:layer="layout" svg:x1="1.507cm" svg:y1="18.529cm" svg:x2="1.507cm" svg:y2="19.223cm">
            <text:p/>
          </draw:line>
          <draw:line draw:style-name="gr18" draw:text-style-name="P4" draw:layer="layout" svg:x1="1.54cm" svg:y1="19.045cm" svg:x2="1.382cm" svg:y2="19.36cm">
            <text:p/>
          </draw:line>
        </draw:g>
        <draw:frame draw:style-name="gr129" draw:text-style-name="P18" draw:layer="layout" svg:width="0.2cm" svg:height="0.339cm" svg:x="1.012cm" svg:y="18.921cm">
          <draw:text-box>
            <text:p text:style-name="P14"><text:span text:style-name="T14">R</text:span></text:p>
          </draw:text-box>
        </draw:frame>
        <draw:frame draw:style-name="gr80" draw:text-style-name="P17" draw:layer="layout" svg:width="0.2cm" svg:height="0.339cm" svg:x="1.34cm" svg:y="18.826cm">
          <draw:text-box>
            <text:p><text:span text:style-name="T8">F</text:span></text:p>
          </draw:text-box>
        </draw:frame>
        <draw:frame draw:style-name="gr128" draw:text-style-name="P9" draw:layer="layout" svg:width="0.5cm" svg:height="0.375cm" svg:x="1.625cm" svg:y="18.875cm">
          <draw:text-box>
            <text:p><text:span text:style-name="T9">A2</text:span></text:p>
          </draw:text-box>
        </draw:frame>
        <draw:line draw:style-name="gr126" draw:text-style-name="P4" draw:layer="layout" svg:x1="2cm" svg:y1="19cm" svg:x2="2.625cm" svg:y2="19cm">
          <text:p/>
        </draw:line>
        <draw:g>
          <draw:line draw:style-name="gr18" draw:text-style-name="P4" draw:layer="layout" svg:x1="7cm" svg:y1="16.331cm" svg:x2="7.625cm" svg:y2="16.331cm">
            <text:p/>
          </draw:line>
          <draw:line draw:style-name="gr18" draw:text-style-name="P4" draw:layer="layout" svg:x1="7.125cm" svg:y1="16.831cm" svg:x2="7.118cm" svg:y2="16.248cm">
            <text:p/>
          </draw:line>
          <draw:line draw:style-name="gr18" draw:text-style-name="P4" draw:layer="layout" svg:x1="7cm" svg:y1="16.831cm" svg:x2="7.625cm" svg:y2="16.831cm">
            <text:p/>
          </draw:line>
          <draw:line draw:style-name="gr18" draw:text-style-name="P4" draw:layer="layout" svg:x1="7.618cm" svg:y1="16.248cm" svg:x2="7.625cm" svg:y2="16.831cm">
            <text:p/>
          </draw:line>
          <draw:line draw:style-name="gr18" draw:text-style-name="P4" draw:layer="layout" svg:x1="7.743cm" svg:y1="15.998cm" svg:x2="7.75cm" svg:y2="16.581cm">
            <text:p/>
          </draw:line>
          <draw:line draw:style-name="gr18" draw:text-style-name="P4" draw:layer="layout" svg:x1="7.784cm" svg:y1="16.51cm" svg:x2="7.625cm" svg:y2="16.831cm">
            <text:p/>
          </draw:line>
          <draw:line draw:style-name="gr18" draw:text-style-name="P4" draw:layer="layout" svg:x1="7.783cm" svg:y1="16.016cm" svg:x2="7.625cm" svg:y2="16.331cm">
            <text:p/>
          </draw:line>
        </draw:g>
        <draw:frame draw:style-name="gr79" draw:text-style-name="P17" draw:layer="layout" svg:width="0.222cm" svg:height="0.3cm" svg:x="7.276cm" svg:y="16.402cm">
          <draw:text-box>
            <text:p><text:span text:style-name="T8">?</text:span></text:p>
          </draw:text-box>
        </draw:frame>
        <draw:frame draw:style-name="gr130" draw:text-style-name="P18" draw:layer="layout" svg:width="0.2cm" svg:height="0.339cm" svg:x="7.583cm" svg:y="16.293cm">
          <draw:text-box>
            <text:p text:style-name="P14"><text:span text:style-name="T14">?</text:span></text:p>
          </draw:text-box>
        </draw:frame>
        <draw:frame draw:style-name="gr32" draw:text-style-name="P9" draw:layer="layout" svg:width="0.5cm" svg:height="0.339cm" svg:x="7.25cm" svg:y="15.992cm">
          <draw:text-box>
            <text:p><text:span text:style-name="T9">A2</text:span></text:p>
          </draw:text-box>
        </draw:frame>
        <draw:frame draw:style-name="gr10" draw:text-style-name="P7" draw:layer="layout" svg:width="7.5cm" svg:height="0.745cm" svg:x="0.5cm" svg:y="17.162cm">
          <draw:text-box>
            <text:p><text:span text:style-name="T10">Insert edge of 2</text:span><text:span text:style-name="T11">nd</text:span><text:span text:style-name="T10"> layer into correct slot, oriented correctly. Done via the following two steps.</text:span></text:p>
          </draw:text-box>
        </draw:frame>
        <draw:line draw:style-name="gr15" draw:text-style-name="P4" draw:layer="layout" svg:x1="17cm" svg:y1="23.5cm" svg:x2="17.499cm" svg:y2="24cm">
          <text:p/>
        </draw:line>
        <draw:frame draw:style-name="gr7" draw:text-style-name="P3" draw:layer="layout" svg:width="0.166cm" svg:height="0.166cm" svg:x="5.376cm" svg:y="20.612cm">
          <draw:image xlink:href="Pictures/100000000000001300000013818DE47865ADB55F.png" xlink:type="simple" xlink:show="embed" xlink:actuate="onLoad" loext:mime-type="image/png">
            <text:p/>
          </draw:image>
        </draw:frame>
        <draw:frame draw:style-name="gr7" draw:text-style-name="P3" draw:layer="layout" svg:width="0.166cm" svg:height="0.166cm" svg:x="5.709cm" svg:y="20.612cm">
          <draw:image xlink:href="Pictures/100000000000001300000013818DE47865ADB55F.png" xlink:type="simple" xlink:show="embed" xlink:actuate="onLoad" loext:mime-type="image/png">
            <text:p/>
          </draw:image>
        </draw:frame>
        <draw:frame draw:style-name="gr7" draw:text-style-name="P3" draw:layer="layout" svg:width="0.166cm" svg:height="0.166cm" svg:x="5.542cm" svg:y="20.612cm">
          <draw:image xlink:href="Pictures/100000000000001300000013818DE47865ADB55F.png" xlink:type="simple" xlink:show="embed" xlink:actuate="onLoad" loext:mime-type="image/png">
            <text:p/>
          </draw:image>
        </draw:frame>
        <draw:g>
          <draw:custom-shape draw:style-name="gr105" draw:text-style-name="P3" draw:layer="layout" svg:width="0.5cm" svg:height="0.5cm" svg:x="5.375cm" svg:y="20.445cm">
            <text:p/>
            <draw:enhanced-geometry svg:viewBox="0 0 21600 21600" draw:type="rectangle" draw:enhanced-path="M 0 0 L 21600 0 21600 21600 0 21600 0 0 Z N"/>
          </draw:custom-shape>
          <draw:line draw:style-name="gr18" draw:text-style-name="P4" draw:layer="layout" svg:x1="5.542cm" svg:y1="20.445cm" svg:x2="5.542cm" svg:y2="20.945cm">
            <text:p/>
          </draw:line>
          <draw:line draw:style-name="gr18" draw:text-style-name="P4" draw:layer="layout" svg:x1="5.375cm" svg:y1="20.612cm" svg:x2="5.875cm" svg:y2="20.612cm">
            <text:p/>
          </draw:line>
          <draw:line draw:style-name="gr18" draw:text-style-name="P4" draw:layer="layout" svg:x1="5.375cm" svg:y1="20.778cm" svg:x2="5.875cm" svg:y2="20.778cm">
            <text:p/>
          </draw:line>
          <draw:line draw:style-name="gr18" draw:text-style-name="P4" draw:layer="layout" svg:x1="5.708cm" svg:y1="20.945cm" svg:x2="5.708cm" svg:y2="20.445cm">
            <text:p/>
          </draw:line>
        </draw:g>
        <draw:custom-shape draw:style-name="gr131" draw:text-style-name="P12" draw:layer="layout" svg:width="10.875cm" svg:height="3cm" svg:x="0.5cm" svg:y="0.5cm">
          <text:p/>
          <draw:enhanced-geometry svg:viewBox="0 0 21600 21600" draw:type="rectangle" draw:enhanced-path="M 0 0 L 21600 0 21600 21600 0 21600 0 0 Z N"/>
        </draw:custom-shape>
        <draw:frame draw:style-name="gr132" draw:text-style-name="P7" draw:layer="layout" svg:width="6.875cm" svg:height="0.737cm" svg:x="4.375cm" svg:y="0.638cm">
          <draw:text-box>
            <text:p><text:span text:style-name="T10">CFOP = Cross-F2L-OLL-PLL, F2L = first two layers, </text:span></text:p>
            <text:p><text:span text:style-name="T10">OLL = orient last layer, PLL = permute last layer. </text:span></text:p>
          </draw:text-box>
        </draw:frame>
        <draw:frame draw:style-name="gr133" draw:text-style-name="P20" draw:layer="layout" svg:width="3.909cm" svg:height="0.575cm" svg:x="0.591cm" svg:y="0.573cm">
          <draw:text-box>
            <text:p><text:span text:style-name="T15">CFOP cheat sheet</text:span></text:p>
          </draw:text-box>
        </draw:frame>
        <draw:line draw:style-name="gr6" draw:text-style-name="P4" draw:layer="layout" svg:x1="1.375cm" svg:y1="2.125cm" svg:x2="1.75cm" svg:y2="1.75cm">
          <text:p/>
        </draw:line>
        <draw:line draw:style-name="gr6" draw:text-style-name="P4" draw:layer="layout" svg:x1="0.75cm" svg:y1="2.75cm" svg:x2="1.5cm" svg:y2="2.75cm">
          <text:p/>
        </draw:line>
        <draw:frame draw:style-name="gr134" draw:text-style-name="P2" draw:layer="layout" svg:width="0.158cm" svg:height="0.2cm" svg:x="1.217cm" svg:y="1.848cm">
          <draw:text-box>
            <text:p><text:span text:style-name="T8">M</text:span></text:p>
          </draw:text-box>
        </draw:frame>
        <draw:frame draw:style-name="gr134" draw:text-style-name="P2" draw:layer="layout" svg:width="0.144cm" svg:height="0.2cm" svg:x="1.543cm" svg:y="1.785cm">
          <draw:text-box>
            <text:p><text:span text:style-name="T8">R</text:span></text:p>
          </draw:text-box>
        </draw:frame>
        <draw:line draw:style-name="gr6" draw:text-style-name="P4" draw:layer="layout" svg:x1="1.253cm" svg:y1="1.748cm" svg:x2="0.878cm" svg:y2="2.123cm">
          <text:p/>
        </draw:line>
        <draw:line draw:style-name="gr6" draw:text-style-name="P4" draw:layer="layout" svg:x1="0.75cm" svg:y1="2.5cm" svg:x2="1.5cm" svg:y2="2.5cm">
          <text:p/>
        </draw:line>
        <draw:line draw:style-name="gr6" draw:text-style-name="P4" draw:layer="layout" svg:x1="1.5cm" svg:y1="2.25cm" svg:x2="0.75cm" svg:y2="2.25cm">
          <text:p/>
        </draw:line>
        <draw:frame draw:style-name="gr134" draw:text-style-name="P2" draw:layer="layout" svg:width="0.158cm" svg:height="0.2cm" svg:x="1.061cm" svg:y="2.151cm">
          <draw:text-box>
            <text:p><text:span text:style-name="T8">U </text:span></text:p>
          </draw:text-box>
        </draw:frame>
        <draw:frame draw:style-name="gr134" draw:text-style-name="P2" draw:layer="layout" svg:width="0.158cm" svg:height="0.2cm" svg:x="1.057cm" svg:y="2.401cm">
          <draw:text-box>
            <text:p><text:span text:style-name="T8">E</text:span></text:p>
          </draw:text-box>
        </draw:frame>
        <draw:frame draw:style-name="gr134" draw:text-style-name="P2" draw:layer="layout" svg:width="0.138cm" svg:height="0.2cm" svg:x="1.076cm" svg:y="2.65cm">
          <draw:text-box>
            <text:p><text:span text:style-name="T8">D</text:span></text:p>
          </draw:text-box>
        </draw:frame>
        <draw:line draw:style-name="gr6" draw:text-style-name="P4" draw:layer="layout" svg:x1="1.562cm" svg:y1="2.07cm" svg:x2="1.568cm" svg:y2="2.808cm">
          <text:p/>
        </draw:line>
        <draw:line draw:style-name="gr6" draw:text-style-name="P4" draw:layer="layout" svg:x1="1.681cm" svg:y1="1.941cm" svg:x2="1.687cm" svg:y2="2.679cm">
          <text:p/>
        </draw:line>
        <draw:line draw:style-name="gr6" draw:text-style-name="P4" draw:layer="layout" svg:x1="1.805cm" svg:y1="2.559cm" svg:x2="1.811cm" svg:y2="1.821cm">
          <text:p/>
        </draw:line>
        <draw:frame draw:style-name="gr134" draw:text-style-name="P2" draw:layer="layout" svg:width="0.108cm" svg:height="0.2cm" svg:x="1.517cm" svg:y="2.362cm">
          <draw:text-box>
            <text:p><text:span text:style-name="T8">F</text:span></text:p>
          </draw:text-box>
        </draw:frame>
        <draw:frame draw:style-name="gr134" draw:text-style-name="P2" draw:layer="layout" svg:width="0.117cm" svg:height="0.2cm" svg:x="1.758cm" svg:y="2.101cm">
          <draw:text-box>
            <text:p><text:span text:style-name="T8">B</text:span></text:p>
          </draw:text-box>
        </draw:frame>
        <draw:frame draw:style-name="gr135" draw:text-style-name="P21" draw:layer="layout" svg:width="0.122cm" svg:height="0.2cm" svg:x="1.636cm" svg:y="2.22cm">
          <draw:text-box>
            <text:p text:style-name="P14"><text:span text:style-name="T14">S</text:span></text:p>
          </draw:text-box>
        </draw:frame>
        <draw:frame draw:style-name="gr134" draw:text-style-name="P2" draw:layer="layout" svg:width="0.088cm" svg:height="0.2cm" svg:x="1.013cm" svg:y="1.841cm">
          <draw:text-box>
            <text:p><text:span text:style-name="T8">L</text:span></text:p>
          </draw:text-box>
        </draw:frame>
        <draw:frame draw:style-name="gr134" draw:text-style-name="P2" draw:layer="layout" svg:width="0.125cm" svg:height="0.2cm" svg:x="1.323cm" svg:y="2.141cm">
          <draw:text-box>
            <text:p><text:span text:style-name="T8">y</text:span></text:p>
          </draw:text-box>
        </draw:frame>
        <draw:frame draw:style-name="gr134" draw:text-style-name="P2" draw:layer="layout" svg:width="0.096cm" svg:height="0.2cm" svg:x="1.412cm" svg:y="1.925cm">
          <draw:text-box>
            <text:p><text:span text:style-name="T8">x</text:span></text:p>
          </draw:text-box>
        </draw:frame>
        <draw:frame draw:style-name="gr134" draw:text-style-name="P2" draw:layer="layout" svg:width="0.096cm" svg:height="0.2cm" svg:x="1.529cm" svg:y="2.1cm">
          <draw:text-box>
            <text:p><text:span text:style-name="T8">z</text:span></text:p>
          </draw:text-box>
        </draw:frame>
        <draw:frame draw:style-name="gr136" draw:text-style-name="P22" draw:layer="layout" svg:width="5.25cm" svg:height="1.291cm" svg:x="2.125cm" svg:y="1.625cm">
          <draw:text-box>
            <text:p><text:span text:style-name="T9">Upper case (R U …): Turn layer 90° clockwise.</text:span></text:p>
            <text:p><text:span text:style-name="T13">Prime (R′ U′ …): Turn layer 90° counterlockwise.</text:span></text:p>
            <text:p><text:span text:style-name="T13">Suffix 2 (R2 U2 …): Turn layer 180°.</text:span></text:p>
            <text:p><text:span text:style-name="T9">Lower case (r u …): Turn 2 layers (adjacent middle)</text:span></text:p>
            <text:p><text:span text:style-name="T9">x y z: Turn whole cube</text:span></text:p>
          </draw:text-box>
        </draw:frame>
        <draw:frame draw:style-name="gr28" draw:text-style-name="P7" draw:layer="layout" svg:width="2cm" svg:height="0.419cm" svg:x="0.625cm" svg:y="1.25cm">
          <draw:text-box>
            <text:p><text:span text:style-name="T10">Cube notation</text:span></text:p>
          </draw:text-box>
        </draw:frame>
        <draw:line draw:style-name="gr6" draw:text-style-name="P4" draw:layer="layout" svg:x1="8.43cm" svg:y1="2.35cm" svg:x2="7.93cm" svg:y2="2.35cm">
          <text:p/>
        </draw:line>
        <draw:line draw:style-name="gr6" draw:text-style-name="P4" draw:layer="layout" svg:x1="8.433cm" svg:y1="2.35cm" svg:x2="8.93cm" svg:y2="2.35cm">
          <text:p/>
        </draw:line>
        <draw:line draw:style-name="gr6" draw:text-style-name="P4" draw:layer="layout" svg:x1="8.431cm" svg:y1="2.35cm" svg:x2="8.43cm" svg:y2="2.85cm">
          <text:p/>
        </draw:line>
        <draw:line draw:style-name="gr6" draw:text-style-name="P4" draw:layer="layout" svg:x1="8.432cm" svg:y1="2.348cm" svg:x2="8.43cm" svg:y2="1.85cm">
          <text:p/>
        </draw:line>
        <draw:line draw:style-name="gr6" draw:text-style-name="P4" draw:layer="layout" svg:x1="8.432cm" svg:y1="2.351cm" svg:x2="8.93cm" svg:y2="1.85cm">
          <text:p/>
        </draw:line>
        <draw:line draw:style-name="gr6" draw:text-style-name="P4" draw:layer="layout" svg:x1="8.43cm" svg:y1="2.354cm" svg:x2="8.93cm" svg:y2="2.85cm">
          <text:p/>
        </draw:line>
        <draw:line draw:style-name="gr6" draw:text-style-name="P4" draw:layer="layout" svg:x1="8.428cm" svg:y1="2.352cm" svg:x2="7.93cm" svg:y2="2.85cm">
          <text:p/>
        </draw:line>
        <draw:line draw:style-name="gr6" draw:text-style-name="P4" draw:layer="layout" svg:x1="8.431cm" svg:y1="2.35cm" svg:x2="7.93cm" svg:y2="1.85cm">
          <text:p/>
        </draw:line>
        <draw:frame draw:style-name="gr134" draw:text-style-name="P2" draw:layer="layout" svg:width="0.117cm" svg:height="0.2cm" svg:x="7.795cm" svg:y="1.818cm">
          <draw:text-box>
            <text:p><text:span text:style-name="T8">L</text:span></text:p>
          </draw:text-box>
        </draw:frame>
        <draw:frame draw:style-name="gr134" draw:text-style-name="P2" draw:layer="layout" svg:width="0.18cm" svg:height="0.2cm" svg:x="8.946cm" svg:y="2.65cm">
          <draw:text-box>
            <text:p><text:span text:style-name="T8">R′</text:span></text:p>
          </draw:text-box>
        </draw:frame>
        <draw:frame draw:style-name="gr134" draw:text-style-name="P2" draw:layer="layout" svg:width="0.18cm" svg:height="0.2cm" svg:x="8.942cm" svg:y="1.812cm">
          <draw:text-box>
            <text:p><text:span text:style-name="T8">R</text:span></text:p>
          </draw:text-box>
        </draw:frame>
        <draw:frame draw:style-name="gr134" draw:text-style-name="P2" draw:layer="layout" svg:width="0.18cm" svg:height="0.2cm" svg:x="8.499cm" svg:y="1.793cm">
          <draw:text-box>
            <text:p><text:span text:style-name="T8">U</text:span></text:p>
          </draw:text-box>
        </draw:frame>
        <draw:frame draw:style-name="gr134" draw:text-style-name="P2" draw:layer="layout" svg:width="0.18cm" svg:height="0.2cm" svg:x="8.516cm" svg:y="2.65cm">
          <draw:text-box>
            <text:p><text:span text:style-name="T8">U′</text:span></text:p>
          </draw:text-box>
        </draw:frame>
        <draw:frame draw:style-name="gr134" draw:text-style-name="P2" draw:layer="layout" svg:width="0.18cm" svg:height="0.2cm" svg:x="7.75cm" svg:y="2.275cm">
          <draw:text-box>
            <text:p><text:span text:style-name="T8">F′</text:span></text:p>
          </draw:text-box>
        </draw:frame>
        <draw:frame draw:style-name="gr134" draw:text-style-name="P2" draw:layer="layout" svg:width="0.18cm" svg:height="0.2cm" svg:x="8.95cm" svg:y="2.251cm">
          <draw:text-box>
            <text:p><text:span text:style-name="T8">F′</text:span></text:p>
          </draw:text-box>
        </draw:frame>
        <draw:frame draw:style-name="gr137" draw:text-style-name="P23" draw:layer="layout" svg:width="2.125cm" svg:height="0.364cm" svg:x="7.75cm" svg:y="1.375cm">
          <draw:text-box>
            <text:p text:style-name="P14"><text:span text:style-name="T16">Diagram notation</text:span></text:p>
          </draw:text-box>
        </draw:frame>
        <draw:ellipse draw:style-name="gr107" draw:text-style-name="P8" draw:layer="layout" svg:width="0.504cm" svg:height="0.332cm" draw:transform="rotate (-3.14159265358979) translate (9.875cm 2.417cm)" draw:kind="arc" draw:start-angle="359.82" draw:end-angle="180.36">
          <text:p/>
        </draw:ellipse>
        <draw:g>
          <draw:line draw:style-name="gr108" draw:text-style-name="P4" draw:layer="layout" svg:x1="9.632cm" svg:y1="2.424cm" svg:x2="9.696cm" svg:y2="2.357cm">
            <text:p/>
          </draw:line>
          <draw:line draw:style-name="gr108" draw:text-style-name="P4" draw:layer="layout" svg:x1="9.632cm" svg:y1="2.424cm" svg:x2="9.696cm" svg:y2="2.491cm">
            <text:p/>
          </draw:line>
        </draw:g>
        <draw:ellipse draw:style-name="gr107" draw:text-style-name="P8" draw:layer="layout" svg:width="0.504cm" svg:height="0.332cm" draw:transform="rotate (-3.14159265358979) translate (9.875cm 2.417cm)" draw:kind="arc" draw:start-angle="359.82" draw:end-angle="180.36">
          <text:p/>
        </draw:ellipse>
        <draw:g>
          <draw:line draw:style-name="gr108" draw:text-style-name="P4" draw:layer="layout" svg:x1="9.632cm" svg:y1="2.424cm" svg:x2="9.696cm" svg:y2="2.357cm">
            <text:p/>
          </draw:line>
          <draw:line draw:style-name="gr108" draw:text-style-name="P4" draw:layer="layout" svg:x1="9.632cm" svg:y1="2.424cm" svg:x2="9.696cm" svg:y2="2.491cm">
            <text:p/>
          </draw:line>
        </draw:g>
        <draw:ellipse draw:style-name="gr107" draw:text-style-name="P8" draw:layer="layout" svg:width="0.504cm" svg:height="0.332cm" draw:transform="rotate (-3.14159265358979) translate (9.879cm 2.042cm)" draw:kind="arc" draw:start-angle="359.82" draw:end-angle="180.36">
          <text:p/>
        </draw:ellipse>
        <draw:ellipse draw:style-name="gr107" draw:text-style-name="P8" draw:layer="layout" svg:width="0.504cm" svg:height="0.332cm" draw:transform="rotate (-3.14159265358979) translate (9.879cm 2.042cm)" draw:kind="arc" draw:start-angle="359.82" draw:end-angle="180.36">
          <text:p/>
        </draw:ellipse>
        <draw:g>
          <draw:line draw:style-name="gr108" draw:text-style-name="P4" draw:layer="layout" svg:x1="9.7cm" svg:y1="2.049cm" svg:x2="9.636cm" svg:y2="1.982cm">
            <text:p/>
          </draw:line>
          <draw:line draw:style-name="gr108" draw:text-style-name="P4" draw:layer="layout" svg:x1="9.7cm" svg:y1="2.049cm" svg:x2="9.636cm" svg:y2="2.116cm">
            <text:p/>
          </draw:line>
        </draw:g>
        <draw:frame draw:style-name="gr134" draw:text-style-name="P2" draw:layer="layout" svg:width="0.18cm" svg:height="0.2cm" svg:x="9.945cm" svg:y="1.8cm">
          <draw:text-box>
            <text:p><text:span text:style-name="T8">D</text:span></text:p>
          </draw:text-box>
        </draw:frame>
        <draw:frame draw:style-name="gr134" draw:text-style-name="P2" draw:layer="layout" svg:width="0.18cm" svg:height="0.2cm" svg:x="9.945cm" svg:y="2.25cm">
          <draw:text-box>
            <text:p><text:span text:style-name="T14">D</text:span><text:span text:style-name="T8">′</text:span></text:p>
          </draw:text-box>
        </draw:frame>
        <draw:line draw:style-name="gr26" draw:text-style-name="P4" draw:layer="layout" svg:x1="9.375cm" svg:y1="2.75cm" svg:x2="9.875cm" svg:y2="2.75cm">
          <text:p/>
        </draw:line>
        <draw:frame draw:style-name="gr134" draw:text-style-name="P2" draw:layer="layout" svg:width="0.805cm" svg:height="0.2cm" svg:x="9.945cm" svg:y="2.675cm">
          <draw:text-box>
            <text:p><text:span text:style-name="T8">Turn 180°</text:span></text:p>
          </draw:text-box>
        </draw:frame>
        <draw:line draw:style-name="gr138" draw:text-style-name="P4" draw:layer="layout" svg:x1="9.875cm" svg:y1="3cm" svg:x2="9.375cm" svg:y2="3cm">
          <text:p/>
        </draw:line>
        <draw:line draw:style-name="gr15" draw:text-style-name="P4" draw:layer="layout" svg:x1="9.377cm" svg:y1="3.036cm" svg:x2="9.872cm" svg:y2="3.033cm">
          <text:p/>
        </draw:line>
        <draw:frame draw:style-name="gr134" draw:text-style-name="P2" draw:layer="layout" svg:width="1.305cm" svg:height="0.2cm" svg:x="9.945cm" svg:y="2.925cm">
          <draw:text-box>
            <text:p><text:span text:style-name="T8">Turn two layers</text:span></text:p>
          </draw:text-box>
        </draw:frame>
        <draw:line draw:style-name="gr139" draw:text-style-name="P11" draw:layer="layout" svg:x1="14.079cm" svg:y1="15.295cm" svg:x2="14.493cm" svg:y2="15.295cm">
          <text:p/>
        </draw:line>
        <draw:g>
          <draw:line draw:style-name="gr18" draw:text-style-name="P4" draw:layer="layout" svg:x1="2cm" svg:y1="6.96cm" svg:x2="2cm" svg:y2="7.585cm">
            <text:p/>
          </draw:line>
          <draw:line draw:style-name="gr18" draw:text-style-name="P4" draw:layer="layout" svg:x1="1.875cm" svg:y1="7.46cm" svg:x2="3cm" svg:y2="7.46cm">
            <text:p/>
          </draw:line>
          <draw:line draw:style-name="gr18" draw:text-style-name="P4" draw:layer="layout" svg:x1="2.5cm" svg:y1="7.585cm" svg:x2="2.5cm" svg:y2="6.96cm">
            <text:p/>
          </draw:line>
          <draw:line draw:style-name="gr18" draw:text-style-name="P4" draw:layer="layout" svg:x1="1.875cm" svg:y1="6.96cm" svg:x2="3cm" svg:y2="6.96cm">
            <text:p/>
          </draw:line>
          <draw:line draw:style-name="gr18" draw:text-style-name="P4" draw:layer="layout" svg:x1="3cm" svg:y1="6.96cm" svg:x2="3cm" svg:y2="7.585cm">
            <text:p/>
          </draw:line>
          <draw:line draw:style-name="gr18" draw:text-style-name="P4" draw:layer="layout" svg:x1="3.162cm" svg:y1="6.636cm" svg:x2="3cm" svg:y2="6.96cm">
            <text:p/>
          </draw:line>
          <draw:line draw:style-name="gr18" draw:text-style-name="P4" draw:layer="layout" svg:x1="2cm" svg:y1="6.71cm" svg:x2="3.125cm" svg:y2="6.71cm">
            <text:p/>
          </draw:line>
          <draw:line draw:style-name="gr18" draw:text-style-name="P4" draw:layer="layout" svg:x1="3.17cm" svg:y1="7.127cm" svg:x2="3cm" svg:y2="7.46cm">
            <text:p/>
          </draw:line>
          <draw:line draw:style-name="gr18" draw:text-style-name="P4" draw:layer="layout" svg:x1="2.664cm" svg:y1="6.638cm" svg:x2="2.5cm" svg:y2="6.96cm">
            <text:p/>
          </draw:line>
          <draw:line draw:style-name="gr18" draw:text-style-name="P4" draw:layer="layout" svg:x1="3.125cm" svg:y1="6.71cm" svg:x2="3.125cm" svg:y2="7.46cm">
            <text:p/>
          </draw:line>
          <draw:line draw:style-name="gr18" draw:text-style-name="P4" draw:layer="layout" svg:x1="2.159cm" svg:y1="6.643cm" svg:x2="2cm" svg:y2="6.96cm">
            <text:p/>
          </draw:line>
        </draw:g>
        <draw:frame draw:style-name="gr80" draw:text-style-name="P17" draw:layer="layout" svg:width="0.2cm" svg:height="0.339cm" svg:x="2.712cm" svg:y="6.677cm">
          <draw:text-box>
            <text:p><text:span text:style-name="T8">R</text:span></text:p>
          </draw:text-box>
        </draw:frame>
        <draw:frame draw:style-name="gr140" draw:text-style-name="P18" draw:layer="layout" svg:width="0.2cm" svg:height="0.339cm" svg:x="2.958cm" svg:y="6.972cm">
          <draw:text-box>
            <text:p text:style-name="P14"><text:span text:style-name="T14">w</text:span></text:p>
          </draw:text-box>
        </draw:frame>
        <draw:frame draw:style-name="gr141" draw:text-style-name="P18" draw:layer="layout" svg:width="0.2cm" svg:height="0.339cm" svg:x="2.164cm" svg:y="7.05cm">
          <draw:text-box>
            <text:p text:style-name="P14"><text:span text:style-name="T14">R</text:span></text:p>
          </draw:text-box>
        </draw:frame>
        <draw:frame draw:style-name="gr80" draw:text-style-name="P17" draw:layer="layout" svg:width="0.2cm" svg:height="0.339cm" svg:x="2.63cm" svg:y="7.04cm">
          <draw:text-box>
            <text:p><text:span text:style-name="T8">F</text:span></text:p>
          </draw:text-box>
        </draw:frame>
        <draw:frame draw:style-name="gr80" draw:text-style-name="P17" draw:layer="layout" svg:width="0.2cm" svg:height="0.339cm" svg:x="2.192cm" svg:y="6.676cm">
          <draw:text-box>
            <text:p><text:span text:style-name="T8">F</text:span></text:p>
          </draw:text-box>
        </draw:frame>
        <draw:frame draw:style-name="gr142" draw:text-style-name="P24" draw:layer="layout" svg:width="2.375cm" svg:height="0.651cm" svg:x="3.25cm" svg:y="6.974cm">
          <draw:text-box>
            <text:p><text:span text:style-name="T5">R′ </text:span><text:span text:style-name="T7">U2 R2 U R2</text:span><text:span text:style-name="T5">′</text:span><text:span text:style-name="T7"> U R</text:span></text:p>
            <text:p><text:span text:style-name="T6">BR⭍ <text:s/></text:span><text:span text:style-name="T5">R' U2 R2 U R'</text:span></text:p>
          </draw:text-box>
        </draw:frame>
        <draw:frame draw:style-name="gr143" draw:text-style-name="P24" draw:layer="layout" svg:width="1.25cm" svg:height="0.376cm" svg:x="14.875cm" svg:y="10.999cm">
          <draw:text-box>
            <text:p><text:span text:style-name="T7">① </text:span><text:span text:style-name="T7">R U′ R</text:span><text:span text:style-name="T4">′</text:span><text:span text:style-name="T1"> </text:span></text:p>
          </draw:text-box>
        </draw:frame>
        <draw:line draw:style-name="gr18" draw:text-style-name="P4" draw:layer="layout" svg:x1="15.5cm" svg:y1="10.458cm" svg:x2="15.5cm" svg:y2="11.083cm">
          <text:p/>
        </draw:line>
        <draw:line draw:style-name="gr18" draw:text-style-name="P4" draw:layer="layout" svg:x1="15cm" svg:y1="10.958cm" svg:x2="16.125cm" svg:y2="10.958cm">
          <text:p/>
        </draw:line>
        <draw:line draw:style-name="gr18" draw:text-style-name="P4" draw:layer="layout" svg:x1="16cm" svg:y1="11.083cm" svg:x2="16cm" svg:y2="10.458cm">
          <text:p/>
        </draw:line>
        <draw:line draw:style-name="gr18" draw:text-style-name="P4" draw:layer="layout" svg:x1="15cm" svg:y1="10.458cm" svg:x2="16.125cm" svg:y2="10.458cm">
          <text:p/>
        </draw:line>
        <draw:line draw:style-name="gr18" draw:text-style-name="P4" draw:layer="layout" svg:x1="15.125cm" svg:y1="10.208cm" svg:x2="16.25cm" svg:y2="10.208cm">
          <text:p/>
        </draw:line>
        <draw:line draw:style-name="gr18" draw:text-style-name="P4" draw:layer="layout" svg:x1="16.164cm" svg:y1="10.136cm" svg:x2="16cm" svg:y2="10.458cm">
          <text:p/>
        </draw:line>
        <draw:line draw:style-name="gr18" draw:text-style-name="P4" draw:layer="layout" svg:x1="15.659cm" svg:y1="10.141cm" svg:x2="15.5cm" svg:y2="10.458cm">
          <text:p/>
        </draw:line>
        <draw:frame draw:style-name="gr80" draw:text-style-name="P17" draw:layer="layout" svg:width="0.2cm" svg:height="0.339cm" svg:x="15.682cm" svg:y="10.176cm">
          <draw:text-box>
            <text:p><text:span text:style-name="T8">F</text:span></text:p>
          </draw:text-box>
        </draw:frame>
        <draw:frame draw:style-name="gr144" draw:text-style-name="P18" draw:layer="layout" svg:width="0.2cm" svg:height="0.339cm" svg:x="14.75cm" svg:y="10.369cm">
          <draw:text-box>
            <text:p text:style-name="P14"><text:span text:style-name="T14">w</text:span></text:p>
          </draw:text-box>
        </draw:frame>
        <draw:frame draw:style-name="gr145" draw:text-style-name="P18" draw:layer="layout" svg:width="0.2cm" svg:height="0.339cm" svg:x="15.134cm" svg:y="10.549cm">
          <draw:text-box>
            <text:p text:style-name="P14"><text:span text:style-name="T14">R</text:span></text:p>
          </draw:text-box>
        </draw:frame>
        <draw:frame draw:style-name="gr80" draw:text-style-name="P17" draw:layer="layout" svg:width="0.2cm" svg:height="0.339cm" svg:x="15.6cm" svg:y="10.539cm">
          <draw:text-box>
            <text:p><text:span text:style-name="T8">R</text:span></text:p>
          </draw:text-box>
        </draw:frame>
        <draw:frame draw:style-name="gr80" draw:text-style-name="P17" draw:layer="layout" svg:width="0.2cm" svg:height="0.339cm" svg:x="15.162cm" svg:y="10.175cm">
          <draw:text-box>
            <text:p><text:span text:style-name="T8">F</text:span></text:p>
          </draw:text-box>
        </draw:frame>
        <draw:line draw:style-name="gr18" draw:text-style-name="P4" draw:layer="layout" svg:x1="15.159cm" svg:y1="10.141cm" svg:x2="15cm" svg:y2="10.458cm">
          <text:p/>
        </draw:line>
        <draw:line draw:style-name="gr18" draw:text-style-name="P4" draw:layer="layout" svg:x1="15cm" svg:y1="10.458cm" svg:x2="15cm" svg:y2="11.083cm">
          <text:p/>
        </draw:line>
        <draw:frame draw:style-name="gr30" draw:text-style-name="P7" draw:layer="layout" svg:width="3.125cm" svg:height="0.5cm" svg:x="14.904cm" svg:y="9.75cm">
          <draw:text-box>
            <text:p><text:span text:style-name="T10">2) Insert pair into slot</text:span></text:p>
          </draw:text-box>
        </draw:frame>
        <draw:frame draw:style-name="gr143" draw:text-style-name="P25" draw:layer="layout" svg:width="2cm" svg:height="0.376cm" svg:x="11.575cm" svg:y="6.625cm">
          <draw:text-box>
            <text:p><text:span text:style-name="T6">U' </text:span><text:span text:style-name="T17">(R U' R')</text:span><text:span text:style-name="T18"> U⑤</text:span></text:p>
          </draw:text-box>
        </draw:frame>
        <draw:frame draw:style-name="gr143" draw:text-style-name="P24" draw:layer="layout" svg:width="1.375cm" svg:height="0.376cm" svg:x="14.846cm" svg:y="12.084cm">
          <draw:text-box>
            <text:p><text:span text:style-name="T7">⑤ </text:span><text:span text:style-name="T7">R U R</text:span><text:span text:style-name="T4">′</text:span><text:span text:style-name="T1"> </text:span></text:p>
          </draw:text-box>
        </draw:frame>
        <draw:frame draw:style-name="gr143" draw:text-style-name="P24" draw:layer="layout" svg:width="1.134cm" svg:height="0.376cm" svg:x="16.779cm" svg:y="11.005cm">
          <draw:text-box>
            <text:p><text:span text:style-name="T5">② </text:span><text:span text:style-name="T7">L′ U L</text:span></text:p>
          </draw:text-box>
        </draw:frame>
        <draw:frame draw:style-name="gr146" draw:text-style-name="P25" draw:layer="layout" svg:width="2cm" svg:height="0.501cm" svg:x="11.7cm" svg:y="7.249cm">
          <draw:text-box>
            <text:p><text:span text:style-name="T17">y </text:span><text:span text:style-name="T18">U</text:span><text:span text:style-name="T17"> (L' U L) </text:span><text:span text:style-name="T6">U'⑥</text:span></text:p>
          </draw:text-box>
        </draw:frame>
        <draw:frame draw:style-name="gr142" draw:text-style-name="P27" draw:layer="layout" svg:width="2.375cm" svg:height="0.651cm" svg:x="5.75cm" svg:y="6.927cm">
          <draw:text-box>
            <text:p text:style-name="P26"><text:span text:style-name="T17">y L U2 L2' U' L2 U' L'</text:span></text:p>
            <text:p text:style-name="P26"><text:span text:style-name="T6">FR⭍ <text:s/></text:span><text:span text:style-name="T17">y L U2 L2' U' L</text:span></text:p>
          </draw:text-box>
        </draw:frame>
        <draw:g>
          <draw:line draw:style-name="gr18" draw:text-style-name="P4" draw:layer="layout" svg:x1="16.875cm" svg:y1="10.471cm" svg:x2="16.875cm" svg:y2="11.096cm">
            <text:p/>
          </draw:line>
          <draw:line draw:style-name="gr18" draw:text-style-name="P4" draw:layer="layout" svg:x1="16.75cm" svg:y1="10.971cm" svg:x2="17.875cm" svg:y2="10.971cm">
            <text:p/>
          </draw:line>
          <draw:line draw:style-name="gr18" draw:text-style-name="P4" draw:layer="layout" svg:x1="17.375cm" svg:y1="11.096cm" svg:x2="17.375cm" svg:y2="10.471cm">
            <text:p/>
          </draw:line>
          <draw:line draw:style-name="gr18" draw:text-style-name="P4" draw:layer="layout" svg:x1="16.75cm" svg:y1="10.471cm" svg:x2="17.875cm" svg:y2="10.471cm">
            <text:p/>
          </draw:line>
          <draw:line draw:style-name="gr18" draw:text-style-name="P4" draw:layer="layout" svg:x1="17.875cm" svg:y1="10.471cm" svg:x2="17.875cm" svg:y2="11.096cm">
            <text:p/>
          </draw:line>
          <draw:line draw:style-name="gr18" draw:text-style-name="P4" draw:layer="layout" svg:x1="18.037cm" svg:y1="10.147cm" svg:x2="17.875cm" svg:y2="10.471cm">
            <text:p/>
          </draw:line>
          <draw:line draw:style-name="gr18" draw:text-style-name="P4" draw:layer="layout" svg:x1="16.875cm" svg:y1="10.221cm" svg:x2="18cm" svg:y2="10.221cm">
            <text:p/>
          </draw:line>
          <draw:line draw:style-name="gr18" draw:text-style-name="P4" draw:layer="layout" svg:x1="18.045cm" svg:y1="10.638cm" svg:x2="17.875cm" svg:y2="10.971cm">
            <text:p/>
          </draw:line>
          <draw:line draw:style-name="gr18" draw:text-style-name="P4" draw:layer="layout" svg:x1="17.539cm" svg:y1="10.149cm" svg:x2="17.375cm" svg:y2="10.471cm">
            <text:p/>
          </draw:line>
          <draw:line draw:style-name="gr18" draw:text-style-name="P4" draw:layer="layout" svg:x1="18cm" svg:y1="10.221cm" svg:x2="18cm" svg:y2="10.971cm">
            <text:p/>
          </draw:line>
          <draw:line draw:style-name="gr18" draw:text-style-name="P4" draw:layer="layout" svg:x1="17.034cm" svg:y1="10.154cm" svg:x2="16.875cm" svg:y2="10.471cm">
            <text:p/>
          </draw:line>
        </draw:g>
        <draw:frame draw:style-name="gr80" draw:text-style-name="P17" draw:layer="layout" svg:width="0.2cm" svg:height="0.339cm" svg:x="17.587cm" svg:y="10.188cm">
          <draw:text-box>
            <text:p><text:span text:style-name="T8">F</text:span></text:p>
          </draw:text-box>
        </draw:frame>
        <draw:frame draw:style-name="gr147" draw:text-style-name="P18" draw:layer="layout" svg:width="0.2cm" svg:height="0.339cm" svg:x="17.833cm" svg:y="10.483cm">
          <draw:text-box>
            <text:p text:style-name="P14"><text:span text:style-name="T14">w</text:span></text:p>
          </draw:text-box>
        </draw:frame>
        <draw:frame draw:style-name="gr148" draw:text-style-name="P18" draw:layer="layout" svg:width="0.2cm" svg:height="0.339cm" svg:x="17.039cm" svg:y="10.561cm">
          <draw:text-box>
            <text:p text:style-name="P14"><text:span text:style-name="T14">L</text:span></text:p>
          </draw:text-box>
        </draw:frame>
        <draw:frame draw:style-name="gr80" draw:text-style-name="P17" draw:layer="layout" svg:width="0.2cm" svg:height="0.339cm" svg:x="17.505cm" svg:y="10.551cm">
          <draw:text-box>
            <text:p><text:span text:style-name="T8">L</text:span></text:p>
          </draw:text-box>
        </draw:frame>
        <draw:frame draw:style-name="gr80" draw:text-style-name="P17" draw:layer="layout" svg:width="0.2cm" svg:height="0.339cm" svg:x="17.067cm" svg:y="10.187cm">
          <draw:text-box>
            <text:p><text:span text:style-name="T8">F</text:span></text:p>
          </draw:text-box>
        </draw:frame>
        <draw:frame draw:style-name="gr143" draw:text-style-name="P27" xml:id="id1" draw:id="id1" draw:layer="layout" svg:width="1.5cm" svg:height="0.376cm" svg:x="6.625cm" svg:y="6.625cm">
          <draw:text-box>
            <text:p text:style-name="P26"><text:span text:style-name="T17">y (L' U L) </text:span><text:span text:style-name="T18">U2</text:span><text:span text:style-name="T17"> </text:span></text:p>
          </draw:text-box>
        </draw:frame>
        <draw:connector draw:style-name="gr149" draw:text-style-name="P4" draw:layer="layout" draw:type="line" svg:x1="7.375cm" svg:y1="6.625cm" svg:x2="4.847cm" svg:y2="5.638cm" draw:start-shape="id1" draw:start-glue-point="0" draw:end-shape="id2" draw:end-glue-point="2" svg:d="M7375 6625l-2528-987" svg:viewBox="0 0 2529 988">
          <text:p/>
        </draw:connector>
        <draw:frame draw:style-name="gr150" draw:text-style-name="P24" xml:id="id3" draw:id="id3" draw:layer="layout" svg:width="1.412cm" svg:height="0.426cm" svg:x="3.25cm" svg:y="6.699cm">
          <draw:text-box>
            <text:p><text:span text:style-name="T7">(R U' R') </text:span><text:span text:style-name="T18">U2</text:span></text:p>
          </draw:text-box>
        </draw:frame>
        <draw:connector draw:style-name="gr149" draw:text-style-name="P4" draw:layer="layout" draw:type="line" svg:x1="3.956cm" svg:y1="6.699cm" svg:x2="1.847cm" svg:y2="5.629cm" draw:start-shape="id3" draw:start-glue-point="0" draw:end-shape="id4" svg:d="M3956 6699l-2109-1070" svg:viewBox="0 0 2110 1071">
          <text:p/>
        </draw:connector>
        <draw:g>
          <draw:custom-shape draw:style-name="gr151" draw:text-style-name="P3" draw:layer="layout" svg:width="0.625cm" svg:height="0.625cm" svg:x="15.029cm" svg:y="11.512cm">
            <text:p/>
            <draw:enhanced-geometry svg:viewBox="0 0 21600 21600" draw:mirror-horizontal="false" draw:mirror-vertical="false" draw:type="rectangle" draw:enhanced-path="M 0 0 L 21600 0 21600 21600 0 21600 0 0 Z N"/>
          </draw:custom-shape>
          <draw:line draw:style-name="gr18" draw:text-style-name="P4" draw:layer="layout" svg:x1="15.237cm" svg:y1="11.512cm" svg:x2="15.237cm" svg:y2="12.137cm">
            <text:p/>
          </draw:line>
          <draw:line draw:style-name="gr18" draw:text-style-name="P4" draw:layer="layout" svg:x1="15.029cm" svg:y1="11.72cm" svg:x2="15.654cm" svg:y2="11.72cm">
            <text:p/>
          </draw:line>
          <draw:line draw:style-name="gr18" draw:text-style-name="P4" draw:layer="layout" svg:x1="15.029cm" svg:y1="11.929cm" svg:x2="15.654cm" svg:y2="11.929cm">
            <text:p/>
          </draw:line>
          <draw:line draw:style-name="gr18" draw:text-style-name="P4" draw:layer="layout" svg:x1="15.446cm" svg:y1="12.137cm" svg:x2="15.446cm" svg:y2="11.512cm">
            <text:p/>
          </draw:line>
        </draw:g>
        <draw:frame draw:style-name="gr80" draw:text-style-name="P17" draw:layer="layout" svg:width="0.2cm" svg:height="0.339cm" svg:x="15.446cm" svg:y="11.875cm">
          <draw:text-box>
            <text:p><text:span text:style-name="T8">R</text:span></text:p>
          </draw:text-box>
        </draw:frame>
        <draw:frame draw:style-name="gr80" draw:text-style-name="P17" draw:layer="layout" svg:width="0.2cm" svg:height="0.339cm" svg:x="15.246cm" svg:y="11.46cm">
          <draw:text-box>
            <text:p><text:span text:style-name="T8">F</text:span></text:p>
          </draw:text-box>
        </draw:frame>
        <draw:frame draw:style-name="gr152" draw:text-style-name="P18" draw:layer="layout" svg:width="0.2cm" svg:height="0.339cm" svg:x="15.646cm" svg:y="11.875cm">
          <draw:text-box>
            <text:p text:style-name="P14"><text:span text:style-name="T14">w</text:span></text:p>
          </draw:text-box>
        </draw:frame>
        <draw:g>
          <draw:custom-shape draw:style-name="gr151" draw:text-style-name="P3" draw:layer="layout" svg:width="0.625cm" svg:height="0.625cm" svg:x="17.846cm" svg:y="11.507cm">
            <text:p/>
            <draw:enhanced-geometry svg:viewBox="0 0 21600 21600" draw:mirror-horizontal="false" draw:mirror-vertical="false" draw:type="rectangle" draw:enhanced-path="M 0 0 L 21600 0 21600 21600 0 21600 0 0 Z N"/>
          </draw:custom-shape>
          <draw:line draw:style-name="gr18" draw:text-style-name="P4" draw:layer="layout" svg:x1="18.054cm" svg:y1="11.507cm" svg:x2="18.054cm" svg:y2="12.132cm">
            <text:p/>
          </draw:line>
          <draw:line draw:style-name="gr18" draw:text-style-name="P4" draw:layer="layout" svg:x1="17.846cm" svg:y1="11.715cm" svg:x2="18.471cm" svg:y2="11.715cm">
            <text:p/>
          </draw:line>
          <draw:line draw:style-name="gr18" draw:text-style-name="P4" draw:layer="layout" svg:x1="17.846cm" svg:y1="11.924cm" svg:x2="18.471cm" svg:y2="11.924cm">
            <text:p/>
          </draw:line>
          <draw:line draw:style-name="gr18" draw:text-style-name="P4" draw:layer="layout" svg:x1="18.263cm" svg:y1="12.132cm" svg:x2="18.263cm" svg:y2="11.507cm">
            <text:p/>
          </draw:line>
        </draw:g>
        <draw:frame draw:style-name="gr80" draw:text-style-name="P17" draw:layer="layout" svg:width="0.2cm" svg:height="0.339cm" svg:x="17.846cm" svg:y="11.664cm">
          <draw:text-box>
            <text:p><text:span text:style-name="T8">R</text:span></text:p>
          </draw:text-box>
        </draw:frame>
        <draw:frame draw:style-name="gr80" draw:text-style-name="P17" draw:layer="layout" svg:width="0.2cm" svg:height="0.339cm" svg:x="18.271cm" svg:y="11.87cm">
          <draw:text-box>
            <text:p><text:span text:style-name="T8">F</text:span></text:p>
          </draw:text-box>
        </draw:frame>
        <draw:frame draw:style-name="gr153" draw:text-style-name="P18" draw:layer="layout" svg:width="0.2cm" svg:height="0.339cm" svg:x="18.425cm" svg:y="11.87cm">
          <draw:text-box>
            <text:p text:style-name="P14"><text:span text:style-name="T14">R</text:span></text:p>
          </draw:text-box>
        </draw:frame>
        <draw:g>
          <draw:custom-shape draw:style-name="gr151" draw:text-style-name="P3" draw:layer="layout" svg:width="0.625cm" svg:height="0.625cm" svg:x="16.956cm" svg:y="11.5cm">
            <text:p/>
            <draw:enhanced-geometry svg:viewBox="0 0 21600 21600" draw:mirror-horizontal="false" draw:mirror-vertical="false" draw:type="rectangle" draw:enhanced-path="M 0 0 L 21600 0 21600 21600 0 21600 0 0 Z N"/>
          </draw:custom-shape>
          <draw:line draw:style-name="gr18" draw:text-style-name="P4" draw:layer="layout" svg:x1="17.164cm" svg:y1="11.5cm" svg:x2="17.164cm" svg:y2="12.125cm">
            <text:p/>
          </draw:line>
          <draw:line draw:style-name="gr18" draw:text-style-name="P4" draw:layer="layout" svg:x1="16.956cm" svg:y1="11.708cm" svg:x2="17.581cm" svg:y2="11.708cm">
            <text:p/>
          </draw:line>
          <draw:line draw:style-name="gr18" draw:text-style-name="P4" draw:layer="layout" svg:x1="16.956cm" svg:y1="11.917cm" svg:x2="17.581cm" svg:y2="11.917cm">
            <text:p/>
          </draw:line>
          <draw:line draw:style-name="gr18" draw:text-style-name="P4" draw:layer="layout" svg:x1="17.373cm" svg:y1="12.125cm" svg:x2="17.373cm" svg:y2="11.5cm">
            <text:p/>
          </draw:line>
        </draw:g>
        <draw:frame draw:style-name="gr154" draw:text-style-name="P17" draw:layer="layout" svg:width="0.2cm" svg:height="0.322cm" svg:x="16.973cm" svg:y="11.863cm">
          <draw:text-box>
            <text:p><text:span text:style-name="T8">L</text:span></text:p>
          </draw:text-box>
        </draw:frame>
        <draw:frame draw:style-name="gr80" draw:text-style-name="P17" draw:layer="layout" svg:width="0.2cm" svg:height="0.339cm" svg:x="17.164cm" svg:y="11.459cm">
          <draw:text-box>
            <text:p><text:span text:style-name="T8">F</text:span></text:p>
          </draw:text-box>
        </draw:frame>
        <draw:frame draw:style-name="gr155" draw:text-style-name="P18" draw:layer="layout" svg:width="0.2cm" svg:height="0.339cm" svg:x="16.773cm" svg:y="11.863cm">
          <draw:text-box>
            <text:p text:style-name="P14"><text:span text:style-name="T14">w</text:span></text:p>
          </draw:text-box>
        </draw:frame>
        <draw:frame draw:style-name="gr143" draw:text-style-name="P24" draw:layer="layout" svg:width="1.11cm" svg:height="0.376cm" svg:x="16.721cm" svg:y="12.124cm">
          <draw:text-box>
            <text:p><text:span text:style-name="T7">⑥ </text:span><text:span text:style-name="T7">L′ U′ L</text:span></text:p>
          </draw:text-box>
        </draw:frame>
        <draw:frame draw:style-name="gr80" draw:text-style-name="P17" draw:layer="layout" svg:width="0.2cm" svg:height="0.339cm" svg:x="9.832cm" svg:y="6.712cm">
          <draw:text-box>
            <text:p><text:span text:style-name="T8">F</text:span></text:p>
          </draw:text-box>
        </draw:frame>
        <draw:frame draw:style-name="gr156" draw:text-style-name="P18" draw:layer="layout" svg:width="0.2cm" svg:height="0.339cm" svg:x="9.08cm" svg:y="6.959cm">
          <draw:text-box>
            <text:p text:style-name="P14"><text:span text:style-name="T14">w</text:span></text:p>
          </draw:text-box>
        </draw:frame>
        <draw:frame draw:style-name="gr157" draw:text-style-name="P18" draw:layer="layout" svg:width="0.2cm" svg:height="0.339cm" svg:x="9.39cm" svg:y="7.079cm">
          <draw:text-box>
            <text:p text:style-name="P14"><text:span text:style-name="T14">F</text:span></text:p>
          </draw:text-box>
        </draw:frame>
        <draw:frame draw:style-name="gr80" draw:text-style-name="P17" draw:layer="layout" svg:width="0.2cm" svg:height="0.339cm" svg:x="9.881cm" svg:y="7.085cm">
          <draw:text-box>
            <text:p><text:span text:style-name="T8">L</text:span></text:p>
          </draw:text-box>
        </draw:frame>
        <draw:frame draw:style-name="gr80" draw:text-style-name="P17" draw:layer="layout" svg:width="0.2cm" svg:height="0.339cm" svg:x="9.348cm" svg:y="6.701cm">
          <draw:text-box>
            <text:p><text:span text:style-name="T8">L</text:span></text:p>
          </draw:text-box>
        </draw:frame>
        <draw:g>
          <draw:line draw:style-name="gr18" draw:text-style-name="P4" draw:layer="layout" svg:x1="6.125cm" svg:y1="5.002cm" svg:x2="5.5cm" svg:y2="5.002cm">
            <text:p/>
          </draw:line>
          <draw:line draw:style-name="gr18" draw:text-style-name="P4" draw:layer="layout" svg:x1="6.125cm" svg:y1="5.502cm" svg:x2="5.5cm" svg:y2="5.502cm">
            <text:p/>
          </draw:line>
          <draw:line draw:style-name="gr18" draw:text-style-name="P4" draw:layer="layout" svg:x1="6cm" svg:y1="5.627cm" svg:x2="6cm" svg:y2="4.502cm">
            <text:p/>
          </draw:line>
          <draw:line draw:style-name="gr18" draw:text-style-name="P4" draw:layer="layout" svg:x1="6.125cm" svg:y1="4.502cm" svg:x2="5.5cm" svg:y2="4.502cm">
            <text:p/>
          </draw:line>
          <draw:line draw:style-name="gr18" draw:text-style-name="P4" draw:layer="layout" svg:x1="5.5cm" svg:y1="4.502cm" svg:x2="5.5cm" svg:y2="5.627cm">
            <text:p/>
          </draw:line>
          <draw:line draw:style-name="gr18" draw:text-style-name="P4" draw:layer="layout" svg:x1="5.328cm" svg:y1="4.162cm" svg:x2="5.5cm" svg:y2="4.502cm">
            <text:p/>
          </draw:line>
          <draw:line draw:style-name="gr18" draw:text-style-name="P4" draw:layer="layout" svg:x1="6cm" svg:y1="4.252cm" svg:x2="5.375cm" svg:y2="4.252cm">
            <text:p/>
          </draw:line>
          <draw:line draw:style-name="gr18" draw:text-style-name="P4" draw:layer="layout" svg:x1="5.32cm" svg:y1="4.644cm" svg:x2="5.5cm" svg:y2="5.002cm">
            <text:p/>
          </draw:line>
          <draw:line draw:style-name="gr18" draw:text-style-name="P4" draw:layer="layout" svg:x1="5.807cm" svg:y1="4.125cm" svg:x2="6cm" svg:y2="4.502cm">
            <text:p/>
          </draw:line>
          <draw:line draw:style-name="gr18" draw:text-style-name="P4" draw:layer="layout" svg:x1="5.375cm" svg:y1="4.252cm" svg:x2="5.375cm" svg:y2="5.377cm">
            <text:p/>
          </draw:line>
          <draw:line draw:style-name="gr18" draw:text-style-name="P4" draw:layer="layout" svg:x1="5.342cm" svg:y1="5.187cm" svg:x2="5.5cm" svg:y2="5.502cm">
            <text:p/>
          </draw:line>
        </draw:g>
        <draw:frame draw:style-name="gr158" draw:text-style-name="P18" draw:layer="layout" svg:width="0.2cm" svg:height="0.339cm" svg:x="5.635cm" svg:y="5.099cm">
          <draw:text-box>
            <text:p text:style-name="P14"><text:span text:style-name="T14">F</text:span></text:p>
          </draw:text-box>
        </draw:frame>
        <draw:frame draw:style-name="gr159" draw:text-style-name="P18" draw:layer="layout" svg:width="0.2cm" svg:height="0.339cm" svg:x="5.342cm" svg:y="4.977cm">
          <draw:text-box>
            <text:p text:style-name="P14"><text:span text:style-name="T14">L</text:span></text:p>
          </draw:text-box>
        </draw:frame>
        <draw:frame draw:style-name="gr160" draw:text-style-name="P18" draw:layer="layout" svg:width="0.2cm" svg:height="0.339cm" svg:x="5.599cm" svg:y="4.55cm">
          <draw:text-box>
            <text:p text:style-name="P14"><text:span text:style-name="T14">w</text:span></text:p>
          </draw:text-box>
        </draw:frame>
        <draw:frame draw:style-name="gr161" draw:text-style-name="P18" draw:layer="layout" svg:width="0.2cm" svg:height="0.339cm" svg:x="5.339cm" svg:y="4.462cm">
          <draw:text-box>
            <text:p text:style-name="P14"><text:span text:style-name="T14">L</text:span></text:p>
          </draw:text-box>
        </draw:frame>
        <draw:frame draw:style-name="gr162" draw:text-style-name="P18" draw:layer="layout" svg:width="0.2cm" svg:height="0.339cm" svg:x="5.564cm" svg:y="4.211cm">
          <draw:text-box>
            <text:p text:style-name="P14"><text:span text:style-name="T14">F</text:span></text:p>
          </draw:text-box>
        </draw:frame>
        <draw:frame draw:style-name="gr80" draw:text-style-name="P17" draw:layer="layout" svg:width="0.2cm" svg:height="0.339cm" svg:x="2.085cm" svg:y="10.322cm">
          <draw:text-box>
            <text:p><text:span text:style-name="T8">R</text:span></text:p>
          </draw:text-box>
        </draw:frame>
        <draw:frame draw:style-name="gr80" draw:text-style-name="P17" draw:layer="layout" svg:width="0.2cm" svg:height="0.339cm" svg:x="1.828cm" svg:y="10.042cm">
          <draw:text-box>
            <text:p><text:span text:style-name="T8">F</text:span></text:p>
          </draw:text-box>
        </draw:frame>
        <draw:frame draw:style-name="gr143" draw:text-style-name="P25" draw:layer="layout" svg:width="1.5cm" svg:height="0.376cm" svg:x="0.875cm" svg:y="12.124cm">
          <draw:text-box>
            <text:p><text:span text:style-name="T17">(R U' R')</text:span><text:span text:style-name="T18"> U①</text:span></text:p>
          </draw:text-box>
        </draw:frame>
        <draw:frame draw:style-name="gr80" draw:text-style-name="P17" draw:layer="layout" svg:width="0.2cm" svg:height="0.339cm" svg:x="3.465cm" svg:y="11.461cm">
          <draw:text-box>
            <text:p><text:span text:style-name="T8">R</text:span></text:p>
          </draw:text-box>
        </draw:frame>
        <draw:frame draw:style-name="gr80" draw:text-style-name="P17" draw:layer="layout" svg:width="0.2cm" svg:height="0.339cm" svg:x="3.758cm" svg:y="11.311cm">
          <draw:text-box>
            <text:p><text:span text:style-name="T8">w</text:span></text:p>
          </draw:text-box>
        </draw:frame>
        <draw:frame draw:style-name="gr80" draw:text-style-name="P17" draw:layer="layout" svg:width="0.2cm" svg:height="0.339cm" svg:x="2.96cm" svg:y="10.439cm">
          <draw:text-box>
            <text:p><text:span text:style-name="T8">F</text:span></text:p>
          </draw:text-box>
        </draw:frame>
        <draw:g xml:id="id8" draw:id="id8">
          <draw:line draw:style-name="gr18" draw:text-style-name="P4" draw:layer="layout" svg:x1="2.795cm" svg:y1="10.374cm" svg:x2="2.795cm" svg:y2="10.999cm">
            <text:p/>
          </draw:line>
          <draw:line draw:style-name="gr18" draw:text-style-name="P4" draw:layer="layout" svg:x1="2.67cm" svg:y1="10.874cm" svg:x2="3.795cm" svg:y2="10.874cm">
            <text:p/>
          </draw:line>
          <draw:line draw:style-name="gr18" draw:text-style-name="P4" draw:layer="layout" svg:x1="3.17cm" svg:y1="11.374cm" svg:x2="3.795cm" svg:y2="11.374cm">
            <text:p/>
          </draw:line>
          <draw:line draw:style-name="gr18" draw:text-style-name="P4" draw:layer="layout" svg:x1="3.295cm" svg:y1="11.874cm" svg:x2="3.295cm" svg:y2="10.374cm">
            <text:p/>
          </draw:line>
          <draw:line draw:style-name="gr18" draw:text-style-name="P4" draw:layer="layout" svg:x1="2.67cm" svg:y1="10.374cm" svg:x2="3.795cm" svg:y2="10.374cm">
            <text:p/>
          </draw:line>
          <draw:line draw:style-name="gr18" draw:text-style-name="P4" draw:layer="layout" svg:x1="3.17cm" svg:y1="11.874cm" svg:x2="3.795cm" svg:y2="11.874cm">
            <text:p/>
          </draw:line>
          <draw:line draw:style-name="gr18" draw:text-style-name="P4" draw:layer="layout" svg:x1="3.795cm" svg:y1="10.374cm" svg:x2="3.795cm" svg:y2="11.874cm">
            <text:p/>
          </draw:line>
          <draw:line draw:style-name="gr18" draw:text-style-name="P4" draw:layer="layout" svg:x1="3.957cm" svg:y1="10.05cm" svg:x2="3.795cm" svg:y2="10.374cm">
            <text:p/>
          </draw:line>
          <draw:line draw:style-name="gr18" draw:text-style-name="P4" draw:layer="layout" svg:x1="2.795cm" svg:y1="10.124cm" svg:x2="3.92cm" svg:y2="10.124cm">
            <text:p/>
          </draw:line>
          <draw:line draw:style-name="gr18" draw:text-style-name="P4" draw:layer="layout" svg:x1="3.965cm" svg:y1="10.541cm" svg:x2="3.795cm" svg:y2="10.874cm">
            <text:p/>
          </draw:line>
          <draw:line draw:style-name="gr18" draw:text-style-name="P4" draw:layer="layout" svg:x1="3.459cm" svg:y1="10.052cm" svg:x2="3.295cm" svg:y2="10.374cm">
            <text:p/>
          </draw:line>
          <draw:line draw:style-name="gr18" draw:text-style-name="P4" draw:layer="layout" svg:x1="3.92cm" svg:y1="10.124cm" svg:x2="3.92cm" svg:y2="11.624cm">
            <text:p/>
          </draw:line>
          <draw:line draw:style-name="gr18" draw:text-style-name="P4" draw:layer="layout" svg:x1="3.954cm" svg:y1="11.553cm" svg:x2="3.795cm" svg:y2="11.874cm">
            <text:p/>
          </draw:line>
          <draw:line draw:style-name="gr18" draw:text-style-name="P4" draw:layer="layout" svg:x1="3.953cm" svg:y1="11.059cm" svg:x2="3.795cm" svg:y2="11.374cm">
            <text:p/>
          </draw:line>
          <draw:line draw:style-name="gr18" draw:text-style-name="P4" draw:layer="layout" svg:x1="2.954cm" svg:y1="10.057cm" svg:x2="2.795cm" svg:y2="10.374cm">
            <text:p/>
          </draw:line>
        </draw:g>
        <draw:frame draw:style-name="gr80" draw:text-style-name="P17" draw:layer="layout" svg:width="0.2cm" svg:height="0.339cm" svg:x="2.965cm" svg:y="10.124cm">
          <draw:text-box>
            <text:p><text:span text:style-name="T8">R</text:span></text:p>
          </draw:text-box>
        </draw:frame>
        <draw:g>
          <draw:line draw:style-name="gr18" draw:text-style-name="P4" draw:layer="layout" svg:x1="4.91cm" svg:y1="11.072cm" svg:x2="4.285cm" svg:y2="11.072cm">
            <text:p/>
          </draw:line>
          <draw:line draw:style-name="gr18" draw:text-style-name="P4" draw:layer="layout" svg:x1="4.91cm" svg:y1="11.572cm" svg:x2="4.285cm" svg:y2="11.572cm">
            <text:p/>
          </draw:line>
          <draw:line draw:style-name="gr18" draw:text-style-name="P4" draw:layer="layout" svg:x1="4.785cm" svg:y1="12.072cm" svg:x2="4.785cm" svg:y2="10.572cm">
            <text:p/>
          </draw:line>
          <draw:line draw:style-name="gr18" draw:text-style-name="P4" draw:layer="layout" svg:x1="4.91cm" svg:y1="10.572cm" svg:x2="4.285cm" svg:y2="10.572cm">
            <text:p/>
          </draw:line>
          <draw:line draw:style-name="gr18" draw:text-style-name="P4" draw:layer="layout" svg:x1="4.91cm" svg:y1="12.072cm" svg:x2="4.285cm" svg:y2="12.072cm">
            <text:p/>
          </draw:line>
          <draw:line draw:style-name="gr18" draw:text-style-name="P4" draw:layer="layout" svg:x1="4.285cm" svg:y1="10.572cm" svg:x2="4.285cm" svg:y2="12.072cm">
            <text:p/>
          </draw:line>
          <draw:line draw:style-name="gr18" draw:text-style-name="P4" draw:layer="layout" svg:x1="4cm" svg:y1="10.007cm" svg:x2="4.285cm" svg:y2="10.572cm">
            <text:p/>
          </draw:line>
          <draw:line draw:style-name="gr18" draw:text-style-name="P4" draw:layer="layout" svg:x1="4.785cm" svg:y1="10.322cm" svg:x2="4.16cm" svg:y2="10.322cm">
            <text:p/>
          </draw:line>
          <draw:line draw:style-name="gr18" draw:text-style-name="P4" draw:layer="layout" svg:x1="4.66cm" svg:y1="10.072cm" svg:x2="4.035cm" svg:y2="10.072cm">
            <text:p/>
          </draw:line>
          <draw:line draw:style-name="gr18" draw:text-style-name="P4" draw:layer="layout" svg:x1="4.035cm" svg:y1="10.572cm" svg:x2="4.285cm" svg:y2="11.072cm">
            <text:p/>
          </draw:line>
          <draw:line draw:style-name="gr18" draw:text-style-name="P4" draw:layer="layout" svg:x1="4.497cm" svg:y1="9.999cm" svg:x2="4.785cm" svg:y2="10.572cm">
            <text:p/>
          </draw:line>
          <draw:line draw:style-name="gr18" draw:text-style-name="P4" draw:layer="layout" svg:x1="4.16cm" svg:y1="10.322cm" svg:x2="4.16cm" svg:y2="11.822cm">
            <text:p/>
          </draw:line>
          <draw:line draw:style-name="gr18" draw:text-style-name="P4" draw:layer="layout" svg:x1="4.035cm" svg:y1="10.072cm" svg:x2="4.035cm" svg:y2="10.697cm">
            <text:p/>
          </draw:line>
          <draw:line draw:style-name="gr18" draw:text-style-name="P4" draw:layer="layout" svg:x1="4.126cm" svg:y1="11.751cm" svg:x2="4.285cm" svg:y2="12.072cm">
            <text:p/>
          </draw:line>
          <draw:line draw:style-name="gr18" draw:text-style-name="P4" draw:layer="layout" svg:x1="4.127cm" svg:y1="11.257cm" svg:x2="4.285cm" svg:y2="11.572cm">
            <text:p/>
          </draw:line>
        </draw:g>
        <draw:g>
          <draw:line draw:style-name="gr18" draw:text-style-name="P4" draw:layer="layout" svg:x1="10.25cm" svg:y1="7cm" svg:x2="10.25cm" svg:y2="7.625cm">
            <text:p/>
          </draw:line>
          <draw:line draw:style-name="gr18" draw:text-style-name="P4" draw:layer="layout" svg:x1="10.375cm" svg:y1="7.5cm" svg:x2="9.25cm" svg:y2="7.5cm">
            <text:p/>
          </draw:line>
          <draw:line draw:style-name="gr18" draw:text-style-name="P4" draw:layer="layout" svg:x1="9.75cm" svg:y1="7.625cm" svg:x2="9.75cm" svg:y2="7cm">
            <text:p/>
          </draw:line>
          <draw:line draw:style-name="gr18" draw:text-style-name="P4" draw:layer="layout" svg:x1="10.375cm" svg:y1="7cm" svg:x2="9.25cm" svg:y2="7cm">
            <text:p/>
          </draw:line>
          <draw:line draw:style-name="gr18" draw:text-style-name="P4" draw:layer="layout" svg:x1="9.25cm" svg:y1="7cm" svg:x2="9.25cm" svg:y2="7.625cm">
            <text:p/>
          </draw:line>
          <draw:line draw:style-name="gr18" draw:text-style-name="P4" draw:layer="layout" svg:x1="9.088cm" svg:y1="6.676cm" svg:x2="9.25cm" svg:y2="7cm">
            <text:p/>
          </draw:line>
          <draw:line draw:style-name="gr18" draw:text-style-name="P4" draw:layer="layout" svg:x1="10.25cm" svg:y1="6.75cm" svg:x2="9.125cm" svg:y2="6.75cm">
            <text:p/>
          </draw:line>
          <draw:line draw:style-name="gr18" draw:text-style-name="P4" draw:layer="layout" svg:x1="9.08cm" svg:y1="7.167cm" svg:x2="9.25cm" svg:y2="7.5cm">
            <text:p/>
          </draw:line>
          <draw:line draw:style-name="gr18" draw:text-style-name="P4" draw:layer="layout" svg:x1="9.586cm" svg:y1="6.678cm" svg:x2="9.75cm" svg:y2="7cm">
            <text:p/>
          </draw:line>
          <draw:line draw:style-name="gr18" draw:text-style-name="P4" draw:layer="layout" svg:x1="9.125cm" svg:y1="6.75cm" svg:x2="9.125cm" svg:y2="7.5cm">
            <text:p/>
          </draw:line>
          <draw:line draw:style-name="gr18" draw:text-style-name="P4" draw:layer="layout" svg:x1="10.091cm" svg:y1="6.683cm" svg:x2="10.25cm" svg:y2="7cm">
            <text:p/>
          </draw:line>
        </draw:g>
        <draw:frame draw:style-name="gr80" draw:text-style-name="P17" draw:layer="layout" svg:width="0.2cm" svg:height="0.339cm" svg:x="4.112cm" svg:y="11.521cm">
          <draw:text-box>
            <text:p><text:span text:style-name="T8">F</text:span></text:p>
          </draw:text-box>
        </draw:frame>
        <draw:frame draw:style-name="gr80" draw:text-style-name="P17" draw:layer="layout" svg:width="0.2cm" svg:height="0.339cm" svg:x="4.408cm" svg:y="11.642cm">
          <draw:text-box>
            <text:p><text:span text:style-name="T8">w</text:span></text:p>
          </draw:text-box>
        </draw:frame>
        <draw:frame draw:style-name="gr80" draw:text-style-name="P17" draw:layer="layout" svg:width="0.2cm" svg:height="0.339cm" svg:x="4cm" svg:y="10.285cm">
          <draw:text-box>
            <text:p><text:span text:style-name="T8">L</text:span></text:p>
          </draw:text-box>
        </draw:frame>
        <draw:frame draw:style-name="gr80" draw:text-style-name="P17" draw:layer="layout" svg:width="0.2cm" svg:height="0.339cm" svg:x="4.253cm" svg:y="10.035cm">
          <draw:text-box>
            <text:p><text:span text:style-name="T8">F</text:span></text:p>
          </draw:text-box>
        </draw:frame>
        <draw:frame draw:style-name="gr143" draw:text-style-name="P25" draw:layer="layout" svg:width="1.75cm" svg:height="0.376cm" svg:x="2.625cm" svg:y="12.094cm">
          <draw:text-box>
            <text:p><text:span text:style-name="T7">y (L</text:span><text:span text:style-name="T17">' U L)</text:span><text:span text:style-name="T18"> U'②</text:span></text:p>
          </draw:text-box>
        </draw:frame>
        <draw:g>
          <draw:line draw:style-name="gr18" draw:text-style-name="P4" draw:layer="layout" svg:x1="1.955cm" svg:y1="8.076cm" svg:x2="1.955cm" svg:y2="8.701cm">
            <text:p/>
          </draw:line>
          <draw:line draw:style-name="gr18" draw:text-style-name="P4" draw:layer="layout" svg:x1="1.83cm" svg:y1="8.576cm" svg:x2="2.955cm" svg:y2="8.576cm">
            <text:p/>
          </draw:line>
          <draw:line draw:style-name="gr18" draw:text-style-name="P4" draw:layer="layout" svg:x1="2.455cm" svg:y1="8.701cm" svg:x2="2.455cm" svg:y2="8.076cm">
            <text:p/>
          </draw:line>
          <draw:line draw:style-name="gr18" draw:text-style-name="P4" draw:layer="layout" svg:x1="1.83cm" svg:y1="8.076cm" svg:x2="2.955cm" svg:y2="8.076cm">
            <text:p/>
          </draw:line>
          <draw:line draw:style-name="gr18" draw:text-style-name="P4" draw:layer="layout" svg:x1="2.955cm" svg:y1="8.076cm" svg:x2="2.955cm" svg:y2="8.701cm">
            <text:p/>
          </draw:line>
          <draw:line draw:style-name="gr18" draw:text-style-name="P4" draw:layer="layout" svg:x1="3.117cm" svg:y1="7.752cm" svg:x2="2.955cm" svg:y2="8.076cm">
            <text:p/>
          </draw:line>
          <draw:line draw:style-name="gr18" draw:text-style-name="P4" draw:layer="layout" svg:x1="1.955cm" svg:y1="7.826cm" svg:x2="3.08cm" svg:y2="7.826cm">
            <text:p/>
          </draw:line>
          <draw:line draw:style-name="gr18" draw:text-style-name="P4" draw:layer="layout" svg:x1="3.125cm" svg:y1="8.243cm" svg:x2="2.955cm" svg:y2="8.576cm">
            <text:p/>
          </draw:line>
          <draw:line draw:style-name="gr18" draw:text-style-name="P4" draw:layer="layout" svg:x1="2.619cm" svg:y1="7.754cm" svg:x2="2.455cm" svg:y2="8.076cm">
            <text:p/>
          </draw:line>
          <draw:line draw:style-name="gr18" draw:text-style-name="P4" draw:layer="layout" svg:x1="3.08cm" svg:y1="7.826cm" svg:x2="3.08cm" svg:y2="8.576cm">
            <text:p/>
          </draw:line>
          <draw:line draw:style-name="gr18" draw:text-style-name="P4" draw:layer="layout" svg:x1="2.114cm" svg:y1="7.759cm" svg:x2="1.955cm" svg:y2="8.076cm">
            <text:p/>
          </draw:line>
        </draw:g>
        <draw:frame draw:style-name="gr80" draw:text-style-name="P17" draw:layer="layout" svg:width="0.2cm" svg:height="0.339cm" svg:x="2.667cm" svg:y="7.793cm">
          <draw:text-box>
            <text:p><text:span text:style-name="T8">w</text:span></text:p>
          </draw:text-box>
        </draw:frame>
        <draw:frame draw:style-name="gr163" draw:text-style-name="P18" draw:layer="layout" svg:width="0.2cm" svg:height="0.339cm" svg:x="2.913cm" svg:y="8.088cm">
          <draw:text-box>
            <text:p text:style-name="P14"><text:span text:style-name="T14">F</text:span></text:p>
          </draw:text-box>
        </draw:frame>
        <draw:frame draw:style-name="gr164" draw:text-style-name="P18" draw:layer="layout" svg:width="0.2cm" svg:height="0.339cm" svg:x="2.119cm" svg:y="8.166cm">
          <draw:text-box>
            <text:p text:style-name="P14"><text:span text:style-name="T14">R</text:span></text:p>
          </draw:text-box>
        </draw:frame>
        <draw:frame draw:style-name="gr80" draw:text-style-name="P17" draw:layer="layout" svg:width="0.2cm" svg:height="0.339cm" svg:x="2.585cm" svg:y="8.156cm">
          <draw:text-box>
            <text:p><text:span text:style-name="T8">R</text:span></text:p>
          </draw:text-box>
        </draw:frame>
        <draw:frame draw:style-name="gr80" draw:text-style-name="P17" draw:layer="layout" svg:width="0.2cm" svg:height="0.339cm" svg:x="2.147cm" svg:y="7.792cm">
          <draw:text-box>
            <text:p><text:span text:style-name="T8">F</text:span></text:p>
          </draw:text-box>
        </draw:frame>
        <draw:frame draw:style-name="gr143" draw:text-style-name="P25" xml:id="id5" draw:id="id5" draw:layer="layout" svg:width="1.625cm" svg:height="0.376cm" svg:x="1.625cm" svg:y="8.624cm">
          <draw:text-box>
            <text:p><text:span text:style-name="T6">U </text:span><text:span text:style-name="T7">(R U' R') </text:span><text:span text:style-name="T6">U'</text:span></text:p>
          </draw:text-box>
        </draw:frame>
        <draw:connector draw:style-name="gr149" draw:text-style-name="P4" draw:layer="layout" draw:type="line" svg:x1="2.437cm" svg:y1="9cm" svg:x2="1.83cm" svg:y2="9.999cm" draw:start-shape="id5" draw:start-glue-point="2" draw:end-shape="id6" svg:d="M2437 9000l-607 999" svg:viewBox="0 0 608 1000">
          <text:p/>
        </draw:connector>
        <draw:g>
          <draw:line draw:style-name="gr18" draw:text-style-name="P4" draw:layer="layout" svg:x1="3.5cm" svg:y1="8.75cm" svg:x2="4.125cm" svg:y2="8.75cm">
            <text:p/>
          </draw:line>
          <draw:line draw:style-name="gr18" draw:text-style-name="P4" draw:layer="layout" svg:x1="3.625cm" svg:y1="8.875cm" svg:x2="3.625cm" svg:y2="8.25cm">
            <text:p/>
          </draw:line>
          <draw:line draw:style-name="gr18" draw:text-style-name="P4" draw:layer="layout" svg:x1="3.5cm" svg:y1="8.25cm" svg:x2="4.125cm" svg:y2="8.25cm">
            <text:p/>
          </draw:line>
          <draw:line draw:style-name="gr18" draw:text-style-name="P4" draw:layer="layout" svg:x1="4.125cm" svg:y1="8.25cm" svg:x2="4.125cm" svg:y2="8.875cm">
            <text:p/>
          </draw:line>
          <draw:line draw:style-name="gr18" draw:text-style-name="P4" draw:layer="layout" svg:x1="4.41cm" svg:y1="7.685cm" svg:x2="4.125cm" svg:y2="8.25cm">
            <text:p/>
          </draw:line>
          <draw:line draw:style-name="gr18" draw:text-style-name="P4" draw:layer="layout" svg:x1="3.625cm" svg:y1="8cm" svg:x2="4.25cm" svg:y2="8cm">
            <text:p/>
          </draw:line>
          <draw:line draw:style-name="gr18" draw:text-style-name="P4" draw:layer="layout" svg:x1="3.75cm" svg:y1="7.75cm" svg:x2="4.375cm" svg:y2="7.75cm">
            <text:p/>
          </draw:line>
          <draw:line draw:style-name="gr18" draw:text-style-name="P4" draw:layer="layout" svg:x1="4.375cm" svg:y1="8.25cm" svg:x2="4.125cm" svg:y2="8.75cm">
            <text:p/>
          </draw:line>
          <draw:line draw:style-name="gr18" draw:text-style-name="P4" draw:layer="layout" svg:x1="3.913cm" svg:y1="7.677cm" svg:x2="3.625cm" svg:y2="8.25cm">
            <text:p/>
          </draw:line>
          <draw:line draw:style-name="gr18" draw:text-style-name="P4" draw:layer="layout" svg:x1="4.25cm" svg:y1="8cm" svg:x2="4.25cm" svg:y2="8.625cm">
            <text:p/>
          </draw:line>
          <draw:line draw:style-name="gr18" draw:text-style-name="P4" draw:layer="layout" svg:x1="4.375cm" svg:y1="7.75cm" svg:x2="4.375cm" svg:y2="8.375cm">
            <text:p/>
          </draw:line>
        </draw:g>
        <draw:frame draw:style-name="gr165" draw:text-style-name="P18" draw:layer="layout" svg:width="0.2cm" svg:height="0.339cm" svg:x="3.773cm" svg:y="8.365cm">
          <draw:text-box>
            <text:p text:style-name="P14"><text:span text:style-name="T14">R</text:span></text:p>
          </draw:text-box>
        </draw:frame>
        <draw:frame draw:style-name="gr166" draw:text-style-name="P18" draw:layer="layout" svg:width="0.2cm" svg:height="0.339cm" svg:x="4.21cm" svg:y="8cm">
          <draw:text-box>
            <text:p text:style-name="P14"><text:span text:style-name="T14">F</text:span></text:p>
          </draw:text-box>
        </draw:frame>
        <draw:frame draw:style-name="gr80" draw:text-style-name="P17" draw:layer="layout" svg:width="0.2cm" svg:height="0.339cm" svg:x="3.817cm" svg:y="7.973cm">
          <draw:text-box>
            <text:p><text:span text:style-name="T8">w</text:span></text:p>
          </draw:text-box>
        </draw:frame>
        <draw:frame draw:style-name="gr80" draw:text-style-name="P17" draw:layer="layout" svg:width="0.2cm" svg:height="0.339cm" svg:x="3.943cm" svg:y="7.716cm">
          <draw:text-box>
            <text:p><text:span text:style-name="T8">R</text:span></text:p>
          </draw:text-box>
        </draw:frame>
        <draw:frame draw:style-name="gr80" draw:text-style-name="P17" draw:layer="layout" svg:width="0.2cm" svg:height="0.339cm" svg:x="4.075cm" svg:y="8.213cm">
          <draw:text-box>
            <text:p><text:span text:style-name="T8">F</text:span></text:p>
          </draw:text-box>
        </draw:frame>
        <draw:frame draw:style-name="gr80" draw:text-style-name="P17" draw:layer="layout" svg:width="0.2cm" svg:height="0.339cm" svg:x="5.252cm" svg:y="7.764cm">
          <draw:text-box>
            <text:p><text:span text:style-name="T8">F</text:span></text:p>
          </draw:text-box>
        </draw:frame>
        <draw:frame draw:style-name="gr167" draw:text-style-name="P18" draw:layer="layout" svg:width="0.2cm" svg:height="0.339cm" svg:x="4.5cm" svg:y="8.011cm">
          <draw:text-box>
            <text:p text:style-name="P14"><text:span text:style-name="T14">F</text:span></text:p>
          </draw:text-box>
        </draw:frame>
        <draw:frame draw:style-name="gr168" draw:text-style-name="P18" draw:layer="layout" svg:width="0.2cm" svg:height="0.339cm" svg:x="4.81cm" svg:y="8.131cm">
          <draw:text-box>
            <text:p text:style-name="P14"><text:span text:style-name="T14">L</text:span></text:p>
          </draw:text-box>
        </draw:frame>
        <draw:frame draw:style-name="gr80" draw:text-style-name="P17" draw:layer="layout" svg:width="0.2cm" svg:height="0.339cm" svg:x="5.301cm" svg:y="8.137cm">
          <draw:text-box>
            <text:p><text:span text:style-name="T8">L</text:span></text:p>
          </draw:text-box>
        </draw:frame>
        <draw:frame draw:style-name="gr80" draw:text-style-name="P17" draw:layer="layout" svg:width="0.2cm" svg:height="0.339cm" svg:x="4.768cm" svg:y="7.753cm">
          <draw:text-box>
            <text:p><text:span text:style-name="T8">w</text:span></text:p>
          </draw:text-box>
        </draw:frame>
        <draw:g>
          <draw:line draw:style-name="gr18" draw:text-style-name="P4" draw:layer="layout" svg:x1="5.67cm" svg:y1="8.052cm" svg:x2="5.67cm" svg:y2="8.677cm">
            <text:p/>
          </draw:line>
          <draw:line draw:style-name="gr18" draw:text-style-name="P4" draw:layer="layout" svg:x1="5.795cm" svg:y1="8.552cm" svg:x2="4.67cm" svg:y2="8.552cm">
            <text:p/>
          </draw:line>
          <draw:line draw:style-name="gr18" draw:text-style-name="P4" draw:layer="layout" svg:x1="5.17cm" svg:y1="8.677cm" svg:x2="5.17cm" svg:y2="8.052cm">
            <text:p/>
          </draw:line>
          <draw:line draw:style-name="gr18" draw:text-style-name="P4" draw:layer="layout" svg:x1="5.795cm" svg:y1="8.052cm" svg:x2="4.67cm" svg:y2="8.052cm">
            <text:p/>
          </draw:line>
          <draw:line draw:style-name="gr18" draw:text-style-name="P4" draw:layer="layout" svg:x1="4.67cm" svg:y1="8.052cm" svg:x2="4.67cm" svg:y2="8.677cm">
            <text:p/>
          </draw:line>
          <draw:line draw:style-name="gr18" draw:text-style-name="P4" draw:layer="layout" svg:x1="4.508cm" svg:y1="7.728cm" svg:x2="4.67cm" svg:y2="8.052cm">
            <text:p/>
          </draw:line>
          <draw:line draw:style-name="gr18" draw:text-style-name="P4" draw:layer="layout" svg:x1="5.67cm" svg:y1="7.802cm" svg:x2="4.545cm" svg:y2="7.802cm">
            <text:p/>
          </draw:line>
          <draw:line draw:style-name="gr18" draw:text-style-name="P4" draw:layer="layout" svg:x1="4.5cm" svg:y1="8.219cm" svg:x2="4.67cm" svg:y2="8.552cm">
            <text:p/>
          </draw:line>
          <draw:line draw:style-name="gr18" draw:text-style-name="P4" draw:layer="layout" svg:x1="5.006cm" svg:y1="7.73cm" svg:x2="5.17cm" svg:y2="8.052cm">
            <text:p/>
          </draw:line>
          <draw:line draw:style-name="gr18" draw:text-style-name="P4" draw:layer="layout" svg:x1="4.545cm" svg:y1="7.802cm" svg:x2="4.545cm" svg:y2="8.552cm">
            <text:p/>
          </draw:line>
          <draw:line draw:style-name="gr18" draw:text-style-name="P4" draw:layer="layout" svg:x1="5.511cm" svg:y1="7.735cm" svg:x2="5.67cm" svg:y2="8.052cm">
            <text:p/>
          </draw:line>
        </draw:g>
        <draw:frame draw:style-name="gr143" draw:text-style-name="P25" xml:id="id7" draw:id="id7" draw:layer="layout" svg:width="1.625cm" svg:height="0.376cm" svg:x="3.5cm" svg:y="8.874cm">
          <draw:text-box>
            <text:p><text:span text:style-name="T5">y </text:span><text:span text:style-name="T6">U' </text:span><text:span text:style-name="T7">(L' U L) </text:span><text:span text:style-name="T6">U</text:span></text:p>
          </draw:text-box>
        </draw:frame>
        <draw:connector draw:style-name="gr149" draw:text-style-name="P4" draw:layer="layout" draw:type="line" svg:x1="4.312cm" svg:y1="9.25cm" svg:x2="3.317cm" svg:y2="10.05cm" draw:start-shape="id7" draw:start-glue-point="2" draw:end-shape="id8" draw:end-glue-point="0" svg:d="M4312 9250l-995 800" svg:viewBox="0 0 996 801">
          <text:p/>
        </draw:connector>
        <draw:g>
          <draw:line draw:style-name="gr18" draw:text-style-name="P4" draw:layer="layout" svg:x1="7.465cm" svg:y1="8.927cm" svg:x2="8.09cm" svg:y2="8.927cm">
            <text:p/>
          </draw:line>
          <draw:line draw:style-name="gr18" draw:text-style-name="P4" draw:layer="layout" svg:x1="7.59cm" svg:y1="9.052cm" svg:x2="7.59cm" svg:y2="8.427cm">
            <text:p/>
          </draw:line>
          <draw:line draw:style-name="gr18" draw:text-style-name="P4" draw:layer="layout" svg:x1="7.465cm" svg:y1="8.427cm" svg:x2="8.09cm" svg:y2="8.427cm">
            <text:p/>
          </draw:line>
          <draw:line draw:style-name="gr18" draw:text-style-name="P4" draw:layer="layout" svg:x1="8.09cm" svg:y1="8.427cm" svg:x2="8.09cm" svg:y2="9.052cm">
            <text:p/>
          </draw:line>
          <draw:line draw:style-name="gr18" draw:text-style-name="P4" draw:layer="layout" svg:x1="8.375cm" svg:y1="7.862cm" svg:x2="8.09cm" svg:y2="8.427cm">
            <text:p/>
          </draw:line>
          <draw:line draw:style-name="gr18" draw:text-style-name="P4" draw:layer="layout" svg:x1="7.59cm" svg:y1="8.177cm" svg:x2="8.215cm" svg:y2="8.177cm">
            <text:p/>
          </draw:line>
          <draw:line draw:style-name="gr18" draw:text-style-name="P4" draw:layer="layout" svg:x1="7.715cm" svg:y1="7.927cm" svg:x2="8.34cm" svg:y2="7.927cm">
            <text:p/>
          </draw:line>
          <draw:line draw:style-name="gr18" draw:text-style-name="P4" draw:layer="layout" svg:x1="8.34cm" svg:y1="8.427cm" svg:x2="8.09cm" svg:y2="8.927cm">
            <text:p/>
          </draw:line>
          <draw:line draw:style-name="gr18" draw:text-style-name="P4" draw:layer="layout" svg:x1="7.878cm" svg:y1="7.854cm" svg:x2="7.59cm" svg:y2="8.427cm">
            <text:p/>
          </draw:line>
          <draw:line draw:style-name="gr18" draw:text-style-name="P4" draw:layer="layout" svg:x1="8.215cm" svg:y1="8.177cm" svg:x2="8.215cm" svg:y2="8.802cm">
            <text:p/>
          </draw:line>
          <draw:line draw:style-name="gr18" draw:text-style-name="P4" draw:layer="layout" svg:x1="8.34cm" svg:y1="7.927cm" svg:x2="8.34cm" svg:y2="8.552cm">
            <text:p/>
          </draw:line>
        </draw:g>
        <draw:frame draw:style-name="gr169" draw:text-style-name="P18" draw:layer="layout" svg:width="0.2cm" svg:height="0.339cm" svg:x="7.738cm" svg:y="8.542cm">
          <draw:text-box>
            <text:p text:style-name="P14"><text:span text:style-name="T14">R</text:span></text:p>
          </draw:text-box>
        </draw:frame>
        <draw:frame draw:style-name="gr170" draw:text-style-name="P18" draw:layer="layout" svg:width="0.2cm" svg:height="0.339cm" svg:x="8.175cm" svg:y="8.177cm">
          <draw:text-box>
            <text:p text:style-name="P14"><text:span text:style-name="T14">R</text:span></text:p>
          </draw:text-box>
        </draw:frame>
        <draw:frame draw:style-name="gr80" draw:text-style-name="P17" draw:layer="layout" svg:width="0.2cm" svg:height="0.339cm" svg:x="7.782cm" svg:y="8.15cm">
          <draw:text-box>
            <text:p><text:span text:style-name="T8">w</text:span></text:p>
          </draw:text-box>
        </draw:frame>
        <draw:frame draw:style-name="gr80" draw:text-style-name="P17" draw:layer="layout" svg:width="0.2cm" svg:height="0.339cm" svg:x="7.908cm" svg:y="7.893cm">
          <draw:text-box>
            <text:p><text:span text:style-name="T8">F</text:span></text:p>
          </draw:text-box>
        </draw:frame>
        <draw:frame draw:style-name="gr80" draw:text-style-name="P17" draw:layer="layout" svg:width="0.2cm" svg:height="0.339cm" svg:x="8.04cm" svg:y="8.39cm">
          <draw:text-box>
            <text:p><text:span text:style-name="T8">F</text:span></text:p>
          </draw:text-box>
        </draw:frame>
        <draw:frame draw:style-name="gr143" draw:text-style-name="P25" draw:layer="layout" svg:width="1.625cm" svg:height="0.376cm" svg:x="8.375cm" svg:y="7.979cm">
          <draw:text-box>
            <text:p><text:span text:style-name="T7">(R U2 R') </text:span><text:span text:style-name="T6">U'⑤</text:span></text:p>
          </draw:text-box>
        </draw:frame>
        <draw:g>
          <draw:line draw:style-name="gr18" draw:text-style-name="P4" draw:layer="layout" svg:x1="15.7cm" svg:y1="7.573cm" svg:x2="15.075cm" svg:y2="7.573cm">
            <text:p/>
          </draw:line>
          <draw:line draw:style-name="gr18" draw:text-style-name="P4" draw:layer="layout" svg:x1="15.575cm" svg:y1="7.698cm" svg:x2="15.575cm" svg:y2="7.073cm">
            <text:p/>
          </draw:line>
          <draw:line draw:style-name="gr18" draw:text-style-name="P4" draw:layer="layout" svg:x1="15.7cm" svg:y1="7.073cm" svg:x2="15.075cm" svg:y2="7.073cm">
            <text:p/>
          </draw:line>
          <draw:line draw:style-name="gr18" draw:text-style-name="P4" draw:layer="layout" svg:x1="15.075cm" svg:y1="7.073cm" svg:x2="15.075cm" svg:y2="7.698cm">
            <text:p/>
          </draw:line>
          <draw:line draw:style-name="gr18" draw:text-style-name="P4" draw:layer="layout" svg:x1="14.79cm" svg:y1="6.508cm" svg:x2="15.075cm" svg:y2="7.073cm">
            <text:p/>
          </draw:line>
          <draw:line draw:style-name="gr18" draw:text-style-name="P4" draw:layer="layout" svg:x1="15.575cm" svg:y1="6.823cm" svg:x2="14.95cm" svg:y2="6.823cm">
            <text:p/>
          </draw:line>
          <draw:line draw:style-name="gr18" draw:text-style-name="P4" draw:layer="layout" svg:x1="15.45cm" svg:y1="6.573cm" svg:x2="14.825cm" svg:y2="6.573cm">
            <text:p/>
          </draw:line>
          <draw:line draw:style-name="gr18" draw:text-style-name="P4" draw:layer="layout" svg:x1="14.825cm" svg:y1="7.073cm" svg:x2="15.075cm" svg:y2="7.573cm">
            <text:p/>
          </draw:line>
          <draw:line draw:style-name="gr18" draw:text-style-name="P4" draw:layer="layout" svg:x1="15.287cm" svg:y1="6.5cm" svg:x2="15.575cm" svg:y2="7.073cm">
            <text:p/>
          </draw:line>
          <draw:line draw:style-name="gr18" draw:text-style-name="P4" draw:layer="layout" svg:x1="14.95cm" svg:y1="6.823cm" svg:x2="14.95cm" svg:y2="7.448cm">
            <text:p/>
          </draw:line>
          <draw:line draw:style-name="gr18" draw:text-style-name="P4" draw:layer="layout" svg:x1="14.825cm" svg:y1="6.573cm" svg:x2="14.825cm" svg:y2="7.198cm">
            <text:p/>
          </draw:line>
        </draw:g>
        <draw:frame draw:style-name="gr80" draw:text-style-name="P17" draw:layer="layout" svg:width="0.2cm" svg:height="0.339cm" svg:x="14.921cm" svg:y="7.02cm">
          <draw:text-box>
            <text:p><text:span text:style-name="T8">w</text:span></text:p>
          </draw:text-box>
        </draw:frame>
        <draw:frame draw:style-name="gr80" draw:text-style-name="P17" draw:layer="layout" svg:width="0.2cm" svg:height="0.339cm" svg:x="15.224cm" svg:y="7.15cm">
          <draw:text-box>
            <text:p><text:span text:style-name="T8">F</text:span></text:p>
          </draw:text-box>
        </draw:frame>
        <draw:frame draw:style-name="gr171" draw:text-style-name="P18" draw:layer="layout" svg:width="0.2cm" svg:height="0.339cm" svg:x="15.189cm" svg:y="6.785cm">
          <draw:text-box>
            <text:p text:style-name="P14"><text:span text:style-name="T14">L</text:span></text:p>
          </draw:text-box>
        </draw:frame>
        <draw:frame draw:style-name="gr172" draw:text-style-name="P18" draw:layer="layout" svg:width="0.2cm" svg:height="0.339cm" svg:x="15.053cm" svg:y="6.539cm">
          <draw:text-box>
            <text:p text:style-name="P14"><text:span text:style-name="T14">F</text:span></text:p>
          </draw:text-box>
        </draw:frame>
        <draw:frame draw:style-name="gr173" draw:text-style-name="P18" draw:layer="layout" svg:width="0.2cm" svg:height="0.339cm" svg:x="14.79cm" svg:y="6.801cm">
          <draw:text-box>
            <text:p text:style-name="P14"><text:span text:style-name="T14">L</text:span></text:p>
          </draw:text-box>
        </draw:frame>
        <draw:g>
          <draw:line draw:style-name="gr18" draw:text-style-name="P4" draw:layer="layout" svg:x1="10.125cm" svg:y1="8.479cm" svg:x2="10.125cm" svg:y2="9.104cm">
            <text:p/>
          </draw:line>
          <draw:line draw:style-name="gr18" draw:text-style-name="P4" draw:layer="layout" svg:x1="10cm" svg:y1="8.979cm" svg:x2="11.125cm" svg:y2="8.979cm">
            <text:p/>
          </draw:line>
          <draw:line draw:style-name="gr18" draw:text-style-name="P4" draw:layer="layout" svg:x1="10.625cm" svg:y1="9.104cm" svg:x2="10.625cm" svg:y2="8.479cm">
            <text:p/>
          </draw:line>
          <draw:line draw:style-name="gr18" draw:text-style-name="P4" draw:layer="layout" svg:x1="10cm" svg:y1="8.479cm" svg:x2="11.125cm" svg:y2="8.479cm">
            <text:p/>
          </draw:line>
          <draw:line draw:style-name="gr18" draw:text-style-name="P4" draw:layer="layout" svg:x1="11.125cm" svg:y1="8.479cm" svg:x2="11.125cm" svg:y2="9.104cm">
            <text:p/>
          </draw:line>
          <draw:line draw:style-name="gr18" draw:text-style-name="P4" draw:layer="layout" svg:x1="11.287cm" svg:y1="8.155cm" svg:x2="11.125cm" svg:y2="8.479cm">
            <text:p/>
          </draw:line>
          <draw:line draw:style-name="gr18" draw:text-style-name="P4" draw:layer="layout" svg:x1="10.125cm" svg:y1="8.229cm" svg:x2="11.25cm" svg:y2="8.229cm">
            <text:p/>
          </draw:line>
          <draw:line draw:style-name="gr18" draw:text-style-name="P4" draw:layer="layout" svg:x1="11.295cm" svg:y1="8.646cm" svg:x2="11.125cm" svg:y2="8.979cm">
            <text:p/>
          </draw:line>
          <draw:line draw:style-name="gr18" draw:text-style-name="P4" draw:layer="layout" svg:x1="10.789cm" svg:y1="8.157cm" svg:x2="10.625cm" svg:y2="8.479cm">
            <text:p/>
          </draw:line>
          <draw:line draw:style-name="gr18" draw:text-style-name="P4" draw:layer="layout" svg:x1="11.25cm" svg:y1="8.229cm" svg:x2="11.25cm" svg:y2="8.979cm">
            <text:p/>
          </draw:line>
          <draw:line draw:style-name="gr18" draw:text-style-name="P4" draw:layer="layout" svg:x1="10.284cm" svg:y1="8.162cm" svg:x2="10.125cm" svg:y2="8.479cm">
            <text:p/>
          </draw:line>
        </draw:g>
        <draw:frame draw:style-name="gr80" draw:text-style-name="P17" draw:layer="layout" svg:width="0.2cm" svg:height="0.339cm" svg:x="10.837cm" svg:y="8.196cm">
          <draw:text-box>
            <text:p><text:span text:style-name="T8">w</text:span></text:p>
          </draw:text-box>
        </draw:frame>
        <draw:frame draw:style-name="gr174" draw:text-style-name="P18" draw:layer="layout" svg:width="0.2cm" svg:height="0.339cm" svg:x="11.083cm" svg:y="8.491cm">
          <draw:text-box>
            <text:p text:style-name="P14"><text:span text:style-name="T14">F</text:span></text:p>
          </draw:text-box>
        </draw:frame>
        <draw:frame draw:style-name="gr175" draw:text-style-name="P18" draw:layer="layout" svg:width="0.2cm" svg:height="0.339cm" svg:x="10.289cm" svg:y="8.569cm">
          <draw:text-box>
            <text:p text:style-name="P14"><text:span text:style-name="T14">F</text:span></text:p>
          </draw:text-box>
        </draw:frame>
        <draw:frame draw:style-name="gr80" draw:text-style-name="P17" draw:layer="layout" svg:width="0.2cm" svg:height="0.339cm" svg:x="10.755cm" svg:y="8.559cm">
          <draw:text-box>
            <text:p><text:span text:style-name="T8">R</text:span></text:p>
          </draw:text-box>
        </draw:frame>
        <draw:frame draw:style-name="gr80" draw:text-style-name="P17" draw:layer="layout" svg:width="0.2cm" svg:height="0.339cm" svg:x="10.317cm" svg:y="8.195cm">
          <draw:text-box>
            <text:p><text:span text:style-name="T8">R</text:span></text:p>
          </draw:text-box>
        </draw:frame>
        <draw:g>
          <draw:line draw:style-name="gr18" draw:text-style-name="P4" draw:layer="layout" svg:x1="12.25cm" svg:y1="9.052cm" svg:x2="11.625cm" svg:y2="9.052cm">
            <text:p/>
          </draw:line>
          <draw:line draw:style-name="gr18" draw:text-style-name="P4" draw:layer="layout" svg:x1="12.125cm" svg:y1="9.177cm" svg:x2="12.125cm" svg:y2="8.552cm">
            <text:p/>
          </draw:line>
          <draw:line draw:style-name="gr18" draw:text-style-name="P4" draw:layer="layout" svg:x1="12.25cm" svg:y1="8.552cm" svg:x2="11.625cm" svg:y2="8.552cm">
            <text:p/>
          </draw:line>
          <draw:line draw:style-name="gr18" draw:text-style-name="P4" draw:layer="layout" svg:x1="11.625cm" svg:y1="8.552cm" svg:x2="11.625cm" svg:y2="9.177cm">
            <text:p/>
          </draw:line>
          <draw:line draw:style-name="gr18" draw:text-style-name="P4" draw:layer="layout" svg:x1="11.34cm" svg:y1="7.987cm" svg:x2="11.625cm" svg:y2="8.552cm">
            <text:p/>
          </draw:line>
          <draw:line draw:style-name="gr18" draw:text-style-name="P4" draw:layer="layout" svg:x1="12.125cm" svg:y1="8.302cm" svg:x2="11.5cm" svg:y2="8.302cm">
            <text:p/>
          </draw:line>
          <draw:line draw:style-name="gr18" draw:text-style-name="P4" draw:layer="layout" svg:x1="12cm" svg:y1="8.052cm" svg:x2="11.375cm" svg:y2="8.052cm">
            <text:p/>
          </draw:line>
          <draw:line draw:style-name="gr18" draw:text-style-name="P4" draw:layer="layout" svg:x1="11.375cm" svg:y1="8.552cm" svg:x2="11.625cm" svg:y2="9.052cm">
            <text:p/>
          </draw:line>
          <draw:line draw:style-name="gr18" draw:text-style-name="P4" draw:layer="layout" svg:x1="11.837cm" svg:y1="7.979cm" svg:x2="12.125cm" svg:y2="8.552cm">
            <text:p/>
          </draw:line>
          <draw:line draw:style-name="gr18" draw:text-style-name="P4" draw:layer="layout" svg:x1="11.5cm" svg:y1="8.302cm" svg:x2="11.5cm" svg:y2="8.927cm">
            <text:p/>
          </draw:line>
          <draw:line draw:style-name="gr18" draw:text-style-name="P4" draw:layer="layout" svg:x1="11.375cm" svg:y1="8.052cm" svg:x2="11.375cm" svg:y2="8.677cm">
            <text:p/>
          </draw:line>
        </draw:g>
        <draw:frame draw:style-name="gr80" draw:text-style-name="P17" draw:layer="layout" svg:width="0.2cm" svg:height="0.339cm" svg:x="11.471cm" svg:y="8.499cm">
          <draw:text-box>
            <text:p><text:span text:style-name="T8">F</text:span></text:p>
          </draw:text-box>
        </draw:frame>
        <draw:frame draw:style-name="gr80" draw:text-style-name="P17" draw:layer="layout" svg:width="0.2cm" svg:height="0.339cm" svg:x="11.774cm" svg:y="8.629cm">
          <draw:text-box>
            <text:p><text:span text:style-name="T8">L</text:span></text:p>
          </draw:text-box>
        </draw:frame>
        <draw:frame draw:style-name="gr176" draw:text-style-name="P18" draw:layer="layout" svg:width="0.2cm" svg:height="0.339cm" svg:x="11.739cm" svg:y="8.264cm">
          <draw:text-box>
            <text:p text:style-name="P14"><text:span text:style-name="T14">w</text:span></text:p>
          </draw:text-box>
        </draw:frame>
        <draw:frame draw:style-name="gr177" draw:text-style-name="P18" draw:layer="layout" svg:width="0.2cm" svg:height="0.339cm" svg:x="11.603cm" svg:y="8.018cm">
          <draw:text-box>
            <text:p text:style-name="P14"><text:span text:style-name="T14">F</text:span></text:p>
          </draw:text-box>
        </draw:frame>
        <draw:frame draw:style-name="gr178" draw:text-style-name="P18" draw:layer="layout" svg:width="0.2cm" svg:height="0.339cm" svg:x="11.34cm" svg:y="8.28cm">
          <draw:text-box>
            <text:p text:style-name="P14"><text:span text:style-name="T14">L</text:span></text:p>
          </draw:text-box>
        </draw:frame>
        <draw:frame draw:style-name="gr143" draw:text-style-name="P25" draw:layer="layout" svg:width="1.75cm" svg:height="0.376cm" svg:x="8.5cm" svg:y="8.638cm">
          <draw:text-box>
            <text:p><text:span text:style-name="T7">y (L' U2 L) </text:span><text:span text:style-name="T6">U⑥</text:span></text:p>
          </draw:text-box>
        </draw:frame>
        <draw:line draw:style-name="gr179" draw:text-style-name="P4" draw:layer="layout" svg:x1="12.375cm" svg:y1="8cm" svg:x2="12.375cm" svg:y2="9.25cm">
          <text:p/>
        </draw:line>
        <draw:g>
          <draw:line draw:style-name="gr18" draw:text-style-name="P4" draw:layer="layout" svg:x1="13.875cm" svg:y1="8.45cm" svg:x2="13.875cm" svg:y2="9.075cm">
            <text:p/>
          </draw:line>
          <draw:line draw:style-name="gr18" draw:text-style-name="P4" draw:layer="layout" svg:x1="13.75cm" svg:y1="8.95cm" svg:x2="14.875cm" svg:y2="8.95cm">
            <text:p/>
          </draw:line>
          <draw:line draw:style-name="gr18" draw:text-style-name="P4" draw:layer="layout" svg:x1="14.375cm" svg:y1="9.075cm" svg:x2="14.375cm" svg:y2="8.45cm">
            <text:p/>
          </draw:line>
          <draw:line draw:style-name="gr18" draw:text-style-name="P4" draw:layer="layout" svg:x1="13.75cm" svg:y1="8.45cm" svg:x2="14.875cm" svg:y2="8.45cm">
            <text:p/>
          </draw:line>
          <draw:line draw:style-name="gr18" draw:text-style-name="P4" draw:layer="layout" svg:x1="14.875cm" svg:y1="8.45cm" svg:x2="14.875cm" svg:y2="9.075cm">
            <text:p/>
          </draw:line>
          <draw:line draw:style-name="gr18" draw:text-style-name="P4" draw:layer="layout" svg:x1="15.037cm" svg:y1="8.126cm" svg:x2="14.875cm" svg:y2="8.45cm">
            <text:p/>
          </draw:line>
          <draw:line draw:style-name="gr18" draw:text-style-name="P4" draw:layer="layout" svg:x1="13.875cm" svg:y1="8.2cm" svg:x2="15cm" svg:y2="8.2cm">
            <text:p/>
          </draw:line>
          <draw:line draw:style-name="gr18" draw:text-style-name="P4" draw:layer="layout" svg:x1="15.045cm" svg:y1="8.617cm" svg:x2="14.875cm" svg:y2="8.95cm">
            <text:p/>
          </draw:line>
          <draw:line draw:style-name="gr18" draw:text-style-name="P4" draw:layer="layout" svg:x1="14.539cm" svg:y1="8.128cm" svg:x2="14.375cm" svg:y2="8.45cm">
            <text:p/>
          </draw:line>
          <draw:line draw:style-name="gr18" draw:text-style-name="P4" draw:layer="layout" svg:x1="15cm" svg:y1="8.2cm" svg:x2="15cm" svg:y2="8.95cm">
            <text:p/>
          </draw:line>
          <draw:line draw:style-name="gr18" draw:text-style-name="P4" draw:layer="layout" svg:x1="14.034cm" svg:y1="8.133cm" svg:x2="13.875cm" svg:y2="8.45cm">
            <text:p/>
          </draw:line>
        </draw:g>
        <draw:frame draw:style-name="gr80" draw:text-style-name="P17" draw:layer="layout" svg:width="0.2cm" svg:height="0.339cm" svg:x="14.587cm" svg:y="8.167cm">
          <draw:text-box>
            <text:p><text:span text:style-name="T8">F</text:span></text:p>
          </draw:text-box>
        </draw:frame>
        <draw:frame draw:style-name="gr180" draw:text-style-name="P18" draw:layer="layout" svg:width="0.2cm" svg:height="0.339cm" svg:x="14.833cm" svg:y="8.462cm">
          <draw:text-box>
            <text:p text:style-name="P14"><text:span text:style-name="T14">R</text:span></text:p>
          </draw:text-box>
        </draw:frame>
        <draw:frame draw:style-name="gr181" draw:text-style-name="P18" draw:layer="layout" svg:width="0.2cm" svg:height="0.339cm" svg:x="14.039cm" svg:y="8.54cm">
          <draw:text-box>
            <text:p text:style-name="P14"><text:span text:style-name="T14">R</text:span></text:p>
          </draw:text-box>
        </draw:frame>
        <draw:frame draw:style-name="gr80" draw:text-style-name="P17" draw:layer="layout" svg:width="0.2cm" svg:height="0.339cm" svg:x="14.505cm" svg:y="8.53cm">
          <draw:text-box>
            <text:p><text:span text:style-name="T8">w</text:span></text:p>
          </draw:text-box>
        </draw:frame>
        <draw:frame draw:style-name="gr80" draw:text-style-name="P17" draw:layer="layout" svg:width="0.2cm" svg:height="0.339cm" svg:x="14.067cm" svg:y="8.166cm">
          <draw:text-box>
            <text:p><text:span text:style-name="T8">F</text:span></text:p>
          </draw:text-box>
        </draw:frame>
        <draw:frame draw:style-name="gr143" draw:text-style-name="P25" draw:layer="layout" svg:width="2.125cm" svg:height="0.376cm" svg:x="14.944cm" svg:y="8.125cm">
          <draw:text-box>
            <text:p><text:span text:style-name="T6">U </text:span><text:span text:style-name="T7">(R' F R F') </text:span><text:span text:style-name="T6">U⑤</text:span></text:p>
          </draw:text-box>
        </draw:frame>
        <draw:frame draw:style-name="gr142" draw:text-style-name="P25" draw:layer="layout" svg:width="1.375cm" svg:height="0.651cm" svg:x="0.5cm" svg:y="7.875cm">
          <draw:text-box>
            <text:p><text:span text:style-name="T17">Both in U, white up</text:span></text:p>
          </draw:text-box>
        </draw:frame>
        <draw:frame draw:style-name="gr142" draw:text-style-name="P25" draw:layer="layout" svg:width="1.375cm" svg:height="0.651cm" svg:x="0.5cm" svg:y="6.75cm">
          <draw:text-box>
            <text:p><text:span text:style-name="T17">Both in U, mixed color</text:span></text:p>
          </draw:text-box>
        </draw:frame>
        <draw:frame draw:style-name="gr142" draw:text-style-name="P25" draw:layer="layout" svg:width="1.375cm" svg:height="0.651cm" svg:x="12.5cm" svg:y="8.125cm">
          <draw:text-box>
            <text:p><text:span text:style-name="T17">Both in U, same color</text:span></text:p>
          </draw:text-box>
        </draw:frame>
        <draw:g>
          <draw:line draw:style-name="gr18" draw:text-style-name="P4" draw:layer="layout" svg:x1="17.08cm" svg:y1="9.073cm" svg:x2="17.705cm" svg:y2="9.073cm">
            <text:p/>
          </draw:line>
          <draw:line draw:style-name="gr18" draw:text-style-name="P4" draw:layer="layout" svg:x1="17.205cm" svg:y1="9.198cm" svg:x2="17.205cm" svg:y2="8.573cm">
            <text:p/>
          </draw:line>
          <draw:line draw:style-name="gr18" draw:text-style-name="P4" draw:layer="layout" svg:x1="17.08cm" svg:y1="8.573cm" svg:x2="17.705cm" svg:y2="8.573cm">
            <text:p/>
          </draw:line>
          <draw:line draw:style-name="gr18" draw:text-style-name="P4" draw:layer="layout" svg:x1="17.705cm" svg:y1="8.573cm" svg:x2="17.705cm" svg:y2="9.198cm">
            <text:p/>
          </draw:line>
          <draw:line draw:style-name="gr18" draw:text-style-name="P4" draw:layer="layout" svg:x1="17.99cm" svg:y1="8.008cm" svg:x2="17.705cm" svg:y2="8.573cm">
            <text:p/>
          </draw:line>
          <draw:line draw:style-name="gr18" draw:text-style-name="P4" draw:layer="layout" svg:x1="17.205cm" svg:y1="8.323cm" svg:x2="17.83cm" svg:y2="8.323cm">
            <text:p/>
          </draw:line>
          <draw:line draw:style-name="gr18" draw:text-style-name="P4" draw:layer="layout" svg:x1="17.33cm" svg:y1="8.073cm" svg:x2="17.955cm" svg:y2="8.073cm">
            <text:p/>
          </draw:line>
          <draw:line draw:style-name="gr18" draw:text-style-name="P4" draw:layer="layout" svg:x1="17.955cm" svg:y1="8.573cm" svg:x2="17.705cm" svg:y2="9.073cm">
            <text:p/>
          </draw:line>
          <draw:line draw:style-name="gr18" draw:text-style-name="P4" draw:layer="layout" svg:x1="17.493cm" svg:y1="8cm" svg:x2="17.205cm" svg:y2="8.573cm">
            <text:p/>
          </draw:line>
          <draw:line draw:style-name="gr18" draw:text-style-name="P4" draw:layer="layout" svg:x1="17.83cm" svg:y1="8.323cm" svg:x2="17.83cm" svg:y2="8.948cm">
            <text:p/>
          </draw:line>
          <draw:line draw:style-name="gr18" draw:text-style-name="P4" draw:layer="layout" svg:x1="17.955cm" svg:y1="8.073cm" svg:x2="17.955cm" svg:y2="8.698cm">
            <text:p/>
          </draw:line>
        </draw:g>
        <draw:frame draw:style-name="gr182" draw:text-style-name="P18" draw:layer="layout" svg:width="0.2cm" svg:height="0.339cm" svg:x="17.353cm" svg:y="8.688cm">
          <draw:text-box>
            <text:p text:style-name="P14"><text:span text:style-name="T14">F</text:span></text:p>
          </draw:text-box>
        </draw:frame>
        <draw:frame draw:style-name="gr183" draw:text-style-name="P18" draw:layer="layout" svg:width="0.2cm" svg:height="0.339cm" svg:x="17.79cm" svg:y="8.323cm">
          <draw:text-box>
            <text:p text:style-name="P14"><text:span text:style-name="T14">F</text:span></text:p>
          </draw:text-box>
        </draw:frame>
        <draw:frame draw:style-name="gr80" draw:text-style-name="P17" draw:layer="layout" svg:width="0.2cm" svg:height="0.339cm" svg:x="17.397cm" svg:y="8.296cm">
          <draw:text-box>
            <text:p><text:span text:style-name="T8">R</text:span></text:p>
          </draw:text-box>
        </draw:frame>
        <draw:frame draw:style-name="gr80" draw:text-style-name="P17" draw:layer="layout" svg:width="0.2cm" svg:height="0.339cm" svg:x="17.523cm" svg:y="8.039cm">
          <draw:text-box>
            <text:p><text:span text:style-name="T8">R</text:span></text:p>
          </draw:text-box>
        </draw:frame>
        <draw:frame draw:style-name="gr80" draw:text-style-name="P17" draw:layer="layout" svg:width="0.2cm" svg:height="0.339cm" svg:x="17.655cm" svg:y="8.536cm">
          <draw:text-box>
            <text:p><text:span text:style-name="T8">w</text:span></text:p>
          </draw:text-box>
        </draw:frame>
        <draw:frame draw:style-name="gr80" draw:text-style-name="P17" draw:layer="layout" svg:width="0.2cm" svg:height="0.339cm" svg:x="18.832cm" svg:y="8.286cm">
          <draw:text-box>
            <text:p><text:span text:style-name="T8">F</text:span></text:p>
          </draw:text-box>
        </draw:frame>
        <draw:frame draw:style-name="gr184" draw:text-style-name="P18" draw:layer="layout" svg:width="0.2cm" svg:height="0.339cm" svg:x="18.08cm" svg:y="8.533cm">
          <draw:text-box>
            <text:p text:style-name="P14"><text:span text:style-name="T14">L</text:span></text:p>
          </draw:text-box>
        </draw:frame>
        <draw:frame draw:style-name="gr185" draw:text-style-name="P18" draw:layer="layout" svg:width="0.2cm" svg:height="0.339cm" svg:x="18.39cm" svg:y="8.653cm">
          <draw:text-box>
            <text:p text:style-name="P14"><text:span text:style-name="T14">w</text:span></text:p>
          </draw:text-box>
        </draw:frame>
        <draw:frame draw:style-name="gr80" draw:text-style-name="P17" draw:layer="layout" svg:width="0.2cm" svg:height="0.339cm" svg:x="18.881cm" svg:y="8.659cm">
          <draw:text-box>
            <text:p><text:span text:style-name="T8">L</text:span></text:p>
          </draw:text-box>
        </draw:frame>
        <draw:frame draw:style-name="gr80" draw:text-style-name="P17" draw:layer="layout" svg:width="0.2cm" svg:height="0.339cm" svg:x="18.348cm" svg:y="8.275cm">
          <draw:text-box>
            <text:p><text:span text:style-name="T8">F</text:span></text:p>
          </draw:text-box>
        </draw:frame>
        <draw:g>
          <draw:line draw:style-name="gr18" draw:text-style-name="P4" draw:layer="layout" svg:x1="19.25cm" svg:y1="8.574cm" svg:x2="19.25cm" svg:y2="9.199cm">
            <text:p/>
          </draw:line>
          <draw:line draw:style-name="gr18" draw:text-style-name="P4" draw:layer="layout" svg:x1="19.375cm" svg:y1="9.074cm" svg:x2="18.25cm" svg:y2="9.074cm">
            <text:p/>
          </draw:line>
          <draw:line draw:style-name="gr18" draw:text-style-name="P4" draw:layer="layout" svg:x1="18.75cm" svg:y1="9.199cm" svg:x2="18.75cm" svg:y2="8.574cm">
            <text:p/>
          </draw:line>
          <draw:line draw:style-name="gr18" draw:text-style-name="P4" draw:layer="layout" svg:x1="19.375cm" svg:y1="8.574cm" svg:x2="18.25cm" svg:y2="8.574cm">
            <text:p/>
          </draw:line>
          <draw:line draw:style-name="gr18" draw:text-style-name="P4" draw:layer="layout" svg:x1="18.25cm" svg:y1="8.574cm" svg:x2="18.25cm" svg:y2="9.199cm">
            <text:p/>
          </draw:line>
          <draw:line draw:style-name="gr18" draw:text-style-name="P4" draw:layer="layout" svg:x1="18.088cm" svg:y1="8.25cm" svg:x2="18.25cm" svg:y2="8.574cm">
            <text:p/>
          </draw:line>
          <draw:line draw:style-name="gr18" draw:text-style-name="P4" draw:layer="layout" svg:x1="19.25cm" svg:y1="8.324cm" svg:x2="18.125cm" svg:y2="8.324cm">
            <text:p/>
          </draw:line>
          <draw:line draw:style-name="gr18" draw:text-style-name="P4" draw:layer="layout" svg:x1="18.08cm" svg:y1="8.741cm" svg:x2="18.25cm" svg:y2="9.074cm">
            <text:p/>
          </draw:line>
          <draw:line draw:style-name="gr18" draw:text-style-name="P4" draw:layer="layout" svg:x1="18.586cm" svg:y1="8.252cm" svg:x2="18.75cm" svg:y2="8.574cm">
            <text:p/>
          </draw:line>
          <draw:line draw:style-name="gr18" draw:text-style-name="P4" draw:layer="layout" svg:x1="18.125cm" svg:y1="8.324cm" svg:x2="18.125cm" svg:y2="9.074cm">
            <text:p/>
          </draw:line>
          <draw:line draw:style-name="gr18" draw:text-style-name="P4" draw:layer="layout" svg:x1="19.091cm" svg:y1="8.257cm" svg:x2="19.25cm" svg:y2="8.574cm">
            <text:p/>
          </draw:line>
        </draw:g>
        <draw:frame draw:style-name="gr143" draw:text-style-name="P25" draw:layer="layout" svg:width="2.125cm" svg:height="0.376cm" svg:x="15.174cm" svg:y="8.749cm">
          <draw:text-box>
            <text:p><text:span text:style-name="T5">y </text:span><text:span text:style-name="T6">U' </text:span><text:span text:style-name="T7">(L F' L' F) </text:span><text:span text:style-name="T6">U⑥</text:span></text:p>
          </draw:text-box>
        </draw:frame>
        <draw:frame draw:style-name="gr186" draw:text-style-name="P25" draw:layer="layout" svg:width="1cm" svg:height="0.926cm" svg:x="0.5cm" svg:y="4.474cm">
          <draw:text-box>
            <text:p><text:span text:style-name="T17">Only</text:span></text:p>
            <text:p><text:span text:style-name="T17">egde </text:span></text:p>
            <text:p><text:span text:style-name="T17">in slot</text:span></text:p>
          </draw:text-box>
        </draw:frame>
        <draw:g>
          <draw:line draw:style-name="gr18" draw:text-style-name="P4" draw:layer="layout" svg:x1="13.43cm" svg:y1="5.002cm" svg:x2="12.805cm" svg:y2="5.002cm">
            <text:p/>
          </draw:line>
          <draw:line draw:style-name="gr18" draw:text-style-name="P4" draw:layer="layout" svg:x1="13.43cm" svg:y1="5.502cm" svg:x2="12.805cm" svg:y2="5.502cm">
            <text:p/>
          </draw:line>
          <draw:line draw:style-name="gr18" draw:text-style-name="P4" draw:layer="layout" svg:x1="13.305cm" svg:y1="5.627cm" svg:x2="13.305cm" svg:y2="4.502cm">
            <text:p/>
          </draw:line>
          <draw:line draw:style-name="gr18" draw:text-style-name="P4" draw:layer="layout" svg:x1="13.43cm" svg:y1="4.502cm" svg:x2="12.805cm" svg:y2="4.502cm">
            <text:p/>
          </draw:line>
          <draw:line draw:style-name="gr18" draw:text-style-name="P4" draw:layer="layout" svg:x1="12.805cm" svg:y1="4.502cm" svg:x2="12.805cm" svg:y2="5.627cm">
            <text:p/>
          </draw:line>
          <draw:line draw:style-name="gr18" draw:text-style-name="P4" draw:layer="layout" svg:x1="12.633cm" svg:y1="4.162cm" svg:x2="12.805cm" svg:y2="4.502cm">
            <text:p/>
          </draw:line>
          <draw:line draw:style-name="gr18" draw:text-style-name="P4" draw:layer="layout" svg:x1="13.305cm" svg:y1="4.252cm" svg:x2="12.68cm" svg:y2="4.252cm">
            <text:p/>
          </draw:line>
          <draw:line draw:style-name="gr18" draw:text-style-name="P4" draw:layer="layout" svg:x1="12.625cm" svg:y1="4.644cm" svg:x2="12.805cm" svg:y2="5.002cm">
            <text:p/>
          </draw:line>
          <draw:line draw:style-name="gr18" draw:text-style-name="P4" draw:layer="layout" svg:x1="13.112cm" svg:y1="4.125cm" svg:x2="13.305cm" svg:y2="4.502cm">
            <text:p/>
          </draw:line>
          <draw:line draw:style-name="gr18" draw:text-style-name="P4" draw:layer="layout" svg:x1="12.68cm" svg:y1="4.252cm" svg:x2="12.68cm" svg:y2="5.377cm">
            <text:p/>
          </draw:line>
          <draw:line draw:style-name="gr18" draw:text-style-name="P4" draw:layer="layout" svg:x1="12.647cm" svg:y1="5.187cm" svg:x2="12.805cm" svg:y2="5.502cm">
            <text:p/>
          </draw:line>
        </draw:g>
        <draw:frame draw:style-name="gr187" draw:text-style-name="P18" draw:layer="layout" svg:width="0.2cm" svg:height="0.339cm" svg:x="12.94cm" svg:y="5.099cm">
          <draw:text-box>
            <text:p text:style-name="P14"><text:span text:style-name="T14">F</text:span></text:p>
          </draw:text-box>
        </draw:frame>
        <draw:frame draw:style-name="gr188" draw:text-style-name="P18" draw:layer="layout" svg:width="0.2cm" svg:height="0.339cm" svg:x="12.647cm" svg:y="4.926cm">
          <draw:text-box>
            <text:p text:style-name="P14"><text:span text:style-name="T14">L</text:span></text:p>
          </draw:text-box>
        </draw:frame>
        <draw:frame draw:style-name="gr189" draw:text-style-name="P18" draw:layer="layout" svg:width="0.2cm" svg:height="0.339cm" svg:x="12.889cm" svg:y="4.211cm">
          <draw:text-box>
            <text:p text:style-name="P14"><text:span text:style-name="T14">w</text:span></text:p>
          </draw:text-box>
        </draw:frame>
        <draw:frame draw:style-name="gr190" draw:text-style-name="P18" draw:layer="layout" svg:width="0.2cm" svg:height="0.339cm" svg:x="12.954cm" svg:y="4.582cm">
          <draw:text-box>
            <text:p text:style-name="P14"><text:span text:style-name="T14">L</text:span></text:p>
          </draw:text-box>
        </draw:frame>
        <draw:frame draw:style-name="gr191" draw:text-style-name="P18" draw:layer="layout" svg:width="0.2cm" svg:height="0.339cm" svg:x="12.633cm" svg:y="4.44cm">
          <draw:text-box>
            <text:p text:style-name="P14"><text:span text:style-name="T14">F</text:span></text:p>
          </draw:text-box>
        </draw:frame>
        <draw:frame draw:style-name="gr1" draw:text-style-name="P1" draw:layer="layout" svg:width="1.75cm" svg:height="0.651cm" svg:x="13.375cm" svg:y="4.127cm">
          <draw:text-box>
            <text:p><text:span text:style-name="T5">(U R U′ R′)3</text:span></text:p>
            <text:p><text:span text:style-name="T5">y (U′ L′ U L)3</text:span></text:p>
          </draw:text-box>
        </draw:frame>
        <draw:g>
          <draw:line draw:style-name="gr18" draw:text-style-name="P4" draw:layer="layout" svg:x1="11.125cm" svg:y1="5.038cm" svg:x2="10.5cm" svg:y2="5.038cm">
            <text:p/>
          </draw:line>
          <draw:line draw:style-name="gr18" draw:text-style-name="P4" draw:layer="layout" svg:x1="11.125cm" svg:y1="5.538cm" svg:x2="10.5cm" svg:y2="5.538cm">
            <text:p/>
          </draw:line>
          <draw:line draw:style-name="gr18" draw:text-style-name="P4" draw:layer="layout" svg:x1="11cm" svg:y1="5.663cm" svg:x2="11cm" svg:y2="4.538cm">
            <text:p/>
          </draw:line>
          <draw:line draw:style-name="gr18" draw:text-style-name="P4" draw:layer="layout" svg:x1="11.125cm" svg:y1="4.538cm" svg:x2="10.5cm" svg:y2="4.538cm">
            <text:p/>
          </draw:line>
          <draw:line draw:style-name="gr18" draw:text-style-name="P4" draw:layer="layout" svg:x1="10.5cm" svg:y1="4.538cm" svg:x2="10.5cm" svg:y2="5.663cm">
            <text:p/>
          </draw:line>
          <draw:line draw:style-name="gr18" draw:text-style-name="P4" draw:layer="layout" svg:x1="10.328cm" svg:y1="4.198cm" svg:x2="10.5cm" svg:y2="4.538cm">
            <text:p/>
          </draw:line>
          <draw:line draw:style-name="gr18" draw:text-style-name="P4" draw:layer="layout" svg:x1="11cm" svg:y1="4.288cm" svg:x2="10.375cm" svg:y2="4.288cm">
            <text:p/>
          </draw:line>
          <draw:line draw:style-name="gr18" draw:text-style-name="P4" draw:layer="layout" svg:x1="10.32cm" svg:y1="4.68cm" svg:x2="10.5cm" svg:y2="5.038cm">
            <text:p/>
          </draw:line>
          <draw:line draw:style-name="gr18" draw:text-style-name="P4" draw:layer="layout" svg:x1="10.807cm" svg:y1="4.161cm" svg:x2="11cm" svg:y2="4.538cm">
            <text:p/>
          </draw:line>
          <draw:line draw:style-name="gr18" draw:text-style-name="P4" draw:layer="layout" svg:x1="10.375cm" svg:y1="4.288cm" svg:x2="10.375cm" svg:y2="5.413cm">
            <text:p/>
          </draw:line>
          <draw:line draw:style-name="gr18" draw:text-style-name="P4" draw:layer="layout" svg:x1="10.342cm" svg:y1="5.223cm" svg:x2="10.5cm" svg:y2="5.538cm">
            <text:p/>
          </draw:line>
        </draw:g>
        <draw:frame draw:style-name="gr192" draw:text-style-name="P18" draw:layer="layout" svg:width="0.2cm" svg:height="0.339cm" svg:x="10.635cm" svg:y="5.135cm">
          <draw:text-box>
            <text:p text:style-name="P14"><text:span text:style-name="T14">L</text:span></text:p>
          </draw:text-box>
        </draw:frame>
        <draw:frame draw:style-name="gr193" draw:text-style-name="P18" draw:layer="layout" svg:width="0.2cm" svg:height="0.339cm" svg:x="10.342cm" svg:y="4.962cm">
          <draw:text-box>
            <text:p text:style-name="P14"><text:span text:style-name="T14">F</text:span></text:p>
          </draw:text-box>
        </draw:frame>
        <draw:frame draw:style-name="gr194" draw:text-style-name="P18" draw:layer="layout" svg:width="0.2cm" svg:height="0.339cm" svg:x="10.584cm" svg:y="4.247cm">
          <draw:text-box>
            <text:p text:style-name="P14"><text:span text:style-name="T14">L</text:span></text:p>
          </draw:text-box>
        </draw:frame>
        <draw:frame draw:style-name="gr195" draw:text-style-name="P18" draw:layer="layout" svg:width="0.2cm" svg:height="0.339cm" svg:x="10.649cm" svg:y="4.618cm">
          <draw:text-box>
            <text:p text:style-name="P14"><text:span text:style-name="T14">F</text:span></text:p>
          </draw:text-box>
        </draw:frame>
        <draw:frame draw:style-name="gr196" draw:text-style-name="P18" draw:layer="layout" svg:width="0.2cm" svg:height="0.339cm" svg:x="10.328cm" svg:y="4.476cm">
          <draw:text-box>
            <text:p text:style-name="P14"><text:span text:style-name="T14">w</text:span></text:p>
          </draw:text-box>
        </draw:frame>
        <draw:frame draw:style-name="gr143" draw:text-style-name="P25" draw:layer="layout" svg:width="2cm" svg:height="0.376cm" svg:x="7.5cm" svg:y="4.285cm">
          <draw:text-box>
            <text:p><text:span text:style-name="T6">U </text:span><text:span text:style-name="T7">(F</text:span><text:span text:style-name="T17">' U' F)</text:span><text:span text:style-name="T18"> U'⑤</text:span></text:p>
          </draw:text-box>
        </draw:frame>
        <draw:frame draw:style-name="gr197" draw:text-style-name="P28" draw:layer="layout" svg:width="2cm" svg:height="0.376cm" svg:x="7.689cm" svg:y="5.214cm">
          <draw:text-box>
            <text:p text:style-name="P14"><text:span text:style-name="T5">y</text:span><text:span text:style-name="T6"> U</text:span><text:span text:style-name="T18">'</text:span><text:span text:style-name="T6"> </text:span><text:span text:style-name="T7">(F U F')</text:span><text:span text:style-name="T18"> U</text:span><text:span text:style-name="T6">⑥</text:span></text:p>
          </draw:text-box>
        </draw:frame>
        <draw:frame draw:style-name="gr1" draw:text-style-name="P1" draw:layer="layout" svg:width="2cm" svg:height="0.651cm" svg:x="17.25cm" svg:y="4.224cm">
          <draw:text-box>
            <text:p><text:span text:style-name="T6">U′</text:span><text:span text:style-name="T5"> (R′ F R F′) </text:span><text:span text:style-name="T6">①</text:span></text:p>
            <text:p><text:span text:style-name="T5">y (L F′ L′ F) </text:span><text:span text:style-name="T6">②</text:span></text:p>
          </draw:text-box>
        </draw:frame>
        <draw:g>
          <draw:line draw:style-name="gr18" draw:text-style-name="P4" draw:layer="layout" svg:x1="17.18cm" svg:y1="5.002cm" svg:x2="16.555cm" svg:y2="5.002cm">
            <text:p/>
          </draw:line>
          <draw:line draw:style-name="gr18" draw:text-style-name="P4" draw:layer="layout" svg:x1="17.18cm" svg:y1="5.502cm" svg:x2="16.555cm" svg:y2="5.502cm">
            <text:p/>
          </draw:line>
          <draw:line draw:style-name="gr18" draw:text-style-name="P4" draw:layer="layout" svg:x1="17.055cm" svg:y1="5.627cm" svg:x2="17.055cm" svg:y2="4.502cm">
            <text:p/>
          </draw:line>
          <draw:line draw:style-name="gr18" draw:text-style-name="P4" draw:layer="layout" svg:x1="17.18cm" svg:y1="4.502cm" svg:x2="16.555cm" svg:y2="4.502cm">
            <text:p/>
          </draw:line>
          <draw:line draw:style-name="gr18" draw:text-style-name="P4" draw:layer="layout" svg:x1="16.555cm" svg:y1="4.502cm" svg:x2="16.555cm" svg:y2="5.627cm">
            <text:p/>
          </draw:line>
          <draw:line draw:style-name="gr18" draw:text-style-name="P4" draw:layer="layout" svg:x1="16.383cm" svg:y1="4.162cm" svg:x2="16.555cm" svg:y2="4.502cm">
            <text:p/>
          </draw:line>
          <draw:line draw:style-name="gr18" draw:text-style-name="P4" draw:layer="layout" svg:x1="17.055cm" svg:y1="4.252cm" svg:x2="16.43cm" svg:y2="4.252cm">
            <text:p/>
          </draw:line>
          <draw:line draw:style-name="gr18" draw:text-style-name="P4" draw:layer="layout" svg:x1="16.375cm" svg:y1="4.644cm" svg:x2="16.555cm" svg:y2="5.002cm">
            <text:p/>
          </draw:line>
          <draw:line draw:style-name="gr18" draw:text-style-name="P4" draw:layer="layout" svg:x1="16.862cm" svg:y1="4.125cm" svg:x2="17.055cm" svg:y2="4.502cm">
            <text:p/>
          </draw:line>
          <draw:line draw:style-name="gr18" draw:text-style-name="P4" draw:layer="layout" svg:x1="16.43cm" svg:y1="4.252cm" svg:x2="16.43cm" svg:y2="5.377cm">
            <text:p/>
          </draw:line>
          <draw:line draw:style-name="gr18" draw:text-style-name="P4" draw:layer="layout" svg:x1="16.397cm" svg:y1="5.187cm" svg:x2="16.555cm" svg:y2="5.502cm">
            <text:p/>
          </draw:line>
        </draw:g>
        <draw:frame draw:style-name="gr198" draw:text-style-name="P18" draw:layer="layout" svg:width="0.2cm" svg:height="0.339cm" svg:x="16.69cm" svg:y="5.099cm">
          <draw:text-box>
            <text:p text:style-name="P14"><text:span text:style-name="T14">L</text:span></text:p>
          </draw:text-box>
        </draw:frame>
        <draw:frame draw:style-name="gr199" draw:text-style-name="P18" draw:layer="layout" svg:width="0.2cm" svg:height="0.339cm" svg:x="16.397cm" svg:y="4.926cm">
          <draw:text-box>
            <text:p text:style-name="P14"><text:span text:style-name="T14">F</text:span></text:p>
          </draw:text-box>
        </draw:frame>
        <draw:frame draw:style-name="gr200" draw:text-style-name="P18" draw:layer="layout" svg:width="0.2cm" svg:height="0.339cm" svg:x="16.639cm" svg:y="4.211cm">
          <draw:text-box>
            <text:p text:style-name="P14"><text:span text:style-name="T14">w</text:span></text:p>
          </draw:text-box>
        </draw:frame>
        <draw:frame draw:style-name="gr201" draw:text-style-name="P18" draw:layer="layout" svg:width="0.2cm" svg:height="0.339cm" svg:x="16.704cm" svg:y="4.582cm">
          <draw:text-box>
            <text:p text:style-name="P14"><text:span text:style-name="T14">L</text:span></text:p>
          </draw:text-box>
        </draw:frame>
        <draw:frame draw:style-name="gr202" draw:text-style-name="P18" draw:layer="layout" svg:width="0.2cm" svg:height="0.339cm" svg:x="16.383cm" svg:y="4.44cm">
          <draw:text-box>
            <text:p text:style-name="P14"><text:span text:style-name="T14">F</text:span></text:p>
          </draw:text-box>
        </draw:frame>
        <draw:frame draw:style-name="gr186" draw:text-style-name="P25" draw:layer="layout" svg:width="1cm" svg:height="0.926cm" svg:x="0.5cm" svg:y="9.999cm">
          <draw:text-box>
            <text:p><text:span text:style-name="T17">Only</text:span></text:p>
            <text:p><text:span text:style-name="T17">corner </text:span></text:p>
            <text:p><text:span text:style-name="T17">in slot</text:span></text:p>
          </draw:text-box>
        </draw:frame>
        <draw:frame draw:style-name="gr80" draw:text-style-name="P17" draw:layer="layout" svg:width="0.2cm" svg:height="0.339cm" svg:x="6.123cm" svg:y="11.587cm">
          <draw:text-box>
            <text:p><text:span text:style-name="T8">R</text:span></text:p>
          </draw:text-box>
        </draw:frame>
        <draw:g>
          <draw:line draw:style-name="gr18" draw:text-style-name="P4" draw:layer="layout" svg:x1="5.545cm" svg:y1="11.072cm" svg:x2="6.17cm" svg:y2="11.072cm">
            <text:p/>
          </draw:line>
          <draw:line draw:style-name="gr18" draw:text-style-name="P4" draw:layer="layout" svg:x1="5.545cm" svg:y1="11.572cm" svg:x2="6.17cm" svg:y2="11.572cm">
            <text:p/>
          </draw:line>
          <draw:line draw:style-name="gr18" draw:text-style-name="P4" draw:layer="layout" svg:x1="5.67cm" svg:y1="12.072cm" svg:x2="5.67cm" svg:y2="10.572cm">
            <text:p/>
          </draw:line>
          <draw:line draw:style-name="gr18" draw:text-style-name="P4" draw:layer="layout" svg:x1="5.545cm" svg:y1="10.572cm" svg:x2="6.17cm" svg:y2="10.572cm">
            <text:p/>
          </draw:line>
          <draw:line draw:style-name="gr18" draw:text-style-name="P4" draw:layer="layout" svg:x1="5.545cm" svg:y1="12.072cm" svg:x2="6.17cm" svg:y2="12.072cm">
            <text:p/>
          </draw:line>
          <draw:line draw:style-name="gr18" draw:text-style-name="P4" draw:layer="layout" svg:x1="6.17cm" svg:y1="10.572cm" svg:x2="6.17cm" svg:y2="12.072cm">
            <text:p/>
          </draw:line>
          <draw:line draw:style-name="gr18" draw:text-style-name="P4" draw:layer="layout" svg:x1="6.455cm" svg:y1="10.007cm" svg:x2="6.17cm" svg:y2="10.572cm">
            <text:p/>
          </draw:line>
          <draw:line draw:style-name="gr18" draw:text-style-name="P4" draw:layer="layout" svg:x1="5.67cm" svg:y1="10.322cm" svg:x2="6.295cm" svg:y2="10.322cm">
            <text:p/>
          </draw:line>
          <draw:line draw:style-name="gr18" draw:text-style-name="P4" draw:layer="layout" svg:x1="5.795cm" svg:y1="10.072cm" svg:x2="6.42cm" svg:y2="10.072cm">
            <text:p/>
          </draw:line>
          <draw:line draw:style-name="gr18" draw:text-style-name="P4" draw:layer="layout" svg:x1="6.42cm" svg:y1="10.572cm" svg:x2="6.17cm" svg:y2="11.072cm">
            <text:p/>
          </draw:line>
          <draw:line draw:style-name="gr18" draw:text-style-name="P4" draw:layer="layout" svg:x1="5.958cm" svg:y1="9.999cm" svg:x2="5.67cm" svg:y2="10.572cm">
            <text:p/>
          </draw:line>
          <draw:line draw:style-name="gr18" draw:text-style-name="P4" draw:layer="layout" svg:x1="6.295cm" svg:y1="10.322cm" svg:x2="6.295cm" svg:y2="11.822cm">
            <text:p/>
          </draw:line>
          <draw:line draw:style-name="gr18" draw:text-style-name="P4" draw:layer="layout" svg:x1="6.42cm" svg:y1="10.072cm" svg:x2="6.42cm" svg:y2="10.697cm">
            <text:p/>
          </draw:line>
          <draw:line draw:style-name="gr18" draw:text-style-name="P4" draw:layer="layout" svg:x1="6.329cm" svg:y1="11.751cm" svg:x2="6.17cm" svg:y2="12.072cm">
            <text:p/>
          </draw:line>
          <draw:line draw:style-name="gr18" draw:text-style-name="P4" draw:layer="layout" svg:x1="6.328cm" svg:y1="11.257cm" svg:x2="6.17cm" svg:y2="11.572cm">
            <text:p/>
          </draw:line>
        </draw:g>
        <draw:frame draw:style-name="gr80" draw:text-style-name="P17" draw:layer="layout" svg:width="0.2cm" svg:height="0.339cm" svg:x="6.255cm" svg:y="10.322cm">
          <draw:text-box>
            <text:p><text:span text:style-name="T8">R</text:span></text:p>
          </draw:text-box>
        </draw:frame>
        <draw:frame draw:style-name="gr80" draw:text-style-name="P17" draw:layer="layout" svg:width="0.2cm" svg:height="0.339cm" svg:x="5.998cm" svg:y="10.042cm">
          <draw:text-box>
            <text:p><text:span text:style-name="T8">F</text:span></text:p>
          </draw:text-box>
        </draw:frame>
        <draw:frame draw:style-name="gr203" draw:text-style-name="P18" draw:layer="layout" svg:width="0.2cm" svg:height="0.339cm" svg:x="5.787cm" svg:y="11.64cm">
          <draw:text-box>
            <text:p text:style-name="P14"><text:span text:style-name="T14">F</text:span></text:p>
          </draw:text-box>
        </draw:frame>
        <draw:frame draw:style-name="gr143" draw:text-style-name="P25" draw:layer="layout" svg:width="1.875cm" svg:height="0.376cm" svg:x="5.25cm" svg:y="12.123cm">
          <draw:text-box>
            <text:p><text:span text:style-name="T18">U' </text:span><text:span text:style-name="T7">(R' F R F</text:span><text:span text:style-name="T17">') </text:span><text:span text:style-name="T6">⑤</text:span></text:p>
          </draw:text-box>
        </draw:frame>
        <draw:frame draw:style-name="gr80" draw:text-style-name="P17" draw:layer="layout" svg:width="0.2cm" svg:height="0.339cm" svg:x="7.545cm" svg:y="11.388cm">
          <draw:text-box>
            <text:p><text:span text:style-name="T8">F</text:span></text:p>
          </draw:text-box>
        </draw:frame>
        <draw:frame draw:style-name="gr80" draw:text-style-name="P17" draw:layer="layout" svg:width="0.2cm" svg:height="0.339cm" svg:x="7.838cm" svg:y="11.238cm">
          <draw:text-box>
            <text:p><text:span text:style-name="T8">R</text:span></text:p>
          </draw:text-box>
        </draw:frame>
        <draw:frame draw:style-name="gr80" draw:text-style-name="P17" draw:layer="layout" svg:width="0.2cm" svg:height="0.339cm" svg:x="7.04cm" svg:y="10.366cm">
          <draw:text-box>
            <text:p><text:span text:style-name="T8">F</text:span></text:p>
          </draw:text-box>
        </draw:frame>
        <draw:g>
          <draw:line draw:style-name="gr18" draw:text-style-name="P4" draw:layer="layout" svg:x1="6.875cm" svg:y1="10.301cm" svg:x2="6.875cm" svg:y2="10.926cm">
            <text:p/>
          </draw:line>
          <draw:line draw:style-name="gr18" draw:text-style-name="P4" draw:layer="layout" svg:x1="6.75cm" svg:y1="10.801cm" svg:x2="7.875cm" svg:y2="10.801cm">
            <text:p/>
          </draw:line>
          <draw:line draw:style-name="gr18" draw:text-style-name="P4" draw:layer="layout" svg:x1="7.25cm" svg:y1="11.301cm" svg:x2="7.875cm" svg:y2="11.301cm">
            <text:p/>
          </draw:line>
          <draw:line draw:style-name="gr18" draw:text-style-name="P4" draw:layer="layout" svg:x1="7.375cm" svg:y1="11.801cm" svg:x2="7.375cm" svg:y2="10.301cm">
            <text:p/>
          </draw:line>
          <draw:line draw:style-name="gr18" draw:text-style-name="P4" draw:layer="layout" svg:x1="6.75cm" svg:y1="10.301cm" svg:x2="7.875cm" svg:y2="10.301cm">
            <text:p/>
          </draw:line>
          <draw:line draw:style-name="gr18" draw:text-style-name="P4" draw:layer="layout" svg:x1="7.25cm" svg:y1="11.801cm" svg:x2="7.875cm" svg:y2="11.801cm">
            <text:p/>
          </draw:line>
          <draw:line draw:style-name="gr18" draw:text-style-name="P4" draw:layer="layout" svg:x1="7.875cm" svg:y1="10.301cm" svg:x2="7.875cm" svg:y2="11.801cm">
            <text:p/>
          </draw:line>
          <draw:line draw:style-name="gr18" draw:text-style-name="P4" draw:layer="layout" svg:x1="8.037cm" svg:y1="9.977cm" svg:x2="7.875cm" svg:y2="10.301cm">
            <text:p/>
          </draw:line>
          <draw:line draw:style-name="gr18" draw:text-style-name="P4" draw:layer="layout" svg:x1="6.875cm" svg:y1="10.051cm" svg:x2="8cm" svg:y2="10.051cm">
            <text:p/>
          </draw:line>
          <draw:line draw:style-name="gr18" draw:text-style-name="P4" draw:layer="layout" svg:x1="8.045cm" svg:y1="10.468cm" svg:x2="7.875cm" svg:y2="10.801cm">
            <text:p/>
          </draw:line>
          <draw:line draw:style-name="gr18" draw:text-style-name="P4" draw:layer="layout" svg:x1="7.539cm" svg:y1="9.979cm" svg:x2="7.375cm" svg:y2="10.301cm">
            <text:p/>
          </draw:line>
          <draw:line draw:style-name="gr18" draw:text-style-name="P4" draw:layer="layout" svg:x1="8cm" svg:y1="10.051cm" svg:x2="8cm" svg:y2="11.551cm">
            <text:p/>
          </draw:line>
          <draw:line draw:style-name="gr18" draw:text-style-name="P4" draw:layer="layout" svg:x1="8.034cm" svg:y1="11.48cm" svg:x2="7.875cm" svg:y2="11.801cm">
            <text:p/>
          </draw:line>
          <draw:line draw:style-name="gr18" draw:text-style-name="P4" draw:layer="layout" svg:x1="8.033cm" svg:y1="10.986cm" svg:x2="7.875cm" svg:y2="11.301cm">
            <text:p/>
          </draw:line>
          <draw:line draw:style-name="gr18" draw:text-style-name="P4" draw:layer="layout" svg:x1="7.034cm" svg:y1="9.984cm" svg:x2="6.875cm" svg:y2="10.301cm">
            <text:p/>
          </draw:line>
        </draw:g>
        <draw:frame draw:style-name="gr80" draw:text-style-name="P17" draw:layer="layout" svg:width="0.2cm" svg:height="0.339cm" svg:x="7.045cm" svg:y="10.051cm">
          <draw:text-box>
            <text:p><text:span text:style-name="T8">R</text:span></text:p>
          </draw:text-box>
        </draw:frame>
        <draw:g>
          <draw:line draw:style-name="gr18" draw:text-style-name="P4" draw:layer="layout" svg:x1="9.032cm" svg:y1="11.064cm" svg:x2="8.407cm" svg:y2="11.064cm">
            <text:p/>
          </draw:line>
          <draw:line draw:style-name="gr18" draw:text-style-name="P4" draw:layer="layout" svg:x1="9.032cm" svg:y1="11.564cm" svg:x2="8.407cm" svg:y2="11.564cm">
            <text:p/>
          </draw:line>
          <draw:line draw:style-name="gr18" draw:text-style-name="P4" draw:layer="layout" svg:x1="8.907cm" svg:y1="12.064cm" svg:x2="8.907cm" svg:y2="10.564cm">
            <text:p/>
          </draw:line>
          <draw:line draw:style-name="gr18" draw:text-style-name="P4" draw:layer="layout" svg:x1="9.032cm" svg:y1="10.564cm" svg:x2="8.407cm" svg:y2="10.564cm">
            <text:p/>
          </draw:line>
          <draw:line draw:style-name="gr18" draw:text-style-name="P4" draw:layer="layout" svg:x1="9.032cm" svg:y1="12.064cm" svg:x2="8.407cm" svg:y2="12.064cm">
            <text:p/>
          </draw:line>
          <draw:line draw:style-name="gr18" draw:text-style-name="P4" draw:layer="layout" svg:x1="8.407cm" svg:y1="10.564cm" svg:x2="8.407cm" svg:y2="12.064cm">
            <text:p/>
          </draw:line>
          <draw:line draw:style-name="gr18" draw:text-style-name="P4" draw:layer="layout" svg:x1="8.122cm" svg:y1="9.999cm" svg:x2="8.407cm" svg:y2="10.564cm">
            <text:p/>
          </draw:line>
          <draw:line draw:style-name="gr18" draw:text-style-name="P4" draw:layer="layout" svg:x1="8.907cm" svg:y1="10.314cm" svg:x2="8.282cm" svg:y2="10.314cm">
            <text:p/>
          </draw:line>
          <draw:line draw:style-name="gr18" draw:text-style-name="P4" draw:layer="layout" svg:x1="8.782cm" svg:y1="10.064cm" svg:x2="8.157cm" svg:y2="10.064cm">
            <text:p/>
          </draw:line>
          <draw:line draw:style-name="gr18" draw:text-style-name="P4" draw:layer="layout" svg:x1="8.157cm" svg:y1="10.564cm" svg:x2="8.407cm" svg:y2="11.064cm">
            <text:p/>
          </draw:line>
          <draw:line draw:style-name="gr18" draw:text-style-name="P4" draw:layer="layout" svg:x1="8.619cm" svg:y1="9.991cm" svg:x2="8.907cm" svg:y2="10.564cm">
            <text:p/>
          </draw:line>
          <draw:line draw:style-name="gr18" draw:text-style-name="P4" draw:layer="layout" svg:x1="8.282cm" svg:y1="10.314cm" svg:x2="8.282cm" svg:y2="11.814cm">
            <text:p/>
          </draw:line>
          <draw:line draw:style-name="gr18" draw:text-style-name="P4" draw:layer="layout" svg:x1="8.157cm" svg:y1="10.064cm" svg:x2="8.157cm" svg:y2="10.689cm">
            <text:p/>
          </draw:line>
          <draw:line draw:style-name="gr18" draw:text-style-name="P4" draw:layer="layout" svg:x1="8.248cm" svg:y1="11.743cm" svg:x2="8.407cm" svg:y2="12.064cm">
            <text:p/>
          </draw:line>
          <draw:line draw:style-name="gr18" draw:text-style-name="P4" draw:layer="layout" svg:x1="8.249cm" svg:y1="11.249cm" svg:x2="8.407cm" svg:y2="11.564cm">
            <text:p/>
          </draw:line>
        </draw:g>
        <draw:frame draw:style-name="gr80" draw:text-style-name="P17" draw:layer="layout" svg:width="0.2cm" svg:height="0.339cm" svg:x="8.234cm" svg:y="11.513cm">
          <draw:text-box>
            <text:p><text:span text:style-name="T8">L</text:span></text:p>
          </draw:text-box>
        </draw:frame>
        <draw:frame draw:style-name="gr80" draw:text-style-name="P17" draw:layer="layout" svg:width="0.2cm" svg:height="0.339cm" svg:x="8.53cm" svg:y="11.634cm">
          <draw:text-box>
            <text:p><text:span text:style-name="T8">F</text:span></text:p>
          </draw:text-box>
        </draw:frame>
        <draw:frame draw:style-name="gr80" draw:text-style-name="P17" draw:layer="layout" svg:width="0.2cm" svg:height="0.339cm" svg:x="8.122cm" svg:y="10.277cm">
          <draw:text-box>
            <text:p><text:span text:style-name="T8">L</text:span></text:p>
          </draw:text-box>
        </draw:frame>
        <draw:frame draw:style-name="gr80" draw:text-style-name="P17" draw:layer="layout" svg:width="0.2cm" svg:height="0.339cm" svg:x="8.375cm" svg:y="10.027cm">
          <draw:text-box>
            <text:p><text:span text:style-name="T8">F</text:span></text:p>
          </draw:text-box>
        </draw:frame>
        <draw:frame draw:style-name="gr143" draw:text-style-name="P25" draw:layer="layout" svg:width="2cm" svg:height="0.376cm" svg:x="7.25cm" svg:y="12.064cm">
          <draw:text-box>
            <text:p><text:span text:style-name="T5">y</text:span><text:span text:style-name="T18"> U </text:span><text:span text:style-name="T7">(L F' L' F</text:span><text:span text:style-name="T17">) </text:span><text:span text:style-name="T6">⑥</text:span></text:p>
          </draw:text-box>
        </draw:frame>
        <draw:frame draw:style-name="gr80" draw:text-style-name="P17" draw:layer="layout" svg:width="0.2cm" svg:height="0.339cm" svg:x="10.418cm" svg:y="11.514cm">
          <draw:text-box>
            <text:p><text:span text:style-name="T8">w</text:span></text:p>
          </draw:text-box>
        </draw:frame>
        <draw:g>
          <draw:line draw:style-name="gr18" draw:text-style-name="P4" draw:layer="layout" svg:x1="9.84cm" svg:y1="10.999cm" svg:x2="10.465cm" svg:y2="10.999cm">
            <text:p/>
          </draw:line>
          <draw:line draw:style-name="gr18" draw:text-style-name="P4" draw:layer="layout" svg:x1="9.84cm" svg:y1="11.499cm" svg:x2="10.465cm" svg:y2="11.499cm">
            <text:p/>
          </draw:line>
          <draw:line draw:style-name="gr18" draw:text-style-name="P4" draw:layer="layout" svg:x1="9.965cm" svg:y1="11.999cm" svg:x2="9.965cm" svg:y2="10.499cm">
            <text:p/>
          </draw:line>
          <draw:line draw:style-name="gr18" draw:text-style-name="P4" draw:layer="layout" svg:x1="9.84cm" svg:y1="10.499cm" svg:x2="10.465cm" svg:y2="10.499cm">
            <text:p/>
          </draw:line>
          <draw:line draw:style-name="gr18" draw:text-style-name="P4" draw:layer="layout" svg:x1="9.84cm" svg:y1="11.999cm" svg:x2="10.465cm" svg:y2="11.999cm">
            <text:p/>
          </draw:line>
          <draw:line draw:style-name="gr18" draw:text-style-name="P4" draw:layer="layout" svg:x1="10.465cm" svg:y1="10.499cm" svg:x2="10.465cm" svg:y2="11.999cm">
            <text:p/>
          </draw:line>
          <draw:line draw:style-name="gr18" draw:text-style-name="P4" draw:layer="layout" svg:x1="10.75cm" svg:y1="9.934cm" svg:x2="10.465cm" svg:y2="10.499cm">
            <text:p/>
          </draw:line>
          <draw:line draw:style-name="gr18" draw:text-style-name="P4" draw:layer="layout" svg:x1="9.965cm" svg:y1="10.249cm" svg:x2="10.59cm" svg:y2="10.249cm">
            <text:p/>
          </draw:line>
          <draw:line draw:style-name="gr18" draw:text-style-name="P4" draw:layer="layout" svg:x1="10.09cm" svg:y1="9.999cm" svg:x2="10.715cm" svg:y2="9.999cm">
            <text:p/>
          </draw:line>
          <draw:line draw:style-name="gr18" draw:text-style-name="P4" draw:layer="layout" svg:x1="10.715cm" svg:y1="10.499cm" svg:x2="10.465cm" svg:y2="10.999cm">
            <text:p/>
          </draw:line>
          <draw:line draw:style-name="gr18" draw:text-style-name="P4" draw:layer="layout" svg:x1="10.253cm" svg:y1="9.926cm" svg:x2="9.965cm" svg:y2="10.499cm">
            <text:p/>
          </draw:line>
          <draw:line draw:style-name="gr18" draw:text-style-name="P4" draw:layer="layout" svg:x1="10.59cm" svg:y1="10.249cm" svg:x2="10.59cm" svg:y2="11.749cm">
            <text:p/>
          </draw:line>
          <draw:line draw:style-name="gr18" draw:text-style-name="P4" draw:layer="layout" svg:x1="10.715cm" svg:y1="9.999cm" svg:x2="10.715cm" svg:y2="10.624cm">
            <text:p/>
          </draw:line>
          <draw:line draw:style-name="gr18" draw:text-style-name="P4" draw:layer="layout" svg:x1="10.624cm" svg:y1="11.678cm" svg:x2="10.465cm" svg:y2="11.999cm">
            <text:p/>
          </draw:line>
          <draw:line draw:style-name="gr18" draw:text-style-name="P4" draw:layer="layout" svg:x1="10.623cm" svg:y1="11.184cm" svg:x2="10.465cm" svg:y2="11.499cm">
            <text:p/>
          </draw:line>
        </draw:g>
        <draw:frame draw:style-name="gr80" draw:text-style-name="P17" draw:layer="layout" svg:width="0.2cm" svg:height="0.339cm" svg:x="10.55cm" svg:y="10.249cm">
          <draw:text-box>
            <text:p><text:span text:style-name="T8">R</text:span></text:p>
          </draw:text-box>
        </draw:frame>
        <draw:frame draw:style-name="gr80" draw:text-style-name="P17" draw:layer="layout" svg:width="0.2cm" svg:height="0.339cm" svg:x="10.293cm" svg:y="9.969cm">
          <draw:text-box>
            <text:p><text:span text:style-name="T8">F</text:span></text:p>
          </draw:text-box>
        </draw:frame>
        <draw:frame draw:style-name="gr204" draw:text-style-name="P18" draw:layer="layout" svg:width="0.2cm" svg:height="0.339cm" svg:x="10.082cm" svg:y="11.567cm">
          <draw:text-box>
            <text:p text:style-name="P14"><text:span text:style-name="T14">R</text:span></text:p>
          </draw:text-box>
        </draw:frame>
        <draw:frame draw:style-name="gr143" draw:text-style-name="P25" draw:layer="layout" svg:width="1.875cm" svg:height="0.376cm" svg:x="9.625cm" svg:y="11.998cm">
          <draw:text-box>
            <text:p><text:span text:style-name="T7">(R U R') </text:span><text:span text:style-name="T6">U'⑤</text:span></text:p>
          </draw:text-box>
        </draw:frame>
        <draw:frame draw:style-name="gr80" draw:text-style-name="P17" draw:layer="layout" svg:width="0.2cm" svg:height="0.339cm" svg:x="12.09cm" svg:y="11.388cm">
          <draw:text-box>
            <text:p><text:span text:style-name="T8">w</text:span></text:p>
          </draw:text-box>
        </draw:frame>
        <draw:frame draw:style-name="gr80" draw:text-style-name="P17" draw:layer="layout" svg:width="0.2cm" svg:height="0.339cm" svg:x="12.383cm" svg:y="11.238cm">
          <draw:text-box>
            <text:p><text:span text:style-name="T8">F</text:span></text:p>
          </draw:text-box>
        </draw:frame>
        <draw:frame draw:style-name="gr80" draw:text-style-name="P17" draw:layer="layout" svg:width="0.2cm" svg:height="0.339cm" svg:x="11.585cm" svg:y="10.366cm">
          <draw:text-box>
            <text:p><text:span text:style-name="T8">F</text:span></text:p>
          </draw:text-box>
        </draw:frame>
        <draw:g>
          <draw:line draw:style-name="gr18" draw:text-style-name="P4" draw:layer="layout" svg:x1="11.42cm" svg:y1="10.301cm" svg:x2="11.42cm" svg:y2="10.926cm">
            <text:p/>
          </draw:line>
          <draw:line draw:style-name="gr18" draw:text-style-name="P4" draw:layer="layout" svg:x1="11.295cm" svg:y1="10.801cm" svg:x2="12.42cm" svg:y2="10.801cm">
            <text:p/>
          </draw:line>
          <draw:line draw:style-name="gr18" draw:text-style-name="P4" draw:layer="layout" svg:x1="11.795cm" svg:y1="11.301cm" svg:x2="12.42cm" svg:y2="11.301cm">
            <text:p/>
          </draw:line>
          <draw:line draw:style-name="gr18" draw:text-style-name="P4" draw:layer="layout" svg:x1="11.92cm" svg:y1="11.801cm" svg:x2="11.92cm" svg:y2="10.301cm">
            <text:p/>
          </draw:line>
          <draw:line draw:style-name="gr18" draw:text-style-name="P4" draw:layer="layout" svg:x1="11.295cm" svg:y1="10.301cm" svg:x2="12.42cm" svg:y2="10.301cm">
            <text:p/>
          </draw:line>
          <draw:line draw:style-name="gr18" draw:text-style-name="P4" draw:layer="layout" svg:x1="11.795cm" svg:y1="11.801cm" svg:x2="12.42cm" svg:y2="11.801cm">
            <text:p/>
          </draw:line>
          <draw:line draw:style-name="gr18" draw:text-style-name="P4" draw:layer="layout" svg:x1="12.42cm" svg:y1="10.301cm" svg:x2="12.42cm" svg:y2="11.801cm">
            <text:p/>
          </draw:line>
          <draw:line draw:style-name="gr18" draw:text-style-name="P4" draw:layer="layout" svg:x1="12.582cm" svg:y1="9.977cm" svg:x2="12.42cm" svg:y2="10.301cm">
            <text:p/>
          </draw:line>
          <draw:line draw:style-name="gr18" draw:text-style-name="P4" draw:layer="layout" svg:x1="11.42cm" svg:y1="10.051cm" svg:x2="12.545cm" svg:y2="10.051cm">
            <text:p/>
          </draw:line>
          <draw:line draw:style-name="gr18" draw:text-style-name="P4" draw:layer="layout" svg:x1="12.59cm" svg:y1="10.468cm" svg:x2="12.42cm" svg:y2="10.801cm">
            <text:p/>
          </draw:line>
          <draw:line draw:style-name="gr18" draw:text-style-name="P4" draw:layer="layout" svg:x1="12.084cm" svg:y1="9.979cm" svg:x2="11.92cm" svg:y2="10.301cm">
            <text:p/>
          </draw:line>
          <draw:line draw:style-name="gr18" draw:text-style-name="P4" draw:layer="layout" svg:x1="12.545cm" svg:y1="10.051cm" svg:x2="12.545cm" svg:y2="11.551cm">
            <text:p/>
          </draw:line>
          <draw:line draw:style-name="gr18" draw:text-style-name="P4" draw:layer="layout" svg:x1="12.579cm" svg:y1="11.48cm" svg:x2="12.42cm" svg:y2="11.801cm">
            <text:p/>
          </draw:line>
          <draw:line draw:style-name="gr18" draw:text-style-name="P4" draw:layer="layout" svg:x1="12.578cm" svg:y1="10.986cm" svg:x2="12.42cm" svg:y2="11.301cm">
            <text:p/>
          </draw:line>
          <draw:line draw:style-name="gr18" draw:text-style-name="P4" draw:layer="layout" svg:x1="11.579cm" svg:y1="9.984cm" svg:x2="11.42cm" svg:y2="10.301cm">
            <text:p/>
          </draw:line>
        </draw:g>
        <draw:frame draw:style-name="gr80" draw:text-style-name="P17" draw:layer="layout" svg:width="0.2cm" svg:height="0.339cm" svg:x="11.59cm" svg:y="10.051cm">
          <draw:text-box>
            <text:p><text:span text:style-name="T8">R</text:span></text:p>
          </draw:text-box>
        </draw:frame>
        <draw:g>
          <draw:line draw:style-name="gr18" draw:text-style-name="P4" draw:layer="layout" svg:x1="13.566cm" svg:y1="11.042cm" svg:x2="12.941cm" svg:y2="11.042cm">
            <text:p/>
          </draw:line>
          <draw:line draw:style-name="gr18" draw:text-style-name="P4" draw:layer="layout" svg:x1="13.566cm" svg:y1="11.542cm" svg:x2="12.941cm" svg:y2="11.542cm">
            <text:p/>
          </draw:line>
          <draw:line draw:style-name="gr18" draw:text-style-name="P4" draw:layer="layout" svg:x1="13.441cm" svg:y1="12.042cm" svg:x2="13.441cm" svg:y2="10.542cm">
            <text:p/>
          </draw:line>
          <draw:line draw:style-name="gr18" draw:text-style-name="P4" draw:layer="layout" svg:x1="13.566cm" svg:y1="10.542cm" svg:x2="12.941cm" svg:y2="10.542cm">
            <text:p/>
          </draw:line>
          <draw:line draw:style-name="gr18" draw:text-style-name="P4" draw:layer="layout" svg:x1="13.566cm" svg:y1="12.042cm" svg:x2="12.941cm" svg:y2="12.042cm">
            <text:p/>
          </draw:line>
          <draw:line draw:style-name="gr18" draw:text-style-name="P4" draw:layer="layout" svg:x1="12.941cm" svg:y1="10.542cm" svg:x2="12.941cm" svg:y2="12.042cm">
            <text:p/>
          </draw:line>
          <draw:line draw:style-name="gr18" draw:text-style-name="P4" draw:layer="layout" svg:x1="12.656cm" svg:y1="9.977cm" svg:x2="12.941cm" svg:y2="10.542cm">
            <text:p/>
          </draw:line>
          <draw:line draw:style-name="gr18" draw:text-style-name="P4" draw:layer="layout" svg:x1="13.441cm" svg:y1="10.292cm" svg:x2="12.816cm" svg:y2="10.292cm">
            <text:p/>
          </draw:line>
          <draw:line draw:style-name="gr18" draw:text-style-name="P4" draw:layer="layout" svg:x1="13.316cm" svg:y1="10.042cm" svg:x2="12.691cm" svg:y2="10.042cm">
            <text:p/>
          </draw:line>
          <draw:line draw:style-name="gr18" draw:text-style-name="P4" draw:layer="layout" svg:x1="12.691cm" svg:y1="10.542cm" svg:x2="12.941cm" svg:y2="11.042cm">
            <text:p/>
          </draw:line>
          <draw:line draw:style-name="gr18" draw:text-style-name="P4" draw:layer="layout" svg:x1="13.153cm" svg:y1="9.969cm" svg:x2="13.441cm" svg:y2="10.542cm">
            <text:p/>
          </draw:line>
          <draw:line draw:style-name="gr18" draw:text-style-name="P4" draw:layer="layout" svg:x1="12.816cm" svg:y1="10.292cm" svg:x2="12.816cm" svg:y2="11.792cm">
            <text:p/>
          </draw:line>
          <draw:line draw:style-name="gr18" draw:text-style-name="P4" draw:layer="layout" svg:x1="12.691cm" svg:y1="10.042cm" svg:x2="12.691cm" svg:y2="10.667cm">
            <text:p/>
          </draw:line>
          <draw:line draw:style-name="gr18" draw:text-style-name="P4" draw:layer="layout" svg:x1="12.782cm" svg:y1="11.721cm" svg:x2="12.941cm" svg:y2="12.042cm">
            <text:p/>
          </draw:line>
          <draw:line draw:style-name="gr18" draw:text-style-name="P4" draw:layer="layout" svg:x1="12.783cm" svg:y1="11.227cm" svg:x2="12.941cm" svg:y2="11.542cm">
            <text:p/>
          </draw:line>
        </draw:g>
        <draw:frame draw:style-name="gr80" draw:text-style-name="P17" draw:layer="layout" svg:width="0.2cm" svg:height="0.339cm" svg:x="12.768cm" svg:y="11.491cm">
          <draw:text-box>
            <text:p><text:span text:style-name="T8">w</text:span></text:p>
          </draw:text-box>
        </draw:frame>
        <draw:frame draw:style-name="gr80" draw:text-style-name="P17" draw:layer="layout" svg:width="0.2cm" svg:height="0.339cm" svg:x="13.064cm" svg:y="11.612cm">
          <draw:text-box>
            <text:p><text:span text:style-name="T8">L</text:span></text:p>
          </draw:text-box>
        </draw:frame>
        <draw:frame draw:style-name="gr80" draw:text-style-name="P17" draw:layer="layout" svg:width="0.2cm" svg:height="0.339cm" svg:x="12.656cm" svg:y="10.255cm">
          <draw:text-box>
            <text:p><text:span text:style-name="T8">L</text:span></text:p>
          </draw:text-box>
        </draw:frame>
        <draw:frame draw:style-name="gr80" draw:text-style-name="P17" draw:layer="layout" svg:width="0.2cm" svg:height="0.339cm" svg:x="12.909cm" svg:y="10.005cm">
          <draw:text-box>
            <text:p><text:span text:style-name="T8">F</text:span></text:p>
          </draw:text-box>
        </draw:frame>
        <draw:frame draw:style-name="gr143" draw:text-style-name="P25" draw:layer="layout" svg:width="2cm" svg:height="0.376cm" svg:x="11.375cm" svg:y="11.874cm">
          <draw:text-box>
            <text:p><text:span text:style-name="T5">y</text:span><text:span text:style-name="T18"> </text:span><text:span text:style-name="T7">(L' U' L) </text:span><text:span text:style-name="T6">U⑥</text:span></text:p>
          </draw:text-box>
        </draw:frame>
        <draw:custom-shape draw:style-name="gr205" draw:text-style-name="P12" draw:layer="layout" svg:width="9.125cm" svg:height="3cm" svg:x="11.375cm" svg:y="0.5cm">
          <text:p/>
          <draw:enhanced-geometry svg:viewBox="0 0 21600 21600" draw:type="rectangle" draw:enhanced-path="M 0 0 L 21600 0 21600 21600 0 21600 0 0 Z N"/>
        </draw:custom-shape>
        <draw:custom-shape draw:style-name="gr206" draw:text-style-name="P29" draw:layer="layout" svg:width="9.059cm" svg:height="0.151cm" svg:x="11.406cm" svg:y="3.423cm">
          <text:p/>
          <draw:enhanced-geometry svg:viewBox="0 0 21600 21600" draw:type="rectangle" draw:enhanced-path="M 0 0 L 21600 0 21600 21600 0 21600 0 0 Z N"/>
        </draw:custom-shape>
        <draw:frame draw:style-name="gr143" draw:text-style-name="P25" draw:layer="layout" svg:width="1.5cm" svg:height="0.376cm" svg:x="12cm" svg:y="2.499cm">
          <draw:text-box>
            <text:p><text:span text:style-name="T7">(R U' R') </text:span><text:span text:style-name="T6">⑨</text:span></text:p>
          </draw:text-box>
        </draw:frame>
        <draw:frame draw:style-name="gr143" draw:text-style-name="P24" draw:layer="layout" svg:width="2.125cm" svg:height="0.376cm" svg:x="17.375cm" svg:y="6.749cm">
          <draw:text-box>
            <text:p><text:span text:style-name="T7">⑨ </text:span><text:span text:style-name="T7">standard algs</text:span></text:p>
          </draw:text-box>
        </draw:frame>
        <draw:g>
          <draw:line draw:style-name="gr18" draw:text-style-name="P4" draw:layer="layout" svg:x1="12.625cm" svg:y1="1.457cm" svg:x2="13.257cm" svg:y2="1.458cm">
            <text:p/>
          </draw:line>
          <draw:line draw:style-name="gr18" draw:text-style-name="P4" draw:layer="layout" svg:x1="12.632cm" svg:y1="1.958cm" svg:x2="13.257cm" svg:y2="1.958cm">
            <text:p/>
          </draw:line>
          <draw:line draw:style-name="gr18" draw:text-style-name="P4" draw:layer="layout" svg:x1="12.757cm" svg:y1="2.458cm" svg:x2="12.757cm" svg:y2="1.356cm">
            <text:p/>
          </draw:line>
          <draw:line draw:style-name="gr18" draw:text-style-name="P4" draw:layer="layout" svg:x1="12.632cm" svg:y1="2.458cm" svg:x2="13.257cm" svg:y2="2.458cm">
            <text:p/>
          </draw:line>
          <draw:line draw:style-name="gr18" draw:text-style-name="P4" draw:layer="layout" svg:x1="13.257cm" svg:y1="1.35cm" svg:x2="13.257cm" svg:y2="2.458cm">
            <text:p/>
          </draw:line>
          <draw:line draw:style-name="gr18" draw:text-style-name="P4" draw:layer="layout" svg:x1="13.425cm" svg:y1="1.125cm" svg:x2="13.257cm" svg:y2="1.458cm">
            <text:p/>
          </draw:line>
          <draw:line draw:style-name="gr18" draw:text-style-name="P4" draw:layer="layout" svg:x1="13.382cm" svg:y1="1.127cm" svg:x2="13.382cm" svg:y2="2.208cm">
            <text:p/>
          </draw:line>
          <draw:line draw:style-name="gr18" draw:text-style-name="P4" draw:layer="layout" svg:x1="13.416cm" svg:y1="2.137cm" svg:x2="13.257cm" svg:y2="2.458cm">
            <text:p/>
          </draw:line>
          <draw:line draw:style-name="gr18" draw:text-style-name="P4" draw:layer="layout" svg:x1="13.415cm" svg:y1="1.643cm" svg:x2="13.257cm" svg:y2="1.958cm">
            <text:p/>
          </draw:line>
        </draw:g>
        <draw:frame draw:style-name="gr207" draw:text-style-name="P18" draw:layer="layout" svg:width="0.2cm" svg:height="0.339cm" svg:x="12.932cm" svg:y="1.537cm">
          <draw:text-box>
            <text:p text:style-name="P14"><text:span text:style-name="T14">F</text:span></text:p>
          </draw:text-box>
        </draw:frame>
        <draw:frame draw:style-name="gr80" draw:text-style-name="P17" draw:layer="layout" svg:width="0.2cm" svg:height="0.339cm" svg:x="13.215cm" svg:y="1.407cm">
          <draw:text-box>
            <text:p><text:span text:style-name="T8">R</text:span></text:p>
          </draw:text-box>
        </draw:frame>
        <draw:frame draw:style-name="gr79" draw:text-style-name="P17" draw:layer="layout" svg:width="0.222cm" svg:height="0.3cm" svg:x="12.909cm" svg:y="2.038cm">
          <draw:text-box>
            <text:p><text:span text:style-name="T8">w</text:span></text:p>
          </draw:text-box>
        </draw:frame>
        <draw:frame draw:style-name="gr208" draw:text-style-name="P18" draw:layer="layout" svg:width="0.2cm" svg:height="0.339cm" svg:x="13.216cm" svg:y="1.929cm">
          <draw:text-box>
            <text:p text:style-name="P14"><text:span text:style-name="T14">R</text:span></text:p>
          </draw:text-box>
        </draw:frame>
        <draw:frame draw:style-name="gr186" draw:text-style-name="P25" draw:layer="layout" svg:width="1cm" svg:height="0.926cm" svg:x="11.375cm" svg:y="0.699cm">
          <draw:text-box>
            <text:p><text:span text:style-name="T17">Both</text:span></text:p>
            <text:p><text:span text:style-name="T17">in slot</text:span></text:p>
          </draw:text-box>
        </draw:frame>
        <draw:g>
          <draw:line draw:style-name="gr18" draw:text-style-name="P4" draw:layer="layout" svg:x1="13.575cm" svg:y1="1.457cm" svg:x2="14.207cm" svg:y2="1.458cm">
            <text:p/>
          </draw:line>
          <draw:line draw:style-name="gr18" draw:text-style-name="P4" draw:layer="layout" svg:x1="13.582cm" svg:y1="1.958cm" svg:x2="14.207cm" svg:y2="1.958cm">
            <text:p/>
          </draw:line>
          <draw:line draw:style-name="gr18" draw:text-style-name="P4" draw:layer="layout" svg:x1="13.707cm" svg:y1="2.458cm" svg:x2="13.707cm" svg:y2="1.356cm">
            <text:p/>
          </draw:line>
          <draw:line draw:style-name="gr18" draw:text-style-name="P4" draw:layer="layout" svg:x1="13.582cm" svg:y1="2.458cm" svg:x2="14.207cm" svg:y2="2.458cm">
            <text:p/>
          </draw:line>
          <draw:line draw:style-name="gr18" draw:text-style-name="P4" draw:layer="layout" svg:x1="14.207cm" svg:y1="1.35cm" svg:x2="14.207cm" svg:y2="2.458cm">
            <text:p/>
          </draw:line>
          <draw:line draw:style-name="gr18" draw:text-style-name="P4" draw:layer="layout" svg:x1="14.375cm" svg:y1="1.125cm" svg:x2="14.207cm" svg:y2="1.458cm">
            <text:p/>
          </draw:line>
          <draw:line draw:style-name="gr18" draw:text-style-name="P4" draw:layer="layout" svg:x1="14.332cm" svg:y1="1.127cm" svg:x2="14.332cm" svg:y2="2.208cm">
            <text:p/>
          </draw:line>
          <draw:line draw:style-name="gr18" draw:text-style-name="P4" draw:layer="layout" svg:x1="14.366cm" svg:y1="2.137cm" svg:x2="14.207cm" svg:y2="2.458cm">
            <text:p/>
          </draw:line>
          <draw:line draw:style-name="gr18" draw:text-style-name="P4" draw:layer="layout" svg:x1="14.365cm" svg:y1="1.643cm" svg:x2="14.207cm" svg:y2="1.958cm">
            <text:p/>
          </draw:line>
        </draw:g>
        <draw:frame draw:style-name="gr209" draw:text-style-name="P18" draw:layer="layout" svg:width="0.2cm" svg:height="0.339cm" svg:x="13.882cm" svg:y="1.537cm">
          <draw:text-box>
            <text:p text:style-name="P14"><text:span text:style-name="T14">R</text:span></text:p>
          </draw:text-box>
        </draw:frame>
        <draw:frame draw:style-name="gr80" draw:text-style-name="P17" draw:layer="layout" svg:width="0.2cm" svg:height="0.339cm" svg:x="14.165cm" svg:y="1.407cm">
          <draw:text-box>
            <text:p><text:span text:style-name="T8">F</text:span></text:p>
          </draw:text-box>
        </draw:frame>
        <draw:frame draw:style-name="gr79" draw:text-style-name="P17" draw:layer="layout" svg:width="0.222cm" svg:height="0.3cm" svg:x="13.859cm" svg:y="2.038cm">
          <draw:text-box>
            <text:p><text:span text:style-name="T8">R</text:span></text:p>
          </draw:text-box>
        </draw:frame>
        <draw:frame draw:style-name="gr210" draw:text-style-name="P18" draw:layer="layout" svg:width="0.2cm" svg:height="0.339cm" svg:x="14.166cm" svg:y="1.929cm">
          <draw:text-box>
            <text:p text:style-name="P14"><text:span text:style-name="T14">w</text:span></text:p>
          </draw:text-box>
        </draw:frame>
        <draw:g>
          <draw:line draw:style-name="gr18" draw:text-style-name="P4" draw:layer="layout" svg:x1="14.45cm" svg:y1="1.457cm" svg:x2="15.082cm" svg:y2="1.458cm">
            <text:p/>
          </draw:line>
          <draw:line draw:style-name="gr18" draw:text-style-name="P4" draw:layer="layout" svg:x1="14.457cm" svg:y1="1.958cm" svg:x2="15.082cm" svg:y2="1.958cm">
            <text:p/>
          </draw:line>
          <draw:line draw:style-name="gr18" draw:text-style-name="P4" draw:layer="layout" svg:x1="14.582cm" svg:y1="2.458cm" svg:x2="14.582cm" svg:y2="1.356cm">
            <text:p/>
          </draw:line>
          <draw:line draw:style-name="gr18" draw:text-style-name="P4" draw:layer="layout" svg:x1="14.457cm" svg:y1="2.458cm" svg:x2="15.082cm" svg:y2="2.458cm">
            <text:p/>
          </draw:line>
          <draw:line draw:style-name="gr18" draw:text-style-name="P4" draw:layer="layout" svg:x1="15.082cm" svg:y1="1.35cm" svg:x2="15.082cm" svg:y2="2.458cm">
            <text:p/>
          </draw:line>
          <draw:line draw:style-name="gr18" draw:text-style-name="P4" draw:layer="layout" svg:x1="15.25cm" svg:y1="1.125cm" svg:x2="15.082cm" svg:y2="1.458cm">
            <text:p/>
          </draw:line>
          <draw:line draw:style-name="gr18" draw:text-style-name="P4" draw:layer="layout" svg:x1="15.207cm" svg:y1="1.127cm" svg:x2="15.207cm" svg:y2="2.208cm">
            <text:p/>
          </draw:line>
          <draw:line draw:style-name="gr18" draw:text-style-name="P4" draw:layer="layout" svg:x1="15.241cm" svg:y1="2.137cm" svg:x2="15.082cm" svg:y2="2.458cm">
            <text:p/>
          </draw:line>
          <draw:line draw:style-name="gr18" draw:text-style-name="P4" draw:layer="layout" svg:x1="15.24cm" svg:y1="1.643cm" svg:x2="15.082cm" svg:y2="1.958cm">
            <text:p/>
          </draw:line>
        </draw:g>
        <draw:frame draw:style-name="gr211" draw:text-style-name="P18" draw:layer="layout" svg:width="0.2cm" svg:height="0.339cm" svg:x="14.757cm" svg:y="1.537cm">
          <draw:text-box>
            <text:p text:style-name="P14"><text:span text:style-name="T14">R</text:span></text:p>
          </draw:text-box>
        </draw:frame>
        <draw:frame draw:style-name="gr80" draw:text-style-name="P17" draw:layer="layout" svg:width="0.2cm" svg:height="0.339cm" svg:x="15.04cm" svg:y="1.407cm">
          <draw:text-box>
            <text:p><text:span text:style-name="T8">F</text:span></text:p>
          </draw:text-box>
        </draw:frame>
        <draw:frame draw:style-name="gr79" draw:text-style-name="P17" draw:layer="layout" svg:width="0.222cm" svg:height="0.3cm" svg:x="14.734cm" svg:y="2.038cm">
          <draw:text-box>
            <text:p><text:span text:style-name="T8">w</text:span></text:p>
          </draw:text-box>
        </draw:frame>
        <draw:frame draw:style-name="gr212" draw:text-style-name="P18" draw:layer="layout" svg:width="0.2cm" svg:height="0.339cm" svg:x="15.041cm" svg:y="1.929cm">
          <draw:text-box>
            <text:p text:style-name="P14"><text:span text:style-name="T14">F</text:span></text:p>
          </draw:text-box>
        </draw:frame>
        <draw:frame draw:style-name="gr142" draw:text-style-name="P25" draw:layer="layout" svg:width="1.375cm" svg:height="0.651cm" svg:x="16cm" svg:y="6.5cm">
          <draw:text-box>
            <text:p><text:span text:style-name="T17">Both in U, separated</text:span></text:p>
          </draw:text-box>
        </draw:frame>
        <draw:line draw:style-name="gr179" draw:text-style-name="P4" draw:layer="layout" svg:x1="15.875cm" svg:y1="6.5cm" svg:x2="15.875cm" svg:y2="7.75cm">
          <text:p/>
        </draw:lin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3000 3000" svg:d="M1500 3000l1500-2789v-211h-114l-1286 2392v-2392h-200v2392l-1286-2392h-114v211z"/>
    <draw:marker draw:name="Arrowheads_20_2" draw:display-name="Arrowheads 2" svg:viewBox="0 0 3000 3000" svg:d="M1500 3000l1500-2789v-211h-114l-1286 2392v-2392h-200v2392l-1286-2392h-114v211z"/>
    <draw:marker draw:name="Arrowheads_20_3" draw:display-name="Arrowheads 3" svg:viewBox="0 0 3000 3000" svg:d="M1500 3000l1500-2789v-211h-114l-1286 2392v-2392h-200v2392l-1286-2392h-114v211z"/>
    <draw:marker draw:name="Arrowheads_20_4" draw:display-name="Arrowheads 4" svg:viewBox="0 0 3000 3000" svg:d="M1500 3000l1500-2789v-211h-114l-1286 2392v-2392h-200v2392l-1286-2392h-114v211z"/>
    <draw:marker draw:name="Arrowheads_20_5" draw:display-name="Arrowheads 5" svg:viewBox="0 0 3000 3000" svg:d="M1500 3000l1500-2789v-211h-114l-1286 2392v-2392h-200v2392l-1286-2392h-114v211z"/>
    <draw:marker draw:name="Arrowheads_20_7" draw:display-name="Arrowheads 7" svg:viewBox="0 0 3000 3000" svg:d="M1500 3000l1500-2789v-211h-114l-1286 2392v-2392h-200v2392l-1286-2392h-114v211z"/>
    <draw:marker draw:name="Arrowheads_20_8" draw:display-name="Arrowheads 8" svg:viewBox="0 0 3000 3000" svg:d="M1500 3000l1500-2789v-211h-114l-1286 2392v-2392h-200v2392l-1286-2392h-114v211z"/>
    <draw:marker draw:name="CF_20_Many" draw:display-name="CF Many" svg:viewBox="0 0 3000 3000" svg:d="M1500 3000l1500-2789v-211h-114l-1286 2392v-2392h-200v2392l-1286-2392h-114v211z"/>
    <draw:marker draw:name="Short_20_line_20_Arrow" draw:display-name="Short line Arrow" svg:viewBox="0 0 3000 3000" svg:d="M1500 0l1500 2789v211h-114l-1286-2392v2392h-200v-2392l-1286 2392h-114v-211z"/>
    <draw:stroke-dash draw:name="Dot" draw:style="rect" draw:dots1="1" draw:dots1-length="100%" draw:distance="100%"/>
    <draw:stroke-dash draw:name="Fine_20_Dashed" draw:display-name="Fine Dashed" draw:style="rect" draw:dots1="1" draw:dots1-length="197%" draw:distance="197%"/>
    <draw:stroke-dash draw:name="Long_20_Dash" draw:display-name="Long Dash" draw:style="rect" draw:dots1="1" draw:dots1-length="600%" draw:distance="300%"/>
    <draw:stroke-dash draw:name="Long_20_Dot" draw:display-name="Long Dot" draw:style="rect" draw:dots1="1" draw:dots1-length="100%" draw:dots2="1" draw:dots2-length="100%" draw:distance="300%"/>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5cm" fo:margin-bottom="0.5cm" fo:margin-left="0.5cm" fo:margin-right="0.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3-06T09:20:45.197372626</meta:creation-date>
    <dc:date>2020-05-08T11:14:12.008000000</dc:date>
    <meta:editing-duration>P4DT5H10M53S</meta:editing-duration>
    <meta:editing-cycles>194</meta:editing-cycles>
    <meta:generator>LibreOffice/6.3.4.2$Windows_X86_64 LibreOffice_project/60da17e045e08f1793c57c00ba83cdfce946d0aa</meta:generator>
    <meta:print-date>2020-04-18T21:32:25.325000000</meta:print-date>
    <meta:document-statistic meta:object-count="1468"/>
  </office:meta>
</office:document-meta>
</file>